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AVERAGE(MIN(([.$D3]^[.$L$2])/([.$T3]^2);[.$R$2]); MIN([.D3]/[.$O$2]; [.$N$2])))*([.$J3]+[.$M$2]))*5;0)" office:value-type="float" office:value="25" calcext:value-type="float">
            <text:p>25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AVERAGE(MIN(([.$E3]^2)/([.$T3]^2);[.$R$2]);MIN([.E3]/[.$P$2]; [.$N$2]))*([.$J3]+3)*[.$T$2]))*5;0)" office:value-type="float" office:value="30" calcext:value-type="float">
            <text:p>30</text:p>
          </table:table-cell>
          <table:table-cell table:style-name="ce11" table:formula="of:=IFERROR(ROUND((AVERAGE(MIN(([.$G3]^2)/([.$T3]^2);[.$R$2]);MIN([.G3]/[.$P$2]; [.$N$2]))*([.$J3]+3)*[.$T$2]))*5;0)" office:value-type="float" office:value="40" calcext:value-type="float">
            <text:p>40</text:p>
          </table:table-cell>
          <table:table-cell table:style-name="ce11" table:formula="of:=IFERROR(ROUND((AVERAGE(MIN(([.$F3]^[.$Q$2])/([.$T3]^2);[.$R$2]); MIN([.F3]/[.$O$2]; [.$N$2])))*([.$J3]+[.$M$2]))*5;0)" office:value-type="float" office:value="35" calcext:value-type="float">
            <text:p>35</text:p>
          </table:table-cell>
          <table:table-cell table:style-name="ce11" table:formula="of:=ROUND(AVERAGE([.K3:.Q3]))" office:value-type="float" office:value="34" calcext:value-type="float">
            <text:p>34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17" calcext:value-type="float">
            <text:p>17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AVERAGE(MIN(([.$D4]^[.$L$2])/([.$T4]^2);[.$R$2]); MIN([.D4]/[.$O$2]; [.$N$2])))*([.$J4]+[.$M$2]))*5;0)" office:value-type="float" office:value="40" calcext:value-type="float">
            <text:p>4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AVERAGE(MIN(([.$E4]^2)/([.$T4]^2);[.$R$2]);MIN([.E4]/[.$P$2]; [.$N$2]))*([.$J4]+3)*[.$T$2]))*5;0)" office:value-type="float" office:value="35" calcext:value-type="float">
            <text:p>35</text:p>
          </table:table-cell>
          <table:table-cell table:style-name="ce11" table:formula="of:=IFERROR(ROUND((AVERAGE(MIN(([.$G4]^2)/([.$T4]^2);[.$R$2]);MIN([.G4]/[.$P$2]; [.$N$2]))*([.$J4]+3)*[.$T$2]))*5;0)" office:value-type="float" office:value="55" calcext:value-type="float">
            <text:p>55</text:p>
          </table:table-cell>
          <table:table-cell table:style-name="ce11" table:formula="of:=IFERROR(ROUND((AVERAGE(MIN(([.$F4]^[.$Q$2])/([.$T4]^2);[.$R$2]); MIN([.F4]/[.$O$2]; [.$N$2])))*([.$J4]+[.$M$2]))*5;0)" office:value-type="float" office:value="55" calcext:value-type="float">
            <text:p>55</text:p>
          </table:table-cell>
          <table:table-cell table:style-name="ce11" table:formula="of:=ROUND(AVERAGE([.K4:.Q4]))" office:value-type="float" office:value="46" calcext:value-type="float">
            <text:p>46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AVERAGE(MIN(([.$D5]^[.$L$2])/([.$T5]^2);[.$R$2]); MIN([.D5]/[.$O$2]; [.$N$2])))*([.$J5]+[.$M$2]))*5;0)" office:value-type="float" office:value="55" calcext:value-type="float">
            <text:p>5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AVERAGE(MIN(([.$E5]^2)/([.$T5]^2);[.$R$2]);MIN([.E5]/[.$P$2]; [.$N$2]))*([.$J5]+3)*[.$T$2]))*5;0)" office:value-type="float" office:value="55" calcext:value-type="float">
            <text:p>55</text:p>
          </table:table-cell>
          <table:table-cell table:style-name="ce11" table:formula="of:=IFERROR(ROUND((AVERAGE(MIN(([.$G5]^2)/([.$T5]^2);[.$R$2]);MIN([.G5]/[.$P$2]; [.$N$2]))*([.$J5]+3)*[.$T$2]))*5;0)" office:value-type="float" office:value="65" calcext:value-type="float">
            <text:p>65</text:p>
          </table:table-cell>
          <table:table-cell table:style-name="ce11" table:formula="of:=IFERROR(ROUND((AVERAGE(MIN(([.$F5]^[.$Q$2])/([.$T5]^2);[.$R$2]); MIN([.F5]/[.$O$2]; [.$N$2])))*([.$J5]+[.$M$2]))*5;0)" office:value-type="float" office:value="65" calcext:value-type="float">
            <text:p>65</text:p>
          </table:table-cell>
          <table:table-cell table:style-name="ce11" table:formula="of:=ROUND(AVERAGE([.K5:.Q5]))" office:value-type="float" office:value="57" calcext:value-type="float">
            <text:p>57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AVERAGE(MIN(([.$D6]^[.$L$2])/([.$T6]^2);[.$R$2]); MIN([.D6]/[.$O$2]; [.$N$2])))*([.$J6]+[.$M$2]))*5;0)" office:value-type="float" office:value="30" calcext:value-type="float">
            <text:p>30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AVERAGE(MIN(([.$E6]^2)/([.$T6]^2);[.$R$2]);MIN([.E6]/[.$P$2]; [.$N$2]))*([.$J6]+3)*[.$T$2]))*5;0)" office:value-type="float" office:value="25" calcext:value-type="float">
            <text:p>25</text:p>
          </table:table-cell>
          <table:table-cell table:style-name="ce11" table:formula="of:=IFERROR(ROUND((AVERAGE(MIN(([.$G6]^2)/([.$T6]^2);[.$R$2]);MIN([.G6]/[.$P$2]; [.$N$2]))*([.$J6]+3)*[.$T$2]))*5;0)" office:value-type="float" office:value="25" calcext:value-type="float">
            <text:p>25</text:p>
          </table:table-cell>
          <table:table-cell table:style-name="ce11" table:formula="of:=IFERROR(ROUND((AVERAGE(MIN(([.$F6]^[.$Q$2])/([.$T6]^2);[.$R$2]); MIN([.F6]/[.$O$2]; [.$N$2])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4" calcext:value-type="float">
            <text:p>34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AVERAGE(MIN(([.$D7]^[.$L$2])/([.$T7]^2);[.$R$2]); MIN([.D7]/[.$O$2]; [.$N$2])))*([.$J7]+[.$M$2]))*5;0)" office:value-type="float" office:value="40" calcext:value-type="float">
            <text:p>4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AVERAGE(MIN(([.$E7]^2)/([.$T7]^2);[.$R$2]);MIN([.E7]/[.$P$2]; [.$N$2]))*([.$J7]+3)*[.$T$2]))*5;0)" office:value-type="float" office:value="35" calcext:value-type="float">
            <text:p>35</text:p>
          </table:table-cell>
          <table:table-cell table:style-name="ce11" table:formula="of:=IFERROR(ROUND((AVERAGE(MIN(([.$G7]^2)/([.$T7]^2);[.$R$2]);MIN([.G7]/[.$P$2]; [.$N$2]))*([.$J7]+3)*[.$T$2]))*5;0)" office:value-type="float" office:value="40" calcext:value-type="float">
            <text:p>40</text:p>
          </table:table-cell>
          <table:table-cell table:style-name="ce11" table:formula="of:=IFERROR(ROUND((AVERAGE(MIN(([.$F7]^[.$Q$2])/([.$T7]^2);[.$R$2]); MIN([.F7]/[.$O$2]; [.$N$2])))*([.$J7]+[.$M$2]))*5;0)" office:value-type="float" office:value="55" calcext:value-type="float">
            <text:p>55</text:p>
          </table:table-cell>
          <table:table-cell table:style-name="ce11" table:formula="of:=ROUND(AVERAGE([.K7:.Q7]))" office:value-type="float" office:value="46" calcext:value-type="float">
            <text:p>46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AVERAGE(MIN(([.$D8]^[.$L$2])/([.$T8]^2);[.$R$2]); MIN([.D8]/[.$O$2]; [.$N$2])))*([.$J8]+[.$M$2]))*5;0)" office:value-type="float" office:value="60" calcext:value-type="float">
            <text:p>6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AVERAGE(MIN(([.$E8]^2)/([.$T8]^2);[.$R$2]);MIN([.E8]/[.$P$2]; [.$N$2]))*([.$J8]+3)*[.$T$2]))*5;0)" office:value-type="float" office:value="50" calcext:value-type="float">
            <text:p>50</text:p>
          </table:table-cell>
          <table:table-cell table:style-name="ce11" table:formula="of:=IFERROR(ROUND((AVERAGE(MIN(([.$G8]^2)/([.$T8]^2);[.$R$2]);MIN([.G8]/[.$P$2]; [.$N$2]))*([.$J8]+3)*[.$T$2]))*5;0)" office:value-type="float" office:value="60" calcext:value-type="float">
            <text:p>60</text:p>
          </table:table-cell>
          <table:table-cell table:style-name="ce11" table:formula="of:=IFERROR(ROUND((AVERAGE(MIN(([.$F8]^[.$Q$2])/([.$T8]^2);[.$R$2]); MIN([.F8]/[.$O$2]; [.$N$2])))*([.$J8]+[.$M$2]))*5;0)" office:value-type="float" office:value="65" calcext:value-type="float">
            <text:p>65</text:p>
          </table:table-cell>
          <table:table-cell table:style-name="ce11" table:formula="of:=ROUND(AVERAGE([.K8:.Q8]))" office:value-type="float" office:value="59" calcext:value-type="float">
            <text:p>59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AVERAGE(MIN(([.$D9]^[.$L$2])/([.$T9]^2);[.$R$2]); MIN([.D9]/[.$O$2]; [.$N$2])))*([.$J9]+[.$M$2]))*5;0)" office:value-type="float" office:value="30" calcext:value-type="float">
            <text:p>30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AVERAGE(MIN(([.$E9]^2)/([.$T9]^2);[.$R$2]);MIN([.E9]/[.$P$2]; [.$N$2]))*([.$J9]+3)*[.$T$2]))*5;0)" office:value-type="float" office:value="35" calcext:value-type="float">
            <text:p>35</text:p>
          </table:table-cell>
          <table:table-cell table:style-name="ce11" table:formula="of:=IFERROR(ROUND((AVERAGE(MIN(([.$G9]^2)/([.$T9]^2);[.$R$2]);MIN([.G9]/[.$P$2]; [.$N$2]))*([.$J9]+3)*[.$T$2]))*5;0)" office:value-type="float" office:value="30" calcext:value-type="float">
            <text:p>30</text:p>
          </table:table-cell>
          <table:table-cell table:style-name="ce11" table:formula="of:=IFERROR(ROUND((AVERAGE(MIN(([.$F9]^[.$Q$2])/([.$T9]^2);[.$R$2]); MIN([.F9]/[.$O$2]; [.$N$2])))*([.$J9]+[.$M$2]))*5;0)" office:value-type="float" office:value="35" calcext:value-type="float">
            <text:p>35</text:p>
          </table:table-cell>
          <table:table-cell table:style-name="ce11" table:formula="of:=ROUND(AVERAGE([.K9:.Q9]))" office:value-type="float" office:value="35" calcext:value-type="float">
            <text:p>35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AVERAGE(MIN(([.$D10]^[.$L$2])/([.$T10]^2);[.$R$2]); MIN([.D10]/[.$O$2]; [.$N$2])))*([.$J10]+[.$M$2]))*5;0)" office:value-type="float" office:value="40" calcext:value-type="float">
            <text:p>4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AVERAGE(MIN(([.$E10]^2)/([.$T10]^2);[.$R$2]);MIN([.E10]/[.$P$2]; [.$N$2]))*([.$J10]+3)*[.$T$2]))*5;0)" office:value-type="float" office:value="55" calcext:value-type="float">
            <text:p>55</text:p>
          </table:table-cell>
          <table:table-cell table:style-name="ce11" table:formula="of:=IFERROR(ROUND((AVERAGE(MIN(([.$G10]^2)/([.$T10]^2);[.$R$2]);MIN([.G10]/[.$P$2]; [.$N$2]))*([.$J10]+3)*[.$T$2]))*5;0)" office:value-type="float" office:value="50" calcext:value-type="float">
            <text:p>50</text:p>
          </table:table-cell>
          <table:table-cell table:style-name="ce11" table:formula="of:=IFERROR(ROUND((AVERAGE(MIN(([.$F10]^[.$Q$2])/([.$T10]^2);[.$R$2]); MIN([.F10]/[.$O$2]; [.$N$2])))*([.$J10]+[.$M$2]))*5;0)" office:value-type="float" office:value="50" calcext:value-type="float">
            <text:p>50</text:p>
          </table:table-cell>
          <table:table-cell table:style-name="ce11" table:formula="of:=ROUND(AVERAGE([.K10:.Q10]))" office:value-type="float" office:value="46" calcext:value-type="float">
            <text:p>46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AVERAGE(MIN(([.$D11]^[.$L$2])/([.$T11]^2);[.$R$2]); MIN([.D11]/[.$O$2]; [.$N$2])))*([.$J11]+[.$M$2]))*5;0)" office:value-type="float" office:value="55" calcext:value-type="float">
            <text:p>5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AVERAGE(MIN(([.$E11]^2)/([.$T11]^2);[.$R$2]);MIN([.E11]/[.$P$2]; [.$N$2]))*([.$J11]+3)*[.$T$2]))*5;0)" office:value-type="float" office:value="65" calcext:value-type="float">
            <text:p>65</text:p>
          </table:table-cell>
          <table:table-cell table:style-name="ce11" table:formula="of:=IFERROR(ROUND((AVERAGE(MIN(([.$G11]^2)/([.$T11]^2);[.$R$2]);MIN([.G11]/[.$P$2]; [.$N$2]))*([.$J11]+3)*[.$T$2]))*5;0)" office:value-type="float" office:value="65" calcext:value-type="float">
            <text:p>65</text:p>
          </table:table-cell>
          <table:table-cell table:style-name="ce11" table:formula="of:=IFERROR(ROUND((AVERAGE(MIN(([.$F11]^[.$Q$2])/([.$T11]^2);[.$R$2]); MIN([.F11]/[.$O$2]; [.$N$2])))*([.$J11]+[.$M$2]))*5;0)" office:value-type="float" office:value="65" calcext:value-type="float">
            <text:p>65</text:p>
          </table:table-cell>
          <table:table-cell table:style-name="ce11" table:formula="of:=ROUND(AVERAGE([.K11:.Q11]))" office:value-type="float" office:value="59" calcext:value-type="float">
            <text:p>59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AVERAGE(MIN(([.$D12]^[.$L$2])/([.$T12]^2);[.$R$2]); MIN([.D12]/[.$O$2]; [.$N$2])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AVERAGE(MIN(([.$E12]^2)/([.$T12]^2);[.$R$2]);MIN([.E12]/[.$P$2]; [.$N$2]))*([.$J12]+3)*[.$T$2]))*5;0)" office:value-type="float" office:value="15" calcext:value-type="float">
            <text:p>15</text:p>
          </table:table-cell>
          <table:table-cell table:style-name="ce11" table:formula="of:=IFERROR(ROUND((AVERAGE(MIN(([.$G12]^2)/([.$T12]^2);[.$R$2]);MIN([.G12]/[.$P$2]; [.$N$2]))*([.$J12]+3)*[.$T$2]))*5;0)" office:value-type="float" office:value="10" calcext:value-type="float">
            <text:p>10</text:p>
          </table:table-cell>
          <table:table-cell table:style-name="ce11" table:formula="of:=IFERROR(ROUND((AVERAGE(MIN(([.$F12]^[.$Q$2])/([.$T12]^2);[.$R$2]); MIN([.F12]/[.$O$2]; [.$N$2])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AVERAGE(MIN(([.$D13]^[.$L$2])/([.$T13]^2);[.$R$2]); MIN([.D13]/[.$O$2]; [.$N$2])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AVERAGE(MIN(([.$E13]^2)/([.$T13]^2);[.$R$2]);MIN([.E13]/[.$P$2]; [.$N$2]))*([.$J13]+3)*[.$T$2]))*5;0)" office:value-type="float" office:value="40" calcext:value-type="float">
            <text:p>40</text:p>
          </table:table-cell>
          <table:table-cell table:style-name="ce11" table:formula="of:=IFERROR(ROUND((AVERAGE(MIN(([.$G13]^2)/([.$T13]^2);[.$R$2]);MIN([.G13]/[.$P$2]; [.$N$2]))*([.$J13]+3)*[.$T$2]))*5;0)" office:value-type="float" office:value="10" calcext:value-type="float">
            <text:p>10</text:p>
          </table:table-cell>
          <table:table-cell table:style-name="ce11" table:formula="of:=IFERROR(ROUND((AVERAGE(MIN(([.$F13]^[.$Q$2])/([.$T13]^2);[.$R$2]); MIN([.F13]/[.$O$2]; [.$N$2])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6" calcext:value-type="float">
            <text:p>26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SUM([.C14:.H14])" office:value-type="float" office:value="405" calcext:value-type="float">
            <text:p>405</text:p>
          </table:table-cell>
          <table:table-cell table:style-name="ce11" table:formula="of:=ROUND((([.I14]/[.$S$1])*MAX([.I14]/420; 1.2));2)" office:value-type="float" office:value="5.4" calcext:value-type="float">
            <text:p>5.4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AVERAGE(MIN(([.$D14]^[.$L$2])/([.$T14]^2);[.$R$2]); MIN([.D14]/[.$O$2]; [.$N$2])))*([.$J14]+[.$M$2]))*5;0)" office:value-type="float" office:value="25" calcext:value-type="float">
            <text:p>25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40" calcext:value-type="float">
            <text:p>40</text:p>
          </table:table-cell>
          <table:table-cell table:style-name="ce11" table:formula="of:=IFERROR(ROUND((AVERAGE(MIN(([.$E14]^2)/([.$T14]^2);[.$R$2]);MIN([.E14]/[.$P$2]; [.$N$2]))*([.$J14]+3)*[.$T$2]))*5;0)" office:value-type="float" office:value="35" calcext:value-type="float">
            <text:p>35</text:p>
          </table:table-cell>
          <table:table-cell table:style-name="ce11" table:formula="of:=IFERROR(ROUND((AVERAGE(MIN(([.$G14]^2)/([.$T14]^2);[.$R$2]);MIN([.G14]/[.$P$2]; [.$N$2]))*([.$J14]+3)*[.$T$2]))*5;0)" office:value-type="float" office:value="50" calcext:value-type="float">
            <text:p>50</text:p>
          </table:table-cell>
          <table:table-cell table:style-name="ce11" table:formula="of:=IFERROR(ROUND((AVERAGE(MIN(([.$F14]^[.$Q$2])/([.$T14]^2);[.$R$2]); MIN([.F14]/[.$O$2]; [.$N$2])))*([.$J14]+[.$M$2]))*5;0)" office:value-type="float" office:value="45" calcext:value-type="float">
            <text:p>45</text:p>
          </table:table-cell>
          <table:table-cell table:style-name="ce11" table:formula="of:=ROUND(AVERAGE([.K14:.Q14]))" office:value-type="float" office:value="41" calcext:value-type="float">
            <text:p>41</text:p>
          </table:table-cell>
          <table:table-cell table:style-name="ce11" table:formula="of:=ROUND((([.I14]/[.$S$1])*MAX([.I14]/350;0.8));2)" office:value-type="float" office:value="5.21" calcext:value-type="float">
            <text:p>5.21</text:p>
          </table:table-cell>
          <table:table-cell table:style-name="ce11" table:formula="of:=ROUND([.I14]/6;2)" office:value-type="float" office:value="67.5" calcext:value-type="float">
            <text:p>67.5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5" calcext:value-type="float">
            <text:p>5</text:p>
          </table:table-cell>
          <table:table-cell table:style-name="ce19" table:formula="of:=IFERROR(ROUND(((MIN(([.E14]^2)/([.$T14]^2);[.$S$2])))*[.$S14]*[.$T$1]);0)" office:value-type="float" office:value="3" calcext:value-type="float">
            <text:p>3</text:p>
          </table:table-cell>
          <table:table-cell table:style-name="ce19" table:formula="of:=IFERROR(ROUND(((MIN(([.G14]^2)/([.$T14]^2);[.$S$2])))*[.$S14]*[.$T$1]);0)" office:value-type="float" office:value="5" calcext:value-type="float">
            <text:p>5</text:p>
          </table:table-cell>
          <table:table-cell table:style-name="ce19" table:formula="of:=IFERROR(ROUND(((MIN(([.F14]^2)/([.$T14]^2);[.$S$2]))*[.$S14]));0)" office:value-type="float" office:value="7" calcext:value-type="float">
            <text:p>7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86" calcext:value-type="float">
            <text:p>37.86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4" calcext:value-type="float">
            <text:p>4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4" calcext:value-type="float">
            <text:p>4</text:p>
          </table:table-cell>
          <table:table-cell table:formula="of:=MIN(MAX([.AB14]-[.AB1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AVERAGE(MIN(([.$D15]^[.$L$2])/([.$T15]^2);[.$R$2]); MIN([.D15]/[.$O$2]; [.$N$2])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AVERAGE(MIN(([.$E15]^2)/([.$T15]^2);[.$R$2]);MIN([.E15]/[.$P$2]; [.$N$2]))*([.$J15]+3)*[.$T$2]))*5;0)" office:value-type="float" office:value="15" calcext:value-type="float">
            <text:p>15</text:p>
          </table:table-cell>
          <table:table-cell table:style-name="ce11" table:formula="of:=IFERROR(ROUND((AVERAGE(MIN(([.$G15]^2)/([.$T15]^2);[.$R$2]);MIN([.G15]/[.$P$2]; [.$N$2]))*([.$J15]+3)*[.$T$2]))*5;0)" office:value-type="float" office:value="10" calcext:value-type="float">
            <text:p>10</text:p>
          </table:table-cell>
          <table:table-cell table:style-name="ce11" table:formula="of:=IFERROR(ROUND((AVERAGE(MIN(([.$F15]^[.$Q$2])/([.$T15]^2);[.$R$2]); MIN([.F15]/[.$O$2]; [.$N$2])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AVERAGE(MIN(([.$D16]^[.$L$2])/([.$T16]^2);[.$R$2]); MIN([.D16]/[.$O$2]; [.$N$2])))*([.$J16]+[.$M$2]))*5;0)" office:value-type="float" office:value="25" calcext:value-type="float">
            <text:p>25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AVERAGE(MIN(([.$E16]^2)/([.$T16]^2);[.$R$2]);MIN([.E16]/[.$P$2]; [.$N$2]))*([.$J16]+3)*[.$T$2]))*5;0)" office:value-type="float" office:value="30" calcext:value-type="float">
            <text:p>30</text:p>
          </table:table-cell>
          <table:table-cell table:style-name="ce11" table:formula="of:=IFERROR(ROUND((AVERAGE(MIN(([.$G16]^2)/([.$T16]^2);[.$R$2]);MIN([.G16]/[.$P$2]; [.$N$2]))*([.$J16]+3)*[.$T$2]))*5;0)" office:value-type="float" office:value="10" calcext:value-type="float">
            <text:p>10</text:p>
          </table:table-cell>
          <table:table-cell table:style-name="ce11" table:formula="of:=IFERROR(ROUND((AVERAGE(MIN(([.$F16]^[.$Q$2])/([.$T16]^2);[.$R$2]); MIN([.F16]/[.$O$2]; [.$N$2])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8" calcext:value-type="float">
            <text:p>28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395" calcext:value-type="float">
            <text:p>395</text:p>
          </table:table-cell>
          <table:table-cell table:style-name="ce11" table:formula="of:=ROUND((([.I17]/[.$S$1])*MAX([.I17]/420; 1.2));2)" office:value-type="float" office:value="5.27" calcext:value-type="float">
            <text:p>5.27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AVERAGE(MIN(([.$D17]^[.$L$2])/([.$T17]^2);[.$R$2]); MIN([.D17]/[.$O$2]; [.$N$2])))*([.$J17]+[.$M$2]))*5;0)" office:value-type="float" office:value="50" calcext:value-type="float">
            <text:p>50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AVERAGE(MIN(([.$E17]^2)/([.$T17]^2);[.$R$2]);MIN([.E17]/[.$P$2]; [.$N$2]))*([.$J17]+3)*[.$T$2]))*5;0)" office:value-type="float" office:value="25" calcext:value-type="float">
            <text:p>25</text:p>
          </table:table-cell>
          <table:table-cell table:style-name="ce11" table:formula="of:=IFERROR(ROUND((AVERAGE(MIN(([.$G17]^2)/([.$T17]^2);[.$R$2]);MIN([.G17]/[.$P$2]; [.$N$2]))*([.$J17]+3)*[.$T$2]))*5;0)" office:value-type="float" office:value="50" calcext:value-type="float">
            <text:p>50</text:p>
          </table:table-cell>
          <table:table-cell table:style-name="ce11" table:formula="of:=IFERROR(ROUND((AVERAGE(MIN(([.$F17]^[.$Q$2])/([.$T17]^2);[.$R$2]); MIN([.F17]/[.$O$2]; [.$N$2])))*([.$J17]+[.$M$2]))*5;0)" office:value-type="float" office:value="20" calcext:value-type="float">
            <text:p>20</text:p>
          </table:table-cell>
          <table:table-cell table:style-name="ce11" table:formula="of:=ROUND(AVERAGE([.K17:.Q17]))" office:value-type="float" office:value="44" calcext:value-type="float">
            <text:p>44</text:p>
          </table:table-cell>
          <table:table-cell table:style-name="ce11" table:formula="of:=ROUND((([.I17]/[.$S$1])*MAX([.I17]/350;0.8));2)" office:value-type="float" office:value="4.95" calcext:value-type="float">
            <text:p>4.95</text:p>
          </table:table-cell>
          <table:table-cell table:style-name="ce11" table:formula="of:=ROUND([.I17]/6;2)" office:value-type="float" office:value="65.83" calcext:value-type="float">
            <text:p>65.83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5" calcext:value-type="float">
            <text:p>5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4" calcext:value-type="float">
            <text:p>4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33" calcext:value-type="float">
            <text:p>4.33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3" calcext:value-type="float">
            <text:p>3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4" calcext:value-type="float">
            <text:p>4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AVERAGE(MIN(([.$D18]^[.$L$2])/([.$T18]^2);[.$R$2]); MIN([.D18]/[.$O$2]; [.$N$2])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AVERAGE(MIN(([.$E18]^2)/([.$T18]^2);[.$R$2]);MIN([.E18]/[.$P$2]; [.$N$2]))*([.$J18]+3)*[.$T$2]))*5;0)" office:value-type="float" office:value="20" calcext:value-type="float">
            <text:p>20</text:p>
          </table:table-cell>
          <table:table-cell table:style-name="ce11" table:formula="of:=IFERROR(ROUND((AVERAGE(MIN(([.$G18]^2)/([.$T18]^2);[.$R$2]);MIN([.G18]/[.$P$2]; [.$N$2]))*([.$J18]+3)*[.$T$2]))*5;0)" office:value-type="float" office:value="20" calcext:value-type="float">
            <text:p>20</text:p>
          </table:table-cell>
          <table:table-cell table:style-name="ce11" table:formula="of:=IFERROR(ROUND((AVERAGE(MIN(([.$F18]^[.$Q$2])/([.$T18]^2);[.$R$2]); MIN([.F18]/[.$O$2]; [.$N$2])))*([.$J18]+[.$M$2]))*5;0)" office:value-type="float" office:value="25" calcext:value-type="float">
            <text:p>25</text:p>
          </table:table-cell>
          <table:table-cell table:style-name="ce11" table:formula="of:=ROUND(AVERAGE([.K18:.Q18]))" office:value-type="float" office:value="27" calcext:value-type="float">
            <text:p>27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AVERAGE(MIN(([.$D19]^[.$L$2])/([.$T19]^2);[.$R$2]); MIN([.D19]/[.$O$2]; [.$N$2])))*([.$J19]+[.$M$2]))*5;0)" office:value-type="float" office:value="35" calcext:value-type="float">
            <text:p>35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AVERAGE(MIN(([.$E19]^2)/([.$T19]^2);[.$R$2]);MIN([.E19]/[.$P$2]; [.$N$2]))*([.$J19]+3)*[.$T$2]))*5;0)" office:value-type="float" office:value="30" calcext:value-type="float">
            <text:p>30</text:p>
          </table:table-cell>
          <table:table-cell table:style-name="ce11" table:formula="of:=IFERROR(ROUND((AVERAGE(MIN(([.$G19]^2)/([.$T19]^2);[.$R$2]);MIN([.G19]/[.$P$2]; [.$N$2]))*([.$J19]+3)*[.$T$2]))*5;0)" office:value-type="float" office:value="30" calcext:value-type="float">
            <text:p>30</text:p>
          </table:table-cell>
          <table:table-cell table:style-name="ce11" table:formula="of:=IFERROR(ROUND((AVERAGE(MIN(([.$F19]^[.$Q$2])/([.$T19]^2);[.$R$2]); MIN([.F19]/[.$O$2]; [.$N$2])))*([.$J19]+[.$M$2]))*5;0)" office:value-type="float" office:value="45" calcext:value-type="float">
            <text:p>45</text:p>
          </table:table-cell>
          <table:table-cell table:style-name="ce11" table:formula="of:=ROUND(AVERAGE([.K19:.Q19]))" office:value-type="float" office:value="41" calcext:value-type="float">
            <text:p>41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AVERAGE(MIN(([.$D20]^[.$L$2])/([.$T20]^2);[.$R$2]); MIN([.D20]/[.$O$2]; [.$N$2])))*([.$J20]+[.$M$2]))*5;0)" office:value-type="float" office:value="50" calcext:value-type="float">
            <text:p>50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AVERAGE(MIN(([.$E20]^2)/([.$T20]^2);[.$R$2]);MIN([.E20]/[.$P$2]; [.$N$2]))*([.$J20]+3)*[.$T$2]))*5;0)" office:value-type="float" office:value="50" calcext:value-type="float">
            <text:p>50</text:p>
          </table:table-cell>
          <table:table-cell table:style-name="ce11" table:formula="of:=IFERROR(ROUND((AVERAGE(MIN(([.$G20]^2)/([.$T20]^2);[.$R$2]);MIN([.G20]/[.$P$2]; [.$N$2]))*([.$J20]+3)*[.$T$2]))*5;0)" office:value-type="float" office:value="45" calcext:value-type="float">
            <text:p>45</text:p>
          </table:table-cell>
          <table:table-cell table:style-name="ce11" table:formula="of:=IFERROR(ROUND((AVERAGE(MIN(([.$F20]^[.$Q$2])/([.$T20]^2);[.$R$2]); MIN([.F20]/[.$O$2]; [.$N$2])))*([.$J20]+[.$M$2]))*5;0)" office:value-type="float" office:value="55" calcext:value-type="float">
            <text:p>55</text:p>
          </table:table-cell>
          <table:table-cell table:style-name="ce11" table:formula="of:=ROUND(AVERAGE([.K20:.Q20]))" office:value-type="float" office:value="54" calcext:value-type="float">
            <text:p>54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AVERAGE(MIN(([.$D21]^[.$L$2])/([.$T21]^2);[.$R$2]); MIN([.D21]/[.$O$2]; [.$N$2])))*([.$J21]+[.$M$2]))*5;0)" office:value-type="float" office:value="5" calcext:value-type="float">
            <text:p>5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AVERAGE(MIN(([.$E21]^2)/([.$T21]^2);[.$R$2]);MIN([.E21]/[.$P$2]; [.$N$2]))*([.$J21]+3)*[.$T$2]))*5;0)" office:value-type="float" office:value="10" calcext:value-type="float">
            <text:p>10</text:p>
          </table:table-cell>
          <table:table-cell table:style-name="ce11" table:formula="of:=IFERROR(ROUND((AVERAGE(MIN(([.$G21]^2)/([.$T21]^2);[.$R$2]);MIN([.G21]/[.$P$2]; [.$N$2]))*([.$J21]+3)*[.$T$2]))*5;0)" office:value-type="float" office:value="10" calcext:value-type="float">
            <text:p>10</text:p>
          </table:table-cell>
          <table:table-cell table:style-name="ce11" table:formula="of:=IFERROR(ROUND((AVERAGE(MIN(([.$F21]^[.$Q$2])/([.$T21]^2);[.$R$2]); MIN([.F21]/[.$O$2]; [.$N$2])))*([.$J21]+[.$M$2]))*5;0)" office:value-type="float" office:value="5" calcext:value-type="float">
            <text:p>5</text:p>
          </table:table-cell>
          <table:table-cell table:style-name="ce11" table:formula="of:=ROUND(AVERAGE([.K21:.Q21]))" office:value-type="float" office:value="16" calcext:value-type="float">
            <text:p>16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AVERAGE(MIN(([.$D22]^[.$L$2])/([.$T22]^2);[.$R$2]); MIN([.D22]/[.$O$2]; [.$N$2])))*([.$J22]+[.$M$2]))*5;0)" office:value-type="float" office:value="5" calcext:value-type="float">
            <text:p>5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AVERAGE(MIN(([.$E22]^2)/([.$T22]^2);[.$R$2]);MIN([.E22]/[.$P$2]; [.$N$2]))*([.$J22]+3)*[.$T$2]))*5;0)" office:value-type="float" office:value="10" calcext:value-type="float">
            <text:p>10</text:p>
          </table:table-cell>
          <table:table-cell table:style-name="ce11" table:formula="of:=IFERROR(ROUND((AVERAGE(MIN(([.$G22]^2)/([.$T22]^2);[.$R$2]);MIN([.G22]/[.$P$2]; [.$N$2]))*([.$J22]+3)*[.$T$2]))*5;0)" office:value-type="float" office:value="10" calcext:value-type="float">
            <text:p>10</text:p>
          </table:table-cell>
          <table:table-cell table:style-name="ce11" table:formula="of:=IFERROR(ROUND((AVERAGE(MIN(([.$F22]^[.$Q$2])/([.$T22]^2);[.$R$2]); MIN([.F22]/[.$O$2]; [.$N$2])))*([.$J22]+[.$M$2]))*5;0)" office:value-type="float" office:value="5" calcext:value-type="float">
            <text:p>5</text:p>
          </table:table-cell>
          <table:table-cell table:style-name="ce11" table:formula="of:=ROUND(AVERAGE([.K22:.Q22]))" office:value-type="float" office:value="16" calcext:value-type="float">
            <text:p>16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AVERAGE(MIN(([.$D23]^[.$L$2])/([.$T23]^2);[.$R$2]); MIN([.D23]/[.$O$2]; [.$N$2])))*([.$J23]+[.$M$2]))*5;0)" office:value-type="float" office:value="5" calcext:value-type="float">
            <text:p>5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AVERAGE(MIN(([.$E23]^2)/([.$T23]^2);[.$R$2]);MIN([.E23]/[.$P$2]; [.$N$2]))*([.$J23]+3)*[.$T$2]))*5;0)" office:value-type="float" office:value="10" calcext:value-type="float">
            <text:p>10</text:p>
          </table:table-cell>
          <table:table-cell table:style-name="ce11" table:formula="of:=IFERROR(ROUND((AVERAGE(MIN(([.$G23]^2)/([.$T23]^2);[.$R$2]);MIN([.G23]/[.$P$2]; [.$N$2]))*([.$J23]+3)*[.$T$2]))*5;0)" office:value-type="float" office:value="10" calcext:value-type="float">
            <text:p>10</text:p>
          </table:table-cell>
          <table:table-cell table:style-name="ce11" table:formula="of:=IFERROR(ROUND((AVERAGE(MIN(([.$F23]^[.$Q$2])/([.$T23]^2);[.$R$2]); MIN([.F23]/[.$O$2]; [.$N$2])))*([.$J23]+[.$M$2]))*5;0)" office:value-type="float" office:value="5" calcext:value-type="float">
            <text:p>5</text:p>
          </table:table-cell>
          <table:table-cell table:style-name="ce11" table:formula="of:=ROUND(AVERAGE([.K23:.Q23]))" office:value-type="float" office:value="16" calcext:value-type="float">
            <text:p>16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AVERAGE(MIN(([.$D24]^[.$L$2])/([.$T24]^2);[.$R$2]); MIN([.D24]/[.$O$2]; [.$N$2])))*([.$J24]+[.$M$2]))*5;0)" office:value-type="float" office:value="5" calcext:value-type="float">
            <text:p>5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AVERAGE(MIN(([.$E24]^2)/([.$T24]^2);[.$R$2]);MIN([.E24]/[.$P$2]; [.$N$2]))*([.$J24]+3)*[.$T$2]))*5;0)" office:value-type="float" office:value="10" calcext:value-type="float">
            <text:p>10</text:p>
          </table:table-cell>
          <table:table-cell table:style-name="ce11" table:formula="of:=IFERROR(ROUND((AVERAGE(MIN(([.$G24]^2)/([.$T24]^2);[.$R$2]);MIN([.G24]/[.$P$2]; [.$N$2]))*([.$J24]+3)*[.$T$2]))*5;0)" office:value-type="float" office:value="10" calcext:value-type="float">
            <text:p>10</text:p>
          </table:table-cell>
          <table:table-cell table:style-name="ce11" table:formula="of:=IFERROR(ROUND((AVERAGE(MIN(([.$F24]^[.$Q$2])/([.$T24]^2);[.$R$2]); MIN([.F24]/[.$O$2]; [.$N$2])))*([.$J24]+[.$M$2]))*5;0)" office:value-type="float" office:value="5" calcext:value-type="float">
            <text:p>5</text:p>
          </table:table-cell>
          <table:table-cell table:style-name="ce11" table:formula="of:=ROUND(AVERAGE([.K24:.Q24]))" office:value-type="float" office:value="16" calcext:value-type="float">
            <text:p>16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AVERAGE(MIN(([.$D25]^[.$L$2])/([.$T25]^2);[.$R$2]); MIN([.D25]/[.$O$2]; [.$N$2])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AVERAGE(MIN(([.$E25]^2)/([.$T25]^2);[.$R$2]);MIN([.E25]/[.$P$2]; [.$N$2]))*([.$J25]+3)*[.$T$2]))*5;0)" office:value-type="float" office:value="20" calcext:value-type="float">
            <text:p>20</text:p>
          </table:table-cell>
          <table:table-cell table:style-name="ce11" table:formula="of:=IFERROR(ROUND((AVERAGE(MIN(([.$G25]^2)/([.$T25]^2);[.$R$2]);MIN([.G25]/[.$P$2]; [.$N$2]))*([.$J25]+3)*[.$T$2]))*5;0)" office:value-type="float" office:value="25" calcext:value-type="float">
            <text:p>25</text:p>
          </table:table-cell>
          <table:table-cell table:style-name="ce11" table:formula="of:=IFERROR(ROUND((AVERAGE(MIN(([.$F25]^[.$Q$2])/([.$T25]^2);[.$R$2]); MIN([.F25]/[.$O$2]; [.$N$2])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9" calcext:value-type="float">
            <text:p>29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AVERAGE(MIN(([.$D26]^[.$L$2])/([.$T26]^2);[.$R$2]); MIN([.D26]/[.$O$2]; [.$N$2])))*([.$J26]+[.$M$2]))*5;0)" office:value-type="float" office:value="45" calcext:value-type="float">
            <text:p>45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AVERAGE(MIN(([.$E26]^2)/([.$T26]^2);[.$R$2]);MIN([.E26]/[.$P$2]; [.$N$2]))*([.$J26]+3)*[.$T$2]))*5;0)" office:value-type="float" office:value="35" calcext:value-type="float">
            <text:p>35</text:p>
          </table:table-cell>
          <table:table-cell table:style-name="ce11" table:formula="of:=IFERROR(ROUND((AVERAGE(MIN(([.$G26]^2)/([.$T26]^2);[.$R$2]);MIN([.G26]/[.$P$2]; [.$N$2]))*([.$J26]+3)*[.$T$2]))*5;0)" office:value-type="float" office:value="45" calcext:value-type="float">
            <text:p>45</text:p>
          </table:table-cell>
          <table:table-cell table:style-name="ce11" table:formula="of:=IFERROR(ROUND((AVERAGE(MIN(([.$F26]^[.$Q$2])/([.$T26]^2);[.$R$2]); MIN([.F26]/[.$O$2]; [.$N$2])))*([.$J26]+[.$M$2]))*5;0)" office:value-type="float" office:value="25" calcext:value-type="float">
            <text:p>25</text:p>
          </table:table-cell>
          <table:table-cell table:style-name="ce11" table:formula="of:=ROUND(AVERAGE([.K26:.Q26]))" office:value-type="float" office:value="45" calcext:value-type="float">
            <text:p>45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AVERAGE(MIN(([.$D27]^[.$L$2])/([.$T27]^2);[.$R$2]); MIN([.D27]/[.$O$2]; [.$N$2])))*([.$J27]+[.$M$2]))*5;0)" office:value-type="float" office:value="30" calcext:value-type="float">
            <text:p>30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AVERAGE(MIN(([.$E27]^2)/([.$T27]^2);[.$R$2]);MIN([.E27]/[.$P$2]; [.$N$2]))*([.$J27]+3)*[.$T$2]))*5;0)" office:value-type="float" office:value="15" calcext:value-type="float">
            <text:p>15</text:p>
          </table:table-cell>
          <table:table-cell table:style-name="ce11" table:formula="of:=IFERROR(ROUND((AVERAGE(MIN(([.$G27]^2)/([.$T27]^2);[.$R$2]);MIN([.G27]/[.$P$2]; [.$N$2]))*([.$J27]+3)*[.$T$2]))*5;0)" office:value-type="float" office:value="15" calcext:value-type="float">
            <text:p>15</text:p>
          </table:table-cell>
          <table:table-cell table:style-name="ce11" table:formula="of:=IFERROR(ROUND((AVERAGE(MIN(([.$F27]^[.$Q$2])/([.$T27]^2);[.$R$2]); MIN([.F27]/[.$O$2]; [.$N$2])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9" calcext:value-type="float">
            <text:p>29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AVERAGE(MIN(([.$D28]^[.$L$2])/([.$T28]^2);[.$R$2]); MIN([.D28]/[.$O$2]; [.$N$2])))*([.$J28]+[.$M$2]))*5;0)" office:value-type="float" office:value="50" calcext:value-type="float">
            <text:p>5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AVERAGE(MIN(([.$E28]^2)/([.$T28]^2);[.$R$2]);MIN([.E28]/[.$P$2]; [.$N$2]))*([.$J28]+3)*[.$T$2]))*5;0)" office:value-type="float" office:value="40" calcext:value-type="float">
            <text:p>40</text:p>
          </table:table-cell>
          <table:table-cell table:style-name="ce11" table:formula="of:=IFERROR(ROUND((AVERAGE(MIN(([.$G28]^2)/([.$T28]^2);[.$R$2]);MIN([.G28]/[.$P$2]; [.$N$2]))*([.$J28]+3)*[.$T$2]))*5;0)" office:value-type="float" office:value="35" calcext:value-type="float">
            <text:p>35</text:p>
          </table:table-cell>
          <table:table-cell table:style-name="ce11" table:formula="of:=IFERROR(ROUND((AVERAGE(MIN(([.$F28]^[.$Q$2])/([.$T28]^2);[.$R$2]); MIN([.F28]/[.$O$2]; [.$N$2])))*([.$J28]+[.$M$2]))*5;0)" office:value-type="float" office:value="30" calcext:value-type="float">
            <text:p>30</text:p>
          </table:table-cell>
          <table:table-cell table:style-name="ce11" table:formula="of:=ROUND(AVERAGE([.K28:.Q28]))" office:value-type="float" office:value="47" calcext:value-type="float">
            <text:p>47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29:.H29])" office:value-type="float" office:value="303" calcext:value-type="float">
            <text:p>303</text:p>
          </table:table-cell>
          <table:table-cell table:style-name="ce11" table:formula="of:=ROUND((([.I29]/[.$S$1])*MAX([.I29]/420; 1.2));2)" office:value-type="float" office:value="4.04" calcext:value-type="float">
            <text:p>4.04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AVERAGE(MIN(([.$D29]^[.$L$2])/([.$T29]^2);[.$R$2]); MIN([.D29]/[.$O$2]; [.$N$2])))*([.$J29]+[.$M$2]))*5;0)" office:value-type="float" office:value="40" calcext:value-type="float">
            <text:p>4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40" calcext:value-type="float">
            <text:p>40</text:p>
          </table:table-cell>
          <table:table-cell table:style-name="ce11" table:formula="of:=IFERROR(ROUND((AVERAGE(MIN(([.$E29]^2)/([.$T29]^2);[.$R$2]);MIN([.E29]/[.$P$2]; [.$N$2]))*([.$J29]+3)*[.$T$2]))*5;0)" office:value-type="float" office:value="20" calcext:value-type="float">
            <text:p>20</text:p>
          </table:table-cell>
          <table:table-cell table:style-name="ce11" table:formula="of:=IFERROR(ROUND((AVERAGE(MIN(([.$G29]^2)/([.$T29]^2);[.$R$2]);MIN([.G29]/[.$P$2]; [.$N$2]))*([.$J29]+3)*[.$T$2]))*5;0)" office:value-type="float" office:value="30" calcext:value-type="float">
            <text:p>30</text:p>
          </table:table-cell>
          <table:table-cell table:style-name="ce11" table:formula="of:=IFERROR(ROUND((AVERAGE(MIN(([.$F29]^[.$Q$2])/([.$T29]^2);[.$R$2]); MIN([.F29]/[.$O$2]; [.$N$2])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2" calcext:value-type="float">
            <text:p>32</text:p>
          </table:table-cell>
          <table:table-cell table:style-name="ce11" table:formula="of:=ROUND((([.I29]/[.$S$1])*MAX([.I29]/350;0.8));2)" office:value-type="float" office:value="2.91" calcext:value-type="float">
            <text:p>2.91</text:p>
          </table:table-cell>
          <table:table-cell table:style-name="ce11" table:formula="of:=ROUND([.I29]/6;2)" office:value-type="float" office:value="50.5" calcext:value-type="float">
            <text:p>50.5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6" calcext:value-type="float">
            <text:p>6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3" calcext:value-type="float">
            <text:p>3</text:p>
          </table:table-cell>
          <table:table-cell table:style-name="ce19" table:formula="of:=IFERROR(ROUND(((MIN(([.E29]^2)/([.$T29]^2);[.$S$2])))*[.$S29]*[.$T$1]);0)" office:value-type="float" office:value="1" calcext:value-type="float">
            <text:p>1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83" calcext:value-type="float">
            <text:p>2.83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AVERAGE(MIN(([.$D30]^[.$L$2])/([.$T30]^2);[.$R$2]); MIN([.D30]/[.$O$2]; [.$N$2])))*([.$J30]+[.$M$2]))*5;0)" office:value-type="float" office:value="55" calcext:value-type="float">
            <text:p>55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50" calcext:value-type="float">
            <text:p>50</text:p>
          </table:table-cell>
          <table:table-cell table:style-name="ce11" table:formula="of:=IFERROR(ROUND((AVERAGE(MIN(([.$E30]^2)/([.$T30]^2);[.$R$2]);MIN([.E30]/[.$P$2]; [.$N$2]))*([.$J30]+3)*[.$T$2]))*5;0)" office:value-type="float" office:value="40" calcext:value-type="float">
            <text:p>40</text:p>
          </table:table-cell>
          <table:table-cell table:style-name="ce11" table:formula="of:=IFERROR(ROUND((AVERAGE(MIN(([.$G30]^2)/([.$T30]^2);[.$R$2]);MIN([.G30]/[.$P$2]; [.$N$2]))*([.$J30]+3)*[.$T$2]))*5;0)" office:value-type="float" office:value="45" calcext:value-type="float">
            <text:p>45</text:p>
          </table:table-cell>
          <table:table-cell table:style-name="ce11" table:formula="of:=IFERROR(ROUND((AVERAGE(MIN(([.$F30]^[.$Q$2])/([.$T30]^2);[.$R$2]); MIN([.F30]/[.$O$2]; [.$N$2])))*([.$J30]+[.$M$2]))*5;0)" office:value-type="float" office:value="35" calcext:value-type="float">
            <text:p>35</text:p>
          </table:table-cell>
          <table:table-cell table:style-name="ce11" table:formula="of:=ROUND(AVERAGE([.K30:.Q30]))" office:value-type="float" office:value="46" calcext:value-type="float">
            <text:p>46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6" calcext:value-type="float">
            <text:p>6</text:p>
          </table:table-cell>
          <table:table-cell table:style-name="ce19" table:formula="of:=IFERROR(ROUND(((MIN(([.E30]^2)/([.$T30]^2);[.$S$2])))*[.$S30]*[.$T$1]);0)" office:value-type="float" office:value="3" calcext:value-type="float">
            <text:p>3</text:p>
          </table:table-cell>
          <table:table-cell table:style-name="ce19" table:formula="of:=IFERROR(ROUND(((MIN(([.G30]^2)/([.$T30]^2);[.$S$2])))*[.$S30]*[.$T$1]);0)" office:value-type="float" office:value="4" calcext:value-type="float">
            <text:p>4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5.83" calcext:value-type="float">
            <text:p>5.83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4" calcext:value-type="float">
            <text:p>4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2" calcext:value-type="float">
            <text:p>2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5" calcext:value-type="float">
            <text:p>335</text:p>
          </table:table-cell>
          <table:table-cell table:style-name="ce11" table:formula="of:=ROUND((([.I31]/[.$S$1])*MAX([.I31]/420; 1.2));2)" office:value-type="float" office:value="4.47" calcext:value-type="float">
            <text:p>4.47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AVERAGE(MIN(([.$D31]^[.$L$2])/([.$T31]^2);[.$R$2]); MIN([.D31]/[.$O$2]; [.$N$2])))*([.$J31]+[.$M$2]))*5;0)" office:value-type="float" office:value="30" calcext:value-type="float">
            <text:p>30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AVERAGE(MIN(([.$E31]^2)/([.$T31]^2);[.$R$2]);MIN([.E31]/[.$P$2]; [.$N$2]))*([.$J31]+3)*[.$T$2]))*5;0)" office:value-type="float" office:value="10" calcext:value-type="float">
            <text:p>10</text:p>
          </table:table-cell>
          <table:table-cell table:style-name="ce11" table:formula="of:=IFERROR(ROUND((AVERAGE(MIN(([.$G31]^2)/([.$T31]^2);[.$R$2]);MIN([.G31]/[.$P$2]; [.$N$2]))*([.$J31]+3)*[.$T$2]))*5;0)" office:value-type="float" office:value="25" calcext:value-type="float">
            <text:p>25</text:p>
          </table:table-cell>
          <table:table-cell table:style-name="ce11" table:formula="of:=IFERROR(ROUND((AVERAGE(MIN(([.$F31]^[.$Q$2])/([.$T31]^2);[.$R$2]); MIN([.F31]/[.$O$2]; [.$N$2])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6" calcext:value-type="float">
            <text:p>36</text:p>
          </table:table-cell>
          <table:table-cell table:style-name="ce11" table:formula="of:=ROUND((([.I31]/[.$S$1])*MAX([.I31]/350;0.8));2)" office:value-type="float" office:value="3.56" calcext:value-type="float">
            <text:p>3.56</text:p>
          </table:table-cell>
          <table:table-cell table:style-name="ce11" table:formula="of:=ROUND([.I31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4" calcext:value-type="float">
            <text:p>4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33" calcext:value-type="float">
            <text:p>3.33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70" calcext:value-type="float">
            <text:p>470</text:p>
          </table:table-cell>
          <table:table-cell table:style-name="ce11" table:formula="of:=ROUND((([.I32]/[.$S$1])*MAX([.I32]/420; 1.2));2)" office:value-type="float" office:value="6.27" calcext:value-type="float">
            <text:p>6.2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AVERAGE(MIN(([.$D32]^[.$L$2])/([.$T32]^2);[.$R$2]); MIN([.D32]/[.$O$2]; [.$N$2])))*([.$J32]+[.$M$2]))*5;0)" office:value-type="float" office:value="50" calcext:value-type="float">
            <text:p>50</text:p>
          </table:table-cell>
          <table:table-cell table:style-name="ce11" table:formula="of:=IFERROR(ROUND((MIN(([.$D32]+[.$G32]+[.$I32])/8/[.$T32];[.$R$2]))*([.$J32]+3))*5;0)" office:value-type="float" office:value="45" calcext:value-type="float">
            <text:p>45</text:p>
          </table:table-cell>
          <table:table-cell table:style-name="ce11" table:formula="of:=IFERROR(ROUND(((MIN(([.$H32]^2)/([.$T32]^2);[.$R$2]))*([.$J32]+3)*[.$T$2]))*5;0)" office:value-type="float" office:value="75" calcext:value-type="float">
            <text:p>75</text:p>
          </table:table-cell>
          <table:table-cell table:style-name="ce11" table:formula="of:=IFERROR(ROUND((AVERAGE(MIN(([.$E32]^2)/([.$T32]^2);[.$R$2]);MIN([.E32]/[.$P$2]; [.$N$2]))*([.$J32]+3)*[.$T$2]))*5;0)" office:value-type="float" office:value="30" calcext:value-type="float">
            <text:p>30</text:p>
          </table:table-cell>
          <table:table-cell table:style-name="ce11" table:formula="of:=IFERROR(ROUND((AVERAGE(MIN(([.$G32]^2)/([.$T32]^2);[.$R$2]);MIN([.G32]/[.$P$2]; [.$N$2]))*([.$J32]+3)*[.$T$2]))*5;0)" office:value-type="float" office:value="50" calcext:value-type="float">
            <text:p>50</text:p>
          </table:table-cell>
          <table:table-cell table:style-name="ce11" table:formula="of:=IFERROR(ROUND((AVERAGE(MIN(([.$F32]^[.$Q$2])/([.$T32]^2);[.$R$2]); MIN([.F32]/[.$O$2]; [.$N$2])))*([.$J32]+[.$M$2]))*5;0)" office:value-type="float" office:value="50" calcext:value-type="float">
            <text:p>50</text:p>
          </table:table-cell>
          <table:table-cell table:style-name="ce11" table:formula="of:=ROUND(AVERAGE([.K32:.Q32]))" office:value-type="float" office:value="51" calcext:value-type="float">
            <text:p>51</text:p>
          </table:table-cell>
          <table:table-cell table:style-name="ce11" table:formula="of:=ROUND((([.I32]/[.$S$1])*MAX([.I32]/350;0.8));2)" office:value-type="float" office:value="7.01" calcext:value-type="float">
            <text:p>7.01</text:p>
          </table:table-cell>
          <table:table-cell table:style-name="ce11" table:formula="of:=ROUND([.I32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8" calcext:value-type="float">
            <text:p>8</text:p>
          </table:table-cell>
          <table:table-cell table:style-name="ce20" table:formula="of:=IFERROR(ROUND(MIN(([.D32]+[.G32]+[.I32])/8/[.$T32];[.$S$2])^2*[.$S32]);0)" office:value-type="float" office:value="7" calcext:value-type="float">
            <text:p>7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4" calcext:value-type="float">
            <text:p>4</text:p>
          </table:table-cell>
          <table:table-cell table:style-name="ce19" table:formula="of:=IFERROR(ROUND(((MIN(([.F32]^2)/([.$T32]^2);[.$S$2]))*[.$S32]));0)" office:value-type="float" office:value="8" calcext:value-type="float">
            <text:p>8</text:p>
          </table:table-cell>
          <table:table-cell table:formula="of:=ROUND(AVERAGE([.W32:.AB32]);2)" office:value-type="float" office:value="6.5" calcext:value-type="float">
            <text:p>6.5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4" calcext:value-type="float">
            <text:p>4</text:p>
          </table:table-cell>
          <table:table-cell table:formula="of:=MIN(MAX([.X32]-[.X31];0);[.$AT$2])" office:value-type="float" office:value="4" calcext:value-type="float">
            <text:p>4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2" calcext:value-type="float">
            <text:p>2</text:p>
          </table:table-cell>
          <table:table-cell table:formula="of:=MIN(MAX([.AB32]-[.AB3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AVERAGE(MIN(([.$D33]^[.$L$2])/([.$T33]^2);[.$R$2]); MIN([.D33]/[.$O$2]; [.$N$2])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AVERAGE(MIN(([.$E33]^2)/([.$T33]^2);[.$R$2]);MIN([.E33]/[.$P$2]; [.$N$2]))*([.$J33]+3)*[.$T$2]))*5;0)" office:value-type="float" office:value="60" calcext:value-type="float">
            <text:p>60</text:p>
          </table:table-cell>
          <table:table-cell table:style-name="ce11" table:formula="of:=IFERROR(ROUND((AVERAGE(MIN(([.$G33]^2)/([.$T33]^2);[.$R$2]);MIN([.G33]/[.$P$2]; [.$N$2]))*([.$J33]+3)*[.$T$2]))*5;0)" office:value-type="float" office:value="10" calcext:value-type="float">
            <text:p>10</text:p>
          </table:table-cell>
          <table:table-cell table:style-name="ce11" table:formula="of:=IFERROR(ROUND((AVERAGE(MIN(([.$F33]^[.$Q$2])/([.$T33]^2);[.$R$2]); MIN([.F33]/[.$O$2]; [.$N$2])))*([.$J33]+[.$M$2]))*5;0)" office:value-type="float" office:value="25" calcext:value-type="float">
            <text:p>25</text:p>
          </table:table-cell>
          <table:table-cell table:style-name="ce11" table:formula="of:=ROUND(AVERAGE([.K33:.Q33]))" office:value-type="float" office:value="34" calcext:value-type="float">
            <text:p>34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AVERAGE(MIN(([.$D34]^[.$L$2])/([.$T34]^2);[.$R$2]); MIN([.D34]/[.$O$2]; [.$N$2])))*([.$J34]+[.$M$2]))*5;0)" office:value-type="float" office:value="60" calcext:value-type="float">
            <text:p>6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AVERAGE(MIN(([.$E34]^2)/([.$T34]^2);[.$R$2]);MIN([.E34]/[.$P$2]; [.$N$2]))*([.$J34]+3)*[.$T$2]))*5;0)" office:value-type="float" office:value="75" calcext:value-type="float">
            <text:p>75</text:p>
          </table:table-cell>
          <table:table-cell table:style-name="ce11" table:formula="of:=IFERROR(ROUND((AVERAGE(MIN(([.$G34]^2)/([.$T34]^2);[.$R$2]);MIN([.G34]/[.$P$2]; [.$N$2]))*([.$J34]+3)*[.$T$2]))*5;0)" office:value-type="float" office:value="30" calcext:value-type="float">
            <text:p>30</text:p>
          </table:table-cell>
          <table:table-cell table:style-name="ce11" table:formula="of:=IFERROR(ROUND((AVERAGE(MIN(([.$F34]^[.$Q$2])/([.$T34]^2);[.$R$2]); MIN([.F34]/[.$O$2]; [.$N$2])))*([.$J34]+[.$M$2]))*5;0)" office:value-type="float" office:value="35" calcext:value-type="float">
            <text:p>35</text:p>
          </table:table-cell>
          <table:table-cell table:style-name="ce11" table:formula="of:=ROUND(AVERAGE([.K34:.Q34]))" office:value-type="float" office:value="49" calcext:value-type="float">
            <text:p>49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AVERAGE(MIN(([.$D35]^[.$L$2])/([.$T35]^2);[.$R$2]); MIN([.D35]/[.$O$2]; [.$N$2])))*([.$J35]+[.$M$2]))*5;0)" office:value-type="float" office:value="25" calcext:value-type="float">
            <text:p>25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AVERAGE(MIN(([.$E35]^2)/([.$T35]^2);[.$R$2]);MIN([.E35]/[.$P$2]; [.$N$2]))*([.$J35]+3)*[.$T$2]))*5;0)" office:value-type="float" office:value="30" calcext:value-type="float">
            <text:p>30</text:p>
          </table:table-cell>
          <table:table-cell table:style-name="ce11" table:formula="of:=IFERROR(ROUND((AVERAGE(MIN(([.$G35]^2)/([.$T35]^2);[.$R$2]);MIN([.G35]/[.$P$2]; [.$N$2]))*([.$J35]+3)*[.$T$2]))*5;0)" office:value-type="float" office:value="20" calcext:value-type="float">
            <text:p>20</text:p>
          </table:table-cell>
          <table:table-cell table:style-name="ce11" table:formula="of:=IFERROR(ROUND((AVERAGE(MIN(([.$F35]^[.$Q$2])/([.$T35]^2);[.$R$2]); MIN([.F35]/[.$O$2]; [.$N$2])))*([.$J35]+[.$M$2]))*5;0)" office:value-type="float" office:value="20" calcext:value-type="float">
            <text:p>20</text:p>
          </table:table-cell>
          <table:table-cell table:style-name="ce11" table:formula="of:=ROUND(AVERAGE([.K35:.Q35]))" office:value-type="float" office:value="30" calcext:value-type="float">
            <text:p>30</text:p>
          </table:table-cell>
          <table:table-cell table:style-name="ce11" table:formula="of:=ROUND((([.I35]/[.$S$1])*MAX([.I35]/350;0.8));2)" office:value-type="float" office:value="2.49" calcext:value-type="float">
            <text:p>2.49</text:p>
          </table:table-cell>
          <table:table-cell table:style-name="ce11" table:formula="of:=ROUND([.I35]/6;2)" office:value-type="float" office:value="46.67" calcext:value-type="float">
            <text:p>46.67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3" calcext:value-type="float">
            <text:p>3</text:p>
          </table:table-cell>
          <table:table-cell table:style-name="ce20" table:formula="of:=IFERROR(ROUND(MIN(([.D35]+[.G35]+[.I35])/8/[.$T35];[.$S$2])^2*[.$S35]);0)" office:value-type="float" office:value="2" calcext:value-type="float">
            <text:p>2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AVERAGE(MIN(([.$D36]^[.$L$2])/([.$T36]^2);[.$R$2]); MIN([.D36]/[.$O$2]; [.$N$2])))*([.$J36]+[.$M$2]))*5;0)" office:value-type="float" office:value="35" calcext:value-type="float">
            <text:p>35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AVERAGE(MIN(([.$E36]^2)/([.$T36]^2);[.$R$2]);MIN([.E36]/[.$P$2]; [.$N$2]))*([.$J36]+3)*[.$T$2]))*5;0)" office:value-type="float" office:value="40" calcext:value-type="float">
            <text:p>40</text:p>
          </table:table-cell>
          <table:table-cell table:style-name="ce11" table:formula="of:=IFERROR(ROUND((AVERAGE(MIN(([.$G36]^2)/([.$T36]^2);[.$R$2]);MIN([.G36]/[.$P$2]; [.$N$2]))*([.$J36]+3)*[.$T$2]))*5;0)" office:value-type="float" office:value="30" calcext:value-type="float">
            <text:p>30</text:p>
          </table:table-cell>
          <table:table-cell table:style-name="ce11" table:formula="of:=IFERROR(ROUND((AVERAGE(MIN(([.$F36]^[.$Q$2])/([.$T36]^2);[.$R$2]); MIN([.F36]/[.$O$2]; [.$N$2])))*([.$J36]+[.$M$2]))*5;0)" office:value-type="float" office:value="30" calcext:value-type="float">
            <text:p>30</text:p>
          </table:table-cell>
          <table:table-cell table:style-name="ce11" table:formula="of:=ROUND(AVERAGE([.K36:.Q36]))" office:value-type="float" office:value="39" calcext:value-type="float">
            <text:p>39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AVERAGE(MIN(([.$D37]^[.$L$2])/([.$T37]^2);[.$R$2]); MIN([.D37]/[.$O$2]; [.$N$2])))*([.$J37]+[.$M$2]))*5;0)" office:value-type="float" office:value="55" calcext:value-type="float">
            <text:p>55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AVERAGE(MIN(([.$E37]^2)/([.$T37]^2);[.$R$2]);MIN([.E37]/[.$P$2]; [.$N$2]))*([.$J37]+3)*[.$T$2]))*5;0)" office:value-type="float" office:value="55" calcext:value-type="float">
            <text:p>55</text:p>
          </table:table-cell>
          <table:table-cell table:style-name="ce11" table:formula="of:=IFERROR(ROUND((AVERAGE(MIN(([.$G37]^2)/([.$T37]^2);[.$R$2]);MIN([.G37]/[.$P$2]; [.$N$2]))*([.$J37]+3)*[.$T$2]))*5;0)" office:value-type="float" office:value="50" calcext:value-type="float">
            <text:p>50</text:p>
          </table:table-cell>
          <table:table-cell table:style-name="ce11" table:formula="of:=IFERROR(ROUND((AVERAGE(MIN(([.$F37]^[.$Q$2])/([.$T37]^2);[.$R$2]); MIN([.F37]/[.$O$2]; [.$N$2])))*([.$J37]+[.$M$2]))*5;0)" office:value-type="float" office:value="50" calcext:value-type="float">
            <text:p>50</text:p>
          </table:table-cell>
          <table:table-cell table:style-name="ce11" table:formula="of:=ROUND(AVERAGE([.K37:.Q37]))" office:value-type="float" office:value="54" calcext:value-type="float">
            <text:p>54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1" table:formula="of:=IFERROR(ROUND((AVERAGE(MIN(([.$D38]^[.$L$2])/([.$T38]^2);[.$R$2]); MIN([.D38]/[.$O$2]; [.$N$2])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AVERAGE(MIN(([.$E38]^2)/([.$T38]^2);[.$R$2]);MIN([.E38]/[.$P$2]; [.$N$2]))*([.$J38]+3)*[.$T$2]))*5;0)" office:value-type="float" office:value="20" calcext:value-type="float">
            <text:p>20</text:p>
          </table:table-cell>
          <table:table-cell table:style-name="ce11" table:formula="of:=IFERROR(ROUND((AVERAGE(MIN(([.$G38]^2)/([.$T38]^2);[.$R$2]);MIN([.G38]/[.$P$2]; [.$N$2]))*([.$J38]+3)*[.$T$2]))*5;0)" office:value-type="float" office:value="20" calcext:value-type="float">
            <text:p>20</text:p>
          </table:table-cell>
          <table:table-cell table:style-name="ce11" table:formula="of:=IFERROR(ROUND((AVERAGE(MIN(([.$F38]^[.$Q$2])/([.$T38]^2);[.$R$2]); MIN([.F38]/[.$O$2]; [.$N$2])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30" calcext:value-type="float">
            <text:p>30</text:p>
          </table:table-cell>
          <table:table-cell table:style-name="ce11" table:formula="of:=ROUND((([.I38]/[.$S$1])*MAX([.I38]/350;0.8));2)" office:value-type="float" office:value="2.47" calcext:value-type="float">
            <text:p>2.47</text:p>
          </table:table-cell>
          <table:table-cell table:style-name="ce11" table:formula="of:=ROUND([.I38]/6;2)" office:value-type="float" office:value="46.33" calcext:value-type="float">
            <text:p>46.33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2" calcext:value-type="float">
            <text:p>2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AVERAGE(MIN(([.$D39]^[.$L$2])/([.$T39]^2);[.$R$2]); MIN([.D39]/[.$O$2]; [.$N$2])))*([.$J39]+[.$M$2]))*5;0)" office:value-type="float" office:value="40" calcext:value-type="float">
            <text:p>40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AVERAGE(MIN(([.$E39]^2)/([.$T39]^2);[.$R$2]);MIN([.E39]/[.$P$2]; [.$N$2]))*([.$J39]+3)*[.$T$2]))*5;0)" office:value-type="float" office:value="35" calcext:value-type="float">
            <text:p>35</text:p>
          </table:table-cell>
          <table:table-cell table:style-name="ce11" table:formula="of:=IFERROR(ROUND((AVERAGE(MIN(([.$G39]^2)/([.$T39]^2);[.$R$2]);MIN([.G39]/[.$P$2]; [.$N$2]))*([.$J39]+3)*[.$T$2]))*5;0)" office:value-type="float" office:value="30" calcext:value-type="float">
            <text:p>30</text:p>
          </table:table-cell>
          <table:table-cell table:style-name="ce11" table:formula="of:=IFERROR(ROUND((AVERAGE(MIN(([.$F39]^[.$Q$2])/([.$T39]^2);[.$R$2]); MIN([.F39]/[.$O$2]; [.$N$2])))*([.$J39]+[.$M$2]))*5;0)" office:value-type="float" office:value="35" calcext:value-type="float">
            <text:p>35</text:p>
          </table:table-cell>
          <table:table-cell table:style-name="ce11" table:formula="of:=ROUND(AVERAGE([.K39:.Q39]))" office:value-type="float" office:value="39" calcext:value-type="float">
            <text:p>39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2" calcext:value-type="float">
            <text:p>2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AVERAGE(MIN(([.$D40]^[.$L$2])/([.$T40]^2);[.$R$2]); MIN([.D40]/[.$O$2]; [.$N$2])))*([.$J40]+[.$M$2]))*5;0)" office:value-type="float" office:value="60" calcext:value-type="float">
            <text:p>6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AVERAGE(MIN(([.$E40]^2)/([.$T40]^2);[.$R$2]);MIN([.E40]/[.$P$2]; [.$N$2]))*([.$J40]+3)*[.$T$2]))*5;0)" office:value-type="float" office:value="45" calcext:value-type="float">
            <text:p>45</text:p>
          </table:table-cell>
          <table:table-cell table:style-name="ce11" table:formula="of:=IFERROR(ROUND((AVERAGE(MIN(([.$G40]^2)/([.$T40]^2);[.$R$2]);MIN([.G40]/[.$P$2]; [.$N$2]))*([.$J40]+3)*[.$T$2]))*5;0)" office:value-type="float" office:value="45" calcext:value-type="float">
            <text:p>45</text:p>
          </table:table-cell>
          <table:table-cell table:style-name="ce11" table:formula="of:=IFERROR(ROUND((AVERAGE(MIN(([.$F40]^[.$Q$2])/([.$T40]^2);[.$R$2]); MIN([.F40]/[.$O$2]; [.$N$2])))*([.$J40]+[.$M$2]))*5;0)" office:value-type="float" office:value="55" calcext:value-type="float">
            <text:p>55</text:p>
          </table:table-cell>
          <table:table-cell table:style-name="ce11" table:formula="of:=ROUND(AVERAGE([.K40:.Q40]))" office:value-type="float" office:value="53" calcext:value-type="float">
            <text:p>53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AVERAGE(MIN(([.$D41]^[.$L$2])/([.$T41]^2);[.$R$2]); MIN([.D41]/[.$O$2]; [.$N$2])))*([.$J41]+[.$M$2]))*5;0)" office:value-type="float" office:value="20" calcext:value-type="float">
            <text:p>20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AVERAGE(MIN(([.$E41]^2)/([.$T41]^2);[.$R$2]);MIN([.E41]/[.$P$2]; [.$N$2]))*([.$J41]+3)*[.$T$2]))*5;0)" office:value-type="float" office:value="25" calcext:value-type="float">
            <text:p>25</text:p>
          </table:table-cell>
          <table:table-cell table:style-name="ce11" table:formula="of:=IFERROR(ROUND((AVERAGE(MIN(([.$G41]^2)/([.$T41]^2);[.$R$2]);MIN([.G41]/[.$P$2]; [.$N$2]))*([.$J41]+3)*[.$T$2]))*5;0)" office:value-type="float" office:value="40" calcext:value-type="float">
            <text:p>40</text:p>
          </table:table-cell>
          <table:table-cell table:style-name="ce11" table:formula="of:=IFERROR(ROUND((AVERAGE(MIN(([.$F41]^[.$Q$2])/([.$T41]^2);[.$R$2]); MIN([.F41]/[.$O$2]; [.$N$2])))*([.$J41]+[.$M$2]))*5;0)" office:value-type="float" office:value="35" calcext:value-type="float">
            <text:p>35</text:p>
          </table:table-cell>
          <table:table-cell table:style-name="ce11" table:formula="of:=ROUND(AVERAGE([.K41:.Q41]))" office:value-type="float" office:value="34" calcext:value-type="float">
            <text:p>34</text:p>
          </table:table-cell>
          <table:table-cell table:style-name="ce11" table:formula="of:=ROUND((([.I41]/[.$S$1])*MAX([.I41]/350;0.8));2)" office:value-type="float" office:value="3.31" calcext:value-type="float">
            <text:p>3.31</text:p>
          </table:table-cell>
          <table:table-cell table:style-name="ce11" table:formula="of:=ROUND([.I41]/6;2)" office:value-type="float" office:value="53.83" calcext:value-type="float">
            <text:p>53.83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5" calcext:value-type="float">
            <text:p>5</text:p>
          </table:table-cell>
          <table:table-cell table:formula="of:=ROUND(AVERAGE([.W41:.AB41]);2)" office:value-type="float" office:value="2.67" calcext:value-type="float">
            <text:p>2.6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AVERAGE(MIN(([.$D42]^[.$L$2])/([.$T42]^2);[.$R$2]); MIN([.D42]/[.$O$2]; [.$N$2])))*([.$J42]+[.$M$2]))*5;0)" office:value-type="float" office:value="35" calcext:value-type="float">
            <text:p>35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AVERAGE(MIN(([.$E42]^2)/([.$T42]^2);[.$R$2]);MIN([.E42]/[.$P$2]; [.$N$2]))*([.$J42]+3)*[.$T$2]))*5;0)" office:value-type="float" office:value="45" calcext:value-type="float">
            <text:p>45</text:p>
          </table:table-cell>
          <table:table-cell table:style-name="ce11" table:formula="of:=IFERROR(ROUND((AVERAGE(MIN(([.$G42]^2)/([.$T42]^2);[.$R$2]);MIN([.G42]/[.$P$2]; [.$N$2]))*([.$J42]+3)*[.$T$2]))*5;0)" office:value-type="float" office:value="55" calcext:value-type="float">
            <text:p>55</text:p>
          </table:table-cell>
          <table:table-cell table:style-name="ce11" table:formula="of:=IFERROR(ROUND((AVERAGE(MIN(([.$F42]^[.$Q$2])/([.$T42]^2);[.$R$2]); MIN([.F42]/[.$O$2]; [.$N$2])))*([.$J42]+[.$M$2]))*5;0)" office:value-type="float" office:value="55" calcext:value-type="float">
            <text:p>55</text:p>
          </table:table-cell>
          <table:table-cell table:style-name="ce11" table:formula="of:=ROUND(AVERAGE([.K42:.Q42]))" office:value-type="float" office:value="51" calcext:value-type="float">
            <text:p>51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AVERAGE(MIN(([.$D43]^[.$L$2])/([.$T43]^2);[.$R$2]); MIN([.D43]/[.$O$2]; [.$N$2])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AVERAGE(MIN(([.$E43]^2)/([.$T43]^2);[.$R$2]);MIN([.E43]/[.$P$2]; [.$N$2]))*([.$J43]+3)*[.$T$2]))*5;0)" office:value-type="float" office:value="20" calcext:value-type="float">
            <text:p>20</text:p>
          </table:table-cell>
          <table:table-cell table:style-name="ce11" table:formula="of:=IFERROR(ROUND((AVERAGE(MIN(([.$G43]^2)/([.$T43]^2);[.$R$2]);MIN([.G43]/[.$P$2]; [.$N$2]))*([.$J43]+3)*[.$T$2]))*5;0)" office:value-type="float" office:value="25" calcext:value-type="float">
            <text:p>25</text:p>
          </table:table-cell>
          <table:table-cell table:style-name="ce11" table:formula="of:=IFERROR(ROUND((AVERAGE(MIN(([.$F43]^[.$Q$2])/([.$T43]^2);[.$R$2]); MIN([.F43]/[.$O$2]; [.$N$2])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3" calcext:value-type="float">
            <text:p>33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AVERAGE(MIN(([.$D44]^[.$L$2])/([.$T44]^2);[.$R$2]); MIN([.D44]/[.$O$2]; [.$N$2])))*([.$J44]+[.$M$2]))*5;0)" office:value-type="float" office:value="40" calcext:value-type="float">
            <text:p>40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AVERAGE(MIN(([.$E44]^2)/([.$T44]^2);[.$R$2]);MIN([.E44]/[.$P$2]; [.$N$2]))*([.$J44]+3)*[.$T$2]))*5;0)" office:value-type="float" office:value="45" calcext:value-type="float">
            <text:p>45</text:p>
          </table:table-cell>
          <table:table-cell table:style-name="ce11" table:formula="of:=IFERROR(ROUND((AVERAGE(MIN(([.$G44]^2)/([.$T44]^2);[.$R$2]);MIN([.G44]/[.$P$2]; [.$N$2]))*([.$J44]+3)*[.$T$2]))*5;0)" office:value-type="float" office:value="60" calcext:value-type="float">
            <text:p>60</text:p>
          </table:table-cell>
          <table:table-cell table:style-name="ce11" table:formula="of:=IFERROR(ROUND((AVERAGE(MIN(([.$F44]^[.$Q$2])/([.$T44]^2);[.$R$2]); MIN([.F44]/[.$O$2]; [.$N$2])))*([.$J44]+[.$M$2]))*5;0)" office:value-type="float" office:value="60" calcext:value-type="float">
            <text:p>60</text:p>
          </table:table-cell>
          <table:table-cell table:style-name="ce11" table:formula="of:=ROUND(AVERAGE([.K44:.Q44]))" office:value-type="float" office:value="54" calcext:value-type="float">
            <text:p>54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0" calcext:value-type="float">
            <text:p>290</text:p>
          </table:table-cell>
          <table:table-cell table:style-name="ce11" table:formula="of:=ROUND((([.I45]/[.$S$1])*MAX([.I45]/420; 1.2));2)" office:value-type="float" office:value="3.87" calcext:value-type="float">
            <text:p>3.87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AVERAGE(MIN(([.$D45]^[.$L$2])/([.$T45]^2);[.$R$2]); MIN([.D45]/[.$O$2]; [.$N$2])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AVERAGE(MIN(([.$E45]^2)/([.$T45]^2);[.$R$2]);MIN([.E45]/[.$P$2]; [.$N$2]))*([.$J45]+3)*[.$T$2]))*5;0)" office:value-type="float" office:value="15" calcext:value-type="float">
            <text:p>15</text:p>
          </table:table-cell>
          <table:table-cell table:style-name="ce11" table:formula="of:=IFERROR(ROUND((AVERAGE(MIN(([.$G45]^2)/([.$T45]^2);[.$R$2]);MIN([.G45]/[.$P$2]; [.$N$2]))*([.$J45]+3)*[.$T$2]))*5;0)" office:value-type="float" office:value="25" calcext:value-type="float">
            <text:p>25</text:p>
          </table:table-cell>
          <table:table-cell table:style-name="ce11" table:formula="of:=IFERROR(ROUND((AVERAGE(MIN(([.$F45]^[.$Q$2])/([.$T45]^2);[.$R$2]); MIN([.F45]/[.$O$2]; [.$N$2])))*([.$J45]+[.$M$2]))*5;0)" office:value-type="float" office:value="30" calcext:value-type="float">
            <text:p>30</text:p>
          </table:table-cell>
          <table:table-cell table:style-name="ce11" table:formula="of:=ROUND(AVERAGE([.K45:.Q45]))" office:value-type="float" office:value="31" calcext:value-type="float">
            <text:p>31</text:p>
          </table:table-cell>
          <table:table-cell table:style-name="ce11" table:formula="of:=ROUND((([.I45]/[.$S$1])*MAX([.I45]/350;0.8));2)" office:value-type="float" office:value="2.67" calcext:value-type="float">
            <text:p>2.67</text:p>
          </table:table-cell>
          <table:table-cell table:style-name="ce11" table:formula="of:=ROUND([.I4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4" calcext:value-type="float">
            <text:p>4</text:p>
          </table:table-cell>
          <table:table-cell table:formula="of:=ROUND(AVERAGE([.W45:.AB45]);2)" office:value-type="float" office:value="2.33" calcext:value-type="float">
            <text:p>2.33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AVERAGE(MIN(([.$D46]^[.$L$2])/([.$T46]^2);[.$R$2]); MIN([.D46]/[.$O$2]; [.$N$2])))*([.$J46]+[.$M$2]))*5;0)" office:value-type="float" office:value="45" calcext:value-type="float">
            <text:p>4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AVERAGE(MIN(([.$E46]^2)/([.$T46]^2);[.$R$2]);MIN([.E46]/[.$P$2]; [.$N$2]))*([.$J46]+3)*[.$T$2]))*5;0)" office:value-type="float" office:value="30" calcext:value-type="float">
            <text:p>30</text:p>
          </table:table-cell>
          <table:table-cell table:style-name="ce11" table:formula="of:=IFERROR(ROUND((AVERAGE(MIN(([.$G46]^2)/([.$T46]^2);[.$R$2]);MIN([.G46]/[.$P$2]; [.$N$2]))*([.$J46]+3)*[.$T$2]))*5;0)" office:value-type="float" office:value="45" calcext:value-type="float">
            <text:p>45</text:p>
          </table:table-cell>
          <table:table-cell table:style-name="ce11" table:formula="of:=IFERROR(ROUND((AVERAGE(MIN(([.$F46]^[.$Q$2])/([.$T46]^2);[.$R$2]); MIN([.F46]/[.$O$2]; [.$N$2])))*([.$J46]+[.$M$2]))*5;0)" office:value-type="float" office:value="55" calcext:value-type="float">
            <text:p>55</text:p>
          </table:table-cell>
          <table:table-cell table:style-name="ce11" table:formula="of:=ROUND(AVERAGE([.K46:.Q46]))" office:value-type="float" office:value="49" calcext:value-type="float">
            <text:p>49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7:.H47])" office:value-type="float" office:value="285" calcext:value-type="float">
            <text:p>285</text:p>
          </table:table-cell>
          <table:table-cell table:style-name="ce11" table:formula="of:=ROUND((([.I47]/[.$S$1])*MAX([.I47]/420; 1.2));2)" office:value-type="float" office:value="3.8" calcext:value-type="float">
            <text:p>3.8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AVERAGE(MIN(([.$D47]^[.$L$2])/([.$T47]^2);[.$R$2]); MIN([.D47]/[.$O$2]; [.$N$2])))*([.$J47]+[.$M$2]))*5;0)" office:value-type="float" office:value="25" calcext:value-type="float">
            <text:p>25</text:p>
          </table:table-cell>
          <table:table-cell table:style-name="ce11" table:formula="of:=IFERROR(ROUND((MIN(([.$D47]+[.$G47]+[.$I47])/8/[.$T47];[.$R$2]))*([.$J47]+3))*5;0)" office:value-type="float" office:value="35" calcext:value-type="float">
            <text:p>35</text:p>
          </table:table-cell>
          <table:table-cell table:style-name="ce11" table:formula="of:=IFERROR(ROUND(((MIN(([.$H47]^2)/([.$T47]^2);[.$R$2]))*([.$J47]+3)*[.$T$2]))*5;0)" office:value-type="float" office:value="60" calcext:value-type="float">
            <text:p>60</text:p>
          </table:table-cell>
          <table:table-cell table:style-name="ce11" table:formula="of:=IFERROR(ROUND((AVERAGE(MIN(([.$E47]^2)/([.$T47]^2);[.$R$2]);MIN([.E47]/[.$P$2]; [.$N$2]))*([.$J47]+3)*[.$T$2]))*5;0)" office:value-type="float" office:value="20" calcext:value-type="float">
            <text:p>20</text:p>
          </table:table-cell>
          <table:table-cell table:style-name="ce11" table:formula="of:=IFERROR(ROUND((AVERAGE(MIN(([.$G47]^2)/([.$T47]^2);[.$R$2]);MIN([.G47]/[.$P$2]; [.$N$2]))*([.$J47]+3)*[.$T$2]))*5;0)" office:value-type="float" office:value="20" calcext:value-type="float">
            <text:p>20</text:p>
          </table:table-cell>
          <table:table-cell table:style-name="ce11" table:formula="of:=IFERROR(ROUND((AVERAGE(MIN(([.$F47]^[.$Q$2])/([.$T47]^2);[.$R$2]); MIN([.F47]/[.$O$2]; [.$N$2])))*([.$J47]+[.$M$2]))*5;0)" office:value-type="float" office:value="25" calcext:value-type="float">
            <text:p>25</text:p>
          </table:table-cell>
          <table:table-cell table:style-name="ce11" table:formula="of:=ROUND(AVERAGE([.K47:.Q47]))" office:value-type="float" office:value="31" calcext:value-type="float">
            <text:p>31</text:p>
          </table:table-cell>
          <table:table-cell table:style-name="ce11" table:formula="of:=ROUND((([.I47]/[.$S$1])*MAX([.I47]/350;0.8));2)" office:value-type="float" office:value="2.58" calcext:value-type="float">
            <text:p>2.58</text:p>
          </table:table-cell>
          <table:table-cell table:style-name="ce11" table:formula="of:=ROUND([.I47]/6;2)" office:value-type="float" office:value="47.5" calcext:value-type="float">
            <text:p>47.5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3" calcext:value-type="float">
            <text:p>3</text:p>
          </table:table-cell>
          <table:table-cell table:style-name="ce20" table:formula="of:=IFERROR(ROUND(MIN(([.D47]+[.G47]+[.I47])/8/[.$T47];[.$S$2])^2*[.$S47]);0)" office:value-type="float" office:value="3" calcext:value-type="float">
            <text:p>3</text:p>
          </table:table-cell>
          <table:table-cell table:style-name="ce19" table:formula="of:=IFERROR(ROUND(((MIN(([.H47]^2)/([.$T47]^2);[.$S$2])))*[.$S47]*[.$T$1]);0)" office:value-type="float" office:value="4" calcext:value-type="float">
            <text:p>4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3" calcext:value-type="float">
            <text:p>3</text:p>
          </table:table-cell>
          <table:table-cell table:formula="of:=ROUND(AVERAGE([.W47:.AB47]);2)" office:value-type="float" office:value="2.5" calcext:value-type="float">
            <text:p>2.5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8.57" calcext:value-type="float">
            <text:p>28.57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2" calcext:value-type="float">
            <text:p>2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AVERAGE(MIN(([.$D48]^[.$L$2])/([.$T48]^2);[.$R$2]); MIN([.D48]/[.$O$2]; [.$N$2])))*([.$J48]+[.$M$2]))*5;0)" office:value-type="float" office:value="45" calcext:value-type="float">
            <text:p>4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1" table:formula="of:=IFERROR(ROUND((AVERAGE(MIN(([.$E48]^2)/([.$T48]^2);[.$R$2]);MIN([.E48]/[.$P$2]; [.$N$2]))*([.$J48]+3)*[.$T$2]))*5;0)" office:value-type="float" office:value="45" calcext:value-type="float">
            <text:p>45</text:p>
          </table:table-cell>
          <table:table-cell table:style-name="ce11" table:formula="of:=IFERROR(ROUND((AVERAGE(MIN(([.$G48]^2)/([.$T48]^2);[.$R$2]);MIN([.G48]/[.$P$2]; [.$N$2]))*([.$J48]+3)*[.$T$2]))*5;0)" office:value-type="float" office:value="50" calcext:value-type="float">
            <text:p>50</text:p>
          </table:table-cell>
          <table:table-cell table:style-name="ce11" table:formula="of:=IFERROR(ROUND((AVERAGE(MIN(([.$F48]^[.$Q$2])/([.$T48]^2);[.$R$2]); MIN([.F48]/[.$O$2]; [.$N$2])))*([.$J48]+[.$M$2]))*5;0)" office:value-type="float" office:value="45" calcext:value-type="float">
            <text:p>45</text:p>
          </table:table-cell>
          <table:table-cell table:style-name="ce11" table:formula="of:=ROUND(AVERAGE([.K48:.Q48]))" office:value-type="float" office:value="49" calcext:value-type="float">
            <text:p>49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6" calcext:value-type="float">
            <text:p>6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5" calcext:value-type="float">
            <text:p>5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86" calcext:value-type="float">
            <text:p>42.86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4" calcext:value-type="float">
            <text:p>4</text:p>
          </table:table-cell>
          <table:table-cell table:formula="of:=MIN(MAX([.Y48]-[.Y47];0);[.$AT$2])" office:value-type="float" office:value="2" calcext:value-type="float">
            <text:p>2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AVERAGE(MIN(([.$D49]^[.$L$2])/([.$T49]^2);[.$R$2]); MIN([.D49]/[.$O$2]; [.$N$2])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AVERAGE(MIN(([.$E49]^2)/([.$T49]^2);[.$R$2]);MIN([.E49]/[.$P$2]; [.$N$2]))*([.$J49]+3)*[.$T$2]))*5;0)" office:value-type="float" office:value="30" calcext:value-type="float">
            <text:p>30</text:p>
          </table:table-cell>
          <table:table-cell table:style-name="ce11" table:formula="of:=IFERROR(ROUND((AVERAGE(MIN(([.$G49]^2)/([.$T49]^2);[.$R$2]);MIN([.G49]/[.$P$2]; [.$N$2]))*([.$J49]+3)*[.$T$2]))*5;0)" office:value-type="float" office:value="35" calcext:value-type="float">
            <text:p>35</text:p>
          </table:table-cell>
          <table:table-cell table:style-name="ce11" table:formula="of:=IFERROR(ROUND((AVERAGE(MIN(([.$F49]^[.$Q$2])/([.$T49]^2);[.$R$2]); MIN([.F49]/[.$O$2]; [.$N$2])))*([.$J49]+[.$M$2]))*5;0)" office:value-type="float" office:value="40" calcext:value-type="float">
            <text:p>40</text:p>
          </table:table-cell>
          <table:table-cell table:style-name="ce11" table:formula="of:=ROUND(AVERAGE([.K49:.Q49]))" office:value-type="float" office:value="33" calcext:value-type="float">
            <text:p>33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AVERAGE(MIN(([.$D50]^[.$L$2])/([.$T50]^2);[.$R$2]); MIN([.D50]/[.$O$2]; [.$N$2])))*([.$J50]+[.$M$2]))*5;0)" office:value-type="float" office:value="35" calcext:value-type="float">
            <text:p>3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AVERAGE(MIN(([.$E50]^2)/([.$T50]^2);[.$R$2]);MIN([.E50]/[.$P$2]; [.$N$2]))*([.$J50]+3)*[.$T$2]))*5;0)" office:value-type="float" office:value="40" calcext:value-type="float">
            <text:p>40</text:p>
          </table:table-cell>
          <table:table-cell table:style-name="ce11" table:formula="of:=IFERROR(ROUND((AVERAGE(MIN(([.$G50]^2)/([.$T50]^2);[.$R$2]);MIN([.G50]/[.$P$2]; [.$N$2]))*([.$J50]+3)*[.$T$2]))*5;0)" office:value-type="float" office:value="45" calcext:value-type="float">
            <text:p>45</text:p>
          </table:table-cell>
          <table:table-cell table:style-name="ce11" table:formula="of:=IFERROR(ROUND((AVERAGE(MIN(([.$F50]^[.$Q$2])/([.$T50]^2);[.$R$2]); MIN([.F50]/[.$O$2]; [.$N$2])))*([.$J50]+[.$M$2]))*5;0)" office:value-type="float" office:value="50" calcext:value-type="float">
            <text:p>50</text:p>
          </table:table-cell>
          <table:table-cell table:style-name="ce11" table:formula="of:=ROUND(AVERAGE([.K50:.Q50]))" office:value-type="float" office:value="41" calcext:value-type="float">
            <text:p>41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AVERAGE(MIN(([.$D51]^[.$L$2])/([.$T51]^2);[.$R$2]); MIN([.D51]/[.$O$2]; [.$N$2])))*([.$J51]+[.$M$2]))*5;0)" office:value-type="float" office:value="45" calcext:value-type="float">
            <text:p>45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AVERAGE(MIN(([.$E51]^2)/([.$T51]^2);[.$R$2]);MIN([.E51]/[.$P$2]; [.$N$2]))*([.$J51]+3)*[.$T$2]))*5;0)" office:value-type="float" office:value="50" calcext:value-type="float">
            <text:p>50</text:p>
          </table:table-cell>
          <table:table-cell table:style-name="ce11" table:formula="of:=IFERROR(ROUND((AVERAGE(MIN(([.$G51]^2)/([.$T51]^2);[.$R$2]);MIN([.G51]/[.$P$2]; [.$N$2]))*([.$J51]+3)*[.$T$2]))*5;0)" office:value-type="float" office:value="55" calcext:value-type="float">
            <text:p>55</text:p>
          </table:table-cell>
          <table:table-cell table:style-name="ce11" table:formula="of:=IFERROR(ROUND((AVERAGE(MIN(([.$F51]^[.$Q$2])/([.$T51]^2);[.$R$2]); MIN([.F51]/[.$O$2]; [.$N$2])))*([.$J51]+[.$M$2]))*5;0)" office:value-type="float" office:value="65" calcext:value-type="float">
            <text:p>65</text:p>
          </table:table-cell>
          <table:table-cell table:style-name="ce11" table:formula="of:=ROUND(AVERAGE([.K51:.Q51]))" office:value-type="float" office:value="51" calcext:value-type="float">
            <text:p>51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AVERAGE(MIN(([.$D52]^[.$L$2])/([.$T52]^2);[.$R$2]); MIN([.D52]/[.$O$2]; [.$N$2])))*([.$J52]+[.$M$2]))*5;0)" office:value-type="float" office:value="40" calcext:value-type="float">
            <text:p>40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AVERAGE(MIN(([.$E52]^2)/([.$T52]^2);[.$R$2]);MIN([.E52]/[.$P$2]; [.$N$2]))*([.$J52]+3)*[.$T$2]))*5;0)" office:value-type="float" office:value="30" calcext:value-type="float">
            <text:p>30</text:p>
          </table:table-cell>
          <table:table-cell table:style-name="ce11" table:formula="of:=IFERROR(ROUND((AVERAGE(MIN(([.$G52]^2)/([.$T52]^2);[.$R$2]);MIN([.G52]/[.$P$2]; [.$N$2]))*([.$J52]+3)*[.$T$2]))*5;0)" office:value-type="float" office:value="30" calcext:value-type="float">
            <text:p>30</text:p>
          </table:table-cell>
          <table:table-cell table:style-name="ce11" table:formula="of:=IFERROR(ROUND((AVERAGE(MIN(([.$F52]^[.$Q$2])/([.$T52]^2);[.$R$2]); MIN([.F52]/[.$O$2]; [.$N$2])))*([.$J52]+[.$M$2]))*5;0)" office:value-type="float" office:value="35" calcext:value-type="float">
            <text:p>35</text:p>
          </table:table-cell>
          <table:table-cell table:style-name="ce11" table:formula="of:=ROUND(AVERAGE([.K52:.Q52]))" office:value-type="float" office:value="33" calcext:value-type="float">
            <text:p>33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AVERAGE(MIN(([.$D53]^[.$L$2])/([.$T53]^2);[.$R$2]); MIN([.D53]/[.$O$2]; [.$N$2])))*([.$J53]+[.$M$2]))*5;0)" office:value-type="float" office:value="55" calcext:value-type="float">
            <text:p>55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AVERAGE(MIN(([.$E53]^2)/([.$T53]^2);[.$R$2]);MIN([.E53]/[.$P$2]; [.$N$2]))*([.$J53]+3)*[.$T$2]))*5;0)" office:value-type="float" office:value="50" calcext:value-type="float">
            <text:p>50</text:p>
          </table:table-cell>
          <table:table-cell table:style-name="ce11" table:formula="of:=IFERROR(ROUND((AVERAGE(MIN(([.$G53]^2)/([.$T53]^2);[.$R$2]);MIN([.G53]/[.$P$2]; [.$N$2]))*([.$J53]+3)*[.$T$2]))*5;0)" office:value-type="float" office:value="50" calcext:value-type="float">
            <text:p>50</text:p>
          </table:table-cell>
          <table:table-cell table:style-name="ce11" table:formula="of:=IFERROR(ROUND((AVERAGE(MIN(([.$F53]^[.$Q$2])/([.$T53]^2);[.$R$2]); MIN([.F53]/[.$O$2]; [.$N$2])))*([.$J53]+[.$M$2]))*5;0)" office:value-type="float" office:value="50" calcext:value-type="float">
            <text:p>50</text:p>
          </table:table-cell>
          <table:table-cell table:style-name="ce11" table:formula="of:=ROUND(AVERAGE([.K53:.Q53]))" office:value-type="float" office:value="46" calcext:value-type="float">
            <text:p>46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AVERAGE(MIN(([.$D54]^[.$L$2])/([.$T54]^2);[.$R$2]); MIN([.D54]/[.$O$2]; [.$N$2])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AVERAGE(MIN(([.$E54]^2)/([.$T54]^2);[.$R$2]);MIN([.E54]/[.$P$2]; [.$N$2]))*([.$J54]+3)*[.$T$2]))*5;0)" office:value-type="float" office:value="5" calcext:value-type="float">
            <text:p>5</text:p>
          </table:table-cell>
          <table:table-cell table:style-name="ce11" table:formula="of:=IFERROR(ROUND((AVERAGE(MIN(([.$G54]^2)/([.$T54]^2);[.$R$2]);MIN([.G54]/[.$P$2]; [.$N$2]))*([.$J54]+3)*[.$T$2]))*5;0)" office:value-type="float" office:value="5" calcext:value-type="float">
            <text:p>5</text:p>
          </table:table-cell>
          <table:table-cell table:style-name="ce11" table:formula="of:=IFERROR(ROUND((AVERAGE(MIN(([.$F54]^[.$Q$2])/([.$T54]^2);[.$R$2]); MIN([.F54]/[.$O$2]; [.$N$2])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55:.H55])" office:value-type="float" office:value="350" calcext:value-type="float">
            <text:p>350</text:p>
          </table:table-cell>
          <table:table-cell table:style-name="ce11" table:formula="of:=ROUND((([.I55]/[.$S$1])*MAX([.I55]/420; 1.2));2)" office:value-type="float" office:value="4.67" calcext:value-type="float">
            <text:p>4.6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AVERAGE(MIN(([.$D55]^[.$L$2])/([.$T55]^2);[.$R$2]); MIN([.D55]/[.$O$2]; [.$N$2])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40" calcext:value-type="float">
            <text:p>40</text:p>
          </table:table-cell>
          <table:table-cell table:style-name="ce11" table:formula="of:=IFERROR(ROUND((AVERAGE(MIN(([.$E55]^2)/([.$T55]^2);[.$R$2]);MIN([.E55]/[.$P$2]; [.$N$2]))*([.$J55]+3)*[.$T$2]))*5;0)" office:value-type="float" office:value="25" calcext:value-type="float">
            <text:p>25</text:p>
          </table:table-cell>
          <table:table-cell table:style-name="ce11" table:formula="of:=IFERROR(ROUND((AVERAGE(MIN(([.$G55]^2)/([.$T55]^2);[.$R$2]);MIN([.G55]/[.$P$2]; [.$N$2]))*([.$J55]+3)*[.$T$2]))*5;0)" office:value-type="float" office:value="30" calcext:value-type="float">
            <text:p>30</text:p>
          </table:table-cell>
          <table:table-cell table:style-name="ce11" table:formula="of:=IFERROR(ROUND((AVERAGE(MIN(([.$F55]^[.$Q$2])/([.$T55]^2);[.$R$2]); MIN([.F55]/[.$O$2]; [.$N$2])))*([.$J55]+[.$M$2]))*5;0)" office:value-type="float" office:value="35" calcext:value-type="float">
            <text:p>35</text:p>
          </table:table-cell>
          <table:table-cell table:style-name="ce11" table:formula="of:=ROUND(AVERAGE([.K55:.Q55]))" office:value-type="float" office:value="37" calcext:value-type="float">
            <text:p>37</text:p>
          </table:table-cell>
          <table:table-cell table:style-name="ce11" table:formula="of:=ROUND((([.I55]/[.$S$1])*MAX([.I55]/350;0.8));2)" office:value-type="float" office:value="3.89" calcext:value-type="float">
            <text:p>3.89</text:p>
          </table:table-cell>
          <table:table-cell table:style-name="ce11" table:formula="of:=ROUND([.I5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3" calcext:value-type="float">
            <text:p>3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67" calcext:value-type="float">
            <text:p>3.67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4.29" calcext:value-type="float">
            <text:p>34.29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3" calcext:value-type="float">
            <text:p>3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AVERAGE(MIN(([.$D56]^[.$L$2])/([.$T56]^2);[.$R$2]); MIN([.D56]/[.$O$2]; [.$N$2])))*([.$J56]+[.$M$2]))*5;0)" office:value-type="float" office:value="40" calcext:value-type="float">
            <text:p>4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AVERAGE(MIN(([.$E56]^2)/([.$T56]^2);[.$R$2]);MIN([.E56]/[.$P$2]; [.$N$2]))*([.$J56]+3)*[.$T$2]))*5;0)" office:value-type="float" office:value="35" calcext:value-type="float">
            <text:p>35</text:p>
          </table:table-cell>
          <table:table-cell table:style-name="ce11" table:formula="of:=IFERROR(ROUND((AVERAGE(MIN(([.$G56]^2)/([.$T56]^2);[.$R$2]);MIN([.G56]/[.$P$2]; [.$N$2]))*([.$J56]+3)*[.$T$2]))*5;0)" office:value-type="float" office:value="50" calcext:value-type="float">
            <text:p>50</text:p>
          </table:table-cell>
          <table:table-cell table:style-name="ce11" table:formula="of:=IFERROR(ROUND((AVERAGE(MIN(([.$F56]^[.$Q$2])/([.$T56]^2);[.$R$2]); MIN([.F56]/[.$O$2]; [.$N$2])))*([.$J56]+[.$M$2]))*5;0)" office:value-type="float" office:value="55" calcext:value-type="float">
            <text:p>55</text:p>
          </table:table-cell>
          <table:table-cell table:style-name="ce11" table:formula="of:=ROUND(AVERAGE([.K56:.Q56]))" office:value-type="float" office:value="49" calcext:value-type="float">
            <text:p>49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3" calcext:value-type="float">
            <text:p>3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AVERAGE(MIN(([.$D57]^[.$L$2])/([.$T57]^2);[.$R$2]); MIN([.D57]/[.$O$2]; [.$N$2])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AVERAGE(MIN(([.$E57]^2)/([.$T57]^2);[.$R$2]);MIN([.E57]/[.$P$2]; [.$N$2]))*([.$J57]+3)*[.$T$2]))*5;0)" office:value-type="float" office:value="10" calcext:value-type="float">
            <text:p>10</text:p>
          </table:table-cell>
          <table:table-cell table:style-name="ce11" table:formula="of:=IFERROR(ROUND((AVERAGE(MIN(([.$G57]^2)/([.$T57]^2);[.$R$2]);MIN([.G57]/[.$P$2]; [.$N$2]))*([.$J57]+3)*[.$T$2]))*5;0)" office:value-type="float" office:value="25" calcext:value-type="float">
            <text:p>25</text:p>
          </table:table-cell>
          <table:table-cell table:style-name="ce11" table:formula="of:=IFERROR(ROUND((AVERAGE(MIN(([.$F57]^[.$Q$2])/([.$T57]^2);[.$R$2]); MIN([.F57]/[.$O$2]; [.$N$2])))*([.$J57]+[.$M$2]))*5;0)" office:value-type="float" office:value="20" calcext:value-type="float">
            <text:p>20</text:p>
          </table:table-cell>
          <table:table-cell table:style-name="ce11" table:formula="of:=ROUND(AVERAGE([.K57:.Q57]))" office:value-type="float" office:value="31" calcext:value-type="float">
            <text:p>31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AVERAGE(MIN(([.$D58]^[.$L$2])/([.$T58]^2);[.$R$2]); MIN([.D58]/[.$O$2]; [.$N$2])))*([.$J58]+[.$M$2]))*5;0)" office:value-type="float" office:value="55" calcext:value-type="float">
            <text:p>55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AVERAGE(MIN(([.$E58]^2)/([.$T58]^2);[.$R$2]);MIN([.E58]/[.$P$2]; [.$N$2]))*([.$J58]+3)*[.$T$2]))*5;0)" office:value-type="float" office:value="30" calcext:value-type="float">
            <text:p>30</text:p>
          </table:table-cell>
          <table:table-cell table:style-name="ce11" table:formula="of:=IFERROR(ROUND((AVERAGE(MIN(([.$G58]^2)/([.$T58]^2);[.$R$2]);MIN([.G58]/[.$P$2]; [.$N$2]))*([.$J58]+3)*[.$T$2]))*5;0)" office:value-type="float" office:value="45" calcext:value-type="float">
            <text:p>45</text:p>
          </table:table-cell>
          <table:table-cell table:style-name="ce11" table:formula="of:=IFERROR(ROUND((AVERAGE(MIN(([.$F58]^[.$Q$2])/([.$T58]^2);[.$R$2]); MIN([.F58]/[.$O$2]; [.$N$2])))*([.$J58]+[.$M$2]))*5;0)" office:value-type="float" office:value="30" calcext:value-type="float">
            <text:p>30</text:p>
          </table:table-cell>
          <table:table-cell table:style-name="ce11" table:formula="of:=ROUND(AVERAGE([.K58:.Q58]))" office:value-type="float" office:value="46" calcext:value-type="float">
            <text:p>46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20" calcext:value-type="float">
            <text:p>320</text:p>
          </table:table-cell>
          <table:table-cell table:style-name="ce11" table:formula="of:=ROUND((([.I59]/[.$S$1])*MAX([.I59]/420; 1.2));2)" office:value-type="float" office:value="4.27" calcext:value-type="float">
            <text:p>4.27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AVERAGE(MIN(([.$D59]^[.$L$2])/([.$T59]^2);[.$R$2]); MIN([.D59]/[.$O$2]; [.$N$2])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AVERAGE(MIN(([.$E59]^2)/([.$T59]^2);[.$R$2]);MIN([.E59]/[.$P$2]; [.$N$2]))*([.$J59]+3)*[.$T$2]))*5;0)" office:value-type="float" office:value="20" calcext:value-type="float">
            <text:p>20</text:p>
          </table:table-cell>
          <table:table-cell table:style-name="ce11" table:formula="of:=IFERROR(ROUND((AVERAGE(MIN(([.$G59]^2)/([.$T59]^2);[.$R$2]);MIN([.G59]/[.$P$2]; [.$N$2]))*([.$J59]+3)*[.$T$2]))*5;0)" office:value-type="float" office:value="20" calcext:value-type="float">
            <text:p>20</text:p>
          </table:table-cell>
          <table:table-cell table:style-name="ce11" table:formula="of:=IFERROR(ROUND((AVERAGE(MIN(([.$F59]^[.$Q$2])/([.$T59]^2);[.$R$2]); MIN([.F59]/[.$O$2]; [.$N$2])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4" calcext:value-type="float">
            <text:p>34</text:p>
          </table:table-cell>
          <table:table-cell table:style-name="ce11" table:formula="of:=ROUND((([.I59]/[.$S$1])*MAX([.I59]/350;0.8));2)" office:value-type="float" office:value="3.25" calcext:value-type="float">
            <text:p>3.25</text:p>
          </table:table-cell>
          <table:table-cell table:style-name="ce11" table:formula="of:=ROUND([.I5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5" calcext:value-type="float">
            <text:p>5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3" calcext:value-type="float">
            <text:p>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8.57" calcext:value-type="float">
            <text:p>28.57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AVERAGE(MIN(([.$D60]^[.$L$2])/([.$T60]^2);[.$R$2]); MIN([.D60]/[.$O$2]; [.$N$2])))*([.$J60]+[.$M$2]))*5;0)" office:value-type="float" office:value="50" calcext:value-type="float">
            <text:p>5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AVERAGE(MIN(([.$E60]^2)/([.$T60]^2);[.$R$2]);MIN([.E60]/[.$P$2]; [.$N$2]))*([.$J60]+3)*[.$T$2]))*5;0)" office:value-type="float" office:value="35" calcext:value-type="float">
            <text:p>35</text:p>
          </table:table-cell>
          <table:table-cell table:style-name="ce11" table:formula="of:=IFERROR(ROUND((AVERAGE(MIN(([.$G60]^2)/([.$T60]^2);[.$R$2]);MIN([.G60]/[.$P$2]; [.$N$2]))*([.$J60]+3)*[.$T$2]))*5;0)" office:value-type="float" office:value="40" calcext:value-type="float">
            <text:p>40</text:p>
          </table:table-cell>
          <table:table-cell table:style-name="ce11" table:formula="of:=IFERROR(ROUND((AVERAGE(MIN(([.$F60]^[.$Q$2])/([.$T60]^2);[.$R$2]); MIN([.F60]/[.$O$2]; [.$N$2])))*([.$J60]+[.$M$2]))*5;0)" office:value-type="float" office:value="35" calcext:value-type="float">
            <text:p>35</text:p>
          </table:table-cell>
          <table:table-cell table:style-name="ce11" table:formula="of:=ROUND(AVERAGE([.K60:.Q60]))" office:value-type="float" office:value="49" calcext:value-type="float">
            <text:p>49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4" calcext:value-type="float">
            <text:p>4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0" calcext:value-type="float">
            <text:p>350</text:p>
          </table:table-cell>
          <table:table-cell table:style-name="ce11" table:formula="of:=ROUND((([.I61]/[.$S$1])*MAX([.I61]/420; 1.2));2)" office:value-type="float" office:value="4.67" calcext:value-type="float">
            <text:p>4.67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AVERAGE(MIN(([.$D61]^[.$L$2])/([.$T61]^2);[.$R$2]); MIN([.D61]/[.$O$2]; [.$N$2])))*([.$J61]+[.$M$2]))*5;0)" office:value-type="float" office:value="30" calcext:value-type="float">
            <text:p>30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AVERAGE(MIN(([.$E61]^2)/([.$T61]^2);[.$R$2]);MIN([.E61]/[.$P$2]; [.$N$2]))*([.$J61]+3)*[.$T$2]))*5;0)" office:value-type="float" office:value="30" calcext:value-type="float">
            <text:p>30</text:p>
          </table:table-cell>
          <table:table-cell table:style-name="ce11" table:formula="of:=IFERROR(ROUND((AVERAGE(MIN(([.$G61]^2)/([.$T61]^2);[.$R$2]);MIN([.G61]/[.$P$2]; [.$N$2]))*([.$J61]+3)*[.$T$2]))*5;0)" office:value-type="float" office:value="30" calcext:value-type="float">
            <text:p>30</text:p>
          </table:table-cell>
          <table:table-cell table:style-name="ce11" table:formula="of:=IFERROR(ROUND((AVERAGE(MIN(([.$F61]^[.$Q$2])/([.$T61]^2);[.$R$2]); MIN([.F61]/[.$O$2]; [.$N$2])))*([.$J61]+[.$M$2]))*5;0)" office:value-type="float" office:value="35" calcext:value-type="float">
            <text:p>35</text:p>
          </table:table-cell>
          <table:table-cell table:style-name="ce11" table:formula="of:=ROUND(AVERAGE([.K61:.Q61]))" office:value-type="float" office:value="35" calcext:value-type="float">
            <text:p>35</text:p>
          </table:table-cell>
          <table:table-cell table:style-name="ce11" table:formula="of:=ROUND((([.I61]/[.$S$1])*MAX([.I61]/350;0.8));2)" office:value-type="float" office:value="3.89" calcext:value-type="float">
            <text:p>3.89</text:p>
          </table:table-cell>
          <table:table-cell table:style-name="ce11" table:formula="of:=ROUND([.I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AVERAGE(MIN(([.$D62]^[.$L$2])/([.$T62]^2);[.$R$2]); MIN([.D62]/[.$O$2]; [.$N$2])))*([.$J62]+[.$M$2]))*5;0)" office:value-type="float" office:value="50" calcext:value-type="float">
            <text:p>5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AVERAGE(MIN(([.$E62]^2)/([.$T62]^2);[.$R$2]);MIN([.E62]/[.$P$2]; [.$N$2]))*([.$J62]+3)*[.$T$2]))*5;0)" office:value-type="float" office:value="50" calcext:value-type="float">
            <text:p>50</text:p>
          </table:table-cell>
          <table:table-cell table:style-name="ce11" table:formula="of:=IFERROR(ROUND((AVERAGE(MIN(([.$G62]^2)/([.$T62]^2);[.$R$2]);MIN([.G62]/[.$P$2]; [.$N$2]))*([.$J62]+3)*[.$T$2]))*5;0)" office:value-type="float" office:value="50" calcext:value-type="float">
            <text:p>50</text:p>
          </table:table-cell>
          <table:table-cell table:style-name="ce11" table:formula="of:=IFERROR(ROUND((AVERAGE(MIN(([.$F62]^[.$Q$2])/([.$T62]^2);[.$R$2]); MIN([.F62]/[.$O$2]; [.$N$2])))*([.$J62]+[.$M$2]))*5;0)" office:value-type="float" office:value="60" calcext:value-type="float">
            <text:p>60</text:p>
          </table:table-cell>
          <table:table-cell table:style-name="ce11" table:formula="of:=ROUND(AVERAGE([.K62:.Q62]))" office:value-type="float" office:value="53" calcext:value-type="float">
            <text:p>53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AVERAGE(MIN(([.$D63]^[.$L$2])/([.$T63]^2);[.$R$2]); MIN([.D63]/[.$O$2]; [.$N$2])))*([.$J63]+[.$M$2]))*5;0)" office:value-type="float" office:value="40" calcext:value-type="float">
            <text:p>40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AVERAGE(MIN(([.$E63]^2)/([.$T63]^2);[.$R$2]);MIN([.E63]/[.$P$2]; [.$N$2]))*([.$J63]+3)*[.$T$2]))*5;0)" office:value-type="float" office:value="20" calcext:value-type="float">
            <text:p>20</text:p>
          </table:table-cell>
          <table:table-cell table:style-name="ce11" table:formula="of:=IFERROR(ROUND((AVERAGE(MIN(([.$G63]^2)/([.$T63]^2);[.$R$2]);MIN([.G63]/[.$P$2]; [.$N$2]))*([.$J63]+3)*[.$T$2]))*5;0)" office:value-type="float" office:value="25" calcext:value-type="float">
            <text:p>25</text:p>
          </table:table-cell>
          <table:table-cell table:style-name="ce11" table:formula="of:=IFERROR(ROUND((AVERAGE(MIN(([.$F63]^[.$Q$2])/([.$T63]^2);[.$R$2]); MIN([.F63]/[.$O$2]; [.$N$2])))*([.$J63]+[.$M$2]))*5;0)" office:value-type="float" office:value="15" calcext:value-type="float">
            <text:p>15</text:p>
          </table:table-cell>
          <table:table-cell table:style-name="ce11" table:formula="of:=ROUND(AVERAGE([.K63:.Q63]))" office:value-type="float" office:value="34" calcext:value-type="float">
            <text:p>34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AVERAGE(MIN(([.$D64]^[.$L$2])/([.$T64]^2);[.$R$2]); MIN([.D64]/[.$O$2]; [.$N$2])))*([.$J64]+[.$M$2]))*5;0)" office:value-type="float" office:value="60" calcext:value-type="float">
            <text:p>60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AVERAGE(MIN(([.$E64]^2)/([.$T64]^2);[.$R$2]);MIN([.E64]/[.$P$2]; [.$N$2]))*([.$J64]+3)*[.$T$2]))*5;0)" office:value-type="float" office:value="35" calcext:value-type="float">
            <text:p>35</text:p>
          </table:table-cell>
          <table:table-cell table:style-name="ce11" table:formula="of:=IFERROR(ROUND((AVERAGE(MIN(([.$G64]^2)/([.$T64]^2);[.$R$2]);MIN([.G64]/[.$P$2]; [.$N$2]))*([.$J64]+3)*[.$T$2]))*5;0)" office:value-type="float" office:value="45" calcext:value-type="float">
            <text:p>45</text:p>
          </table:table-cell>
          <table:table-cell table:style-name="ce11" table:formula="of:=IFERROR(ROUND((AVERAGE(MIN(([.$F64]^[.$Q$2])/([.$T64]^2);[.$R$2]); MIN([.F64]/[.$O$2]; [.$N$2])))*([.$J64]+[.$M$2]))*5;0)" office:value-type="float" office:value="30" calcext:value-type="float">
            <text:p>30</text:p>
          </table:table-cell>
          <table:table-cell table:style-name="ce11" table:formula="of:=ROUND(AVERAGE([.K64:.Q64]))" office:value-type="float" office:value="47" calcext:value-type="float">
            <text:p>47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AVERAGE(MIN(([.$D65]^[.$L$2])/([.$T65]^2);[.$R$2]); MIN([.D65]/[.$O$2]; [.$N$2])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AVERAGE(MIN(([.$E65]^2)/([.$T65]^2);[.$R$2]);MIN([.E65]/[.$P$2]; [.$N$2]))*([.$J65]+3)*[.$T$2]))*5;0)" office:value-type="float" office:value="25" calcext:value-type="float">
            <text:p>25</text:p>
          </table:table-cell>
          <table:table-cell table:style-name="ce11" table:formula="of:=IFERROR(ROUND((AVERAGE(MIN(([.$G65]^2)/([.$T65]^2);[.$R$2]);MIN([.G65]/[.$P$2]; [.$N$2]))*([.$J65]+3)*[.$T$2]))*5;0)" office:value-type="float" office:value="30" calcext:value-type="float">
            <text:p>30</text:p>
          </table:table-cell>
          <table:table-cell table:style-name="ce11" table:formula="of:=IFERROR(ROUND((AVERAGE(MIN(([.$F65]^[.$Q$2])/([.$T65]^2);[.$R$2]); MIN([.F65]/[.$O$2]; [.$N$2])))*([.$J65]+[.$M$2]))*5;0)" office:value-type="float" office:value="35" calcext:value-type="float">
            <text:p>35</text:p>
          </table:table-cell>
          <table:table-cell table:style-name="ce11" table:formula="of:=ROUND(AVERAGE([.K65:.Q65]))" office:value-type="float" office:value="37" calcext:value-type="float">
            <text:p>37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AVERAGE(MIN(([.$D66]^[.$L$2])/([.$T66]^2);[.$R$2]); MIN([.D66]/[.$O$2]; [.$N$2])))*([.$J66]+[.$M$2]))*5;0)" office:value-type="float" office:value="70" calcext:value-type="float">
            <text:p>70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AVERAGE(MIN(([.$E66]^2)/([.$T66]^2);[.$R$2]);MIN([.E66]/[.$P$2]; [.$N$2]))*([.$J66]+3)*[.$T$2]))*5;0)" office:value-type="float" office:value="55" calcext:value-type="float">
            <text:p>55</text:p>
          </table:table-cell>
          <table:table-cell table:style-name="ce11" table:formula="of:=IFERROR(ROUND((AVERAGE(MIN(([.$G66]^2)/([.$T66]^2);[.$R$2]);MIN([.G66]/[.$P$2]; [.$N$2]))*([.$J66]+3)*[.$T$2]))*5;0)" office:value-type="float" office:value="55" calcext:value-type="float">
            <text:p>55</text:p>
          </table:table-cell>
          <table:table-cell table:style-name="ce11" table:formula="of:=IFERROR(ROUND((AVERAGE(MIN(([.$F66]^[.$Q$2])/([.$T66]^2);[.$R$2]); MIN([.F66]/[.$O$2]; [.$N$2])))*([.$J66]+[.$M$2]))*5;0)" office:value-type="float" office:value="65" calcext:value-type="float">
            <text:p>65</text:p>
          </table:table-cell>
          <table:table-cell table:style-name="ce11" table:formula="of:=ROUND(AVERAGE([.K66:.Q66]))" office:value-type="float" office:value="61" calcext:value-type="float">
            <text:p>61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AVERAGE(MIN(([.$D67]^[.$L$2])/([.$T67]^2);[.$R$2]); MIN([.D67]/[.$O$2]; [.$N$2])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AVERAGE(MIN(([.$E67]^2)/([.$T67]^2);[.$R$2]);MIN([.E67]/[.$P$2]; [.$N$2]))*([.$J67]+3)*[.$T$2]))*5;0)" office:value-type="float" office:value="20" calcext:value-type="float">
            <text:p>20</text:p>
          </table:table-cell>
          <table:table-cell table:style-name="ce11" table:formula="of:=IFERROR(ROUND((AVERAGE(MIN(([.$G67]^2)/([.$T67]^2);[.$R$2]);MIN([.G67]/[.$P$2]; [.$N$2]))*([.$J67]+3)*[.$T$2]))*5;0)" office:value-type="float" office:value="20" calcext:value-type="float">
            <text:p>20</text:p>
          </table:table-cell>
          <table:table-cell table:style-name="ce11" table:formula="of:=IFERROR(ROUND((AVERAGE(MIN(([.$F67]^[.$Q$2])/([.$T67]^2);[.$R$2]); MIN([.F67]/[.$O$2]; [.$N$2])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4" calcext:value-type="float">
            <text:p>34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AVERAGE(MIN(([.$D68]^[.$L$2])/([.$T68]^2);[.$R$2]); MIN([.D68]/[.$O$2]; [.$N$2])))*([.$J68]+[.$M$2]))*5;0)" office:value-type="float" office:value="45" calcext:value-type="float">
            <text:p>4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AVERAGE(MIN(([.$E68]^2)/([.$T68]^2);[.$R$2]);MIN([.E68]/[.$P$2]; [.$N$2]))*([.$J68]+3)*[.$T$2]))*5;0)" office:value-type="float" office:value="40" calcext:value-type="float">
            <text:p>40</text:p>
          </table:table-cell>
          <table:table-cell table:style-name="ce11" table:formula="of:=IFERROR(ROUND((AVERAGE(MIN(([.$G68]^2)/([.$T68]^2);[.$R$2]);MIN([.G68]/[.$P$2]; [.$N$2]))*([.$J68]+3)*[.$T$2]))*5;0)" office:value-type="float" office:value="30" calcext:value-type="float">
            <text:p>30</text:p>
          </table:table-cell>
          <table:table-cell table:style-name="ce11" table:formula="of:=IFERROR(ROUND((AVERAGE(MIN(([.$F68]^[.$Q$2])/([.$T68]^2);[.$R$2]); MIN([.F68]/[.$O$2]; [.$N$2])))*([.$J68]+[.$M$2]))*5;0)" office:value-type="float" office:value="40" calcext:value-type="float">
            <text:p>40</text:p>
          </table:table-cell>
          <table:table-cell table:style-name="ce11" table:formula="of:=ROUND(AVERAGE([.K68:.Q68]))" office:value-type="float" office:value="43" calcext:value-type="float">
            <text:p>43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AVERAGE(MIN(([.$D69]^[.$L$2])/([.$T69]^2);[.$R$2]); MIN([.D69]/[.$O$2]; [.$N$2])))*([.$J69]+[.$M$2]))*5;0)" office:value-type="float" office:value="65" calcext:value-type="float">
            <text:p>65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AVERAGE(MIN(([.$E69]^2)/([.$T69]^2);[.$R$2]);MIN([.E69]/[.$P$2]; [.$N$2]))*([.$J69]+3)*[.$T$2]))*5;0)" office:value-type="float" office:value="60" calcext:value-type="float">
            <text:p>60</text:p>
          </table:table-cell>
          <table:table-cell table:style-name="ce11" table:formula="of:=IFERROR(ROUND((AVERAGE(MIN(([.$G69]^2)/([.$T69]^2);[.$R$2]);MIN([.G69]/[.$P$2]; [.$N$2]))*([.$J69]+3)*[.$T$2]))*5;0)" office:value-type="float" office:value="55" calcext:value-type="float">
            <text:p>55</text:p>
          </table:table-cell>
          <table:table-cell table:style-name="ce11" table:formula="of:=IFERROR(ROUND((AVERAGE(MIN(([.$F69]^[.$Q$2])/([.$T69]^2);[.$R$2]); MIN([.F69]/[.$O$2]; [.$N$2])))*([.$J69]+[.$M$2]))*5;0)" office:value-type="float" office:value="60" calcext:value-type="float">
            <text:p>60</text:p>
          </table:table-cell>
          <table:table-cell table:style-name="ce11" table:formula="of:=ROUND(AVERAGE([.K69:.Q69]))" office:value-type="float" office:value="59" calcext:value-type="float">
            <text:p>59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AVERAGE(MIN(([.$D70]^[.$L$2])/([.$T70]^2);[.$R$2]); MIN([.D70]/[.$O$2]; [.$N$2])))*([.$J70]+[.$M$2]))*5;0)" office:value-type="float" office:value="15" calcext:value-type="float">
            <text:p>15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AVERAGE(MIN(([.$E70]^2)/([.$T70]^2);[.$R$2]);MIN([.E70]/[.$P$2]; [.$N$2]))*([.$J70]+3)*[.$T$2]))*5;0)" office:value-type="float" office:value="5" calcext:value-type="float">
            <text:p>5</text:p>
          </table:table-cell>
          <table:table-cell table:style-name="ce11" table:formula="of:=IFERROR(ROUND((AVERAGE(MIN(([.$G70]^2)/([.$T70]^2);[.$R$2]);MIN([.G70]/[.$P$2]; [.$N$2]))*([.$J70]+3)*[.$T$2]))*5;0)" office:value-type="float" office:value="50" calcext:value-type="float">
            <text:p>50</text:p>
          </table:table-cell>
          <table:table-cell table:style-name="ce11" table:formula="of:=IFERROR(ROUND((AVERAGE(MIN(([.$F70]^[.$Q$2])/([.$T70]^2);[.$R$2]); MIN([.F70]/[.$O$2]; [.$N$2])))*([.$J70]+[.$M$2]))*5;0)" office:value-type="float" office:value="50" calcext:value-type="float">
            <text:p>50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AVERAGE(MIN(([.$D71]^[.$L$2])/([.$T71]^2);[.$R$2]); MIN([.D71]/[.$O$2]; [.$N$2])))*([.$J71]+[.$M$2]))*5;0)" office:value-type="float" office:value="25" calcext:value-type="float">
            <text:p>2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AVERAGE(MIN(([.$E71]^2)/([.$T71]^2);[.$R$2]);MIN([.E71]/[.$P$2]; [.$N$2]))*([.$J71]+3)*[.$T$2]))*5;0)" office:value-type="float" office:value="15" calcext:value-type="float">
            <text:p>15</text:p>
          </table:table-cell>
          <table:table-cell table:style-name="ce11" table:formula="of:=IFERROR(ROUND((AVERAGE(MIN(([.$G71]^2)/([.$T71]^2);[.$R$2]);MIN([.G71]/[.$P$2]; [.$N$2]))*([.$J71]+3)*[.$T$2]))*5;0)" office:value-type="float" office:value="55" calcext:value-type="float">
            <text:p>55</text:p>
          </table:table-cell>
          <table:table-cell table:style-name="ce11" table:formula="of:=IFERROR(ROUND((AVERAGE(MIN(([.$F71]^[.$Q$2])/([.$T71]^2);[.$R$2]); MIN([.F71]/[.$O$2]; [.$N$2])))*([.$J71]+[.$M$2]))*5;0)" office:value-type="float" office:value="65" calcext:value-type="float">
            <text:p>65</text:p>
          </table:table-cell>
          <table:table-cell table:style-name="ce11" table:formula="of:=ROUND(AVERAGE([.K71:.Q71]))" office:value-type="float" office:value="46" calcext:value-type="float">
            <text:p>46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AVERAGE(MIN(([.$D72]^[.$L$2])/([.$T72]^2);[.$R$2]); MIN([.D72]/[.$O$2]; [.$N$2])))*([.$J72]+[.$M$2]))*5;0)" office:value-type="float" office:value="35" calcext:value-type="float">
            <text:p>35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AVERAGE(MIN(([.$E72]^2)/([.$T72]^2);[.$R$2]);MIN([.E72]/[.$P$2]; [.$N$2]))*([.$J72]+3)*[.$T$2]))*5;0)" office:value-type="float" office:value="25" calcext:value-type="float">
            <text:p>25</text:p>
          </table:table-cell>
          <table:table-cell table:style-name="ce11" table:formula="of:=IFERROR(ROUND((AVERAGE(MIN(([.$G72]^2)/([.$T72]^2);[.$R$2]);MIN([.G72]/[.$P$2]; [.$N$2]))*([.$J72]+3)*[.$T$2]))*5;0)" office:value-type="float" office:value="65" calcext:value-type="float">
            <text:p>65</text:p>
          </table:table-cell>
          <table:table-cell table:style-name="ce11" table:formula="of:=IFERROR(ROUND((AVERAGE(MIN(([.$F72]^[.$Q$2])/([.$T72]^2);[.$R$2]); MIN([.F72]/[.$O$2]; [.$N$2])))*([.$J72]+[.$M$2]))*5;0)" office:value-type="float" office:value="75" calcext:value-type="float">
            <text:p>75</text:p>
          </table:table-cell>
          <table:table-cell table:style-name="ce11" table:formula="of:=ROUND(AVERAGE([.K72:.Q72]))" office:value-type="float" office:value="56" calcext:value-type="float">
            <text:p>56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AVERAGE(MIN(([.$D73]^[.$L$2])/([.$T73]^2);[.$R$2]); MIN([.D73]/[.$O$2]; [.$N$2])))*([.$J73]+[.$M$2]))*5;0)" office:value-type="float" office:value="45" calcext:value-type="float">
            <text:p>45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AVERAGE(MIN(([.$E73]^2)/([.$T73]^2);[.$R$2]);MIN([.E73]/[.$P$2]; [.$N$2]))*([.$J73]+3)*[.$T$2]))*5;0)" office:value-type="float" office:value="40" calcext:value-type="float">
            <text:p>40</text:p>
          </table:table-cell>
          <table:table-cell table:style-name="ce11" table:formula="of:=IFERROR(ROUND((AVERAGE(MIN(([.$G73]^2)/([.$T73]^2);[.$R$2]);MIN([.G73]/[.$P$2]; [.$N$2]))*([.$J73]+3)*[.$T$2]))*5;0)" office:value-type="float" office:value="20" calcext:value-type="float">
            <text:p>20</text:p>
          </table:table-cell>
          <table:table-cell table:style-name="ce11" table:formula="of:=IFERROR(ROUND((AVERAGE(MIN(([.$F73]^[.$Q$2])/([.$T73]^2);[.$R$2]); MIN([.F73]/[.$O$2]; [.$N$2])))*([.$J73]+[.$M$2]))*5;0)" office:value-type="float" office:value="15" calcext:value-type="float">
            <text:p>15</text:p>
          </table:table-cell>
          <table:table-cell table:style-name="ce11" table:formula="of:=ROUND(AVERAGE([.K73:.Q73]))" office:value-type="float" office:value="36" calcext:value-type="float">
            <text:p>36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AVERAGE(MIN(([.$D74]^[.$L$2])/([.$T74]^2);[.$R$2]); MIN([.D74]/[.$O$2]; [.$N$2])))*([.$J74]+[.$M$2]))*5;0)" office:value-type="float" office:value="60" calcext:value-type="float">
            <text:p>60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AVERAGE(MIN(([.$E74]^2)/([.$T74]^2);[.$R$2]);MIN([.E74]/[.$P$2]; [.$N$2]))*([.$J74]+3)*[.$T$2]))*5;0)" office:value-type="float" office:value="55" calcext:value-type="float">
            <text:p>55</text:p>
          </table:table-cell>
          <table:table-cell table:style-name="ce11" table:formula="of:=IFERROR(ROUND((AVERAGE(MIN(([.$G74]^2)/([.$T74]^2);[.$R$2]);MIN([.G74]/[.$P$2]; [.$N$2]))*([.$J74]+3)*[.$T$2]))*5;0)" office:value-type="float" office:value="35" calcext:value-type="float">
            <text:p>35</text:p>
          </table:table-cell>
          <table:table-cell table:style-name="ce11" table:formula="of:=IFERROR(ROUND((AVERAGE(MIN(([.$F74]^[.$Q$2])/([.$T74]^2);[.$R$2]); MIN([.F74]/[.$O$2]; [.$N$2])))*([.$J74]+[.$M$2]))*5;0)" office:value-type="float" office:value="25" calcext:value-type="float">
            <text:p>25</text:p>
          </table:table-cell>
          <table:table-cell table:style-name="ce11" table:formula="of:=ROUND(AVERAGE([.K74:.Q74]))" office:value-type="float" office:value="46" calcext:value-type="float">
            <text:p>46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AVERAGE(MIN(([.$D75]^[.$L$2])/([.$T75]^2);[.$R$2]); MIN([.D75]/[.$O$2]; [.$N$2])))*([.$J75]+[.$M$2]))*5;0)" office:value-type="float" office:value="80" calcext:value-type="float">
            <text:p>80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AVERAGE(MIN(([.$E75]^2)/([.$T75]^2);[.$R$2]);MIN([.E75]/[.$P$2]; [.$N$2]))*([.$J75]+3)*[.$T$2]))*5;0)" office:value-type="float" office:value="65" calcext:value-type="float">
            <text:p>65</text:p>
          </table:table-cell>
          <table:table-cell table:style-name="ce11" table:formula="of:=IFERROR(ROUND((AVERAGE(MIN(([.$G75]^2)/([.$T75]^2);[.$R$2]);MIN([.G75]/[.$P$2]; [.$N$2]))*([.$J75]+3)*[.$T$2]))*5;0)" office:value-type="float" office:value="60" calcext:value-type="float">
            <text:p>60</text:p>
          </table:table-cell>
          <table:table-cell table:style-name="ce11" table:formula="of:=IFERROR(ROUND((AVERAGE(MIN(([.$F75]^[.$Q$2])/([.$T75]^2);[.$R$2]); MIN([.F75]/[.$O$2]; [.$N$2])))*([.$J75]+[.$M$2]))*5;0)" office:value-type="float" office:value="40" calcext:value-type="float">
            <text:p>40</text:p>
          </table:table-cell>
          <table:table-cell table:style-name="ce11" table:formula="of:=ROUND(AVERAGE([.K75:.Q75]))" office:value-type="float" office:value="59" calcext:value-type="float">
            <text:p>59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6:.H76])" office:value-type="float" office:value="310" calcext:value-type="float">
            <text:p>310</text:p>
          </table:table-cell>
          <table:table-cell table:style-name="ce11" table:formula="of:=ROUND((([.I76]/[.$S$1])*MAX([.I76]/420; 1.2));2)" office:value-type="float" office:value="4.13" calcext:value-type="float">
            <text:p>4.13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AVERAGE(MIN(([.$D76]^[.$L$2])/([.$T76]^2);[.$R$2]); MIN([.D76]/[.$O$2]; [.$N$2])))*([.$J76]+[.$M$2]))*5;0)" office:value-type="float" office:value="40" calcext:value-type="float">
            <text:p>40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30" calcext:value-type="float">
            <text:p>30</text:p>
          </table:table-cell>
          <table:table-cell table:style-name="ce11" table:formula="of:=IFERROR(ROUND((AVERAGE(MIN(([.$E76]^2)/([.$T76]^2);[.$R$2]);MIN([.E76]/[.$P$2]; [.$N$2]))*([.$J76]+3)*[.$T$2]))*5;0)" office:value-type="float" office:value="20" calcext:value-type="float">
            <text:p>20</text:p>
          </table:table-cell>
          <table:table-cell table:style-name="ce11" table:formula="of:=IFERROR(ROUND((AVERAGE(MIN(([.$G76]^2)/([.$T76]^2);[.$R$2]);MIN([.G76]/[.$P$2]; [.$N$2]))*([.$J76]+3)*[.$T$2]))*5;0)" office:value-type="float" office:value="15" calcext:value-type="float">
            <text:p>15</text:p>
          </table:table-cell>
          <table:table-cell table:style-name="ce11" table:formula="of:=IFERROR(ROUND((AVERAGE(MIN(([.$F76]^[.$Q$2])/([.$T76]^2);[.$R$2]); MIN([.F76]/[.$O$2]; [.$N$2])))*([.$J76]+[.$M$2]))*5;0)" office:value-type="float" office:value="40" calcext:value-type="float">
            <text:p>40</text:p>
          </table:table-cell>
          <table:table-cell table:style-name="ce11" table:formula="of:=ROUND(AVERAGE([.K76:.Q76]))" office:value-type="float" office:value="32" calcext:value-type="float">
            <text:p>32</text:p>
          </table:table-cell>
          <table:table-cell table:style-name="ce11" table:formula="of:=ROUND((([.I76]/[.$S$1])*MAX([.I76]/350;0.8));2)" office:value-type="float" office:value="3.05" calcext:value-type="float">
            <text:p>3.05</text:p>
          </table:table-cell>
          <table:table-cell table:style-name="ce11" table:formula="of:=ROUND([.I76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2" calcext:value-type="float">
            <text:p>2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17" calcext:value-type="float">
            <text:p>3.17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7:.H77])" office:value-type="float" office:value="400" calcext:value-type="float">
            <text:p>400</text:p>
          </table:table-cell>
          <table:table-cell table:style-name="ce11" table:formula="of:=ROUND((([.I77]/[.$S$1])*MAX([.I77]/420; 1.2));2)" office:value-type="float" office:value="5.33" calcext:value-type="float">
            <text:p>5.33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AVERAGE(MIN(([.$D77]^[.$L$2])/([.$T77]^2);[.$R$2]); MIN([.D77]/[.$O$2]; [.$N$2])))*([.$J77]+[.$M$2]))*5;0)" office:value-type="float" office:value="55" calcext:value-type="float">
            <text:p>55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35" calcext:value-type="float">
            <text:p>35</text:p>
          </table:table-cell>
          <table:table-cell table:style-name="ce11" table:formula="of:=IFERROR(ROUND((AVERAGE(MIN(([.$E77]^2)/([.$T77]^2);[.$R$2]);MIN([.E77]/[.$P$2]; [.$N$2]))*([.$J77]+3)*[.$T$2]))*5;0)" office:value-type="float" office:value="30" calcext:value-type="float">
            <text:p>30</text:p>
          </table:table-cell>
          <table:table-cell table:style-name="ce11" table:formula="of:=IFERROR(ROUND((AVERAGE(MIN(([.$G77]^2)/([.$T77]^2);[.$R$2]);MIN([.G77]/[.$P$2]; [.$N$2]))*([.$J77]+3)*[.$T$2]))*5;0)" office:value-type="float" office:value="25" calcext:value-type="float">
            <text:p>25</text:p>
          </table:table-cell>
          <table:table-cell table:style-name="ce11" table:formula="of:=IFERROR(ROUND((AVERAGE(MIN(([.$F77]^[.$Q$2])/([.$T77]^2);[.$R$2]); MIN([.F77]/[.$O$2]; [.$N$2])))*([.$J77]+[.$M$2]))*5;0)" office:value-type="float" office:value="50" calcext:value-type="float">
            <text:p>50</text:p>
          </table:table-cell>
          <table:table-cell table:style-name="ce11" table:formula="of:=ROUND(AVERAGE([.K77:.Q77]))" office:value-type="float" office:value="41" calcext:value-type="float">
            <text:p>41</text:p>
          </table:table-cell>
          <table:table-cell table:style-name="ce11" table:formula="of:=ROUND((([.I77]/[.$S$1])*MAX([.I77]/350;0.8));2)" office:value-type="float" office:value="5.08" calcext:value-type="float">
            <text:p>5.08</text:p>
          </table:table-cell>
          <table:table-cell table:style-name="ce11" table:formula="of:=ROUND([.I77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4" calcext:value-type="float">
            <text:p>4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" calcext:value-type="float">
            <text:p>5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AVERAGE(MIN(([.$D78]^[.$L$2])/([.$T78]^2);[.$R$2]); MIN([.D78]/[.$O$2]; [.$N$2])))*([.$J78]+[.$M$2]))*5;0)" office:value-type="float" office:value="60" calcext:value-type="float">
            <text:p>6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AVERAGE(MIN(([.$E78]^2)/([.$T78]^2);[.$R$2]);MIN([.E78]/[.$P$2]; [.$N$2]))*([.$J78]+3)*[.$T$2]))*5;0)" office:value-type="float" office:value="40" calcext:value-type="float">
            <text:p>40</text:p>
          </table:table-cell>
          <table:table-cell table:style-name="ce11" table:formula="of:=IFERROR(ROUND((AVERAGE(MIN(([.$G78]^2)/([.$T78]^2);[.$R$2]);MIN([.G78]/[.$P$2]; [.$N$2]))*([.$J78]+3)*[.$T$2]))*5;0)" office:value-type="float" office:value="45" calcext:value-type="float">
            <text:p>45</text:p>
          </table:table-cell>
          <table:table-cell table:style-name="ce11" table:formula="of:=IFERROR(ROUND((AVERAGE(MIN(([.$F78]^[.$Q$2])/([.$T78]^2);[.$R$2]); MIN([.F78]/[.$O$2]; [.$N$2])))*([.$J78]+[.$M$2]))*5;0)" office:value-type="float" office:value="60" calcext:value-type="float">
            <text:p>60</text:p>
          </table:table-cell>
          <table:table-cell table:style-name="ce11" table:formula="of:=ROUND(AVERAGE([.K78:.Q78]))" office:value-type="float" office:value="52" calcext:value-type="float">
            <text:p>52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2" calcext:value-type="float">
            <text:p>2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AVERAGE(MIN(([.$D79]^[.$L$2])/([.$T79]^2);[.$R$2]); MIN([.D79]/[.$O$2]; [.$N$2])))*([.$J79]+[.$M$2]))*5;0)" office:value-type="float" office:value="25" calcext:value-type="float">
            <text:p>25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AVERAGE(MIN(([.$E79]^2)/([.$T79]^2);[.$R$2]);MIN([.E79]/[.$P$2]; [.$N$2]))*([.$J79]+3)*[.$T$2]))*5;0)" office:value-type="float" office:value="15" calcext:value-type="float">
            <text:p>15</text:p>
          </table:table-cell>
          <table:table-cell table:style-name="ce11" table:formula="of:=IFERROR(ROUND((AVERAGE(MIN(([.$G79]^2)/([.$T79]^2);[.$R$2]);MIN([.G79]/[.$P$2]; [.$N$2]))*([.$J79]+3)*[.$T$2]))*5;0)" office:value-type="float" office:value="35" calcext:value-type="float">
            <text:p>35</text:p>
          </table:table-cell>
          <table:table-cell table:style-name="ce11" table:formula="of:=IFERROR(ROUND((AVERAGE(MIN(([.$F79]^[.$Q$2])/([.$T79]^2);[.$R$2]); MIN([.F79]/[.$O$2]; [.$N$2])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6" calcext:value-type="float">
            <text:p>36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AVERAGE(MIN(([.$D80]^[.$L$2])/([.$T80]^2);[.$R$2]); MIN([.D80]/[.$O$2]; [.$N$2])))*([.$J80]+[.$M$2]))*5;0)" office:value-type="float" office:value="45" calcext:value-type="float">
            <text:p>4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AVERAGE(MIN(([.$E80]^2)/([.$T80]^2);[.$R$2]);MIN([.E80]/[.$P$2]; [.$N$2]))*([.$J80]+3)*[.$T$2]))*5;0)" office:value-type="float" office:value="40" calcext:value-type="float">
            <text:p>40</text:p>
          </table:table-cell>
          <table:table-cell table:style-name="ce11" table:formula="of:=IFERROR(ROUND((AVERAGE(MIN(([.$G80]^2)/([.$T80]^2);[.$R$2]);MIN([.G80]/[.$P$2]; [.$N$2]))*([.$J80]+3)*[.$T$2]))*5;0)" office:value-type="float" office:value="55" calcext:value-type="float">
            <text:p>55</text:p>
          </table:table-cell>
          <table:table-cell table:style-name="ce11" table:formula="of:=IFERROR(ROUND((AVERAGE(MIN(([.$F80]^[.$Q$2])/([.$T80]^2);[.$R$2]); MIN([.F80]/[.$O$2]; [.$N$2])))*([.$J80]+[.$M$2]))*5;0)" office:value-type="float" office:value="60" calcext:value-type="float">
            <text:p>60</text:p>
          </table:table-cell>
          <table:table-cell table:style-name="ce11" table:formula="of:=ROUND(AVERAGE([.K80:.Q80]))" office:value-type="float" office:value="56" calcext:value-type="float">
            <text:p>56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3"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AVERAGE(MIN(([.$D81]^[.$L$2])/([.$T81]^2);[.$R$2]); MIN([.D81]/[.$O$2]; [.$N$2])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AVERAGE(MIN(([.$E81]^2)/([.$T81]^2);[.$R$2]);MIN([.E81]/[.$P$2]; [.$N$2]))*([.$J81]+3)*[.$T$2]))*5;0)" office:value-type="float" office:value="55" calcext:value-type="float">
            <text:p>55</text:p>
          </table:table-cell>
          <table:table-cell table:style-name="ce11" table:formula="of:=IFERROR(ROUND((AVERAGE(MIN(([.$G81]^2)/([.$T81]^2);[.$R$2]);MIN([.G81]/[.$P$2]; [.$N$2]))*([.$J81]+3)*[.$T$2]))*5;0)" office:value-type="float" office:value="15" calcext:value-type="float">
            <text:p>15</text:p>
          </table:table-cell>
          <table:table-cell table:style-name="ce11" table:formula="of:=IFERROR(ROUND((AVERAGE(MIN(([.$F81]^[.$Q$2])/([.$T81]^2);[.$R$2]); MIN([.F81]/[.$O$2]; [.$N$2])))*([.$J81]+[.$M$2]))*5;0)" office:value-type="float" office:value="10" calcext:value-type="float">
            <text:p>10</text:p>
          </table:table-cell>
          <table:table-cell table:style-name="ce11" table:formula="of:=ROUND(AVERAGE([.K81:.Q81]))" office:value-type="float" office:value="34" calcext:value-type="float">
            <text:p>34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1" calcext:value-type="float">
            <text:p>1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67" calcext:value-type="float">
            <text:p>2.67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3"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AVERAGE(MIN(([.$D82]^[.$L$2])/([.$T82]^2);[.$R$2]); MIN([.D82]/[.$O$2]; [.$N$2])))*([.$J82]+[.$M$2]))*5;0)" office:value-type="float" office:value="55" calcext:value-type="float">
            <text:p>55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AVERAGE(MIN(([.$E82]^2)/([.$T82]^2);[.$R$2]);MIN([.E82]/[.$P$2]; [.$N$2]))*([.$J82]+3)*[.$T$2]))*5;0)" office:value-type="float" office:value="70" calcext:value-type="float">
            <text:p>70</text:p>
          </table:table-cell>
          <table:table-cell table:style-name="ce11" table:formula="of:=IFERROR(ROUND((AVERAGE(MIN(([.$G82]^2)/([.$T82]^2);[.$R$2]);MIN([.G82]/[.$P$2]; [.$N$2]))*([.$J82]+3)*[.$T$2]))*5;0)" office:value-type="float" office:value="25" calcext:value-type="float">
            <text:p>25</text:p>
          </table:table-cell>
          <table:table-cell table:style-name="ce11" table:formula="of:=IFERROR(ROUND((AVERAGE(MIN(([.$F82]^[.$Q$2])/([.$T82]^2);[.$R$2]); MIN([.F82]/[.$O$2]; [.$N$2])))*([.$J82]+[.$M$2]))*5;0)" office:value-type="float" office:value="20" calcext:value-type="float">
            <text:p>20</text:p>
          </table:table-cell>
          <table:table-cell table:style-name="ce11" table:formula="of:=ROUND(AVERAGE([.K82:.Q82]))" office:value-type="float" office:value="42" calcext:value-type="float">
            <text:p>42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2" calcext:value-type="float">
            <text:p>2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5" calcext:value-type="float">
            <text:p>4.5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5" calcext:value-type="float">
            <text:p>35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AVERAGE(MIN(([.$D83]^[.$L$2])/([.$T83]^2);[.$R$2]); MIN([.D83]/[.$O$2]; [.$N$2])))*([.$J83]+[.$M$2]))*5;0)" office:value-type="float" office:value="5" calcext:value-type="float">
            <text:p>5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AVERAGE(MIN(([.$E83]^2)/([.$T83]^2);[.$R$2]);MIN([.E83]/[.$P$2]; [.$N$2]))*([.$J83]+3)*[.$T$2]))*5;0)" office:value-type="float" office:value="10" calcext:value-type="float">
            <text:p>10</text:p>
          </table:table-cell>
          <table:table-cell table:style-name="ce11" table:formula="of:=IFERROR(ROUND((AVERAGE(MIN(([.$G83]^2)/([.$T83]^2);[.$R$2]);MIN([.G83]/[.$P$2]; [.$N$2]))*([.$J83]+3)*[.$T$2]))*5;0)" office:value-type="float" office:value="10" calcext:value-type="float">
            <text:p>10</text:p>
          </table:table-cell>
          <table:table-cell table:style-name="ce11" table:formula="of:=IFERROR(ROUND((AVERAGE(MIN(([.$F83]^[.$Q$2])/([.$T83]^2);[.$R$2]); MIN([.F83]/[.$O$2]; [.$N$2])))*([.$J83]+[.$M$2]))*5;0)" office:value-type="float" office:value="5" calcext:value-type="float">
            <text:p>5</text:p>
          </table:table-cell>
          <table:table-cell table:style-name="ce11" table:formula="of:=ROUND(AVERAGE([.K83:.Q83]))" office:value-type="float" office:value="16" calcext:value-type="float">
            <text:p>16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AVERAGE(MIN(([.$D84]^[.$L$2])/([.$T84]^2);[.$R$2]); MIN([.D84]/[.$O$2]; [.$N$2])))*([.$J84]+[.$M$2]))*5;0)" office:value-type="float" office:value="65" calcext:value-type="float">
            <text:p>65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AVERAGE(MIN(([.$E84]^2)/([.$T84]^2);[.$R$2]);MIN([.E84]/[.$P$2]; [.$N$2]))*([.$J84]+3)*[.$T$2]))*5;0)" office:value-type="float" office:value="70" calcext:value-type="float">
            <text:p>70</text:p>
          </table:table-cell>
          <table:table-cell table:style-name="ce11" table:formula="of:=IFERROR(ROUND((AVERAGE(MIN(([.$G84]^2)/([.$T84]^2);[.$R$2]);MIN([.G84]/[.$P$2]; [.$N$2]))*([.$J84]+3)*[.$T$2]))*5;0)" office:value-type="float" office:value="40" calcext:value-type="float">
            <text:p>40</text:p>
          </table:table-cell>
          <table:table-cell table:style-name="ce11" table:formula="of:=IFERROR(ROUND((AVERAGE(MIN(([.$F84]^[.$Q$2])/([.$T84]^2);[.$R$2]); MIN([.F84]/[.$O$2]; [.$N$2])))*([.$J84]+[.$M$2]))*5;0)" office:value-type="float" office:value="30" calcext:value-type="float">
            <text:p>30</text:p>
          </table:table-cell>
          <table:table-cell table:style-name="ce11" table:formula="of:=ROUND(AVERAGE([.K84:.Q84]))" office:value-type="float" office:value="52" calcext:value-type="float">
            <text:p>52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0" calcext:value-type="float">
            <text:p>10</text:p>
          </table:table-cell>
          <table:table-cell table:style-name="ce19" table:formula="of:=IFERROR(ROUND(((MIN(([.G84]^2)/([.$T84]^2);[.$S$2])))*[.$S84]*[.$T$1]);0)" office:value-type="float" office:value="3" calcext:value-type="float">
            <text:p>3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3.57" calcext:value-type="float">
            <text:p>43.57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3" calcext:value-type="float">
            <text:p>3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AVERAGE(MIN(([.$D85]^[.$L$2])/([.$T85]^2);[.$R$2]); MIN([.D85]/[.$O$2]; [.$N$2])))*([.$J85]+[.$M$2]))*5;0)" office:value-type="float" office:value="45" calcext:value-type="float">
            <text:p>45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AVERAGE(MIN(([.$E85]^2)/([.$T85]^2);[.$R$2]);MIN([.E85]/[.$P$2]; [.$N$2]))*([.$J85]+3)*[.$T$2]))*5;0)" office:value-type="float" office:value="25" calcext:value-type="float">
            <text:p>25</text:p>
          </table:table-cell>
          <table:table-cell table:style-name="ce11" table:formula="of:=IFERROR(ROUND((AVERAGE(MIN(([.$G85]^2)/([.$T85]^2);[.$R$2]);MIN([.G85]/[.$P$2]; [.$N$2]))*([.$J85]+3)*[.$T$2]))*5;0)" office:value-type="float" office:value="30" calcext:value-type="float">
            <text:p>30</text:p>
          </table:table-cell>
          <table:table-cell table:style-name="ce11" table:formula="of:=IFERROR(ROUND((AVERAGE(MIN(([.$F85]^[.$Q$2])/([.$T85]^2);[.$R$2]); MIN([.F85]/[.$O$2]; [.$N$2])))*([.$J85]+[.$M$2]))*5;0)" office:value-type="float" office:value="40" calcext:value-type="float">
            <text:p>40</text:p>
          </table:table-cell>
          <table:table-cell table:style-name="ce11" table:formula="of:=ROUND(AVERAGE([.K85:.Q85]))" office:value-type="float" office:value="44" calcext:value-type="float">
            <text:p>44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AVERAGE(MIN(([.$D86]^[.$L$2])/([.$T86]^2);[.$R$2]); MIN([.D86]/[.$O$2]; [.$N$2])))*([.$J86]+[.$M$2]))*5;0)" office:value-type="float" office:value="60" calcext:value-type="float">
            <text:p>60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AVERAGE(MIN(([.$E86]^2)/([.$T86]^2);[.$R$2]);MIN([.E86]/[.$P$2]; [.$N$2]))*([.$J86]+3)*[.$T$2]))*5;0)" office:value-type="float" office:value="40" calcext:value-type="float">
            <text:p>40</text:p>
          </table:table-cell>
          <table:table-cell table:style-name="ce11" table:formula="of:=IFERROR(ROUND((AVERAGE(MIN(([.$G86]^2)/([.$T86]^2);[.$R$2]);MIN([.G86]/[.$P$2]; [.$N$2]))*([.$J86]+3)*[.$T$2]))*5;0)" office:value-type="float" office:value="50" calcext:value-type="float">
            <text:p>50</text:p>
          </table:table-cell>
          <table:table-cell table:style-name="ce11" table:formula="of:=IFERROR(ROUND((AVERAGE(MIN(([.$F86]^[.$Q$2])/([.$T86]^2);[.$R$2]); MIN([.F86]/[.$O$2]; [.$N$2])))*([.$J86]+[.$M$2]))*5;0)" office:value-type="float" office:value="50" calcext:value-type="float">
            <text:p>50</text:p>
          </table:table-cell>
          <table:table-cell table:style-name="ce11" table:formula="of:=ROUND(AVERAGE([.K86:.Q86]))" office:value-type="float" office:value="54" calcext:value-type="float">
            <text:p>54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AVERAGE(MIN(([.$D87]^[.$L$2])/([.$T87]^2);[.$R$2]); MIN([.D87]/[.$O$2]; [.$N$2])))*([.$J87]+[.$M$2]))*5;0)" office:value-type="float" office:value="35" calcext:value-type="float">
            <text:p>35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AVERAGE(MIN(([.$E87]^2)/([.$T87]^2);[.$R$2]);MIN([.E87]/[.$P$2]; [.$N$2]))*([.$J87]+3)*[.$T$2]))*5;0)" office:value-type="float" office:value="35" calcext:value-type="float">
            <text:p>35</text:p>
          </table:table-cell>
          <table:table-cell table:style-name="ce11" table:formula="of:=IFERROR(ROUND((AVERAGE(MIN(([.$G87]^2)/([.$T87]^2);[.$R$2]);MIN([.G87]/[.$P$2]; [.$N$2]))*([.$J87]+3)*[.$T$2]))*5;0)" office:value-type="float" office:value="20" calcext:value-type="float">
            <text:p>20</text:p>
          </table:table-cell>
          <table:table-cell table:style-name="ce11" table:formula="of:=IFERROR(ROUND((AVERAGE(MIN(([.$F87]^[.$Q$2])/([.$T87]^2);[.$R$2]); MIN([.F87]/[.$O$2]; [.$N$2])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7" calcext:value-type="float">
            <text:p>37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AVERAGE(MIN(([.$D88]^[.$L$2])/([.$T88]^2);[.$R$2]); MIN([.D88]/[.$O$2]; [.$N$2])))*([.$J88]+[.$M$2]))*5;0)" office:value-type="float" office:value="45" calcext:value-type="float">
            <text:p>45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AVERAGE(MIN(([.$E88]^2)/([.$T88]^2);[.$R$2]);MIN([.E88]/[.$P$2]; [.$N$2]))*([.$J88]+3)*[.$T$2]))*5;0)" office:value-type="float" office:value="70" calcext:value-type="float">
            <text:p>70</text:p>
          </table:table-cell>
          <table:table-cell table:style-name="ce11" table:formula="of:=IFERROR(ROUND((AVERAGE(MIN(([.$G88]^2)/([.$T88]^2);[.$R$2]);MIN([.G88]/[.$P$2]; [.$N$2]))*([.$J88]+3)*[.$T$2]))*5;0)" office:value-type="float" office:value="50" calcext:value-type="float">
            <text:p>50</text:p>
          </table:table-cell>
          <table:table-cell table:style-name="ce11" table:formula="of:=IFERROR(ROUND((AVERAGE(MIN(([.$F88]^[.$Q$2])/([.$T88]^2);[.$R$2]); MIN([.F88]/[.$O$2]; [.$N$2])))*([.$J88]+[.$M$2]))*5;0)" office:value-type="float" office:value="65" calcext:value-type="float">
            <text:p>65</text:p>
          </table:table-cell>
          <table:table-cell table:style-name="ce11" table:formula="of:=ROUND(AVERAGE([.K88:.Q88]))" office:value-type="float" office:value="53" calcext:value-type="float">
            <text:p>53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9" calcext:value-type="float">
            <text:p>9</text:p>
          </table:table-cell>
          <table:table-cell table:style-name="ce19" table:formula="of:=IFERROR(ROUND(((MIN(([.G88]^2)/([.$T88]^2);[.$S$2])))*[.$S88]*[.$T$1]);0)" office:value-type="float" office:value="5" calcext:value-type="float">
            <text:p>5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6" calcext:value-type="float">
            <text:p>6</text:p>
          </table:table-cell>
          <table:table-cell table:formula="of:=MIN(MAX([.AA88]-[.AA87];0);[.$AT$2])" office:value-type="float" office:value="4" calcext:value-type="float">
            <text:p>4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AVERAGE(MIN(([.$D89]^[.$L$2])/([.$T89]^2);[.$R$2]); MIN([.D89]/[.$O$2]; [.$N$2])))*([.$J89]+[.$M$2]))*5;0)" office:value-type="float" office:value="15" calcext:value-type="float">
            <text:p>15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AVERAGE(MIN(([.$E89]^2)/([.$T89]^2);[.$R$2]);MIN([.E89]/[.$P$2]; [.$N$2]))*([.$J89]+3)*[.$T$2]))*5;0)" office:value-type="float" office:value="40" calcext:value-type="float">
            <text:p>40</text:p>
          </table:table-cell>
          <table:table-cell table:style-name="ce11" table:formula="of:=IFERROR(ROUND((AVERAGE(MIN(([.$G89]^2)/([.$T89]^2);[.$R$2]);MIN([.G89]/[.$P$2]; [.$N$2]))*([.$J89]+3)*[.$T$2]))*5;0)" office:value-type="float" office:value="30" calcext:value-type="float">
            <text:p>30</text:p>
          </table:table-cell>
          <table:table-cell table:style-name="ce11" table:formula="of:=IFERROR(ROUND((AVERAGE(MIN(([.$F89]^[.$Q$2])/([.$T89]^2);[.$R$2]); MIN([.F89]/[.$O$2]; [.$N$2])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6" calcext:value-type="float">
            <text:p>36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AVERAGE(MIN(([.$D90]^[.$L$2])/([.$T90]^2);[.$R$2]); MIN([.D90]/[.$O$2]; [.$N$2])))*([.$J90]+[.$M$2]))*5;0)" office:value-type="float" office:value="30" calcext:value-type="float">
            <text:p>30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0" calcext:value-type="float">
            <text:p>40</text:p>
          </table:table-cell>
          <table:table-cell table:style-name="ce11" table:formula="of:=IFERROR(ROUND((AVERAGE(MIN(([.$E90]^2)/([.$T90]^2);[.$R$2]);MIN([.E90]/[.$P$2]; [.$N$2]))*([.$J90]+3)*[.$T$2]))*5;0)" office:value-type="float" office:value="60" calcext:value-type="float">
            <text:p>60</text:p>
          </table:table-cell>
          <table:table-cell table:style-name="ce11" table:formula="of:=IFERROR(ROUND((AVERAGE(MIN(([.$G90]^2)/([.$T90]^2);[.$R$2]);MIN([.G90]/[.$P$2]; [.$N$2]))*([.$J90]+3)*[.$T$2]))*5;0)" office:value-type="float" office:value="35" calcext:value-type="float">
            <text:p>35</text:p>
          </table:table-cell>
          <table:table-cell table:style-name="ce11" table:formula="of:=IFERROR(ROUND((AVERAGE(MIN(([.$F90]^[.$Q$2])/([.$T90]^2);[.$R$2]); MIN([.F90]/[.$O$2]; [.$N$2])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51" calcext:value-type="float">
            <text:p>51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AVERAGE(MIN(([.$D91]^[.$L$2])/([.$T91]^2);[.$R$2]); MIN([.D91]/[.$O$2]; [.$N$2])))*([.$J91]+[.$M$2]))*5;0)" office:value-type="float" office:value="60" calcext:value-type="float">
            <text:p>60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AVERAGE(MIN(([.$E91]^2)/([.$T91]^2);[.$R$2]);MIN([.E91]/[.$P$2]; [.$N$2]))*([.$J91]+3)*[.$T$2]))*5;0)" office:value-type="float" office:value="30" calcext:value-type="float">
            <text:p>30</text:p>
          </table:table-cell>
          <table:table-cell table:style-name="ce11" table:formula="of:=IFERROR(ROUND((AVERAGE(MIN(([.$G91]^2)/([.$T91]^2);[.$R$2]);MIN([.G91]/[.$P$2]; [.$N$2]))*([.$J91]+3)*[.$T$2]))*5;0)" office:value-type="float" office:value="35" calcext:value-type="float">
            <text:p>35</text:p>
          </table:table-cell>
          <table:table-cell table:style-name="ce11" table:formula="of:=IFERROR(ROUND((AVERAGE(MIN(([.$F91]^[.$Q$2])/([.$T91]^2);[.$R$2]); MIN([.F91]/[.$O$2]; [.$N$2])))*([.$J91]+[.$M$2]))*5;0)" office:value-type="float" office:value="30" calcext:value-type="float">
            <text:p>30</text:p>
          </table:table-cell>
          <table:table-cell table:style-name="ce11" table:formula="of:=ROUND(AVERAGE([.K91:.Q91]))" office:value-type="float" office:value="44" calcext:value-type="float">
            <text:p>44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AVERAGE(MIN(([.$D92]^[.$L$2])/([.$T92]^2);[.$R$2]); MIN([.D92]/[.$O$2]; [.$N$2])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AVERAGE(MIN(([.$E92]^2)/([.$T92]^2);[.$R$2]);MIN([.E92]/[.$P$2]; [.$N$2]))*([.$J92]+3)*[.$T$2]))*5;0)" office:value-type="float" office:value="25" calcext:value-type="float">
            <text:p>25</text:p>
          </table:table-cell>
          <table:table-cell table:style-name="ce11" table:formula="of:=IFERROR(ROUND((AVERAGE(MIN(([.$G92]^2)/([.$T92]^2);[.$R$2]);MIN([.G92]/[.$P$2]; [.$N$2]))*([.$J92]+3)*[.$T$2]))*5;0)" office:value-type="float" office:value="20" calcext:value-type="float">
            <text:p>20</text:p>
          </table:table-cell>
          <table:table-cell table:style-name="ce11" table:formula="of:=IFERROR(ROUND((AVERAGE(MIN(([.$F92]^[.$Q$2])/([.$T92]^2);[.$R$2]); MIN([.F92]/[.$O$2]; [.$N$2])))*([.$J92]+[.$M$2]))*5;0)" office:value-type="float" office:value="15" calcext:value-type="float">
            <text:p>15</text:p>
          </table:table-cell>
          <table:table-cell table:style-name="ce11" table:formula="of:=ROUND(AVERAGE([.K92:.Q92]))" office:value-type="float" office:value="38" calcext:value-type="float">
            <text:p>38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AVERAGE(MIN(([.$D93]^[.$L$2])/([.$T93]^2);[.$R$2]); MIN([.D93]/[.$O$2]; [.$N$2])))*([.$J93]+[.$M$2]))*5;0)" office:value-type="float" office:value="60" calcext:value-type="float">
            <text:p>6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AVERAGE(MIN(([.$E93]^2)/([.$T93]^2);[.$R$2]);MIN([.E93]/[.$P$2]; [.$N$2]))*([.$J93]+3)*[.$T$2]))*5;0)" office:value-type="float" office:value="45" calcext:value-type="float">
            <text:p>45</text:p>
          </table:table-cell>
          <table:table-cell table:style-name="ce11" table:formula="of:=IFERROR(ROUND((AVERAGE(MIN(([.$G93]^2)/([.$T93]^2);[.$R$2]);MIN([.G93]/[.$P$2]; [.$N$2]))*([.$J93]+3)*[.$T$2]))*5;0)" office:value-type="float" office:value="35" calcext:value-type="float">
            <text:p>35</text:p>
          </table:table-cell>
          <table:table-cell table:style-name="ce11" table:formula="of:=IFERROR(ROUND((AVERAGE(MIN(([.$F93]^[.$Q$2])/([.$T93]^2);[.$R$2]); MIN([.F93]/[.$O$2]; [.$N$2])))*([.$J93]+[.$M$2]))*5;0)" office:value-type="float" office:value="30" calcext:value-type="float">
            <text:p>30</text:p>
          </table:table-cell>
          <table:table-cell table:style-name="ce11" table:formula="of:=ROUND(AVERAGE([.K93:.Q93]))" office:value-type="float" office:value="51" calcext:value-type="float">
            <text:p>51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AVERAGE(MIN(([.$D94]^[.$L$2])/([.$T94]^2);[.$R$2]); MIN([.D94]/[.$O$2]; [.$N$2])))*([.$J94]+[.$M$2]))*5;0)" office:value-type="float" office:value="30" calcext:value-type="float">
            <text:p>30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AVERAGE(MIN(([.$E94]^2)/([.$T94]^2);[.$R$2]);MIN([.E94]/[.$P$2]; [.$N$2]))*([.$J94]+3)*[.$T$2]))*5;0)" office:value-type="float" office:value="30" calcext:value-type="float">
            <text:p>30</text:p>
          </table:table-cell>
          <table:table-cell table:style-name="ce11" table:formula="of:=IFERROR(ROUND((AVERAGE(MIN(([.$G94]^2)/([.$T94]^2);[.$R$2]);MIN([.G94]/[.$P$2]; [.$N$2]))*([.$J94]+3)*[.$T$2]))*5;0)" office:value-type="float" office:value="30" calcext:value-type="float">
            <text:p>30</text:p>
          </table:table-cell>
          <table:table-cell table:style-name="ce11" table:formula="of:=IFERROR(ROUND((AVERAGE(MIN(([.$F94]^[.$Q$2])/([.$T94]^2);[.$R$2]); MIN([.F94]/[.$O$2]; [.$N$2])))*([.$J94]+[.$M$2]))*5;0)" office:value-type="float" office:value="35" calcext:value-type="float">
            <text:p>35</text:p>
          </table:table-cell>
          <table:table-cell table:style-name="ce11" table:formula="of:=ROUND(AVERAGE([.K94:.Q94]))" office:value-type="float" office:value="37" calcext:value-type="float">
            <text:p>37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AVERAGE(MIN(([.$D95]^[.$L$2])/([.$T95]^2);[.$R$2]); MIN([.D95]/[.$O$2]; [.$N$2])))*([.$J95]+[.$M$2]))*5;0)" office:value-type="float" office:value="45" calcext:value-type="float">
            <text:p>45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AVERAGE(MIN(([.$E95]^2)/([.$T95]^2);[.$R$2]);MIN([.E95]/[.$P$2]; [.$N$2]))*([.$J95]+3)*[.$T$2]))*5;0)" office:value-type="float" office:value="50" calcext:value-type="float">
            <text:p>50</text:p>
          </table:table-cell>
          <table:table-cell table:style-name="ce11" table:formula="of:=IFERROR(ROUND((AVERAGE(MIN(([.$G95]^2)/([.$T95]^2);[.$R$2]);MIN([.G95]/[.$P$2]; [.$N$2]))*([.$J95]+3)*[.$T$2]))*5;0)" office:value-type="float" office:value="50" calcext:value-type="float">
            <text:p>50</text:p>
          </table:table-cell>
          <table:table-cell table:style-name="ce11" table:formula="of:=IFERROR(ROUND((AVERAGE(MIN(([.$F95]^[.$Q$2])/([.$T95]^2);[.$R$2]); MIN([.F95]/[.$O$2]; [.$N$2])))*([.$J95]+[.$M$2]))*5;0)" office:value-type="float" office:value="50" calcext:value-type="float">
            <text:p>50</text:p>
          </table:table-cell>
          <table:table-cell table:style-name="ce11" table:formula="of:=ROUND(AVERAGE([.K95:.Q95]))" office:value-type="float" office:value="51" calcext:value-type="float">
            <text:p>51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5" calcext:value-type="float">
            <text:p>375</text:p>
          </table:table-cell>
          <table:table-cell table:style-name="ce11" table:formula="of:=ROUND((([.I96]/[.$S$1])*MAX([.I96]/420; 1.2));2)" office:value-type="float" office:value="5" calcext:value-type="float">
            <text:p>5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AVERAGE(MIN(([.$D96]^[.$L$2])/([.$T96]^2);[.$R$2]); MIN([.D96]/[.$O$2]; [.$N$2])))*([.$J96]+[.$M$2]))*5;0)" office:value-type="float" office:value="55" calcext:value-type="float">
            <text:p>5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AVERAGE(MIN(([.$E96]^2)/([.$T96]^2);[.$R$2]);MIN([.E96]/[.$P$2]; [.$N$2]))*([.$J96]+3)*[.$T$2]))*5;0)" office:value-type="float" office:value="30" calcext:value-type="float">
            <text:p>30</text:p>
          </table:table-cell>
          <table:table-cell table:style-name="ce11" table:formula="of:=IFERROR(ROUND((AVERAGE(MIN(([.$G96]^2)/([.$T96]^2);[.$R$2]);MIN([.G96]/[.$P$2]; [.$N$2]))*([.$J96]+3)*[.$T$2]))*5;0)" office:value-type="float" office:value="40" calcext:value-type="float">
            <text:p>40</text:p>
          </table:table-cell>
          <table:table-cell table:style-name="ce11" table:formula="of:=IFERROR(ROUND((AVERAGE(MIN(([.$F96]^[.$Q$2])/([.$T96]^2);[.$R$2]); MIN([.F96]/[.$O$2]; [.$N$2])))*([.$J96]+[.$M$2]))*5;0)" office:value-type="float" office:value="30" calcext:value-type="float">
            <text:p>30</text:p>
          </table:table-cell>
          <table:table-cell table:style-name="ce11" table:formula="of:=ROUND(AVERAGE([.K96:.Q96]))" office:value-type="float" office:value="40" calcext:value-type="float">
            <text:p>40</text:p>
          </table:table-cell>
          <table:table-cell table:style-name="ce11" table:formula="of:=ROUND((([.I96]/[.$S$1])*MAX([.I96]/350;0.8));2)" office:value-type="float" office:value="4.46" calcext:value-type="float">
            <text:p>4.46</text:p>
          </table:table-cell>
          <table:table-cell table:style-name="ce11" table:formula="of:=ROUND([.I96]/6;2)" office:value-type="float" office:value="62.5" calcext:value-type="float">
            <text:p>62.5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9" calcext:value-type="float">
            <text:p>9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4" calcext:value-type="float">
            <text:p>4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2" calcext:value-type="float">
            <text:p>2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AVERAGE(MIN(([.$D97]^[.$L$2])/([.$T97]^2);[.$R$2]); MIN([.D97]/[.$O$2]; [.$N$2])))*([.$J97]+[.$M$2]))*5;0)" office:value-type="float" office:value="5" calcext:value-type="float">
            <text:p>5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AVERAGE(MIN(([.$E97]^2)/([.$T97]^2);[.$R$2]);MIN([.E97]/[.$P$2]; [.$N$2]))*([.$J97]+3)*[.$T$2]))*5;0)" office:value-type="float" office:value="10" calcext:value-type="float">
            <text:p>10</text:p>
          </table:table-cell>
          <table:table-cell table:style-name="ce11" table:formula="of:=IFERROR(ROUND((AVERAGE(MIN(([.$G97]^2)/([.$T97]^2);[.$R$2]);MIN([.G97]/[.$P$2]; [.$N$2]))*([.$J97]+3)*[.$T$2]))*5;0)" office:value-type="float" office:value="10" calcext:value-type="float">
            <text:p>10</text:p>
          </table:table-cell>
          <table:table-cell table:style-name="ce11" table:formula="of:=IFERROR(ROUND((AVERAGE(MIN(([.$F97]^[.$Q$2])/([.$T97]^2);[.$R$2]); MIN([.F97]/[.$O$2]; [.$N$2])))*([.$J97]+[.$M$2]))*5;0)" office:value-type="float" office:value="5" calcext:value-type="float">
            <text:p>5</text:p>
          </table:table-cell>
          <table:table-cell table:style-name="ce11" table:formula="of:=ROUND(AVERAGE([.K97:.Q97]))" office:value-type="float" office:value="16" calcext:value-type="float">
            <text:p>16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AVERAGE(MIN(([.$D98]^[.$L$2])/([.$T98]^2);[.$R$2]); MIN([.D98]/[.$O$2]; [.$N$2])))*([.$J98]+[.$M$2]))*5;0)" office:value-type="float" office:value="5" calcext:value-type="float">
            <text:p>5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AVERAGE(MIN(([.$E98]^2)/([.$T98]^2);[.$R$2]);MIN([.E98]/[.$P$2]; [.$N$2]))*([.$J98]+3)*[.$T$2]))*5;0)" office:value-type="float" office:value="10" calcext:value-type="float">
            <text:p>10</text:p>
          </table:table-cell>
          <table:table-cell table:style-name="ce11" table:formula="of:=IFERROR(ROUND((AVERAGE(MIN(([.$G98]^2)/([.$T98]^2);[.$R$2]);MIN([.G98]/[.$P$2]; [.$N$2]))*([.$J98]+3)*[.$T$2]))*5;0)" office:value-type="float" office:value="10" calcext:value-type="float">
            <text:p>10</text:p>
          </table:table-cell>
          <table:table-cell table:style-name="ce11" table:formula="of:=IFERROR(ROUND((AVERAGE(MIN(([.$F98]^[.$Q$2])/([.$T98]^2);[.$R$2]); MIN([.F98]/[.$O$2]; [.$N$2])))*([.$J98]+[.$M$2]))*5;0)" office:value-type="float" office:value="5" calcext:value-type="float">
            <text:p>5</text:p>
          </table:table-cell>
          <table:table-cell table:style-name="ce11" table:formula="of:=ROUND(AVERAGE([.K98:.Q98]))" office:value-type="float" office:value="16" calcext:value-type="float">
            <text:p>16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AVERAGE(MIN(([.$D99]^[.$L$2])/([.$T99]^2);[.$R$2]); MIN([.D99]/[.$O$2]; [.$N$2])))*([.$J99]+[.$M$2]))*5;0)" office:value-type="float" office:value="5" calcext:value-type="float">
            <text:p>5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AVERAGE(MIN(([.$E99]^2)/([.$T99]^2);[.$R$2]);MIN([.E99]/[.$P$2]; [.$N$2]))*([.$J99]+3)*[.$T$2]))*5;0)" office:value-type="float" office:value="10" calcext:value-type="float">
            <text:p>10</text:p>
          </table:table-cell>
          <table:table-cell table:style-name="ce11" table:formula="of:=IFERROR(ROUND((AVERAGE(MIN(([.$G99]^2)/([.$T99]^2);[.$R$2]);MIN([.G99]/[.$P$2]; [.$N$2]))*([.$J99]+3)*[.$T$2]))*5;0)" office:value-type="float" office:value="10" calcext:value-type="float">
            <text:p>10</text:p>
          </table:table-cell>
          <table:table-cell table:style-name="ce11" table:formula="of:=IFERROR(ROUND((AVERAGE(MIN(([.$F99]^[.$Q$2])/([.$T99]^2);[.$R$2]); MIN([.F99]/[.$O$2]; [.$N$2])))*([.$J99]+[.$M$2]))*5;0)" office:value-type="float" office:value="5" calcext:value-type="float">
            <text:p>5</text:p>
          </table:table-cell>
          <table:table-cell table:style-name="ce11" table:formula="of:=ROUND(AVERAGE([.K99:.Q99]))" office:value-type="float" office:value="16" calcext:value-type="float">
            <text:p>16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AVERAGE(MIN(([.$D100]^[.$L$2])/([.$T100]^2);[.$R$2]); MIN([.D100]/[.$O$2]; [.$N$2])))*([.$J100]+[.$M$2]))*5;0)" office:value-type="float" office:value="5" calcext:value-type="float">
            <text:p>5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AVERAGE(MIN(([.$E100]^2)/([.$T100]^2);[.$R$2]);MIN([.E100]/[.$P$2]; [.$N$2]))*([.$J100]+3)*[.$T$2]))*5;0)" office:value-type="float" office:value="10" calcext:value-type="float">
            <text:p>10</text:p>
          </table:table-cell>
          <table:table-cell table:style-name="ce11" table:formula="of:=IFERROR(ROUND((AVERAGE(MIN(([.$G100]^2)/([.$T100]^2);[.$R$2]);MIN([.G100]/[.$P$2]; [.$N$2]))*([.$J100]+3)*[.$T$2]))*5;0)" office:value-type="float" office:value="10" calcext:value-type="float">
            <text:p>10</text:p>
          </table:table-cell>
          <table:table-cell table:style-name="ce11" table:formula="of:=IFERROR(ROUND((AVERAGE(MIN(([.$F100]^[.$Q$2])/([.$T100]^2);[.$R$2]); MIN([.F100]/[.$O$2]; [.$N$2])))*([.$J100]+[.$M$2]))*5;0)" office:value-type="float" office:value="5" calcext:value-type="float">
            <text:p>5</text:p>
          </table:table-cell>
          <table:table-cell table:style-name="ce11" table:formula="of:=ROUND(AVERAGE([.K100:.Q100]))" office:value-type="float" office:value="16" calcext:value-type="float">
            <text:p>16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AVERAGE(MIN(([.$D101]^[.$L$2])/([.$T101]^2);[.$R$2]); MIN([.D101]/[.$O$2]; [.$N$2])))*([.$J101]+[.$M$2]))*5;0)" office:value-type="float" office:value="5" calcext:value-type="float">
            <text:p>5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AVERAGE(MIN(([.$E101]^2)/([.$T101]^2);[.$R$2]);MIN([.E101]/[.$P$2]; [.$N$2]))*([.$J101]+3)*[.$T$2]))*5;0)" office:value-type="float" office:value="10" calcext:value-type="float">
            <text:p>10</text:p>
          </table:table-cell>
          <table:table-cell table:style-name="ce11" table:formula="of:=IFERROR(ROUND((AVERAGE(MIN(([.$G101]^2)/([.$T101]^2);[.$R$2]);MIN([.G101]/[.$P$2]; [.$N$2]))*([.$J101]+3)*[.$T$2]))*5;0)" office:value-type="float" office:value="10" calcext:value-type="float">
            <text:p>10</text:p>
          </table:table-cell>
          <table:table-cell table:style-name="ce11" table:formula="of:=IFERROR(ROUND((AVERAGE(MIN(([.$F101]^[.$Q$2])/([.$T101]^2);[.$R$2]); MIN([.F101]/[.$O$2]; [.$N$2])))*([.$J101]+[.$M$2]))*5;0)" office:value-type="float" office:value="5" calcext:value-type="float">
            <text:p>5</text:p>
          </table:table-cell>
          <table:table-cell table:style-name="ce11" table:formula="of:=ROUND(AVERAGE([.K101:.Q101]))" office:value-type="float" office:value="16" calcext:value-type="float">
            <text:p>16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AVERAGE(MIN(([.$D102]^[.$L$2])/([.$T102]^2);[.$R$2]); MIN([.D102]/[.$O$2]; [.$N$2])))*([.$J102]+[.$M$2]))*5;0)" office:value-type="float" office:value="5" calcext:value-type="float">
            <text:p>5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AVERAGE(MIN(([.$E102]^2)/([.$T102]^2);[.$R$2]);MIN([.E102]/[.$P$2]; [.$N$2]))*([.$J102]+3)*[.$T$2]))*5;0)" office:value-type="float" office:value="10" calcext:value-type="float">
            <text:p>10</text:p>
          </table:table-cell>
          <table:table-cell table:style-name="ce11" table:formula="of:=IFERROR(ROUND((AVERAGE(MIN(([.$G102]^2)/([.$T102]^2);[.$R$2]);MIN([.G102]/[.$P$2]; [.$N$2]))*([.$J102]+3)*[.$T$2]))*5;0)" office:value-type="float" office:value="10" calcext:value-type="float">
            <text:p>10</text:p>
          </table:table-cell>
          <table:table-cell table:style-name="ce11" table:formula="of:=IFERROR(ROUND((AVERAGE(MIN(([.$F102]^[.$Q$2])/([.$T102]^2);[.$R$2]); MIN([.F102]/[.$O$2]; [.$N$2])))*([.$J102]+[.$M$2]))*5;0)" office:value-type="float" office:value="5" calcext:value-type="float">
            <text:p>5</text:p>
          </table:table-cell>
          <table:table-cell table:style-name="ce11" table:formula="of:=ROUND(AVERAGE([.K102:.Q102]))" office:value-type="float" office:value="16" calcext:value-type="float">
            <text:p>16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AVERAGE(MIN(([.$D103]^[.$L$2])/([.$T103]^2);[.$R$2]); MIN([.D103]/[.$O$2]; [.$N$2])))*([.$J103]+[.$M$2]))*5;0)" office:value-type="float" office:value="5" calcext:value-type="float">
            <text:p>5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AVERAGE(MIN(([.$E103]^2)/([.$T103]^2);[.$R$2]);MIN([.E103]/[.$P$2]; [.$N$2]))*([.$J103]+3)*[.$T$2]))*5;0)" office:value-type="float" office:value="10" calcext:value-type="float">
            <text:p>10</text:p>
          </table:table-cell>
          <table:table-cell table:style-name="ce11" table:formula="of:=IFERROR(ROUND((AVERAGE(MIN(([.$G103]^2)/([.$T103]^2);[.$R$2]);MIN([.G103]/[.$P$2]; [.$N$2]))*([.$J103]+3)*[.$T$2]))*5;0)" office:value-type="float" office:value="10" calcext:value-type="float">
            <text:p>10</text:p>
          </table:table-cell>
          <table:table-cell table:style-name="ce11" table:formula="of:=IFERROR(ROUND((AVERAGE(MIN(([.$F103]^[.$Q$2])/([.$T103]^2);[.$R$2]); MIN([.F103]/[.$O$2]; [.$N$2])))*([.$J103]+[.$M$2]))*5;0)" office:value-type="float" office:value="5" calcext:value-type="float">
            <text:p>5</text:p>
          </table:table-cell>
          <table:table-cell table:style-name="ce11" table:formula="of:=ROUND(AVERAGE([.K103:.Q103]))" office:value-type="float" office:value="16" calcext:value-type="float">
            <text:p>16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AVERAGE(MIN(([.$D104]^[.$L$2])/([.$T104]^2);[.$R$2]); MIN([.D104]/[.$O$2]; [.$N$2])))*([.$J104]+[.$M$2]))*5;0)" office:value-type="float" office:value="5" calcext:value-type="float">
            <text:p>5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AVERAGE(MIN(([.$E104]^2)/([.$T104]^2);[.$R$2]);MIN([.E104]/[.$P$2]; [.$N$2]))*([.$J104]+3)*[.$T$2]))*5;0)" office:value-type="float" office:value="10" calcext:value-type="float">
            <text:p>10</text:p>
          </table:table-cell>
          <table:table-cell table:style-name="ce11" table:formula="of:=IFERROR(ROUND((AVERAGE(MIN(([.$G104]^2)/([.$T104]^2);[.$R$2]);MIN([.G104]/[.$P$2]; [.$N$2]))*([.$J104]+3)*[.$T$2]))*5;0)" office:value-type="float" office:value="10" calcext:value-type="float">
            <text:p>10</text:p>
          </table:table-cell>
          <table:table-cell table:style-name="ce11" table:formula="of:=IFERROR(ROUND((AVERAGE(MIN(([.$F104]^[.$Q$2])/([.$T104]^2);[.$R$2]); MIN([.F104]/[.$O$2]; [.$N$2])))*([.$J104]+[.$M$2]))*5;0)" office:value-type="float" office:value="5" calcext:value-type="float">
            <text:p>5</text:p>
          </table:table-cell>
          <table:table-cell table:style-name="ce11" table:formula="of:=ROUND(AVERAGE([.K104:.Q104]))" office:value-type="float" office:value="16" calcext:value-type="float">
            <text:p>16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AVERAGE(MIN(([.$D105]^[.$L$2])/([.$T105]^2);[.$R$2]); MIN([.D105]/[.$O$2]; [.$N$2])))*([.$J105]+[.$M$2]))*5;0)" office:value-type="float" office:value="5" calcext:value-type="float">
            <text:p>5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AVERAGE(MIN(([.$E105]^2)/([.$T105]^2);[.$R$2]);MIN([.E105]/[.$P$2]; [.$N$2]))*([.$J105]+3)*[.$T$2]))*5;0)" office:value-type="float" office:value="10" calcext:value-type="float">
            <text:p>10</text:p>
          </table:table-cell>
          <table:table-cell table:style-name="ce11" table:formula="of:=IFERROR(ROUND((AVERAGE(MIN(([.$G105]^2)/([.$T105]^2);[.$R$2]);MIN([.G105]/[.$P$2]; [.$N$2]))*([.$J105]+3)*[.$T$2]))*5;0)" office:value-type="float" office:value="10" calcext:value-type="float">
            <text:p>10</text:p>
          </table:table-cell>
          <table:table-cell table:style-name="ce11" table:formula="of:=IFERROR(ROUND((AVERAGE(MIN(([.$F105]^[.$Q$2])/([.$T105]^2);[.$R$2]); MIN([.F105]/[.$O$2]; [.$N$2])))*([.$J105]+[.$M$2]))*5;0)" office:value-type="float" office:value="5" calcext:value-type="float">
            <text:p>5</text:p>
          </table:table-cell>
          <table:table-cell table:style-name="ce11" table:formula="of:=ROUND(AVERAGE([.K105:.Q105]))" office:value-type="float" office:value="16" calcext:value-type="float">
            <text:p>16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AVERAGE(MIN(([.$D106]^[.$L$2])/([.$T106]^2);[.$R$2]); MIN([.D106]/[.$O$2]; [.$N$2])))*([.$J106]+[.$M$2]))*5;0)" office:value-type="float" office:value="5" calcext:value-type="float">
            <text:p>5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AVERAGE(MIN(([.$E106]^2)/([.$T106]^2);[.$R$2]);MIN([.E106]/[.$P$2]; [.$N$2]))*([.$J106]+3)*[.$T$2]))*5;0)" office:value-type="float" office:value="10" calcext:value-type="float">
            <text:p>10</text:p>
          </table:table-cell>
          <table:table-cell table:style-name="ce11" table:formula="of:=IFERROR(ROUND((AVERAGE(MIN(([.$G106]^2)/([.$T106]^2);[.$R$2]);MIN([.G106]/[.$P$2]; [.$N$2]))*([.$J106]+3)*[.$T$2]))*5;0)" office:value-type="float" office:value="10" calcext:value-type="float">
            <text:p>10</text:p>
          </table:table-cell>
          <table:table-cell table:style-name="ce11" table:formula="of:=IFERROR(ROUND((AVERAGE(MIN(([.$F106]^[.$Q$2])/([.$T106]^2);[.$R$2]); MIN([.F106]/[.$O$2]; [.$N$2])))*([.$J106]+[.$M$2]))*5;0)" office:value-type="float" office:value="5" calcext:value-type="float">
            <text:p>5</text:p>
          </table:table-cell>
          <table:table-cell table:style-name="ce11" table:formula="of:=ROUND(AVERAGE([.K106:.Q106]))" office:value-type="float" office:value="16" calcext:value-type="float">
            <text:p>16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AVERAGE(MIN(([.$D107]^[.$L$2])/([.$T107]^2);[.$R$2]); MIN([.D107]/[.$O$2]; [.$N$2])))*([.$J107]+[.$M$2]))*5;0)" office:value-type="float" office:value="5" calcext:value-type="float">
            <text:p>5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AVERAGE(MIN(([.$E107]^2)/([.$T107]^2);[.$R$2]);MIN([.E107]/[.$P$2]; [.$N$2]))*([.$J107]+3)*[.$T$2]))*5;0)" office:value-type="float" office:value="10" calcext:value-type="float">
            <text:p>10</text:p>
          </table:table-cell>
          <table:table-cell table:style-name="ce11" table:formula="of:=IFERROR(ROUND((AVERAGE(MIN(([.$G107]^2)/([.$T107]^2);[.$R$2]);MIN([.G107]/[.$P$2]; [.$N$2]))*([.$J107]+3)*[.$T$2]))*5;0)" office:value-type="float" office:value="10" calcext:value-type="float">
            <text:p>10</text:p>
          </table:table-cell>
          <table:table-cell table:style-name="ce11" table:formula="of:=IFERROR(ROUND((AVERAGE(MIN(([.$F107]^[.$Q$2])/([.$T107]^2);[.$R$2]); MIN([.F107]/[.$O$2]; [.$N$2])))*([.$J107]+[.$M$2]))*5;0)" office:value-type="float" office:value="5" calcext:value-type="float">
            <text:p>5</text:p>
          </table:table-cell>
          <table:table-cell table:style-name="ce11" table:formula="of:=ROUND(AVERAGE([.K107:.Q107]))" office:value-type="float" office:value="16" calcext:value-type="float">
            <text:p>16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AVERAGE(MIN(([.$D108]^[.$L$2])/([.$T108]^2);[.$R$2]); MIN([.D108]/[.$O$2]; [.$N$2])))*([.$J108]+[.$M$2]))*5;0)" office:value-type="float" office:value="5" calcext:value-type="float">
            <text:p>5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AVERAGE(MIN(([.$E108]^2)/([.$T108]^2);[.$R$2]);MIN([.E108]/[.$P$2]; [.$N$2]))*([.$J108]+3)*[.$T$2]))*5;0)" office:value-type="float" office:value="10" calcext:value-type="float">
            <text:p>10</text:p>
          </table:table-cell>
          <table:table-cell table:style-name="ce11" table:formula="of:=IFERROR(ROUND((AVERAGE(MIN(([.$G108]^2)/([.$T108]^2);[.$R$2]);MIN([.G108]/[.$P$2]; [.$N$2]))*([.$J108]+3)*[.$T$2]))*5;0)" office:value-type="float" office:value="10" calcext:value-type="float">
            <text:p>10</text:p>
          </table:table-cell>
          <table:table-cell table:style-name="ce11" table:formula="of:=IFERROR(ROUND((AVERAGE(MIN(([.$F108]^[.$Q$2])/([.$T108]^2);[.$R$2]); MIN([.F108]/[.$O$2]; [.$N$2])))*([.$J108]+[.$M$2]))*5;0)" office:value-type="float" office:value="5" calcext:value-type="float">
            <text:p>5</text:p>
          </table:table-cell>
          <table:table-cell table:style-name="ce11" table:formula="of:=ROUND(AVERAGE([.K108:.Q108]))" office:value-type="float" office:value="16" calcext:value-type="float">
            <text:p>16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AVERAGE(MIN(([.$D109]^[.$L$2])/([.$T109]^2);[.$R$2]); MIN([.D109]/[.$O$2]; [.$N$2])))*([.$J109]+[.$M$2]))*5;0)" office:value-type="float" office:value="5" calcext:value-type="float">
            <text:p>5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AVERAGE(MIN(([.$E109]^2)/([.$T109]^2);[.$R$2]);MIN([.E109]/[.$P$2]; [.$N$2]))*([.$J109]+3)*[.$T$2]))*5;0)" office:value-type="float" office:value="10" calcext:value-type="float">
            <text:p>10</text:p>
          </table:table-cell>
          <table:table-cell table:style-name="ce11" table:formula="of:=IFERROR(ROUND((AVERAGE(MIN(([.$G109]^2)/([.$T109]^2);[.$R$2]);MIN([.G109]/[.$P$2]; [.$N$2]))*([.$J109]+3)*[.$T$2]))*5;0)" office:value-type="float" office:value="10" calcext:value-type="float">
            <text:p>10</text:p>
          </table:table-cell>
          <table:table-cell table:style-name="ce11" table:formula="of:=IFERROR(ROUND((AVERAGE(MIN(([.$F109]^[.$Q$2])/([.$T109]^2);[.$R$2]); MIN([.F109]/[.$O$2]; [.$N$2])))*([.$J109]+[.$M$2]))*5;0)" office:value-type="float" office:value="5" calcext:value-type="float">
            <text:p>5</text:p>
          </table:table-cell>
          <table:table-cell table:style-name="ce11" table:formula="of:=ROUND(AVERAGE([.K109:.Q109]))" office:value-type="float" office:value="16" calcext:value-type="float">
            <text:p>16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AVERAGE(MIN(([.$D110]^[.$L$2])/([.$T110]^2);[.$R$2]); MIN([.D110]/[.$O$2]; [.$N$2])))*([.$J110]+[.$M$2]))*5;0)" office:value-type="float" office:value="5" calcext:value-type="float">
            <text:p>5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AVERAGE(MIN(([.$E110]^2)/([.$T110]^2);[.$R$2]);MIN([.E110]/[.$P$2]; [.$N$2]))*([.$J110]+3)*[.$T$2]))*5;0)" office:value-type="float" office:value="10" calcext:value-type="float">
            <text:p>10</text:p>
          </table:table-cell>
          <table:table-cell table:style-name="ce11" table:formula="of:=IFERROR(ROUND((AVERAGE(MIN(([.$G110]^2)/([.$T110]^2);[.$R$2]);MIN([.G110]/[.$P$2]; [.$N$2]))*([.$J110]+3)*[.$T$2]))*5;0)" office:value-type="float" office:value="10" calcext:value-type="float">
            <text:p>10</text:p>
          </table:table-cell>
          <table:table-cell table:style-name="ce11" table:formula="of:=IFERROR(ROUND((AVERAGE(MIN(([.$F110]^[.$Q$2])/([.$T110]^2);[.$R$2]); MIN([.F110]/[.$O$2]; [.$N$2])))*([.$J110]+[.$M$2]))*5;0)" office:value-type="float" office:value="5" calcext:value-type="float">
            <text:p>5</text:p>
          </table:table-cell>
          <table:table-cell table:style-name="ce11" table:formula="of:=ROUND(AVERAGE([.K110:.Q110]))" office:value-type="float" office:value="16" calcext:value-type="float">
            <text:p>16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AVERAGE(MIN(([.$D111]^[.$L$2])/([.$T111]^2);[.$R$2]); MIN([.D111]/[.$O$2]; [.$N$2])))*([.$J111]+[.$M$2]))*5;0)" office:value-type="float" office:value="5" calcext:value-type="float">
            <text:p>5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AVERAGE(MIN(([.$E111]^2)/([.$T111]^2);[.$R$2]);MIN([.E111]/[.$P$2]; [.$N$2]))*([.$J111]+3)*[.$T$2]))*5;0)" office:value-type="float" office:value="10" calcext:value-type="float">
            <text:p>10</text:p>
          </table:table-cell>
          <table:table-cell table:style-name="ce11" table:formula="of:=IFERROR(ROUND((AVERAGE(MIN(([.$G111]^2)/([.$T111]^2);[.$R$2]);MIN([.G111]/[.$P$2]; [.$N$2]))*([.$J111]+3)*[.$T$2]))*5;0)" office:value-type="float" office:value="10" calcext:value-type="float">
            <text:p>10</text:p>
          </table:table-cell>
          <table:table-cell table:style-name="ce11" table:formula="of:=IFERROR(ROUND((AVERAGE(MIN(([.$F111]^[.$Q$2])/([.$T111]^2);[.$R$2]); MIN([.F111]/[.$O$2]; [.$N$2])))*([.$J111]+[.$M$2]))*5;0)" office:value-type="float" office:value="5" calcext:value-type="float">
            <text:p>5</text:p>
          </table:table-cell>
          <table:table-cell table:style-name="ce11" table:formula="of:=ROUND(AVERAGE([.K111:.Q111]))" office:value-type="float" office:value="16" calcext:value-type="float">
            <text:p>16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AVERAGE(MIN(([.$D112]^[.$L$2])/([.$T112]^2);[.$R$2]); MIN([.D112]/[.$O$2]; [.$N$2])))*([.$J112]+[.$M$2]))*5;0)" office:value-type="float" office:value="5" calcext:value-type="float">
            <text:p>5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AVERAGE(MIN(([.$E112]^2)/([.$T112]^2);[.$R$2]);MIN([.E112]/[.$P$2]; [.$N$2]))*([.$J112]+3)*[.$T$2]))*5;0)" office:value-type="float" office:value="10" calcext:value-type="float">
            <text:p>10</text:p>
          </table:table-cell>
          <table:table-cell table:style-name="ce11" table:formula="of:=IFERROR(ROUND((AVERAGE(MIN(([.$G112]^2)/([.$T112]^2);[.$R$2]);MIN([.G112]/[.$P$2]; [.$N$2]))*([.$J112]+3)*[.$T$2]))*5;0)" office:value-type="float" office:value="10" calcext:value-type="float">
            <text:p>10</text:p>
          </table:table-cell>
          <table:table-cell table:style-name="ce11" table:formula="of:=IFERROR(ROUND((AVERAGE(MIN(([.$F112]^[.$Q$2])/([.$T112]^2);[.$R$2]); MIN([.F112]/[.$O$2]; [.$N$2])))*([.$J112]+[.$M$2]))*5;0)" office:value-type="float" office:value="5" calcext:value-type="float">
            <text:p>5</text:p>
          </table:table-cell>
          <table:table-cell table:style-name="ce11" table:formula="of:=ROUND(AVERAGE([.K112:.Q112]))" office:value-type="float" office:value="16" calcext:value-type="float">
            <text:p>16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AVERAGE(MIN(([.$D113]^[.$L$2])/([.$T113]^2);[.$R$2]); MIN([.D113]/[.$O$2]; [.$N$2])))*([.$J113]+[.$M$2]))*5;0)" office:value-type="float" office:value="5" calcext:value-type="float">
            <text:p>5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AVERAGE(MIN(([.$E113]^2)/([.$T113]^2);[.$R$2]);MIN([.E113]/[.$P$2]; [.$N$2]))*([.$J113]+3)*[.$T$2]))*5;0)" office:value-type="float" office:value="10" calcext:value-type="float">
            <text:p>10</text:p>
          </table:table-cell>
          <table:table-cell table:style-name="ce11" table:formula="of:=IFERROR(ROUND((AVERAGE(MIN(([.$G113]^2)/([.$T113]^2);[.$R$2]);MIN([.G113]/[.$P$2]; [.$N$2]))*([.$J113]+3)*[.$T$2]))*5;0)" office:value-type="float" office:value="10" calcext:value-type="float">
            <text:p>10</text:p>
          </table:table-cell>
          <table:table-cell table:style-name="ce11" table:formula="of:=IFERROR(ROUND((AVERAGE(MIN(([.$F113]^[.$Q$2])/([.$T113]^2);[.$R$2]); MIN([.F113]/[.$O$2]; [.$N$2])))*([.$J113]+[.$M$2]))*5;0)" office:value-type="float" office:value="5" calcext:value-type="float">
            <text:p>5</text:p>
          </table:table-cell>
          <table:table-cell table:style-name="ce11" table:formula="of:=ROUND(AVERAGE([.K113:.Q113]))" office:value-type="float" office:value="16" calcext:value-type="float">
            <text:p>16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AVERAGE(MIN(([.$D114]^[.$L$2])/([.$T114]^2);[.$R$2]); MIN([.D114]/[.$O$2]; [.$N$2])))*([.$J114]+[.$M$2]))*5;0)" office:value-type="float" office:value="5" calcext:value-type="float">
            <text:p>5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AVERAGE(MIN(([.$E114]^2)/([.$T114]^2);[.$R$2]);MIN([.E114]/[.$P$2]; [.$N$2]))*([.$J114]+3)*[.$T$2]))*5;0)" office:value-type="float" office:value="10" calcext:value-type="float">
            <text:p>10</text:p>
          </table:table-cell>
          <table:table-cell table:style-name="ce11" table:formula="of:=IFERROR(ROUND((AVERAGE(MIN(([.$G114]^2)/([.$T114]^2);[.$R$2]);MIN([.G114]/[.$P$2]; [.$N$2]))*([.$J114]+3)*[.$T$2]))*5;0)" office:value-type="float" office:value="10" calcext:value-type="float">
            <text:p>10</text:p>
          </table:table-cell>
          <table:table-cell table:style-name="ce11" table:formula="of:=IFERROR(ROUND((AVERAGE(MIN(([.$F114]^[.$Q$2])/([.$T114]^2);[.$R$2]); MIN([.F114]/[.$O$2]; [.$N$2])))*([.$J114]+[.$M$2]))*5;0)" office:value-type="float" office:value="5" calcext:value-type="float">
            <text:p>5</text:p>
          </table:table-cell>
          <table:table-cell table:style-name="ce11" table:formula="of:=ROUND(AVERAGE([.K114:.Q114]))" office:value-type="float" office:value="16" calcext:value-type="float">
            <text:p>16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AVERAGE(MIN(([.$D115]^[.$L$2])/([.$T115]^2);[.$R$2]); MIN([.D115]/[.$O$2]; [.$N$2])))*([.$J115]+[.$M$2]))*5;0)" office:value-type="float" office:value="5" calcext:value-type="float">
            <text:p>5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AVERAGE(MIN(([.$E115]^2)/([.$T115]^2);[.$R$2]);MIN([.E115]/[.$P$2]; [.$N$2]))*([.$J115]+3)*[.$T$2]))*5;0)" office:value-type="float" office:value="10" calcext:value-type="float">
            <text:p>10</text:p>
          </table:table-cell>
          <table:table-cell table:style-name="ce11" table:formula="of:=IFERROR(ROUND((AVERAGE(MIN(([.$G115]^2)/([.$T115]^2);[.$R$2]);MIN([.G115]/[.$P$2]; [.$N$2]))*([.$J115]+3)*[.$T$2]))*5;0)" office:value-type="float" office:value="10" calcext:value-type="float">
            <text:p>10</text:p>
          </table:table-cell>
          <table:table-cell table:style-name="ce11" table:formula="of:=IFERROR(ROUND((AVERAGE(MIN(([.$F115]^[.$Q$2])/([.$T115]^2);[.$R$2]); MIN([.F115]/[.$O$2]; [.$N$2])))*([.$J115]+[.$M$2]))*5;0)" office:value-type="float" office:value="5" calcext:value-type="float">
            <text:p>5</text:p>
          </table:table-cell>
          <table:table-cell table:style-name="ce11" table:formula="of:=ROUND(AVERAGE([.K115:.Q115]))" office:value-type="float" office:value="16" calcext:value-type="float">
            <text:p>16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AVERAGE(MIN(([.$D116]^[.$L$2])/([.$T116]^2);[.$R$2]); MIN([.D116]/[.$O$2]; [.$N$2])))*([.$J116]+[.$M$2]))*5;0)" office:value-type="float" office:value="5" calcext:value-type="float">
            <text:p>5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AVERAGE(MIN(([.$E116]^2)/([.$T116]^2);[.$R$2]);MIN([.E116]/[.$P$2]; [.$N$2]))*([.$J116]+3)*[.$T$2]))*5;0)" office:value-type="float" office:value="10" calcext:value-type="float">
            <text:p>10</text:p>
          </table:table-cell>
          <table:table-cell table:style-name="ce11" table:formula="of:=IFERROR(ROUND((AVERAGE(MIN(([.$G116]^2)/([.$T116]^2);[.$R$2]);MIN([.G116]/[.$P$2]; [.$N$2]))*([.$J116]+3)*[.$T$2]))*5;0)" office:value-type="float" office:value="10" calcext:value-type="float">
            <text:p>10</text:p>
          </table:table-cell>
          <table:table-cell table:style-name="ce11" table:formula="of:=IFERROR(ROUND((AVERAGE(MIN(([.$F116]^[.$Q$2])/([.$T116]^2);[.$R$2]); MIN([.F116]/[.$O$2]; [.$N$2])))*([.$J116]+[.$M$2]))*5;0)" office:value-type="float" office:value="5" calcext:value-type="float">
            <text:p>5</text:p>
          </table:table-cell>
          <table:table-cell table:style-name="ce11" table:formula="of:=ROUND(AVERAGE([.K116:.Q116]))" office:value-type="float" office:value="16" calcext:value-type="float">
            <text:p>16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AVERAGE(MIN(([.$D117]^[.$L$2])/([.$T117]^2);[.$R$2]); MIN([.D117]/[.$O$2]; [.$N$2])))*([.$J117]+[.$M$2]))*5;0)" office:value-type="float" office:value="5" calcext:value-type="float">
            <text:p>5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AVERAGE(MIN(([.$E117]^2)/([.$T117]^2);[.$R$2]);MIN([.E117]/[.$P$2]; [.$N$2]))*([.$J117]+3)*[.$T$2]))*5;0)" office:value-type="float" office:value="10" calcext:value-type="float">
            <text:p>10</text:p>
          </table:table-cell>
          <table:table-cell table:style-name="ce11" table:formula="of:=IFERROR(ROUND((AVERAGE(MIN(([.$G117]^2)/([.$T117]^2);[.$R$2]);MIN([.G117]/[.$P$2]; [.$N$2]))*([.$J117]+3)*[.$T$2]))*5;0)" office:value-type="float" office:value="10" calcext:value-type="float">
            <text:p>10</text:p>
          </table:table-cell>
          <table:table-cell table:style-name="ce11" table:formula="of:=IFERROR(ROUND((AVERAGE(MIN(([.$F117]^[.$Q$2])/([.$T117]^2);[.$R$2]); MIN([.F117]/[.$O$2]; [.$N$2])))*([.$J117]+[.$M$2]))*5;0)" office:value-type="float" office:value="5" calcext:value-type="float">
            <text:p>5</text:p>
          </table:table-cell>
          <table:table-cell table:style-name="ce11" table:formula="of:=ROUND(AVERAGE([.K117:.Q117]))" office:value-type="float" office:value="16" calcext:value-type="float">
            <text:p>16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AVERAGE(MIN(([.$D118]^[.$L$2])/([.$T118]^2);[.$R$2]); MIN([.D118]/[.$O$2]; [.$N$2])))*([.$J118]+[.$M$2]))*5;0)" office:value-type="float" office:value="5" calcext:value-type="float">
            <text:p>5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AVERAGE(MIN(([.$E118]^2)/([.$T118]^2);[.$R$2]);MIN([.E118]/[.$P$2]; [.$N$2]))*([.$J118]+3)*[.$T$2]))*5;0)" office:value-type="float" office:value="10" calcext:value-type="float">
            <text:p>10</text:p>
          </table:table-cell>
          <table:table-cell table:style-name="ce11" table:formula="of:=IFERROR(ROUND((AVERAGE(MIN(([.$G118]^2)/([.$T118]^2);[.$R$2]);MIN([.G118]/[.$P$2]; [.$N$2]))*([.$J118]+3)*[.$T$2]))*5;0)" office:value-type="float" office:value="10" calcext:value-type="float">
            <text:p>10</text:p>
          </table:table-cell>
          <table:table-cell table:style-name="ce11" table:formula="of:=IFERROR(ROUND((AVERAGE(MIN(([.$F118]^[.$Q$2])/([.$T118]^2);[.$R$2]); MIN([.F118]/[.$O$2]; [.$N$2])))*([.$J118]+[.$M$2]))*5;0)" office:value-type="float" office:value="5" calcext:value-type="float">
            <text:p>5</text:p>
          </table:table-cell>
          <table:table-cell table:style-name="ce11" table:formula="of:=ROUND(AVERAGE([.K118:.Q118]))" office:value-type="float" office:value="16" calcext:value-type="float">
            <text:p>16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AVERAGE(MIN(([.$D119]^[.$L$2])/([.$T119]^2);[.$R$2]); MIN([.D119]/[.$O$2]; [.$N$2])))*([.$J119]+[.$M$2]))*5;0)" office:value-type="float" office:value="5" calcext:value-type="float">
            <text:p>5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AVERAGE(MIN(([.$E119]^2)/([.$T119]^2);[.$R$2]);MIN([.E119]/[.$P$2]; [.$N$2]))*([.$J119]+3)*[.$T$2]))*5;0)" office:value-type="float" office:value="10" calcext:value-type="float">
            <text:p>10</text:p>
          </table:table-cell>
          <table:table-cell table:style-name="ce11" table:formula="of:=IFERROR(ROUND((AVERAGE(MIN(([.$G119]^2)/([.$T119]^2);[.$R$2]);MIN([.G119]/[.$P$2]; [.$N$2]))*([.$J119]+3)*[.$T$2]))*5;0)" office:value-type="float" office:value="10" calcext:value-type="float">
            <text:p>10</text:p>
          </table:table-cell>
          <table:table-cell table:style-name="ce11" table:formula="of:=IFERROR(ROUND((AVERAGE(MIN(([.$F119]^[.$Q$2])/([.$T119]^2);[.$R$2]); MIN([.F119]/[.$O$2]; [.$N$2])))*([.$J119]+[.$M$2]))*5;0)" office:value-type="float" office:value="5" calcext:value-type="float">
            <text:p>5</text:p>
          </table:table-cell>
          <table:table-cell table:style-name="ce11" table:formula="of:=ROUND(AVERAGE([.K119:.Q119]))" office:value-type="float" office:value="16" calcext:value-type="float">
            <text:p>16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AVERAGE(MIN(([.$D120]^[.$L$2])/([.$T120]^2);[.$R$2]); MIN([.D120]/[.$O$2]; [.$N$2])))*([.$J120]+[.$M$2]))*5;0)" office:value-type="float" office:value="5" calcext:value-type="float">
            <text:p>5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AVERAGE(MIN(([.$E120]^2)/([.$T120]^2);[.$R$2]);MIN([.E120]/[.$P$2]; [.$N$2]))*([.$J120]+3)*[.$T$2]))*5;0)" office:value-type="float" office:value="10" calcext:value-type="float">
            <text:p>10</text:p>
          </table:table-cell>
          <table:table-cell table:style-name="ce11" table:formula="of:=IFERROR(ROUND((AVERAGE(MIN(([.$G120]^2)/([.$T120]^2);[.$R$2]);MIN([.G120]/[.$P$2]; [.$N$2]))*([.$J120]+3)*[.$T$2]))*5;0)" office:value-type="float" office:value="10" calcext:value-type="float">
            <text:p>10</text:p>
          </table:table-cell>
          <table:table-cell table:style-name="ce11" table:formula="of:=IFERROR(ROUND((AVERAGE(MIN(([.$F120]^[.$Q$2])/([.$T120]^2);[.$R$2]); MIN([.F120]/[.$O$2]; [.$N$2])))*([.$J120]+[.$M$2]))*5;0)" office:value-type="float" office:value="5" calcext:value-type="float">
            <text:p>5</text:p>
          </table:table-cell>
          <table:table-cell table:style-name="ce11" table:formula="of:=ROUND(AVERAGE([.K120:.Q120]))" office:value-type="float" office:value="16" calcext:value-type="float">
            <text:p>16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AVERAGE(MIN(([.$D121]^[.$L$2])/([.$T121]^2);[.$R$2]); MIN([.D121]/[.$O$2]; [.$N$2])))*([.$J121]+[.$M$2]))*5;0)" office:value-type="float" office:value="5" calcext:value-type="float">
            <text:p>5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AVERAGE(MIN(([.$E121]^2)/([.$T121]^2);[.$R$2]);MIN([.E121]/[.$P$2]; [.$N$2]))*([.$J121]+3)*[.$T$2]))*5;0)" office:value-type="float" office:value="10" calcext:value-type="float">
            <text:p>10</text:p>
          </table:table-cell>
          <table:table-cell table:style-name="ce11" table:formula="of:=IFERROR(ROUND((AVERAGE(MIN(([.$G121]^2)/([.$T121]^2);[.$R$2]);MIN([.G121]/[.$P$2]; [.$N$2]))*([.$J121]+3)*[.$T$2]))*5;0)" office:value-type="float" office:value="10" calcext:value-type="float">
            <text:p>10</text:p>
          </table:table-cell>
          <table:table-cell table:style-name="ce11" table:formula="of:=IFERROR(ROUND((AVERAGE(MIN(([.$F121]^[.$Q$2])/([.$T121]^2);[.$R$2]); MIN([.F121]/[.$O$2]; [.$N$2])))*([.$J121]+[.$M$2]))*5;0)" office:value-type="float" office:value="5" calcext:value-type="float">
            <text:p>5</text:p>
          </table:table-cell>
          <table:table-cell table:style-name="ce11" table:formula="of:=ROUND(AVERAGE([.K121:.Q121]))" office:value-type="float" office:value="16" calcext:value-type="float">
            <text:p>16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AVERAGE(MIN(([.$D122]^[.$L$2])/([.$T122]^2);[.$R$2]); MIN([.D122]/[.$O$2]; [.$N$2])))*([.$J122]+[.$M$2]))*5;0)" office:value-type="float" office:value="5" calcext:value-type="float">
            <text:p>5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AVERAGE(MIN(([.$E122]^2)/([.$T122]^2);[.$R$2]);MIN([.E122]/[.$P$2]; [.$N$2]))*([.$J122]+3)*[.$T$2]))*5;0)" office:value-type="float" office:value="10" calcext:value-type="float">
            <text:p>10</text:p>
          </table:table-cell>
          <table:table-cell table:style-name="ce11" table:formula="of:=IFERROR(ROUND((AVERAGE(MIN(([.$G122]^2)/([.$T122]^2);[.$R$2]);MIN([.G122]/[.$P$2]; [.$N$2]))*([.$J122]+3)*[.$T$2]))*5;0)" office:value-type="float" office:value="10" calcext:value-type="float">
            <text:p>10</text:p>
          </table:table-cell>
          <table:table-cell table:style-name="ce11" table:formula="of:=IFERROR(ROUND((AVERAGE(MIN(([.$F122]^[.$Q$2])/([.$T122]^2);[.$R$2]); MIN([.F122]/[.$O$2]; [.$N$2])))*([.$J122]+[.$M$2]))*5;0)" office:value-type="float" office:value="5" calcext:value-type="float">
            <text:p>5</text:p>
          </table:table-cell>
          <table:table-cell table:style-name="ce11" table:formula="of:=ROUND(AVERAGE([.K122:.Q122]))" office:value-type="float" office:value="16" calcext:value-type="float">
            <text:p>16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AVERAGE(MIN(([.$D123]^[.$L$2])/([.$T123]^2);[.$R$2]); MIN([.D123]/[.$O$2]; [.$N$2])))*([.$J123]+[.$M$2]))*5;0)" office:value-type="float" office:value="5" calcext:value-type="float">
            <text:p>5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AVERAGE(MIN(([.$E123]^2)/([.$T123]^2);[.$R$2]);MIN([.E123]/[.$P$2]; [.$N$2]))*([.$J123]+3)*[.$T$2]))*5;0)" office:value-type="float" office:value="10" calcext:value-type="float">
            <text:p>10</text:p>
          </table:table-cell>
          <table:table-cell table:style-name="ce11" table:formula="of:=IFERROR(ROUND((AVERAGE(MIN(([.$G123]^2)/([.$T123]^2);[.$R$2]);MIN([.G123]/[.$P$2]; [.$N$2]))*([.$J123]+3)*[.$T$2]))*5;0)" office:value-type="float" office:value="10" calcext:value-type="float">
            <text:p>10</text:p>
          </table:table-cell>
          <table:table-cell table:style-name="ce11" table:formula="of:=IFERROR(ROUND((AVERAGE(MIN(([.$F123]^[.$Q$2])/([.$T123]^2);[.$R$2]); MIN([.F123]/[.$O$2]; [.$N$2])))*([.$J123]+[.$M$2]))*5;0)" office:value-type="float" office:value="5" calcext:value-type="float">
            <text:p>5</text:p>
          </table:table-cell>
          <table:table-cell table:style-name="ce11" table:formula="of:=ROUND(AVERAGE([.K123:.Q123]))" office:value-type="float" office:value="16" calcext:value-type="float">
            <text:p>16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AVERAGE(MIN(([.$D124]^[.$L$2])/([.$T124]^2);[.$R$2]); MIN([.D124]/[.$O$2]; [.$N$2])))*([.$J124]+[.$M$2]))*5;0)" office:value-type="float" office:value="5" calcext:value-type="float">
            <text:p>5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AVERAGE(MIN(([.$E124]^2)/([.$T124]^2);[.$R$2]);MIN([.E124]/[.$P$2]; [.$N$2]))*([.$J124]+3)*[.$T$2]))*5;0)" office:value-type="float" office:value="10" calcext:value-type="float">
            <text:p>10</text:p>
          </table:table-cell>
          <table:table-cell table:style-name="ce11" table:formula="of:=IFERROR(ROUND((AVERAGE(MIN(([.$G124]^2)/([.$T124]^2);[.$R$2]);MIN([.G124]/[.$P$2]; [.$N$2]))*([.$J124]+3)*[.$T$2]))*5;0)" office:value-type="float" office:value="10" calcext:value-type="float">
            <text:p>10</text:p>
          </table:table-cell>
          <table:table-cell table:style-name="ce11" table:formula="of:=IFERROR(ROUND((AVERAGE(MIN(([.$F124]^[.$Q$2])/([.$T124]^2);[.$R$2]); MIN([.F124]/[.$O$2]; [.$N$2])))*([.$J124]+[.$M$2]))*5;0)" office:value-type="float" office:value="5" calcext:value-type="float">
            <text:p>5</text:p>
          </table:table-cell>
          <table:table-cell table:style-name="ce11" table:formula="of:=ROUND(AVERAGE([.K124:.Q124]))" office:value-type="float" office:value="16" calcext:value-type="float">
            <text:p>16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AVERAGE(MIN(([.$D125]^[.$L$2])/([.$T125]^2);[.$R$2]); MIN([.D125]/[.$O$2]; [.$N$2])))*([.$J125]+[.$M$2]))*5;0)" office:value-type="float" office:value="5" calcext:value-type="float">
            <text:p>5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AVERAGE(MIN(([.$E125]^2)/([.$T125]^2);[.$R$2]);MIN([.E125]/[.$P$2]; [.$N$2]))*([.$J125]+3)*[.$T$2]))*5;0)" office:value-type="float" office:value="10" calcext:value-type="float">
            <text:p>10</text:p>
          </table:table-cell>
          <table:table-cell table:style-name="ce11" table:formula="of:=IFERROR(ROUND((AVERAGE(MIN(([.$G125]^2)/([.$T125]^2);[.$R$2]);MIN([.G125]/[.$P$2]; [.$N$2]))*([.$J125]+3)*[.$T$2]))*5;0)" office:value-type="float" office:value="10" calcext:value-type="float">
            <text:p>10</text:p>
          </table:table-cell>
          <table:table-cell table:style-name="ce11" table:formula="of:=IFERROR(ROUND((AVERAGE(MIN(([.$F125]^[.$Q$2])/([.$T125]^2);[.$R$2]); MIN([.F125]/[.$O$2]; [.$N$2])))*([.$J125]+[.$M$2]))*5;0)" office:value-type="float" office:value="5" calcext:value-type="float">
            <text:p>5</text:p>
          </table:table-cell>
          <table:table-cell table:style-name="ce11" table:formula="of:=ROUND(AVERAGE([.K125:.Q125]))" office:value-type="float" office:value="16" calcext:value-type="float">
            <text:p>16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AVERAGE(MIN(([.$D126]^[.$L$2])/([.$T126]^2);[.$R$2]); MIN([.D126]/[.$O$2]; [.$N$2])))*([.$J126]+[.$M$2]))*5;0)" office:value-type="float" office:value="5" calcext:value-type="float">
            <text:p>5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AVERAGE(MIN(([.$E126]^2)/([.$T126]^2);[.$R$2]);MIN([.E126]/[.$P$2]; [.$N$2]))*([.$J126]+3)*[.$T$2]))*5;0)" office:value-type="float" office:value="10" calcext:value-type="float">
            <text:p>10</text:p>
          </table:table-cell>
          <table:table-cell table:style-name="ce11" table:formula="of:=IFERROR(ROUND((AVERAGE(MIN(([.$G126]^2)/([.$T126]^2);[.$R$2]);MIN([.G126]/[.$P$2]; [.$N$2]))*([.$J126]+3)*[.$T$2]))*5;0)" office:value-type="float" office:value="10" calcext:value-type="float">
            <text:p>10</text:p>
          </table:table-cell>
          <table:table-cell table:style-name="ce11" table:formula="of:=IFERROR(ROUND((AVERAGE(MIN(([.$F126]^[.$Q$2])/([.$T126]^2);[.$R$2]); MIN([.F126]/[.$O$2]; [.$N$2])))*([.$J126]+[.$M$2]))*5;0)" office:value-type="float" office:value="5" calcext:value-type="float">
            <text:p>5</text:p>
          </table:table-cell>
          <table:table-cell table:style-name="ce11" table:formula="of:=ROUND(AVERAGE([.K126:.Q126]))" office:value-type="float" office:value="16" calcext:value-type="float">
            <text:p>16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AVERAGE(MIN(([.$D127]^[.$L$2])/([.$T127]^2);[.$R$2]); MIN([.D127]/[.$O$2]; [.$N$2])))*([.$J127]+[.$M$2]))*5;0)" office:value-type="float" office:value="5" calcext:value-type="float">
            <text:p>5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AVERAGE(MIN(([.$E127]^2)/([.$T127]^2);[.$R$2]);MIN([.E127]/[.$P$2]; [.$N$2]))*([.$J127]+3)*[.$T$2]))*5;0)" office:value-type="float" office:value="10" calcext:value-type="float">
            <text:p>10</text:p>
          </table:table-cell>
          <table:table-cell table:style-name="ce11" table:formula="of:=IFERROR(ROUND((AVERAGE(MIN(([.$G127]^2)/([.$T127]^2);[.$R$2]);MIN([.G127]/[.$P$2]; [.$N$2]))*([.$J127]+3)*[.$T$2]))*5;0)" office:value-type="float" office:value="10" calcext:value-type="float">
            <text:p>10</text:p>
          </table:table-cell>
          <table:table-cell table:style-name="ce11" table:formula="of:=IFERROR(ROUND((AVERAGE(MIN(([.$F127]^[.$Q$2])/([.$T127]^2);[.$R$2]); MIN([.F127]/[.$O$2]; [.$N$2])))*([.$J127]+[.$M$2]))*5;0)" office:value-type="float" office:value="5" calcext:value-type="float">
            <text:p>5</text:p>
          </table:table-cell>
          <table:table-cell table:style-name="ce11" table:formula="of:=ROUND(AVERAGE([.K127:.Q127]))" office:value-type="float" office:value="16" calcext:value-type="float">
            <text:p>16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AVERAGE(MIN(([.$D128]^[.$L$2])/([.$T128]^2);[.$R$2]); MIN([.D128]/[.$O$2]; [.$N$2])))*([.$J128]+[.$M$2]))*5;0)" office:value-type="float" office:value="5" calcext:value-type="float">
            <text:p>5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AVERAGE(MIN(([.$E128]^2)/([.$T128]^2);[.$R$2]);MIN([.E128]/[.$P$2]; [.$N$2]))*([.$J128]+3)*[.$T$2]))*5;0)" office:value-type="float" office:value="10" calcext:value-type="float">
            <text:p>10</text:p>
          </table:table-cell>
          <table:table-cell table:style-name="ce11" table:formula="of:=IFERROR(ROUND((AVERAGE(MIN(([.$G128]^2)/([.$T128]^2);[.$R$2]);MIN([.G128]/[.$P$2]; [.$N$2]))*([.$J128]+3)*[.$T$2]))*5;0)" office:value-type="float" office:value="10" calcext:value-type="float">
            <text:p>10</text:p>
          </table:table-cell>
          <table:table-cell table:style-name="ce11" table:formula="of:=IFERROR(ROUND((AVERAGE(MIN(([.$F128]^[.$Q$2])/([.$T128]^2);[.$R$2]); MIN([.F128]/[.$O$2]; [.$N$2])))*([.$J128]+[.$M$2]))*5;0)" office:value-type="float" office:value="5" calcext:value-type="float">
            <text:p>5</text:p>
          </table:table-cell>
          <table:table-cell table:style-name="ce11" table:formula="of:=ROUND(AVERAGE([.K128:.Q128]))" office:value-type="float" office:value="16" calcext:value-type="float">
            <text:p>16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AVERAGE(MIN(([.$D129]^[.$L$2])/([.$T129]^2);[.$R$2]); MIN([.D129]/[.$O$2]; [.$N$2])))*([.$J129]+[.$M$2]))*5;0)" office:value-type="float" office:value="5" calcext:value-type="float">
            <text:p>5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AVERAGE(MIN(([.$E129]^2)/([.$T129]^2);[.$R$2]);MIN([.E129]/[.$P$2]; [.$N$2]))*([.$J129]+3)*[.$T$2]))*5;0)" office:value-type="float" office:value="10" calcext:value-type="float">
            <text:p>10</text:p>
          </table:table-cell>
          <table:table-cell table:style-name="ce11" table:formula="of:=IFERROR(ROUND((AVERAGE(MIN(([.$G129]^2)/([.$T129]^2);[.$R$2]);MIN([.G129]/[.$P$2]; [.$N$2]))*([.$J129]+3)*[.$T$2]))*5;0)" office:value-type="float" office:value="10" calcext:value-type="float">
            <text:p>10</text:p>
          </table:table-cell>
          <table:table-cell table:style-name="ce11" table:formula="of:=IFERROR(ROUND((AVERAGE(MIN(([.$F129]^[.$Q$2])/([.$T129]^2);[.$R$2]); MIN([.F129]/[.$O$2]; [.$N$2])))*([.$J129]+[.$M$2]))*5;0)" office:value-type="float" office:value="5" calcext:value-type="float">
            <text:p>5</text:p>
          </table:table-cell>
          <table:table-cell table:style-name="ce11" table:formula="of:=ROUND(AVERAGE([.K129:.Q129]))" office:value-type="float" office:value="16" calcext:value-type="float">
            <text:p>16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AVERAGE(MIN(([.$D130]^[.$L$2])/([.$T130]^2);[.$R$2]); MIN([.D130]/[.$O$2]; [.$N$2])))*([.$J130]+[.$M$2]))*5;0)" office:value-type="float" office:value="65" calcext:value-type="float">
            <text:p>6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AVERAGE(MIN(([.$E130]^2)/([.$T130]^2);[.$R$2]);MIN([.E130]/[.$P$2]; [.$N$2]))*([.$J130]+3)*[.$T$2]))*5;0)" office:value-type="float" office:value="50" calcext:value-type="float">
            <text:p>50</text:p>
          </table:table-cell>
          <table:table-cell table:style-name="ce11" table:formula="of:=IFERROR(ROUND((AVERAGE(MIN(([.$G130]^2)/([.$T130]^2);[.$R$2]);MIN([.G130]/[.$P$2]; [.$N$2]))*([.$J130]+3)*[.$T$2]))*5;0)" office:value-type="float" office:value="65" calcext:value-type="float">
            <text:p>65</text:p>
          </table:table-cell>
          <table:table-cell table:style-name="ce11" table:formula="of:=IFERROR(ROUND((AVERAGE(MIN(([.$F130]^[.$Q$2])/([.$T130]^2);[.$R$2]); MIN([.F130]/[.$O$2]; [.$N$2])))*([.$J130]+[.$M$2]))*5;0)" office:value-type="float" office:value="45" calcext:value-type="float">
            <text:p>45</text:p>
          </table:table-cell>
          <table:table-cell table:style-name="ce11" table:formula="of:=ROUND(AVERAGE([.K130:.Q130]))" office:value-type="float" office:value="55" calcext:value-type="float">
            <text:p>55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5" calcext:value-type="float">
            <text:p>5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AVERAGE(MIN(([.$D131]^[.$L$2])/([.$T131]^2);[.$R$2]); MIN([.D131]/[.$O$2]; [.$N$2])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AVERAGE(MIN(([.$E131]^2)/([.$T131]^2);[.$R$2]);MIN([.E131]/[.$P$2]; [.$N$2]))*([.$J131]+3)*[.$T$2]))*5;0)" office:value-type="float" office:value="45" calcext:value-type="float">
            <text:p>45</text:p>
          </table:table-cell>
          <table:table-cell table:style-name="ce11" table:formula="of:=IFERROR(ROUND((AVERAGE(MIN(([.$G131]^2)/([.$T131]^2);[.$R$2]);MIN([.G131]/[.$P$2]; [.$N$2]))*([.$J131]+3)*[.$T$2]))*5;0)" office:value-type="float" office:value="15" calcext:value-type="float">
            <text:p>15</text:p>
          </table:table-cell>
          <table:table-cell table:style-name="ce11" table:formula="of:=IFERROR(ROUND((AVERAGE(MIN(([.$F131]^[.$Q$2])/([.$T131]^2);[.$R$2]); MIN([.F131]/[.$O$2]; [.$N$2])))*([.$J131]+[.$M$2]))*5;0)" office:value-type="float" office:value="35" calcext:value-type="float">
            <text:p>35</text:p>
          </table:table-cell>
          <table:table-cell table:style-name="ce11" table:formula="of:=ROUND(AVERAGE([.K131:.Q131]))" office:value-type="float" office:value="34" calcext:value-type="float">
            <text:p>34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4" calcext:value-type="float">
            <text:p>4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4" calcext:value-type="float">
            <text:p>4</text:p>
          </table:table-cell>
          <table:table-cell table:style-name="ce19" table:formula="of:=IFERROR(ROUND(((MIN(([.G131]^2)/([.$T131]^2);[.$S$2])))*[.$S131]*[.$T$1]);0)" office:value-type="float" office:value="1" calcext:value-type="float">
            <text:p>1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67" calcext:value-type="float">
            <text:p>3.67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AVERAGE(MIN(([.$D132]^[.$L$2])/([.$T132]^2);[.$R$2]); MIN([.D132]/[.$O$2]; [.$N$2])))*([.$J132]+[.$M$2]))*5;0)" office:value-type="float" office:value="60" calcext:value-type="float">
            <text:p>60</text:p>
          </table:table-cell>
          <table:table-cell table:style-name="ce11" table:formula="of:=IFERROR(ROUND((MIN(([.$D132]+[.$G132]+[.$I132])/8/[.$T132];[.$R$2]))*([.$J132]+3))*5;0)" office:value-type="float" office:value="50" calcext:value-type="float">
            <text:p>50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AVERAGE(MIN(([.$E132]^2)/([.$T132]^2);[.$R$2]);MIN([.E132]/[.$P$2]; [.$N$2]))*([.$J132]+3)*[.$T$2]))*5;0)" office:value-type="float" office:value="85" calcext:value-type="float">
            <text:p>85</text:p>
          </table:table-cell>
          <table:table-cell table:style-name="ce11" table:formula="of:=IFERROR(ROUND((AVERAGE(MIN(([.$G132]^2)/([.$T132]^2);[.$R$2]);MIN([.G132]/[.$P$2]; [.$N$2]))*([.$J132]+3)*[.$T$2]))*5;0)" office:value-type="float" office:value="30" calcext:value-type="float">
            <text:p>30</text:p>
          </table:table-cell>
          <table:table-cell table:style-name="ce11" table:formula="of:=IFERROR(ROUND((AVERAGE(MIN(([.$F132]^[.$Q$2])/([.$T132]^2);[.$R$2]); MIN([.F132]/[.$O$2]; [.$N$2])))*([.$J132]+[.$M$2]))*5;0)" office:value-type="float" office:value="55" calcext:value-type="float">
            <text:p>55</text:p>
          </table:table-cell>
          <table:table-cell table:style-name="ce11" table:formula="of:=ROUND(AVERAGE([.K132:.Q132]))" office:value-type="float" office:value="53" calcext:value-type="float">
            <text:p>53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2" calcext:value-type="float">
            <text:p>2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5" calcext:value-type="float">
            <text:p>7.5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5" calcext:value-type="float">
            <text:p>45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4" calcext:value-type="float">
            <text:p>4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8" calcext:value-type="float">
            <text:p>8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AVERAGE(MIN(([.$D133]^[.$L$2])/([.$T133]^2);[.$R$2]); MIN([.D133]/[.$O$2]; [.$N$2])))*([.$J133]+[.$M$2]))*5;0)" office:value-type="float" office:value="15" calcext:value-type="float">
            <text:p>15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AVERAGE(MIN(([.$E133]^2)/([.$T133]^2);[.$R$2]);MIN([.E133]/[.$P$2]; [.$N$2]))*([.$J133]+3)*[.$T$2]))*5;0)" office:value-type="float" office:value="10" calcext:value-type="float">
            <text:p>10</text:p>
          </table:table-cell>
          <table:table-cell table:style-name="ce11" table:formula="of:=IFERROR(ROUND((AVERAGE(MIN(([.$G133]^2)/([.$T133]^2);[.$R$2]);MIN([.G133]/[.$P$2]; [.$N$2]))*([.$J133]+3)*[.$T$2]))*5;0)" office:value-type="float" office:value="20" calcext:value-type="float">
            <text:p>20</text:p>
          </table:table-cell>
          <table:table-cell table:style-name="ce11" table:formula="of:=IFERROR(ROUND((AVERAGE(MIN(([.$F133]^[.$Q$2])/([.$T133]^2);[.$R$2]); MIN([.F133]/[.$O$2]; [.$N$2])))*([.$J133]+[.$M$2]))*5;0)" office:value-type="float" office:value="50" calcext:value-type="float">
            <text:p>50</text:p>
          </table:table-cell>
          <table:table-cell table:style-name="ce11" table:formula="of:=ROUND(AVERAGE([.K133:.Q133]))" office:value-type="float" office:value="36" calcext:value-type="float">
            <text:p>36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AVERAGE(MIN(([.$D134]^[.$L$2])/([.$T134]^2);[.$R$2]); MIN([.D134]/[.$O$2]; [.$N$2])))*([.$J134]+[.$M$2]))*5;0)" office:value-type="float" office:value="35" calcext:value-type="float">
            <text:p>3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AVERAGE(MIN(([.$E134]^2)/([.$T134]^2);[.$R$2]);MIN([.E134]/[.$P$2]; [.$N$2]))*([.$J134]+3)*[.$T$2]))*5;0)" office:value-type="float" office:value="20" calcext:value-type="float">
            <text:p>20</text:p>
          </table:table-cell>
          <table:table-cell table:style-name="ce11" table:formula="of:=IFERROR(ROUND((AVERAGE(MIN(([.$G134]^2)/([.$T134]^2);[.$R$2]);MIN([.G134]/[.$P$2]; [.$N$2]))*([.$J134]+3)*[.$T$2]))*5;0)" office:value-type="float" office:value="35" calcext:value-type="float">
            <text:p>35</text:p>
          </table:table-cell>
          <table:table-cell table:style-name="ce11" table:formula="of:=IFERROR(ROUND((AVERAGE(MIN(([.$F134]^[.$Q$2])/([.$T134]^2);[.$R$2]); MIN([.F134]/[.$O$2]; [.$N$2])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5" calcext:value-type="float">
            <text:p>45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AVERAGE(MIN(([.$D135]^[.$L$2])/([.$T135]^2);[.$R$2]); MIN([.D135]/[.$O$2]; [.$N$2])))*([.$J135]+[.$M$2]))*5;0)" office:value-type="float" office:value="55" calcext:value-type="float">
            <text:p>5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AVERAGE(MIN(([.$E135]^2)/([.$T135]^2);[.$R$2]);MIN([.E135]/[.$P$2]; [.$N$2]))*([.$J135]+3)*[.$T$2]))*5;0)" office:value-type="float" office:value="35" calcext:value-type="float">
            <text:p>35</text:p>
          </table:table-cell>
          <table:table-cell table:style-name="ce11" table:formula="of:=IFERROR(ROUND((AVERAGE(MIN(([.$G135]^2)/([.$T135]^2);[.$R$2]);MIN([.G135]/[.$P$2]; [.$N$2]))*([.$J135]+3)*[.$T$2]))*5;0)" office:value-type="float" office:value="55" calcext:value-type="float">
            <text:p>55</text:p>
          </table:table-cell>
          <table:table-cell table:style-name="ce11" table:formula="of:=IFERROR(ROUND((AVERAGE(MIN(([.$F135]^[.$Q$2])/([.$T135]^2);[.$R$2]); MIN([.F135]/[.$O$2]; [.$N$2])))*([.$J135]+[.$M$2]))*5;0)" office:value-type="float" office:value="75" calcext:value-type="float">
            <text:p>75</text:p>
          </table:table-cell>
          <table:table-cell table:style-name="ce11" table:formula="of:=ROUND(AVERAGE([.K135:.Q135]))" office:value-type="float" office:value="59" calcext:value-type="float">
            <text:p>59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36:.H136])" office:value-type="float" office:value="435" calcext:value-type="float">
            <text:p>435</text:p>
          </table:table-cell>
          <table:table-cell table:style-name="ce11" table:formula="of:=ROUND((([.I136]/[.$S$1])*MAX([.I136]/420; 1.2));2)" office:value-type="float" office:value="5.8" calcext:value-type="float">
            <text:p>5.8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AVERAGE(MIN(([.$D136]^[.$L$2])/([.$T136]^2);[.$R$2]); MIN([.D136]/[.$O$2]; [.$N$2])))*([.$J136]+[.$M$2]))*5;0)" office:value-type="float" office:value="55" calcext:value-type="float">
            <text:p>5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50" calcext:value-type="float">
            <text:p>50</text:p>
          </table:table-cell>
          <table:table-cell table:style-name="ce11" table:formula="of:=IFERROR(ROUND((AVERAGE(MIN(([.$E136]^2)/([.$T136]^2);[.$R$2]);MIN([.E136]/[.$P$2]; [.$N$2]))*([.$J136]+3)*[.$T$2]))*5;0)" office:value-type="float" office:value="75" calcext:value-type="float">
            <text:p>75</text:p>
          </table:table-cell>
          <table:table-cell table:style-name="ce11" table:formula="of:=IFERROR(ROUND((AVERAGE(MIN(([.$G136]^2)/([.$T136]^2);[.$R$2]);MIN([.G136]/[.$P$2]; [.$N$2]))*([.$J136]+3)*[.$T$2]))*5;0)" office:value-type="float" office:value="15" calcext:value-type="float">
            <text:p>15</text:p>
          </table:table-cell>
          <table:table-cell table:style-name="ce11" table:formula="of:=IFERROR(ROUND((AVERAGE(MIN(([.$F136]^[.$Q$2])/([.$T136]^2);[.$R$2]); MIN([.F136]/[.$O$2]; [.$N$2])))*([.$J136]+[.$M$2]))*5;0)" office:value-type="float" office:value="20" calcext:value-type="float">
            <text:p>20</text:p>
          </table:table-cell>
          <table:table-cell table:style-name="ce11" table:formula="of:=ROUND(AVERAGE([.K136:.Q136]))" office:value-type="float" office:value="46" calcext:value-type="float">
            <text:p>46</text:p>
          </table:table-cell>
          <table:table-cell table:style-name="ce11" table:formula="of:=ROUND((([.I136]/[.$S$1])*MAX([.I136]/350;0.8));2)" office:value-type="float" office:value="6.01" calcext:value-type="float">
            <text:p>6.01</text:p>
          </table:table-cell>
          <table:table-cell table:style-name="ce11" table:formula="of:=ROUND([.I136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6" calcext:value-type="float">
            <text:p>6</text:p>
          </table:table-cell>
          <table:table-cell table:style-name="ce19" table:formula="of:=IFERROR(ROUND(((MIN(([.H136]^2)/([.$T136]^2);[.$S$2])))*[.$S136]*[.$T$1]);0)" office:value-type="float" office:value="6" calcext:value-type="float">
            <text:p>6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1" calcext:value-type="float">
            <text:p>1</text:p>
          </table:table-cell>
          <table:table-cell table:style-name="ce19" table:formula="of:=IFERROR(ROUND(((MIN(([.F136]^2)/([.$T136]^2);[.$S$2]))*[.$S136]));0)" office:value-type="float" office:value="2" calcext:value-type="float">
            <text:p>2</text:p>
          </table:table-cell>
          <table:table-cell table:formula="of:=ROUND(AVERAGE([.W136:.AB136]);2)" office:value-type="float" office:value="5.33" calcext:value-type="float">
            <text:p>5.33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5" calcext:value-type="float">
            <text:p>15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48" calcext:value-type="float">
            <text:p>348</text:p>
          </table:table-cell>
          <table:table-cell table:style-name="ce11" table:formula="of:=ROUND((([.I137]/[.$S$1])*MAX([.I137]/420; 1.2));2)" office:value-type="float" office:value="4.64" calcext:value-type="float">
            <text:p>4.64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AVERAGE(MIN(([.$D137]^[.$L$2])/([.$T137]^2);[.$R$2]); MIN([.D137]/[.$O$2]; [.$N$2])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1" table:formula="of:=IFERROR(ROUND((AVERAGE(MIN(([.$E137]^2)/([.$T137]^2);[.$R$2]);MIN([.E137]/[.$P$2]; [.$N$2]))*([.$J137]+3)*[.$T$2]))*5;0)" office:value-type="float" office:value="30" calcext:value-type="float">
            <text:p>30</text:p>
          </table:table-cell>
          <table:table-cell table:style-name="ce11" table:formula="of:=IFERROR(ROUND((AVERAGE(MIN(([.$G137]^2)/([.$T137]^2);[.$R$2]);MIN([.G137]/[.$P$2]; [.$N$2]))*([.$J137]+3)*[.$T$2]))*5;0)" office:value-type="float" office:value="45" calcext:value-type="float">
            <text:p>45</text:p>
          </table:table-cell>
          <table:table-cell table:style-name="ce11" table:formula="of:=IFERROR(ROUND((AVERAGE(MIN(([.$F137]^[.$Q$2])/([.$T137]^2);[.$R$2]); MIN([.F137]/[.$O$2]; [.$N$2])))*([.$J137]+[.$M$2]))*5;0)" office:value-type="float" office:value="30" calcext:value-type="float">
            <text:p>30</text:p>
          </table:table-cell>
          <table:table-cell table:style-name="ce11" table:formula="of:=ROUND(AVERAGE([.K137:.Q137]))" office:value-type="float" office:value="36" calcext:value-type="float">
            <text:p>36</text:p>
          </table:table-cell>
          <table:table-cell table:style-name="ce11" table:formula="of:=ROUND((([.I137]/[.$S$1])*MAX([.I137]/350;0.8));2)" office:value-type="float" office:value="3.84" calcext:value-type="float">
            <text:p>3.84</text:p>
          </table:table-cell>
          <table:table-cell table:style-name="ce11" table:formula="of:=ROUND([.I137]/6;2)" office:value-type="float" office:value="58" calcext:value-type="float">
            <text:p>58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1" calcext:value-type="float">
            <text:p>1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4" calcext:value-type="float">
            <text:p>4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3.57" calcext:value-type="float">
            <text:p>33.57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3" calcext:value-type="float">
            <text:p>3</text:p>
          </table:table-cell>
          <table:table-cell table:formula="of:=MIN(MAX([.AB137]-[.AB136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93" calcext:value-type="float">
            <text:p>493</text:p>
          </table:table-cell>
          <table:table-cell table:style-name="ce11" table:formula="of:=ROUND((([.I138]/[.$S$1])*MAX([.I138]/420; 1.2));2)" office:value-type="float" office:value="6.57" calcext:value-type="float">
            <text:p>6.57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AVERAGE(MIN(([.$D138]^[.$L$2])/([.$T138]^2);[.$R$2]); MIN([.D138]/[.$O$2]; [.$N$2])))*([.$J138]+[.$M$2]))*5;0)" office:value-type="float" office:value="50" calcext:value-type="float">
            <text:p>50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1" table:formula="of:=IFERROR(ROUND((AVERAGE(MIN(([.$E138]^2)/([.$T138]^2);[.$R$2]);MIN([.E138]/[.$P$2]; [.$N$2]))*([.$J138]+3)*[.$T$2]))*5;0)" office:value-type="float" office:value="45" calcext:value-type="float">
            <text:p>45</text:p>
          </table:table-cell>
          <table:table-cell table:style-name="ce11" table:formula="of:=IFERROR(ROUND((AVERAGE(MIN(([.$G138]^2)/([.$T138]^2);[.$R$2]);MIN([.G138]/[.$P$2]; [.$N$2]))*([.$J138]+3)*[.$T$2]))*5;0)" office:value-type="float" office:value="65" calcext:value-type="float">
            <text:p>65</text:p>
          </table:table-cell>
          <table:table-cell table:style-name="ce11" table:formula="of:=IFERROR(ROUND((AVERAGE(MIN(([.$F138]^[.$Q$2])/([.$T138]^2);[.$R$2]); MIN([.F138]/[.$O$2]; [.$N$2])))*([.$J138]+[.$M$2]))*5;0)" office:value-type="float" office:value="55" calcext:value-type="float">
            <text:p>55</text:p>
          </table:table-cell>
          <table:table-cell table:style-name="ce11" table:formula="of:=ROUND(AVERAGE([.K138:.Q138]))" office:value-type="float" office:value="52" calcext:value-type="float">
            <text:p>52</text:p>
          </table:table-cell>
          <table:table-cell table:style-name="ce11" table:formula="of:=ROUND((([.I138]/[.$S$1])*MAX([.I138]/350;0.8));2)" office:value-type="float" office:value="7.72" calcext:value-type="float">
            <text:p>7.72</text:p>
          </table:table-cell>
          <table:table-cell table:style-name="ce11" table:formula="of:=ROUND([.I138]/6;2)" office:value-type="float" office:value="82.17" calcext:value-type="float">
            <text:p>82.17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3" calcext:value-type="float">
            <text:p>3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6.83" calcext:value-type="float">
            <text:p>6.8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" calcext:value-type="float">
            <text:p>45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AVERAGE(MIN(([.$D139]^[.$L$2])/([.$T139]^2);[.$R$2]); MIN([.D139]/[.$O$2]; [.$N$2])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11" table:formula="of:=IFERROR(ROUND((AVERAGE(MIN(([.$E139]^2)/([.$T139]^2);[.$R$2]);MIN([.E139]/[.$P$2]; [.$N$2]))*([.$J139]+3)*[.$T$2]))*5;0)" office:value-type="float" office:value="50" calcext:value-type="float">
            <text:p>50</text:p>
          </table:table-cell>
          <table:table-cell table:style-name="ce11" table:formula="of:=IFERROR(ROUND((AVERAGE(MIN(([.$G139]^2)/([.$T139]^2);[.$R$2]);MIN([.G139]/[.$P$2]; [.$N$2]))*([.$J139]+3)*[.$T$2]))*5;0)" office:value-type="float" office:value="15" calcext:value-type="float">
            <text:p>15</text:p>
          </table:table-cell>
          <table:table-cell table:style-name="ce11" table:formula="of:=IFERROR(ROUND((AVERAGE(MIN(([.$F139]^[.$Q$2])/([.$T139]^2);[.$R$2]); MIN([.F139]/[.$O$2]; [.$N$2])))*([.$J139]+[.$M$2]))*5;0)" office:value-type="float" office:value="25" calcext:value-type="float">
            <text:p>25</text:p>
          </table:table-cell>
          <table:table-cell table:style-name="ce11" table:formula="of:=ROUND(AVERAGE([.K139:.Q139]))" office:value-type="float" office:value="37" calcext:value-type="float">
            <text:p>37</text:p>
          </table:table-cell>
          <table:table-cell table:style-name="ce11" table:formula="of:=ROUND((([.I139]/[.$S$1])*MAX([.I139]/350;0.8));2)" office:value-type="float" office:value="3.89" calcext:value-type="float">
            <text:p>3.89</text:p>
          </table:table-cell>
          <table:table-cell table:style-name="ce11" table:formula="of:=ROUND([.I13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2" calcext:value-type="float">
            <text:p>2</text:p>
          </table:table-cell>
          <table:table-cell table:style-name="ce19" table:formula="of:=IFERROR(ROUND(((MIN(([.E139]^2)/([.$T139]^2);[.$S$2])))*[.$S139]*[.$T$1]);0)" office:value-type="float" office:value="5" calcext:value-type="float">
            <text:p>5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AVERAGE(MIN(([.$D140]^[.$L$2])/([.$T140]^2);[.$R$2]); MIN([.D140]/[.$O$2]; [.$N$2])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AVERAGE(MIN(([.$E140]^2)/([.$T140]^2);[.$R$2]);MIN([.E140]/[.$P$2]; [.$N$2]))*([.$J140]+3)*[.$T$2]))*5;0)" office:value-type="float" office:value="65" calcext:value-type="float">
            <text:p>65</text:p>
          </table:table-cell>
          <table:table-cell table:style-name="ce11" table:formula="of:=IFERROR(ROUND((AVERAGE(MIN(([.$G140]^2)/([.$T140]^2);[.$R$2]);MIN([.G140]/[.$P$2]; [.$N$2]))*([.$J140]+3)*[.$T$2]))*5;0)" office:value-type="float" office:value="30" calcext:value-type="float">
            <text:p>30</text:p>
          </table:table-cell>
          <table:table-cell table:style-name="ce11" table:formula="of:=IFERROR(ROUND((AVERAGE(MIN(([.$F140]^[.$Q$2])/([.$T140]^2);[.$R$2]); MIN([.F140]/[.$O$2]; [.$N$2])))*([.$J140]+[.$M$2]))*5;0)" office:value-type="float" office:value="40" calcext:value-type="float">
            <text:p>40</text:p>
          </table:table-cell>
          <table:table-cell table:style-name="ce11" table:formula="of:=ROUND(AVERAGE([.K140:.Q140]))" office:value-type="float" office:value="51" calcext:value-type="float">
            <text:p>51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7" calcext:value-type="float">
            <text:p>7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" calcext:value-type="float">
            <text:p>7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2" calcext:value-type="float">
            <text:p>2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AVERAGE(MIN(([.$D141]^[.$L$2])/([.$T141]^2);[.$R$2]); MIN([.D141]/[.$O$2]; [.$N$2])))*([.$J141]+[.$M$2]))*5;0)" office:value-type="float" office:value="10" calcext:value-type="float">
            <text:p>10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AVERAGE(MIN(([.$E141]^2)/([.$T141]^2);[.$R$2]);MIN([.E141]/[.$P$2]; [.$N$2]))*([.$J141]+3)*[.$T$2]))*5;0)" office:value-type="float" office:value="20" calcext:value-type="float">
            <text:p>20</text:p>
          </table:table-cell>
          <table:table-cell table:style-name="ce11" table:formula="of:=IFERROR(ROUND((AVERAGE(MIN(([.$G141]^2)/([.$T141]^2);[.$R$2]);MIN([.G141]/[.$P$2]; [.$N$2]))*([.$J141]+3)*[.$T$2]))*5;0)" office:value-type="float" office:value="30" calcext:value-type="float">
            <text:p>30</text:p>
          </table:table-cell>
          <table:table-cell table:style-name="ce11" table:formula="of:=IFERROR(ROUND((AVERAGE(MIN(([.$F141]^[.$Q$2])/([.$T141]^2);[.$R$2]); MIN([.F141]/[.$O$2]; [.$N$2])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5" calcext:value-type="float">
            <text:p>35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AVERAGE(MIN(([.$D142]^[.$L$2])/([.$T142]^2);[.$R$2]); MIN([.D142]/[.$O$2]; [.$N$2])))*([.$J142]+[.$M$2]))*5;0)" office:value-type="float" office:value="25" calcext:value-type="float">
            <text:p>25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AVERAGE(MIN(([.$E142]^2)/([.$T142]^2);[.$R$2]);MIN([.E142]/[.$P$2]; [.$N$2]))*([.$J142]+3)*[.$T$2]))*5;0)" office:value-type="float" office:value="35" calcext:value-type="float">
            <text:p>35</text:p>
          </table:table-cell>
          <table:table-cell table:style-name="ce11" table:formula="of:=IFERROR(ROUND((AVERAGE(MIN(([.$G142]^2)/([.$T142]^2);[.$R$2]);MIN([.G142]/[.$P$2]; [.$N$2]))*([.$J142]+3)*[.$T$2]))*5;0)" office:value-type="float" office:value="55" calcext:value-type="float">
            <text:p>55</text:p>
          </table:table-cell>
          <table:table-cell table:style-name="ce11" table:formula="of:=IFERROR(ROUND((AVERAGE(MIN(([.$F142]^[.$Q$2])/([.$T142]^2);[.$R$2]); MIN([.F142]/[.$O$2]; [.$N$2])))*([.$J142]+[.$M$2]))*5;0)" office:value-type="float" office:value="60" calcext:value-type="float">
            <text:p>60</text:p>
          </table:table-cell>
          <table:table-cell table:style-name="ce11" table:formula="of:=ROUND(AVERAGE([.K142:.Q142]))" office:value-type="float" office:value="54" calcext:value-type="float">
            <text:p>54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AVERAGE(MIN(([.$D143]^[.$L$2])/([.$T143]^2);[.$R$2]); MIN([.D143]/[.$O$2]; [.$N$2])))*([.$J143]+[.$M$2]))*5;0)" office:value-type="float" office:value="30" calcext:value-type="float">
            <text:p>30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AVERAGE(MIN(([.$E143]^2)/([.$T143]^2);[.$R$2]);MIN([.E143]/[.$P$2]; [.$N$2]))*([.$J143]+3)*[.$T$2]))*5;0)" office:value-type="float" office:value="40" calcext:value-type="float">
            <text:p>40</text:p>
          </table:table-cell>
          <table:table-cell table:style-name="ce11" table:formula="of:=IFERROR(ROUND((AVERAGE(MIN(([.$G143]^2)/([.$T143]^2);[.$R$2]);MIN([.G143]/[.$P$2]; [.$N$2]))*([.$J143]+3)*[.$T$2]))*5;0)" office:value-type="float" office:value="25" calcext:value-type="float">
            <text:p>25</text:p>
          </table:table-cell>
          <table:table-cell table:style-name="ce11" table:formula="of:=IFERROR(ROUND((AVERAGE(MIN(([.$F143]^[.$Q$2])/([.$T143]^2);[.$R$2]); MIN([.F143]/[.$O$2]; [.$N$2])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6" calcext:value-type="float">
            <text:p>36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AVERAGE(MIN(([.$D144]^[.$L$2])/([.$T144]^2);[.$R$2]); MIN([.D144]/[.$O$2]; [.$N$2])))*([.$J144]+[.$M$2]))*5;0)" office:value-type="float" office:value="60" calcext:value-type="float">
            <text:p>6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AVERAGE(MIN(([.$E144]^2)/([.$T144]^2);[.$R$2]);MIN([.E144]/[.$P$2]; [.$N$2]))*([.$J144]+3)*[.$T$2]))*5;0)" office:value-type="float" office:value="60" calcext:value-type="float">
            <text:p>60</text:p>
          </table:table-cell>
          <table:table-cell table:style-name="ce11" table:formula="of:=IFERROR(ROUND((AVERAGE(MIN(([.$G144]^2)/([.$T144]^2);[.$R$2]);MIN([.G144]/[.$P$2]; [.$N$2]))*([.$J144]+3)*[.$T$2]))*5;0)" office:value-type="float" office:value="50" calcext:value-type="float">
            <text:p>50</text:p>
          </table:table-cell>
          <table:table-cell table:style-name="ce11" table:formula="of:=IFERROR(ROUND((AVERAGE(MIN(([.$F144]^[.$Q$2])/([.$T144]^2);[.$R$2]); MIN([.F144]/[.$O$2]; [.$N$2])))*([.$J144]+[.$M$2]))*5;0)" office:value-type="float" office:value="75" calcext:value-type="float">
            <text:p>75</text:p>
          </table:table-cell>
          <table:table-cell table:style-name="ce11" table:formula="of:=ROUND(AVERAGE([.K144:.Q144]))" office:value-type="float" office:value="57" calcext:value-type="float">
            <text:p>57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9" calcext:value-type="float">
            <text:p>9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5:.H145])" office:value-type="float" office:value="350" calcext:value-type="float">
            <text:p>350</text:p>
          </table:table-cell>
          <table:table-cell table:style-name="ce11" table:formula="of:=ROUND((([.I145]/[.$S$1])*MAX([.I145]/420; 1.2));2)" office:value-type="float" office:value="4.67" calcext:value-type="float">
            <text:p>4.67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AVERAGE(MIN(([.$D145]^[.$L$2])/([.$T145]^2);[.$R$2]); MIN([.D145]/[.$O$2]; [.$N$2])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25" calcext:value-type="float">
            <text:p>25</text:p>
          </table:table-cell>
          <table:table-cell table:style-name="ce11" table:formula="of:=IFERROR(ROUND((AVERAGE(MIN(([.$E145]^2)/([.$T145]^2);[.$R$2]);MIN([.E145]/[.$P$2]; [.$N$2]))*([.$J145]+3)*[.$T$2]))*5;0)" office:value-type="float" office:value="50" calcext:value-type="float">
            <text:p>50</text:p>
          </table:table-cell>
          <table:table-cell table:style-name="ce11" table:formula="of:=IFERROR(ROUND((AVERAGE(MIN(([.$G145]^2)/([.$T145]^2);[.$R$2]);MIN([.G145]/[.$P$2]; [.$N$2]))*([.$J145]+3)*[.$T$2]))*5;0)" office:value-type="float" office:value="20" calcext:value-type="float">
            <text:p>20</text:p>
          </table:table-cell>
          <table:table-cell table:style-name="ce11" table:formula="of:=IFERROR(ROUND((AVERAGE(MIN(([.$F145]^[.$Q$2])/([.$T145]^2);[.$R$2]); MIN([.F145]/[.$O$2]; [.$N$2])))*([.$J145]+[.$M$2]))*5;0)" office:value-type="float" office:value="25" calcext:value-type="float">
            <text:p>25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89" calcext:value-type="float">
            <text:p>3.89</text:p>
          </table:table-cell>
          <table:table-cell table:style-name="ce11" table:formula="of:=ROUND([.I14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2" calcext:value-type="float">
            <text:p>2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5" calcext:value-type="float">
            <text:p>3.5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86" calcext:value-type="float">
            <text:p>32.86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AVERAGE(MIN(([.$D146]^[.$L$2])/([.$T146]^2);[.$R$2]); MIN([.D146]/[.$O$2]; [.$N$2])))*([.$J146]+[.$M$2]))*5;0)" office:value-type="float" office:value="55" calcext:value-type="float">
            <text:p>5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AVERAGE(MIN(([.$E146]^2)/([.$T146]^2);[.$R$2]);MIN([.E146]/[.$P$2]; [.$N$2]))*([.$J146]+3)*[.$T$2]))*5;0)" office:value-type="float" office:value="65" calcext:value-type="float">
            <text:p>65</text:p>
          </table:table-cell>
          <table:table-cell table:style-name="ce11" table:formula="of:=IFERROR(ROUND((AVERAGE(MIN(([.$G146]^2)/([.$T146]^2);[.$R$2]);MIN([.G146]/[.$P$2]; [.$N$2]))*([.$J146]+3)*[.$T$2]))*5;0)" office:value-type="float" office:value="45" calcext:value-type="float">
            <text:p>45</text:p>
          </table:table-cell>
          <table:table-cell table:style-name="ce11" table:formula="of:=IFERROR(ROUND((AVERAGE(MIN(([.$F146]^[.$Q$2])/([.$T146]^2);[.$R$2]); MIN([.F146]/[.$O$2]; [.$N$2])))*([.$J146]+[.$M$2]))*5;0)" office:value-type="float" office:value="30" calcext:value-type="float">
            <text:p>30</text:p>
          </table:table-cell>
          <table:table-cell table:style-name="ce11" table:formula="of:=ROUND(AVERAGE([.K146:.Q146]))" office:value-type="float" office:value="47" calcext:value-type="float">
            <text:p>47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E146]^2)/([.$T146]^2);[.$S$2])))*[.$S146]*[.$T$1]);0)" office:value-type="float" office:value="7" calcext:value-type="float">
            <text:p>7</text:p>
          </table:table-cell>
          <table:table-cell table:style-name="ce19" table:formula="of:=IFERROR(ROUND(((MIN(([.G146]^2)/([.$T146]^2);[.$S$2])))*[.$S146]*[.$T$1]);0)" office:value-type="float" office:value="4" calcext:value-type="float">
            <text:p>4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2.14" calcext:value-type="float">
            <text:p>42.14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2" calcext:value-type="float">
            <text:p>2</text:p>
          </table:table-cell>
          <table:table-cell table:formula="of:=MIN(MAX([.AA146]-[.AA145];0);[.$AT$2])" office:value-type="float" office:value="3" calcext:value-type="float">
            <text:p>3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AVERAGE(MIN(([.$D147]^[.$L$2])/([.$T147]^2);[.$R$2]); MIN([.D147]/[.$O$2]; [.$N$2])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AVERAGE(MIN(([.$E147]^2)/([.$T147]^2);[.$R$2]);MIN([.E147]/[.$P$2]; [.$N$2]))*([.$J147]+3)*[.$T$2]))*5;0)" office:value-type="float" office:value="30" calcext:value-type="float">
            <text:p>30</text:p>
          </table:table-cell>
          <table:table-cell table:style-name="ce11" table:formula="of:=IFERROR(ROUND((AVERAGE(MIN(([.$G147]^2)/([.$T147]^2);[.$R$2]);MIN([.G147]/[.$P$2]; [.$N$2]))*([.$J147]+3)*[.$T$2]))*5;0)" office:value-type="float" office:value="70" calcext:value-type="float">
            <text:p>70</text:p>
          </table:table-cell>
          <table:table-cell table:style-name="ce11" table:formula="of:=IFERROR(ROUND((AVERAGE(MIN(([.$F147]^[.$Q$2])/([.$T147]^2);[.$R$2]); MIN([.F147]/[.$O$2]; [.$N$2])))*([.$J147]+[.$M$2]))*5;0)" office:value-type="float" office:value="15" calcext:value-type="float">
            <text:p>15</text:p>
          </table:table-cell>
          <table:table-cell table:style-name="ce11" table:formula="of:=ROUND(AVERAGE([.K147:.Q147]))" office:value-type="float" office:value="49" calcext:value-type="float">
            <text:p>49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3" calcext:value-type="float">
            <text:p>3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4" calcext:value-type="float">
            <text:p>4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AVERAGE(MIN(([.$D148]^[.$L$2])/([.$T148]^2);[.$R$2]); MIN([.D148]/[.$O$2]; [.$N$2])))*([.$J148]+[.$M$2]))*5;0)" office:value-type="float" office:value="60" calcext:value-type="float">
            <text:p>6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1" table:formula="of:=IFERROR(ROUND((AVERAGE(MIN(([.$E148]^2)/([.$T148]^2);[.$R$2]);MIN([.E148]/[.$P$2]; [.$N$2]))*([.$J148]+3)*[.$T$2]))*5;0)" office:value-type="float" office:value="50" calcext:value-type="float">
            <text:p>50</text:p>
          </table:table-cell>
          <table:table-cell table:style-name="ce11" table:formula="of:=IFERROR(ROUND((AVERAGE(MIN(([.$G148]^2)/([.$T148]^2);[.$R$2]);MIN([.G148]/[.$P$2]; [.$N$2]))*([.$J148]+3)*[.$T$2]))*5;0)" office:value-type="float" office:value="65" calcext:value-type="float">
            <text:p>65</text:p>
          </table:table-cell>
          <table:table-cell table:style-name="ce11" table:formula="of:=IFERROR(ROUND((AVERAGE(MIN(([.$F148]^[.$Q$2])/([.$T148]^2);[.$R$2]); MIN([.F148]/[.$O$2]; [.$N$2])))*([.$J148]+[.$M$2]))*5;0)" office:value-type="float" office:value="15" calcext:value-type="float">
            <text:p>15</text:p>
          </table:table-cell>
          <table:table-cell table:style-name="ce11" table:formula="of:=ROUND(AVERAGE([.K148:.Q148]))" office:value-type="float" office:value="49" calcext:value-type="float">
            <text:p>49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85" calcext:value-type="float">
            <text:p>485</text:p>
          </table:table-cell>
          <table:table-cell table:style-name="ce11" table:formula="of:=ROUND((([.I149]/[.$S$1])*MAX([.I149]/420; 1.2));2)" office:value-type="float" office:value="6.47" calcext:value-type="float">
            <text:p>6.47</text:p>
          </table:table-cell>
          <table:table-cell table:style-name="ce11" table:formula="of:=IFERROR((ROUND((((MIN(([.$C149]^2)/([.$T149]^2);[.$R$2])))*[.$J149]*0.8)+([.C149]/10))*5)+10; 0)" office:value-type="float" office:value="85" calcext:value-type="float">
            <text:p>85</text:p>
          </table:table-cell>
          <table:table-cell table:style-name="ce11" table:formula="of:=IFERROR(ROUND((AVERAGE(MIN(([.$D149]^[.$L$2])/([.$T149]^2);[.$R$2]); MIN([.D149]/[.$O$2]; [.$N$2])))*([.$J149]+[.$M$2]))*5;0)" office:value-type="float" office:value="60" calcext:value-type="float">
            <text:p>60</text:p>
          </table:table-cell>
          <table:table-cell table:style-name="ce11" table:formula="of:=IFERROR(ROUND((MIN(([.$D149]+[.$G149]+[.$I149])/8/[.$T149];[.$R$2]))*([.$J149]+3))*5;0)" office:value-type="float" office:value="50" calcext:value-type="float">
            <text:p>50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AVERAGE(MIN(([.$E149]^2)/([.$T149]^2);[.$R$2]);MIN([.E149]/[.$P$2]; [.$N$2]))*([.$J149]+3)*[.$T$2]))*5;0)" office:value-type="float" office:value="65" calcext:value-type="float">
            <text:p>65</text:p>
          </table:table-cell>
          <table:table-cell table:style-name="ce11" table:formula="of:=IFERROR(ROUND((AVERAGE(MIN(([.$G149]^2)/([.$T149]^2);[.$R$2]);MIN([.G149]/[.$P$2]; [.$N$2]))*([.$J149]+3)*[.$T$2]))*5;0)" office:value-type="float" office:value="65" calcext:value-type="float">
            <text:p>65</text:p>
          </table:table-cell>
          <table:table-cell table:style-name="ce11" table:formula="of:=IFERROR(ROUND((AVERAGE(MIN(([.$F149]^[.$Q$2])/([.$T149]^2);[.$R$2]); MIN([.F149]/[.$O$2]; [.$N$2])))*([.$J149]+[.$M$2]))*5;0)" office:value-type="float" office:value="40" calcext:value-type="float">
            <text:p>40</text:p>
          </table:table-cell>
          <table:table-cell table:style-name="ce11" table:formula="of:=ROUND(AVERAGE([.K149:.Q149]))" office:value-type="float" office:value="53" calcext:value-type="float">
            <text:p>53</text:p>
          </table:table-cell>
          <table:table-cell table:style-name="ce11" table:formula="of:=ROUND((([.I149]/[.$S$1])*MAX([.I149]/350;0.8));2)" office:value-type="float" office:value="7.47" calcext:value-type="float">
            <text:p>7.47</text:p>
          </table:table-cell>
          <table:table-cell table:style-name="ce11" table:formula="of:=ROUND([.I149]/6;2)" office:value-type="float" office:value="80.83" calcext:value-type="float">
            <text:p>80.8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13" calcext:value-type="float">
            <text:p>13</text:p>
          </table:table-cell>
          <table:table-cell table:style-name="ce20" table:formula="of:=IFERROR(ROUND(MIN(([.D149]+[.G149]+[.I149])/8/[.$T149];[.$S$2])^2*[.$S149]);0)" office:value-type="float" office:value="8" calcext:value-type="float">
            <text:p>8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G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7" calcext:value-type="float">
            <text:p>7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5" calcext:value-type="float">
            <text:p>75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3.57" calcext:value-type="float">
            <text:p>43.57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2" calcext:value-type="float">
            <text:p>2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2" calcext:value-type="float">
            <text:p>2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AVERAGE(MIN(([.$D150]^[.$L$2])/([.$T150]^2);[.$R$2]); MIN([.D150]/[.$O$2]; [.$N$2])))*([.$J150]+[.$M$2]))*5;0)" office:value-type="float" office:value="45" calcext:value-type="float">
            <text:p>45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AVERAGE(MIN(([.$E150]^2)/([.$T150]^2);[.$R$2]);MIN([.E150]/[.$P$2]; [.$N$2]))*([.$J150]+3)*[.$T$2]))*5;0)" office:value-type="float" office:value="55" calcext:value-type="float">
            <text:p>55</text:p>
          </table:table-cell>
          <table:table-cell table:style-name="ce11" table:formula="of:=IFERROR(ROUND((AVERAGE(MIN(([.$G150]^2)/([.$T150]^2);[.$R$2]);MIN([.G150]/[.$P$2]; [.$N$2]))*([.$J150]+3)*[.$T$2]))*5;0)" office:value-type="float" office:value="30" calcext:value-type="float">
            <text:p>30</text:p>
          </table:table-cell>
          <table:table-cell table:style-name="ce11" table:formula="of:=IFERROR(ROUND((AVERAGE(MIN(([.$F150]^[.$Q$2])/([.$T150]^2);[.$R$2]); MIN([.F150]/[.$O$2]; [.$N$2])))*([.$J150]+[.$M$2]))*5;0)" office:value-type="float" office:value="40" calcext:value-type="float">
            <text:p>40</text:p>
          </table:table-cell>
          <table:table-cell table:style-name="ce11" table:formula="of:=ROUND(AVERAGE([.K150:.Q150]))" office:value-type="float" office:value="40" calcext:value-type="float">
            <text:p>40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5" calcext:value-type="float">
            <text:p>5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33" calcext:value-type="float">
            <text:p>4.33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86" calcext:value-type="float">
            <text:p>37.86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0" calcext:value-type="float">
            <text:p>0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AVERAGE(MIN(([.$D151]^[.$L$2])/([.$T151]^2);[.$R$2]); MIN([.D151]/[.$O$2]; [.$N$2])))*([.$J151]+[.$M$2]))*5;0)" office:value-type="float" office:value="55" calcext:value-type="float">
            <text:p>55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20" calcext:value-type="float">
            <text:p>20</text:p>
          </table:table-cell>
          <table:table-cell table:style-name="ce11" table:formula="of:=IFERROR(ROUND((AVERAGE(MIN(([.$E151]^2)/([.$T151]^2);[.$R$2]);MIN([.E151]/[.$P$2]; [.$N$2]))*([.$J151]+3)*[.$T$2]))*5;0)" office:value-type="float" office:value="65" calcext:value-type="float">
            <text:p>65</text:p>
          </table:table-cell>
          <table:table-cell table:style-name="ce11" table:formula="of:=IFERROR(ROUND((AVERAGE(MIN(([.$G151]^2)/([.$T151]^2);[.$R$2]);MIN([.G151]/[.$P$2]; [.$N$2]))*([.$J151]+3)*[.$T$2]))*5;0)" office:value-type="float" office:value="45" calcext:value-type="float">
            <text:p>45</text:p>
          </table:table-cell>
          <table:table-cell table:style-name="ce11" table:formula="of:=IFERROR(ROUND((AVERAGE(MIN(([.$F151]^[.$Q$2])/([.$T151]^2);[.$R$2]); MIN([.F151]/[.$O$2]; [.$N$2])))*([.$J151]+[.$M$2]))*5;0)" office:value-type="float" office:value="60" calcext:value-type="float">
            <text:p>60</text:p>
          </table:table-cell>
          <table:table-cell table:style-name="ce11" table:formula="of:=ROUND(AVERAGE([.K151:.Q151]))" office:value-type="float" office:value="53" calcext:value-type="float">
            <text:p>53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3" calcext:value-type="float">
            <text:p>3</text:p>
          </table:table-cell>
          <table:table-cell table:style-name="ce19" table:formula="of:=IFERROR(ROUND(((MIN(([.E151]^2)/([.$T151]^2);[.$S$2])))*[.$S151]*[.$T$1]);0)" office:value-type="float" office:value="8" calcext:value-type="float">
            <text:p>8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2" calcext:value-type="float">
            <text:p>2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0" calcext:value-type="float">
            <text:p>340</text:p>
          </table:table-cell>
          <table:table-cell table:style-name="ce11" table:formula="of:=ROUND((([.I152]/[.$S$1])*MAX([.I152]/420; 1.2));2)" office:value-type="float" office:value="4.53" calcext:value-type="float">
            <text:p>4.53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AVERAGE(MIN(([.$D152]^[.$L$2])/([.$T152]^2);[.$R$2]); MIN([.D152]/[.$O$2]; [.$N$2])))*([.$J152]+[.$M$2]))*5;0)" office:value-type="float" office:value="45" calcext:value-type="float">
            <text:p>45</text:p>
          </table:table-cell>
          <table:table-cell table:style-name="ce11" table:formula="of:=IFERROR(ROUND((MIN(([.$D152]+[.$G152]+[.$I152])/8/[.$T152];[.$R$2]))*([.$J152]+3))*5;0)" office:value-type="float" office:value="40" calcext:value-type="float">
            <text:p>40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AVERAGE(MIN(([.$E152]^2)/([.$T152]^2);[.$R$2]);MIN([.E152]/[.$P$2]; [.$N$2]))*([.$J152]+3)*[.$T$2]))*5;0)" office:value-type="float" office:value="60" calcext:value-type="float">
            <text:p>60</text:p>
          </table:table-cell>
          <table:table-cell table:style-name="ce11" table:formula="of:=IFERROR(ROUND((AVERAGE(MIN(([.$G152]^2)/([.$T152]^2);[.$R$2]);MIN([.G152]/[.$P$2]; [.$N$2]))*([.$J152]+3)*[.$T$2]))*5;0)" office:value-type="float" office:value="20" calcext:value-type="float">
            <text:p>20</text:p>
          </table:table-cell>
          <table:table-cell table:style-name="ce11" table:formula="of:=IFERROR(ROUND((AVERAGE(MIN(([.$F152]^[.$Q$2])/([.$T152]^2);[.$R$2]); MIN([.F152]/[.$O$2]; [.$N$2])))*([.$J152]+[.$M$2]))*5;0)" office:value-type="float" office:value="15" calcext:value-type="float">
            <text:p>15</text:p>
          </table:table-cell>
          <table:table-cell table:style-name="ce11" table:formula="of:=ROUND(AVERAGE([.K152:.Q152]))" office:value-type="float" office:value="38" calcext:value-type="float">
            <text:p>38</text:p>
          </table:table-cell>
          <table:table-cell table:style-name="ce11" table:formula="of:=ROUND((([.I152]/[.$S$1])*MAX([.I152]/350;0.8));2)" office:value-type="float" office:value="3.67" calcext:value-type="float">
            <text:p>3.67</text:p>
          </table:table-cell>
          <table:table-cell table:style-name="ce11" table:formula="of:=ROUND([.I152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7" calcext:value-type="float">
            <text:p>7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0" calcext:value-type="float">
            <text:p>0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1.43" calcext:value-type="float">
            <text:p>31.43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3" table:style-name="ce11" office:value-type="float" office:value="50" calcext:value-type="float">
            <text:p>50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AVERAGE(MIN(([.$D153]^[.$L$2])/([.$T153]^2);[.$R$2]); MIN([.D153]/[.$O$2]; [.$N$2])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5" calcext:value-type="float">
            <text:p>15</text:p>
          </table:table-cell>
          <table:table-cell table:style-name="ce11" table:formula="of:=IFERROR(ROUND((AVERAGE(MIN(([.$E153]^2)/([.$T153]^2);[.$R$2]);MIN([.E153]/[.$P$2]; [.$N$2]))*([.$J153]+3)*[.$T$2]))*5;0)" office:value-type="float" office:value="75" calcext:value-type="float">
            <text:p>75</text:p>
          </table:table-cell>
          <table:table-cell table:style-name="ce11" table:formula="of:=IFERROR(ROUND((AVERAGE(MIN(([.$G153]^2)/([.$T153]^2);[.$R$2]);MIN([.G153]/[.$P$2]; [.$N$2]))*([.$J153]+3)*[.$T$2]))*5;0)" office:value-type="float" office:value="30" calcext:value-type="float">
            <text:p>30</text:p>
          </table:table-cell>
          <table:table-cell table:style-name="ce11" table:formula="of:=IFERROR(ROUND((AVERAGE(MIN(([.$F153]^[.$Q$2])/([.$T153]^2);[.$R$2]); MIN([.F153]/[.$O$2]; [.$N$2])))*([.$J153]+[.$M$2]))*5;0)" office:value-type="float" office:value="25" calcext:value-type="float">
            <text:p>25</text:p>
          </table:table-cell>
          <table:table-cell table:style-name="ce11" table:formula="of:=ROUND(AVERAGE([.K153:.Q153]))" office:value-type="float" office:value="52" calcext:value-type="float">
            <text:p>52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8" calcext:value-type="float">
            <text:p>8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2" calcext:value-type="float">
            <text:p>2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54:.H154])" office:value-type="float" office:value="425" calcext:value-type="float">
            <text:p>425</text:p>
          </table:table-cell>
          <table:table-cell table:style-name="ce11" table:formula="of:=ROUND((([.I154]/[.$S$1])*MAX([.I154]/420; 1.2));2)" office:value-type="float" office:value="5.67" calcext:value-type="float">
            <text:p>5.67</text:p>
          </table:table-cell>
          <table:table-cell table:style-name="ce11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11" table:formula="of:=IFERROR(ROUND((AVERAGE(MIN(([.$D154]^[.$L$2])/([.$T154]^2);[.$R$2]); MIN([.D154]/[.$O$2]; [.$N$2])))*([.$J154]+[.$M$2]))*5;0)" office:value-type="float" office:value="5" calcext:value-type="float">
            <text:p>5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50" calcext:value-type="float">
            <text:p>50</text:p>
          </table:table-cell>
          <table:table-cell table:style-name="ce11" table:formula="of:=IFERROR(ROUND((AVERAGE(MIN(([.$E154]^2)/([.$T154]^2);[.$R$2]);MIN([.E154]/[.$P$2]; [.$N$2]))*([.$J154]+3)*[.$T$2]))*5;0)" office:value-type="float" office:value="5" calcext:value-type="float">
            <text:p>5</text:p>
          </table:table-cell>
          <table:table-cell table:style-name="ce11" table:formula="of:=IFERROR(ROUND((AVERAGE(MIN(([.$G154]^2)/([.$T154]^2);[.$R$2]);MIN([.G154]/[.$P$2]; [.$N$2]))*([.$J154]+3)*[.$T$2]))*5;0)" office:value-type="float" office:value="65" calcext:value-type="float">
            <text:p>65</text:p>
          </table:table-cell>
          <table:table-cell table:style-name="ce11" table:formula="of:=IFERROR(ROUND((AVERAGE(MIN(([.$F154]^[.$Q$2])/([.$T154]^2);[.$R$2]); MIN([.F154]/[.$O$2]; [.$N$2])))*([.$J154]+[.$M$2]))*5;0)" office:value-type="float" office:value="40" calcext:value-type="float">
            <text:p>40</text:p>
          </table:table-cell>
          <table:table-cell table:style-name="ce11" table:formula="of:=ROUND(AVERAGE([.K154:.Q154]))" office:value-type="float" office:value="49" calcext:value-type="float">
            <text:p>49</text:p>
          </table:table-cell>
          <table:table-cell table:style-name="ce11" table:formula="of:=ROUND((([.I154]/[.$S$1])*MAX([.I154]/350;0.8));2)" office:value-type="float" office:value="5.73" calcext:value-type="float">
            <text:p>5.73</text:p>
          </table:table-cell>
          <table:table-cell table:style-name="ce11" table:formula="of:=ROUND([.I15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6" calcext:value-type="float">
            <text:p>6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6" calcext:value-type="float">
            <text:p>6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3.83" calcext:value-type="float">
            <text:p>3.83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40" calcext:value-type="float">
            <text:p>40</text:p>
          </table:table-cell>
          <table:table-cell table:formula="of:=ROUND(AVERAGE([.AD154:.AJ154]);2)" office:value-type="float" office:value="40.57" calcext:value-type="float">
            <text:p>40.57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4" calcext:value-type="float">
            <text:p>4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4" calcext:value-type="float">
            <text:p>4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AVERAGE(MIN(([.$D155]^[.$L$2])/([.$T155]^2);[.$R$2]); MIN([.D155]/[.$O$2]; [.$N$2])))*([.$J155]+[.$M$2]))*5;0)" office:value-type="float" office:value="30" calcext:value-type="float">
            <text:p>30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1" table:formula="of:=IFERROR(ROUND((AVERAGE(MIN(([.$E155]^2)/([.$T155]^2);[.$R$2]);MIN([.E155]/[.$P$2]; [.$N$2]))*([.$J155]+3)*[.$T$2]))*5;0)" office:value-type="float" office:value="70" calcext:value-type="float">
            <text:p>70</text:p>
          </table:table-cell>
          <table:table-cell table:style-name="ce11" table:formula="of:=IFERROR(ROUND((AVERAGE(MIN(([.$G155]^2)/([.$T155]^2);[.$R$2]);MIN([.G155]/[.$P$2]; [.$N$2]))*([.$J155]+3)*[.$T$2]))*5;0)" office:value-type="float" office:value="20" calcext:value-type="float">
            <text:p>20</text:p>
          </table:table-cell>
          <table:table-cell table:style-name="ce11" table:formula="of:=IFERROR(ROUND((AVERAGE(MIN(([.$F155]^[.$Q$2])/([.$T155]^2);[.$R$2]); MIN([.F155]/[.$O$2]; [.$N$2])))*([.$J155]+[.$M$2]))*5;0)" office:value-type="float" office:value="65" calcext:value-type="float">
            <text:p>65</text:p>
          </table:table-cell>
          <table:table-cell table:style-name="ce11" table:formula="of:=ROUND(AVERAGE([.K155:.Q155]))" office:value-type="float" office:value="44" calcext:value-type="float">
            <text:p>44</text:p>
          </table:table-cell>
          <table:table-cell table:style-name="ce11" table:formula="of:=ROUND((([.I155]/[.$S$1])*MAX([.I155]/350;0.8));2)" office:value-type="float" office:value="6.01" calcext:value-type="float">
            <text:p>6.01</text:p>
          </table:table-cell>
          <table:table-cell table:style-name="ce11" table:formula="of:=ROUND([.I155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2" calcext:value-type="float">
            <text:p>12</text:p>
          </table:table-cell>
          <table:table-cell table:formula="of:=ROUND(AVERAGE([.W155:.AB155]);2)" office:value-type="float" office:value="5.33" calcext:value-type="float">
            <text:p>5.33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50" calcext:value-type="float">
            <text:p>50</text:p>
          </table:table-cell>
          <table:table-cell table:formula="of:=ROUND(AVERAGE([.AD155:.AJ155]);2)" office:value-type="float" office:value="37.14" calcext:value-type="float">
            <text:p>37.14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AVERAGE(MIN(([.$D156]^[.$L$2])/([.$T156]^2);[.$R$2]); MIN([.D156]/[.$O$2]; [.$N$2])))*([.$J156]+[.$M$2]))*5;0)" office:value-type="float" office:value="60" calcext:value-type="float">
            <text:p>6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AVERAGE(MIN(([.$E156]^2)/([.$T156]^2);[.$R$2]);MIN([.E156]/[.$P$2]; [.$N$2]))*([.$J156]+3)*[.$T$2]))*5;0)" office:value-type="float" office:value="50" calcext:value-type="float">
            <text:p>50</text:p>
          </table:table-cell>
          <table:table-cell table:style-name="ce11" table:formula="of:=IFERROR(ROUND((AVERAGE(MIN(([.$G156]^2)/([.$T156]^2);[.$R$2]);MIN([.G156]/[.$P$2]; [.$N$2]))*([.$J156]+3)*[.$T$2]))*5;0)" office:value-type="float" office:value="50" calcext:value-type="float">
            <text:p>50</text:p>
          </table:table-cell>
          <table:table-cell table:style-name="ce11" table:formula="of:=IFERROR(ROUND((AVERAGE(MIN(([.$F156]^[.$Q$2])/([.$T156]^2);[.$R$2]); MIN([.F156]/[.$O$2]; [.$N$2])))*([.$J156]+[.$M$2]))*5;0)" office:value-type="float" office:value="20" calcext:value-type="float">
            <text:p>20</text:p>
          </table:table-cell>
          <table:table-cell table:style-name="ce11" table:formula="of:=ROUND(AVERAGE([.K156:.Q156]))" office:value-type="float" office:value="54" calcext:value-type="float">
            <text:p>54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AVERAGE(MIN(([.$D157]^[.$L$2])/([.$T157]^2);[.$R$2]); MIN([.D157]/[.$O$2]; [.$N$2])))*([.$J157]+[.$M$2]))*5;0)" office:value-type="float" office:value="25" calcext:value-type="float">
            <text:p>25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AVERAGE(MIN(([.$E157]^2)/([.$T157]^2);[.$R$2]);MIN([.E157]/[.$P$2]; [.$N$2]))*([.$J157]+3)*[.$T$2]))*5;0)" office:value-type="float" office:value="35" calcext:value-type="float">
            <text:p>35</text:p>
          </table:table-cell>
          <table:table-cell table:style-name="ce11" table:formula="of:=IFERROR(ROUND((AVERAGE(MIN(([.$G157]^2)/([.$T157]^2);[.$R$2]);MIN([.G157]/[.$P$2]; [.$N$2]))*([.$J157]+3)*[.$T$2]))*5;0)" office:value-type="float" office:value="20" calcext:value-type="float">
            <text:p>20</text:p>
          </table:table-cell>
          <table:table-cell table:style-name="ce11" table:formula="of:=IFERROR(ROUND((AVERAGE(MIN(([.$F157]^[.$Q$2])/([.$T157]^2);[.$R$2]); MIN([.F157]/[.$O$2]; [.$N$2])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4" calcext:value-type="float">
            <text:p>34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AVERAGE(MIN(([.$D158]^[.$L$2])/([.$T158]^2);[.$R$2]); MIN([.D158]/[.$O$2]; [.$N$2])))*([.$J158]+[.$M$2]))*5;0)" office:value-type="float" office:value="45" calcext:value-type="float">
            <text:p>45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AVERAGE(MIN(([.$E158]^2)/([.$T158]^2);[.$R$2]);MIN([.E158]/[.$P$2]; [.$N$2]))*([.$J158]+3)*[.$T$2]))*5;0)" office:value-type="float" office:value="50" calcext:value-type="float">
            <text:p>50</text:p>
          </table:table-cell>
          <table:table-cell table:style-name="ce11" table:formula="of:=IFERROR(ROUND((AVERAGE(MIN(([.$G158]^2)/([.$T158]^2);[.$R$2]);MIN([.G158]/[.$P$2]; [.$N$2]))*([.$J158]+3)*[.$T$2]))*5;0)" office:value-type="float" office:value="30" calcext:value-type="float">
            <text:p>30</text:p>
          </table:table-cell>
          <table:table-cell table:style-name="ce11" table:formula="of:=IFERROR(ROUND((AVERAGE(MIN(([.$F158]^[.$Q$2])/([.$T158]^2);[.$R$2]); MIN([.F158]/[.$O$2]; [.$N$2])))*([.$J158]+[.$M$2]))*5;0)" office:value-type="float" office:value="60" calcext:value-type="float">
            <text:p>60</text:p>
          </table:table-cell>
          <table:table-cell table:style-name="ce11" table:formula="of:=ROUND(AVERAGE([.K158:.Q158]))" office:value-type="float" office:value="50" calcext:value-type="float">
            <text:p>50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SUM([.C159:.H159])" office:value-type="float" office:value="340" calcext:value-type="float">
            <text:p>340</text:p>
          </table:table-cell>
          <table:table-cell table:style-name="ce11" table:formula="of:=ROUND((([.I159]/[.$S$1])*MAX([.I159]/420; 1.2));2)" office:value-type="float" office:value="4.53" calcext:value-type="float">
            <text:p>4.53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AVERAGE(MIN(([.$D159]^[.$L$2])/([.$T159]^2);[.$R$2]); MIN([.D159]/[.$O$2]; [.$N$2])))*([.$J159]+[.$M$2]))*5;0)" office:value-type="float" office:value="35" calcext:value-type="float">
            <text:p>35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35" calcext:value-type="float">
            <text:p>35</text:p>
          </table:table-cell>
          <table:table-cell table:style-name="ce11" table:formula="of:=IFERROR(ROUND((AVERAGE(MIN(([.$E159]^2)/([.$T159]^2);[.$R$2]);MIN([.E159]/[.$P$2]; [.$N$2]))*([.$J159]+3)*[.$T$2]))*5;0)" office:value-type="float" office:value="35" calcext:value-type="float">
            <text:p>35</text:p>
          </table:table-cell>
          <table:table-cell table:style-name="ce11" table:formula="of:=IFERROR(ROUND((AVERAGE(MIN(([.$G159]^2)/([.$T159]^2);[.$R$2]);MIN([.G159]/[.$P$2]; [.$N$2]))*([.$J159]+3)*[.$T$2]))*5;0)" office:value-type="float" office:value="25" calcext:value-type="float">
            <text:p>25</text:p>
          </table:table-cell>
          <table:table-cell table:style-name="ce11" table:formula="of:=IFERROR(ROUND((AVERAGE(MIN(([.$F159]^[.$Q$2])/([.$T159]^2);[.$R$2]); MIN([.F159]/[.$O$2]; [.$N$2])))*([.$J159]+[.$M$2]))*5;0)" office:value-type="float" office:value="25" calcext:value-type="float">
            <text:p>25</text:p>
          </table:table-cell>
          <table:table-cell table:style-name="ce11" table:formula="of:=ROUND(AVERAGE([.K159:.Q159]))" office:value-type="float" office:value="36" calcext:value-type="float">
            <text:p>36</text:p>
          </table:table-cell>
          <table:table-cell table:style-name="ce11" table:formula="of:=ROUND((([.I159]/[.$S$1])*MAX([.I159]/350;0.8));2)" office:value-type="float" office:value="3.67" calcext:value-type="float">
            <text:p>3.67</text:p>
          </table:table-cell>
          <table:table-cell table:style-name="ce11" table:formula="of:=ROUND([.I159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5" calcext:value-type="float">
            <text:p>5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3" calcext:value-type="float">
            <text:p>3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17" calcext:value-type="float">
            <text:p>3.17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60:.H160])" office:value-type="float" office:value="470" calcext:value-type="float">
            <text:p>470</text:p>
          </table:table-cell>
          <table:table-cell table:style-name="ce11" table:formula="of:=ROUND((([.I160]/[.$S$1])*MAX([.I160]/420; 1.2));2)" office:value-type="float" office:value="6.27" calcext:value-type="float">
            <text:p>6.27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AVERAGE(MIN(([.$D160]^[.$L$2])/([.$T160]^2);[.$R$2]); MIN([.D160]/[.$O$2]; [.$N$2])))*([.$J160]+[.$M$2]))*5;0)" office:value-type="float" office:value="55" calcext:value-type="float">
            <text:p>55</text:p>
          </table:table-cell>
          <table:table-cell table:style-name="ce11" table:formula="of:=IFERROR(ROUND((MIN(([.$D160]+[.$G160]+[.$I160])/8/[.$T160];[.$R$2]))*([.$J160]+3))*5;0)" office:value-type="float" office:value="45" calcext:value-type="float">
            <text:p>45</text:p>
          </table:table-cell>
          <table:table-cell table:style-name="ce1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1" table:formula="of:=IFERROR(ROUND((AVERAGE(MIN(([.$E160]^2)/([.$T160]^2);[.$R$2]);MIN([.E160]/[.$P$2]; [.$N$2]))*([.$J160]+3)*[.$T$2]))*5;0)" office:value-type="float" office:value="40" calcext:value-type="float">
            <text:p>40</text:p>
          </table:table-cell>
          <table:table-cell table:style-name="ce11" table:formula="of:=IFERROR(ROUND((AVERAGE(MIN(([.$G160]^2)/([.$T160]^2);[.$R$2]);MIN([.G160]/[.$P$2]; [.$N$2]))*([.$J160]+3)*[.$T$2]))*5;0)" office:value-type="float" office:value="50" calcext:value-type="float">
            <text:p>50</text:p>
          </table:table-cell>
          <table:table-cell table:style-name="ce11" table:formula="of:=IFERROR(ROUND((AVERAGE(MIN(([.$F160]^[.$Q$2])/([.$T160]^2);[.$R$2]); MIN([.F160]/[.$O$2]; [.$N$2])))*([.$J160]+[.$M$2]))*5;0)" office:value-type="float" office:value="40" calcext:value-type="float">
            <text:p>40</text:p>
          </table:table-cell>
          <table:table-cell table:style-name="ce11" table:formula="of:=ROUND(AVERAGE([.K160:.Q160]))" office:value-type="float" office:value="49" calcext:value-type="float">
            <text:p>49</text:p>
          </table:table-cell>
          <table:table-cell table:style-name="ce11" table:formula="of:=ROUND((([.I160]/[.$S$1])*MAX([.I160]/350;0.8));2)" office:value-type="float" office:value="7.01" calcext:value-type="float">
            <text:p>7.01</text:p>
          </table:table-cell>
          <table:table-cell table:style-name="ce11" table:formula="of:=ROUND([.I160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" calcext:value-type="float">
            <text:p>6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AVERAGE(MIN(([.$D161]^[.$L$2])/([.$T161]^2);[.$R$2]); MIN([.D161]/[.$O$2]; [.$N$2])))*([.$J161]+[.$M$2]))*5;0)" office:value-type="float" office:value="20" calcext:value-type="float">
            <text:p>20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AVERAGE(MIN(([.$E161]^2)/([.$T161]^2);[.$R$2]);MIN([.E161]/[.$P$2]; [.$N$2]))*([.$J161]+3)*[.$T$2]))*5;0)" office:value-type="float" office:value="30" calcext:value-type="float">
            <text:p>30</text:p>
          </table:table-cell>
          <table:table-cell table:style-name="ce11" table:formula="of:=IFERROR(ROUND((AVERAGE(MIN(([.$G161]^2)/([.$T161]^2);[.$R$2]);MIN([.G161]/[.$P$2]; [.$N$2]))*([.$J161]+3)*[.$T$2]))*5;0)" office:value-type="float" office:value="30" calcext:value-type="float">
            <text:p>30</text:p>
          </table:table-cell>
          <table:table-cell table:style-name="ce11" table:formula="of:=IFERROR(ROUND((AVERAGE(MIN(([.$F161]^[.$Q$2])/([.$T161]^2);[.$R$2]); MIN([.F161]/[.$O$2]; [.$N$2])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8" calcext:value-type="float">
            <text:p>38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AVERAGE(MIN(([.$D162]^[.$L$2])/([.$T162]^2);[.$R$2]); MIN([.D162]/[.$O$2]; [.$N$2])))*([.$J162]+[.$M$2]))*5;0)" office:value-type="float" office:value="45" calcext:value-type="float">
            <text:p>4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AVERAGE(MIN(([.$E162]^2)/([.$T162]^2);[.$R$2]);MIN([.E162]/[.$P$2]; [.$N$2]))*([.$J162]+3)*[.$T$2]))*5;0)" office:value-type="float" office:value="55" calcext:value-type="float">
            <text:p>55</text:p>
          </table:table-cell>
          <table:table-cell table:style-name="ce11" table:formula="of:=IFERROR(ROUND((AVERAGE(MIN(([.$G162]^2)/([.$T162]^2);[.$R$2]);MIN([.G162]/[.$P$2]; [.$N$2]))*([.$J162]+3)*[.$T$2]))*5;0)" office:value-type="float" office:value="55" calcext:value-type="float">
            <text:p>55</text:p>
          </table:table-cell>
          <table:table-cell table:style-name="ce11" table:formula="of:=IFERROR(ROUND((AVERAGE(MIN(([.$F162]^[.$Q$2])/([.$T162]^2);[.$R$2]); MIN([.F162]/[.$O$2]; [.$N$2])))*([.$J162]+[.$M$2]))*5;0)" office:value-type="float" office:value="65" calcext:value-type="float">
            <text:p>65</text:p>
          </table:table-cell>
          <table:table-cell table:style-name="ce11" table:formula="of:=ROUND(AVERAGE([.K162:.Q162]))" office:value-type="float" office:value="59" calcext:value-type="float">
            <text:p>59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AVERAGE(MIN(([.$D163]^[.$L$2])/([.$T163]^2);[.$R$2]); MIN([.D163]/[.$O$2]; [.$N$2])))*([.$J163]+[.$M$2]))*5;0)" office:value-type="float" office:value="20" calcext:value-type="float">
            <text:p>2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AVERAGE(MIN(([.$E163]^2)/([.$T163]^2);[.$R$2]);MIN([.E163]/[.$P$2]; [.$N$2]))*([.$J163]+3)*[.$T$2]))*5;0)" office:value-type="float" office:value="30" calcext:value-type="float">
            <text:p>30</text:p>
          </table:table-cell>
          <table:table-cell table:style-name="ce11" table:formula="of:=IFERROR(ROUND((AVERAGE(MIN(([.$G163]^2)/([.$T163]^2);[.$R$2]);MIN([.G163]/[.$P$2]; [.$N$2]))*([.$J163]+3)*[.$T$2]))*5;0)" office:value-type="float" office:value="70" calcext:value-type="float">
            <text:p>70</text:p>
          </table:table-cell>
          <table:table-cell table:style-name="ce11" table:formula="of:=IFERROR(ROUND((AVERAGE(MIN(([.$F163]^[.$Q$2])/([.$T163]^2);[.$R$2]); MIN([.F163]/[.$O$2]; [.$N$2])))*([.$J163]+[.$M$2]))*5;0)" office:value-type="float" office:value="60" calcext:value-type="float">
            <text:p>60</text:p>
          </table:table-cell>
          <table:table-cell table:style-name="ce11" table:formula="of:=ROUND(AVERAGE([.K163:.Q163]))" office:value-type="float" office:value="46" calcext:value-type="float">
            <text:p>46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AVERAGE(MIN(([.$D164]^[.$L$2])/([.$T164]^2);[.$R$2]); MIN([.D164]/[.$O$2]; [.$N$2])))*([.$J164]+[.$M$2]))*5;0)" office:value-type="float" office:value="60" calcext:value-type="float">
            <text:p>60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1" table:formula="of:=IFERROR(ROUND((AVERAGE(MIN(([.$E164]^2)/([.$T164]^2);[.$R$2]);MIN([.E164]/[.$P$2]; [.$N$2]))*([.$J164]+3)*[.$T$2]))*5;0)" office:value-type="float" office:value="50" calcext:value-type="float">
            <text:p>50</text:p>
          </table:table-cell>
          <table:table-cell table:style-name="ce11" table:formula="of:=IFERROR(ROUND((AVERAGE(MIN(([.$G164]^2)/([.$T164]^2);[.$R$2]);MIN([.G164]/[.$P$2]; [.$N$2]))*([.$J164]+3)*[.$T$2]))*5;0)" office:value-type="float" office:value="50" calcext:value-type="float">
            <text:p>50</text:p>
          </table:table-cell>
          <table:table-cell table:style-name="ce11" table:formula="of:=IFERROR(ROUND((AVERAGE(MIN(([.$F164]^[.$Q$2])/([.$T164]^2);[.$R$2]); MIN([.F164]/[.$O$2]; [.$N$2])))*([.$J164]+[.$M$2]))*5;0)" office:value-type="float" office:value="30" calcext:value-type="float">
            <text:p>30</text:p>
          </table:table-cell>
          <table:table-cell table:style-name="ce11" table:formula="of:=ROUND(AVERAGE([.K164:.Q164]))" office:value-type="float" office:value="51" calcext:value-type="float">
            <text:p>51</text:p>
          </table:table-cell>
          <table:table-cell table:style-name="ce11" table:formula="of:=ROUND((([.I164]/[.$S$1])*MAX([.I164]/350;0.8));2)" office:value-type="float" office:value="7.78" calcext:value-type="float">
            <text:p>7.78</text:p>
          </table:table-cell>
          <table:table-cell table:style-name="ce11" table:formula="of:=ROUND([.I164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3" calcext:value-type="float">
            <text:p>13</text:p>
          </table:table-cell>
          <table:table-cell table:style-name="ce20" table:formula="of:=IFERROR(ROUND(MIN(([.D164]+[.G164]+[.I164])/8/[.$T164];[.$S$2])^2*[.$S164]);0)" office:value-type="float" office:value="8" calcext:value-type="float">
            <text:p>8</text:p>
          </table:table-cell>
          <table:table-cell table:style-name="ce19" table:formula="of:=IFERROR(ROUND(((MIN(([.H164]^2)/([.$T164]^2);[.$S$2])))*[.$S164]*[.$T$1]);0)" office:value-type="float" office:value="8" calcext:value-type="float">
            <text:p>8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17" calcext:value-type="float">
            <text:p>7.1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11" calcext:value-type="float">
            <text:p>11</text:p>
          </table:table-cell>
          <table:table-cell table:formula="of:=MIN(MAX([.X164]-[.X163];0);[.$AT$2])" office:value-type="float" office:value="2" calcext:value-type="float">
            <text:p>2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AVERAGE(MIN(([.$D165]^[.$L$2])/([.$T165]^2);[.$R$2]); MIN([.D165]/[.$O$2]; [.$N$2])))*([.$J165]+[.$M$2]))*5;0)" office:value-type="float" office:value="30" calcext:value-type="float">
            <text:p>30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AVERAGE(MIN(([.$E165]^2)/([.$T165]^2);[.$R$2]);MIN([.E165]/[.$P$2]; [.$N$2]))*([.$J165]+3)*[.$T$2]))*5;0)" office:value-type="float" office:value="20" calcext:value-type="float">
            <text:p>20</text:p>
          </table:table-cell>
          <table:table-cell table:style-name="ce11" table:formula="of:=IFERROR(ROUND((AVERAGE(MIN(([.$G165]^2)/([.$T165]^2);[.$R$2]);MIN([.G165]/[.$P$2]; [.$N$2]))*([.$J165]+3)*[.$T$2]))*5;0)" office:value-type="float" office:value="65" calcext:value-type="float">
            <text:p>65</text:p>
          </table:table-cell>
          <table:table-cell table:style-name="ce11" table:formula="of:=IFERROR(ROUND((AVERAGE(MIN(([.$F165]^[.$Q$2])/([.$T165]^2);[.$R$2]); MIN([.F165]/[.$O$2]; [.$N$2])))*([.$J165]+[.$M$2]))*5;0)" office:value-type="float" office:value="60" calcext:value-type="float">
            <text:p>60</text:p>
          </table:table-cell>
          <table:table-cell table:style-name="ce11" table:formula="of:=ROUND(AVERAGE([.K165:.Q165]))" office:value-type="float" office:value="49" calcext:value-type="float">
            <text:p>49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AVERAGE(MIN(([.$D166]^[.$L$2])/([.$T166]^2);[.$R$2]); MIN([.D166]/[.$O$2]; [.$N$2])))*([.$J166]+[.$M$2]))*5;0)" office:value-type="float" office:value="50" calcext:value-type="float">
            <text:p>50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AVERAGE(MIN(([.$E166]^2)/([.$T166]^2);[.$R$2]);MIN([.E166]/[.$P$2]; [.$N$2]))*([.$J166]+3)*[.$T$2]))*5;0)" office:value-type="float" office:value="35" calcext:value-type="float">
            <text:p>35</text:p>
          </table:table-cell>
          <table:table-cell table:style-name="ce11" table:formula="of:=IFERROR(ROUND((AVERAGE(MIN(([.$G166]^2)/([.$T166]^2);[.$R$2]);MIN([.G166]/[.$P$2]; [.$N$2]))*([.$J166]+3)*[.$T$2]))*5;0)" office:value-type="float" office:value="55" calcext:value-type="float">
            <text:p>55</text:p>
          </table:table-cell>
          <table:table-cell table:style-name="ce11" table:formula="of:=IFERROR(ROUND((AVERAGE(MIN(([.$F166]^[.$Q$2])/([.$T166]^2);[.$R$2]); MIN([.F166]/[.$O$2]; [.$N$2])))*([.$J166]+[.$M$2]))*5;0)" office:value-type="float" office:value="55" calcext:value-type="float">
            <text:p>55</text:p>
          </table:table-cell>
          <table:table-cell table:style-name="ce11" table:formula="of:=ROUND(AVERAGE([.K166:.Q166]))" office:value-type="float" office:value="52" calcext:value-type="float">
            <text:p>52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AVERAGE(MIN(([.$D167]^[.$L$2])/([.$T167]^2);[.$R$2]); MIN([.D167]/[.$O$2]; [.$N$2])))*([.$J167]+[.$M$2]))*5;0)" office:value-type="float" office:value="55" calcext:value-type="float">
            <text:p>5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AVERAGE(MIN(([.$E167]^2)/([.$T167]^2);[.$R$2]);MIN([.E167]/[.$P$2]; [.$N$2]))*([.$J167]+3)*[.$T$2]))*5;0)" office:value-type="float" office:value="35" calcext:value-type="float">
            <text:p>35</text:p>
          </table:table-cell>
          <table:table-cell table:style-name="ce11" table:formula="of:=IFERROR(ROUND((AVERAGE(MIN(([.$G167]^2)/([.$T167]^2);[.$R$2]);MIN([.G167]/[.$P$2]; [.$N$2]))*([.$J167]+3)*[.$T$2]))*5;0)" office:value-type="float" office:value="55" calcext:value-type="float">
            <text:p>55</text:p>
          </table:table-cell>
          <table:table-cell table:style-name="ce11" table:formula="of:=IFERROR(ROUND((AVERAGE(MIN(([.$F167]^[.$Q$2])/([.$T167]^2);[.$R$2]); MIN([.F167]/[.$O$2]; [.$N$2])))*([.$J167]+[.$M$2]))*5;0)" office:value-type="float" office:value="60" calcext:value-type="float">
            <text:p>60</text:p>
          </table:table-cell>
          <table:table-cell table:style-name="ce11" table:formula="of:=ROUND(AVERAGE([.K167:.Q167]))" office:value-type="float" office:value="52" calcext:value-type="float">
            <text:p>52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AVERAGE(MIN(([.$D168]^[.$L$2])/([.$T168]^2);[.$R$2]); MIN([.D168]/[.$O$2]; [.$N$2])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AVERAGE(MIN(([.$E168]^2)/([.$T168]^2);[.$R$2]);MIN([.E168]/[.$P$2]; [.$N$2]))*([.$J168]+3)*[.$T$2]))*5;0)" office:value-type="float" office:value="65" calcext:value-type="float">
            <text:p>65</text:p>
          </table:table-cell>
          <table:table-cell table:style-name="ce11" table:formula="of:=IFERROR(ROUND((AVERAGE(MIN(([.$G168]^2)/([.$T168]^2);[.$R$2]);MIN([.G168]/[.$P$2]; [.$N$2]))*([.$J168]+3)*[.$T$2]))*5;0)" office:value-type="float" office:value="45" calcext:value-type="float">
            <text:p>45</text:p>
          </table:table-cell>
          <table:table-cell table:style-name="ce11" table:formula="of:=IFERROR(ROUND((AVERAGE(MIN(([.$F168]^[.$Q$2])/([.$T168]^2);[.$R$2]); MIN([.F168]/[.$O$2]; [.$N$2])))*([.$J168]+[.$M$2]))*5;0)" office:value-type="float" office:value="35" calcext:value-type="float">
            <text:p>35</text:p>
          </table:table-cell>
          <table:table-cell table:style-name="ce11" table:formula="of:=ROUND(AVERAGE([.K168:.Q168]))" office:value-type="float" office:value="50" calcext:value-type="float">
            <text:p>50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AVERAGE(MIN(([.$D169]^[.$L$2])/([.$T169]^2);[.$R$2]); MIN([.D169]/[.$O$2]; [.$N$2])))*([.$J169]+[.$M$2]))*5;0)" office:value-type="float" office:value="55" calcext:value-type="float">
            <text:p>5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AVERAGE(MIN(([.$E169]^2)/([.$T169]^2);[.$R$2]);MIN([.E169]/[.$P$2]; [.$N$2]))*([.$J169]+3)*[.$T$2]))*5;0)" office:value-type="float" office:value="60" calcext:value-type="float">
            <text:p>60</text:p>
          </table:table-cell>
          <table:table-cell table:style-name="ce11" table:formula="of:=IFERROR(ROUND((AVERAGE(MIN(([.$G169]^2)/([.$T169]^2);[.$R$2]);MIN([.G169]/[.$P$2]; [.$N$2]))*([.$J169]+3)*[.$T$2]))*5;0)" office:value-type="float" office:value="45" calcext:value-type="float">
            <text:p>45</text:p>
          </table:table-cell>
          <table:table-cell table:style-name="ce11" table:formula="of:=IFERROR(ROUND((AVERAGE(MIN(([.$F169]^[.$Q$2])/([.$T169]^2);[.$R$2]); MIN([.F169]/[.$O$2]; [.$N$2])))*([.$J169]+[.$M$2]))*5;0)" office:value-type="float" office:value="30" calcext:value-type="float">
            <text:p>30</text:p>
          </table:table-cell>
          <table:table-cell table:style-name="ce11" table:formula="of:=ROUND(AVERAGE([.K169:.Q169]))" office:value-type="float" office:value="53" calcext:value-type="float">
            <text:p>53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AVERAGE(MIN(([.$D170]^[.$L$2])/([.$T170]^2);[.$R$2]); MIN([.D170]/[.$O$2]; [.$N$2])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AVERAGE(MIN(([.$E170]^2)/([.$T170]^2);[.$R$2]);MIN([.E170]/[.$P$2]; [.$N$2]))*([.$J170]+3)*[.$T$2]))*5;0)" office:value-type="float" office:value="20" calcext:value-type="float">
            <text:p>20</text:p>
          </table:table-cell>
          <table:table-cell table:style-name="ce11" table:formula="of:=IFERROR(ROUND((AVERAGE(MIN(([.$G170]^2)/([.$T170]^2);[.$R$2]);MIN([.G170]/[.$P$2]; [.$N$2]))*([.$J170]+3)*[.$T$2]))*5;0)" office:value-type="float" office:value="10" calcext:value-type="float">
            <text:p>10</text:p>
          </table:table-cell>
          <table:table-cell table:style-name="ce11" table:formula="of:=IFERROR(ROUND((AVERAGE(MIN(([.$F170]^[.$Q$2])/([.$T170]^2);[.$R$2]); MIN([.F170]/[.$O$2]; [.$N$2])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7" calcext:value-type="float">
            <text:p>17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AVERAGE(MIN(([.$D171]^[.$L$2])/([.$T171]^2);[.$R$2]); MIN([.D171]/[.$O$2]; [.$N$2])))*([.$J171]+[.$M$2]))*5;0)" office:value-type="float" office:value="75" calcext:value-type="float">
            <text:p>75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AVERAGE(MIN(([.$E171]^2)/([.$T171]^2);[.$R$2]);MIN([.E171]/[.$P$2]; [.$N$2]))*([.$J171]+3)*[.$T$2]))*5;0)" office:value-type="float" office:value="55" calcext:value-type="float">
            <text:p>55</text:p>
          </table:table-cell>
          <table:table-cell table:style-name="ce11" table:formula="of:=IFERROR(ROUND((AVERAGE(MIN(([.$G171]^2)/([.$T171]^2);[.$R$2]);MIN([.G171]/[.$P$2]; [.$N$2]))*([.$J171]+3)*[.$T$2]))*5;0)" office:value-type="float" office:value="70" calcext:value-type="float">
            <text:p>70</text:p>
          </table:table-cell>
          <table:table-cell table:style-name="ce11" table:formula="of:=IFERROR(ROUND((AVERAGE(MIN(([.$F171]^[.$Q$2])/([.$T171]^2);[.$R$2]); MIN([.F171]/[.$O$2]; [.$N$2])))*([.$J171]+[.$M$2]))*5;0)" office:value-type="float" office:value="35" calcext:value-type="float">
            <text:p>35</text:p>
          </table:table-cell>
          <table:table-cell table:style-name="ce11" table:formula="of:=ROUND(AVERAGE([.K171:.Q171]))" office:value-type="float" office:value="59" calcext:value-type="float">
            <text:p>59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8" calcext:value-type="float">
            <text:p>8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15" calcext:value-type="float">
            <text:p>15</text:p>
          </table:table-cell>
          <table:table-cell table:formula="of:=MIN(MAX([.W171]-[.W170];0);[.$AT$2])" office:value-type="float" office:value="18" calcext:value-type="float">
            <text:p>18</text:p>
          </table:table-cell>
          <table:table-cell table:formula="of:=MIN(MAX([.X171]-[.X170];0);[.$AT$2])" office:value-type="float" office:value="9" calcext:value-type="float">
            <text:p>9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7" calcext:value-type="float">
            <text:p>7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AVERAGE(MIN(([.$D172]^[.$L$2])/([.$T172]^2);[.$R$2]); MIN([.D172]/[.$O$2]; [.$N$2])))*([.$J172]+[.$M$2]))*5;0)" office:value-type="float" office:value="55" calcext:value-type="float">
            <text:p>5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AVERAGE(MIN(([.$E172]^2)/([.$T172]^2);[.$R$2]);MIN([.E172]/[.$P$2]; [.$N$2]))*([.$J172]+3)*[.$T$2]))*5;0)" office:value-type="float" office:value="65" calcext:value-type="float">
            <text:p>65</text:p>
          </table:table-cell>
          <table:table-cell table:style-name="ce11" table:formula="of:=IFERROR(ROUND((AVERAGE(MIN(([.$G172]^2)/([.$T172]^2);[.$R$2]);MIN([.G172]/[.$P$2]; [.$N$2]))*([.$J172]+3)*[.$T$2]))*5;0)" office:value-type="float" office:value="65" calcext:value-type="float">
            <text:p>65</text:p>
          </table:table-cell>
          <table:table-cell table:style-name="ce11" table:formula="of:=IFERROR(ROUND((AVERAGE(MIN(([.$F172]^[.$Q$2])/([.$T172]^2);[.$R$2]); MIN([.F172]/[.$O$2]; [.$N$2])))*([.$J172]+[.$M$2]))*5;0)" office:value-type="float" office:value="60" calcext:value-type="float">
            <text:p>60</text:p>
          </table:table-cell>
          <table:table-cell table:style-name="ce11" table:formula="of:=ROUND(AVERAGE([.K172:.Q172]))" office:value-type="float" office:value="61" calcext:value-type="float">
            <text:p>61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F172]^2)/([.$T172]^2);[.$S$2]))*[.$S172]));0)" office:value-type="float" office:value="10" calcext:value-type="float">
            <text:p>10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50" calcext:value-type="float">
            <text:p>50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AVERAGE(MIN(([.$D173]^[.$L$2])/([.$T173]^2);[.$R$2]); MIN([.D173]/[.$O$2]; [.$N$2])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AVERAGE(MIN(([.$E173]^2)/([.$T173]^2);[.$R$2]);MIN([.E173]/[.$P$2]; [.$N$2]))*([.$J173]+3)*[.$T$2]))*5;0)" office:value-type="float" office:value="30" calcext:value-type="float">
            <text:p>30</text:p>
          </table:table-cell>
          <table:table-cell table:style-name="ce11" table:formula="of:=IFERROR(ROUND((AVERAGE(MIN(([.$G173]^2)/([.$T173]^2);[.$R$2]);MIN([.G173]/[.$P$2]; [.$N$2]))*([.$J173]+3)*[.$T$2]))*5;0)" office:value-type="float" office:value="30" calcext:value-type="float">
            <text:p>30</text:p>
          </table:table-cell>
          <table:table-cell table:style-name="ce11" table:formula="of:=IFERROR(ROUND((AVERAGE(MIN(([.$F173]^[.$Q$2])/([.$T173]^2);[.$R$2]); MIN([.F173]/[.$O$2]; [.$N$2])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30" calcext:value-type="float">
            <text:p>30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74:.H174])" office:value-type="float" office:value="350" calcext:value-type="float">
            <text:p>350</text:p>
          </table:table-cell>
          <table:table-cell table:style-name="ce11" table:formula="of:=ROUND((([.I174]/[.$S$1])*MAX([.I174]/420; 1.2));2)" office:value-type="float" office:value="4.67" calcext:value-type="float">
            <text:p>4.67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AVERAGE(MIN(([.$D174]^[.$L$2])/([.$T174]^2);[.$R$2]); MIN([.D174]/[.$O$2]; [.$N$2])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45" calcext:value-type="float">
            <text:p>45</text:p>
          </table:table-cell>
          <table:table-cell table:style-name="ce11" table:formula="of:=IFERROR(ROUND((AVERAGE(MIN(([.$E174]^2)/([.$T174]^2);[.$R$2]);MIN([.E174]/[.$P$2]; [.$N$2]))*([.$J174]+3)*[.$T$2]))*5;0)" office:value-type="float" office:value="20" calcext:value-type="float">
            <text:p>20</text:p>
          </table:table-cell>
          <table:table-cell table:style-name="ce11" table:formula="of:=IFERROR(ROUND((AVERAGE(MIN(([.$G174]^2)/([.$T174]^2);[.$R$2]);MIN([.G174]/[.$P$2]; [.$N$2]))*([.$J174]+3)*[.$T$2]))*5;0)" office:value-type="float" office:value="25" calcext:value-type="float">
            <text:p>25</text:p>
          </table:table-cell>
          <table:table-cell table:style-name="ce11" table:formula="of:=IFERROR(ROUND((AVERAGE(MIN(([.$F174]^[.$Q$2])/([.$T174]^2);[.$R$2]); MIN([.F174]/[.$O$2]; [.$N$2])))*([.$J174]+[.$M$2]))*5;0)" office:value-type="float" office:value="35" calcext:value-type="float">
            <text:p>35</text:p>
          </table:table-cell>
          <table:table-cell table:style-name="ce11" table:formula="of:=ROUND(AVERAGE([.K174:.Q174]))" office:value-type="float" office:value="37" calcext:value-type="float">
            <text:p>37</text:p>
          </table:table-cell>
          <table:table-cell table:style-name="ce11" table:formula="of:=ROUND((([.I174]/[.$S$1])*MAX([.I174]/350;0.8));2)" office:value-type="float" office:value="3.89" calcext:value-type="float">
            <text:p>3.89</text:p>
          </table:table-cell>
          <table:table-cell table:style-name="ce11" table:formula="of:=ROUND([.I174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4" calcext:value-type="float">
            <text:p>4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67" calcext:value-type="float">
            <text:p>3.67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2" calcext:value-type="float">
            <text:p>2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AVERAGE(MIN(([.$D175]^[.$L$2])/([.$T175]^2);[.$R$2]); MIN([.D175]/[.$O$2]; [.$N$2])))*([.$J175]+[.$M$2]))*5;0)" office:value-type="float" office:value="50" calcext:value-type="float">
            <text:p>50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AVERAGE(MIN(([.$E175]^2)/([.$T175]^2);[.$R$2]);MIN([.E175]/[.$P$2]; [.$N$2]))*([.$J175]+3)*[.$T$2]))*5;0)" office:value-type="float" office:value="45" calcext:value-type="float">
            <text:p>45</text:p>
          </table:table-cell>
          <table:table-cell table:style-name="ce11" table:formula="of:=IFERROR(ROUND((AVERAGE(MIN(([.$G175]^2)/([.$T175]^2);[.$R$2]);MIN([.G175]/[.$P$2]; [.$N$2]))*([.$J175]+3)*[.$T$2]))*5;0)" office:value-type="float" office:value="65" calcext:value-type="float">
            <text:p>65</text:p>
          </table:table-cell>
          <table:table-cell table:style-name="ce11" table:formula="of:=IFERROR(ROUND((AVERAGE(MIN(([.$F175]^[.$Q$2])/([.$T175]^2);[.$R$2]); MIN([.F175]/[.$O$2]; [.$N$2])))*([.$J175]+[.$M$2]))*5;0)" office:value-type="float" office:value="70" calcext:value-type="float">
            <text:p>70</text:p>
          </table:table-cell>
          <table:table-cell table:style-name="ce11" table:formula="of:=ROUND(AVERAGE([.K175:.Q175]))" office:value-type="float" office:value="62" calcext:value-type="float">
            <text:p>62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13" calcext:value-type="float">
            <text:p>13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2" calcext:value-type="float">
            <text:p>2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AVERAGE(MIN(([.$D176]^[.$L$2])/([.$T176]^2);[.$R$2]); MIN([.D176]/[.$O$2]; [.$N$2])))*([.$J176]+[.$M$2]))*5;0)" office:value-type="float" office:value="50" calcext:value-type="float">
            <text:p>50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AVERAGE(MIN(([.$E176]^2)/([.$T176]^2);[.$R$2]);MIN([.E176]/[.$P$2]; [.$N$2]))*([.$J176]+3)*[.$T$2]))*5;0)" office:value-type="float" office:value="40" calcext:value-type="float">
            <text:p>40</text:p>
          </table:table-cell>
          <table:table-cell table:style-name="ce11" table:formula="of:=IFERROR(ROUND((AVERAGE(MIN(([.$G176]^2)/([.$T176]^2);[.$R$2]);MIN([.G176]/[.$P$2]; [.$N$2]))*([.$J176]+3)*[.$T$2]))*5;0)" office:value-type="float" office:value="65" calcext:value-type="float">
            <text:p>65</text:p>
          </table:table-cell>
          <table:table-cell table:style-name="ce11" table:formula="of:=IFERROR(ROUND((AVERAGE(MIN(([.$F176]^[.$Q$2])/([.$T176]^2);[.$R$2]); MIN([.F176]/[.$O$2]; [.$N$2])))*([.$J176]+[.$M$2]))*5;0)" office:value-type="float" office:value="70" calcext:value-type="float">
            <text:p>70</text:p>
          </table:table-cell>
          <table:table-cell table:style-name="ce11" table:formula="of:=ROUND(AVERAGE([.K176:.Q176]))" office:value-type="float" office:value="63" calcext:value-type="float">
            <text:p>63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9" calcext:value-type="float">
            <text:p>9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AVERAGE(MIN(([.$D177]^[.$L$2])/([.$T177]^2);[.$R$2]); MIN([.D177]/[.$O$2]; [.$N$2])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AVERAGE(MIN(([.$E177]^2)/([.$T177]^2);[.$R$2]);MIN([.E177]/[.$P$2]; [.$N$2]))*([.$J177]+3)*[.$T$2]))*5;0)" office:value-type="float" office:value="40" calcext:value-type="float">
            <text:p>40</text:p>
          </table:table-cell>
          <table:table-cell table:style-name="ce11" table:formula="of:=IFERROR(ROUND((AVERAGE(MIN(([.$G177]^2)/([.$T177]^2);[.$R$2]);MIN([.G177]/[.$P$2]; [.$N$2]))*([.$J177]+3)*[.$T$2]))*5;0)" office:value-type="float" office:value="65" calcext:value-type="float">
            <text:p>65</text:p>
          </table:table-cell>
          <table:table-cell table:style-name="ce11" table:formula="of:=IFERROR(ROUND((AVERAGE(MIN(([.$F177]^[.$Q$2])/([.$T177]^2);[.$R$2]); MIN([.F177]/[.$O$2]; [.$N$2])))*([.$J177]+[.$M$2]))*5;0)" office:value-type="float" office:value="70" calcext:value-type="float">
            <text:p>70</text:p>
          </table:table-cell>
          <table:table-cell table:style-name="ce11" table:formula="of:=ROUND(AVERAGE([.K177:.Q177]))" office:value-type="float" office:value="59" calcext:value-type="float">
            <text:p>59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7" calcext:value-type="float">
            <text:p>7</text:p>
          </table:table-cell>
          <table:table-cell table:style-name="ce19" table:formula="of:=IFERROR(ROUND(((MIN(([.F177]^2)/([.$T177]^2);[.$S$2]))*[.$S177]));0)" office:value-type="float" office:value="14" calcext:value-type="float">
            <text:p>14</text:p>
          </table:table-cell>
          <table:table-cell table:formula="of:=ROUND(AVERAGE([.W177:.AB177]);2)" office:value-type="float" office:value="9.83" calcext:value-type="float">
            <text:p>9.83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5" calcext:value-type="float">
            <text:p>55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13" calcext:value-type="float">
            <text:p>13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1" calcext:value-type="float">
            <text:p>1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5" calcext:value-type="float">
            <text:p>5</text:p>
          </table:table-cell>
          <table:table-cell table:style-name="ce21" table:formula="of:=MIN(MAX([.AB177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AVERAGE(MIN(([.$D178]^[.$L$2])/([.$T178]^2);[.$R$2]); MIN([.D178]/[.$O$2]; [.$N$2])))*([.$J178]+[.$M$2]))*5;0)" office:value-type="float" office:value="45" calcext:value-type="float">
            <text:p>4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1" table:formula="of:=IFERROR(ROUND((AVERAGE(MIN(([.$E178]^2)/([.$T178]^2);[.$R$2]);MIN([.E178]/[.$P$2]; [.$N$2]))*([.$J178]+3)*[.$T$2]))*5;0)" office:value-type="float" office:value="35" calcext:value-type="float">
            <text:p>35</text:p>
          </table:table-cell>
          <table:table-cell table:style-name="ce11" table:formula="of:=IFERROR(ROUND((AVERAGE(MIN(([.$G178]^2)/([.$T178]^2);[.$R$2]);MIN([.G178]/[.$P$2]; [.$N$2]))*([.$J178]+3)*[.$T$2]))*5;0)" office:value-type="float" office:value="50" calcext:value-type="float">
            <text:p>50</text:p>
          </table:table-cell>
          <table:table-cell table:style-name="ce11" table:formula="of:=IFERROR(ROUND((AVERAGE(MIN(([.$F178]^[.$Q$2])/([.$T178]^2);[.$R$2]); MIN([.F178]/[.$O$2]; [.$N$2])))*([.$J178]+[.$M$2]))*5;0)" office:value-type="float" office:value="55" calcext:value-type="float">
            <text:p>55</text:p>
          </table:table-cell>
          <table:table-cell table:style-name="ce11" table:formula="of:=ROUND(AVERAGE([.K178:.Q178]))" office:value-type="float" office:value="44" calcext:value-type="float">
            <text:p>44</text:p>
          </table:table-cell>
          <table:table-cell table:style-name="ce11" table:formula="of:=ROUND((([.I178]/[.$S$1])*MAX([.I178]/350;0.8));2)" office:value-type="float" office:value="5.47" calcext:value-type="float">
            <text:p>5.47</text:p>
          </table:table-cell>
          <table:table-cell table:style-name="ce11" table:formula="of:=ROUND([.I178]/6;2)" office:value-type="float" office:value="69.17" calcext:value-type="float">
            <text:p>69.17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6" calcext:value-type="float">
            <text:p>6</text:p>
          </table:table-cell>
          <table:table-cell table:style-name="ce19" table:formula="of:=IFERROR(ROUND(((MIN(([.H178]^2)/([.$T178]^2);[.$S$2])))*[.$S178]*[.$T$1]);0)" office:value-type="float" office:value="2" calcext:value-type="float">
            <text:p>2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5.33" calcext:value-type="float">
            <text:p>5.33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79:.H179])" office:value-type="float" office:value="390" calcext:value-type="float">
            <text:p>390</text:p>
          </table:table-cell>
          <table:table-cell table:style-name="ce11" table:formula="of:=ROUND((([.I179]/[.$S$1])*MAX([.I179]/420; 1.2));2)" office:value-type="float" office:value="5.2" calcext:value-type="float">
            <text:p>5.2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AVERAGE(MIN(([.$D179]^[.$L$2])/([.$T179]^2);[.$R$2]); MIN([.D179]/[.$O$2]; [.$N$2])))*([.$J179]+[.$M$2]))*5;0)" office:value-type="float" office:value="35" calcext:value-type="float">
            <text:p>35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35" calcext:value-type="float">
            <text:p>35</text:p>
          </table:table-cell>
          <table:table-cell table:style-name="ce11" table:formula="of:=IFERROR(ROUND((AVERAGE(MIN(([.$E179]^2)/([.$T179]^2);[.$R$2]);MIN([.E179]/[.$P$2]; [.$N$2]))*([.$J179]+3)*[.$T$2]))*5;0)" office:value-type="float" office:value="50" calcext:value-type="float">
            <text:p>50</text:p>
          </table:table-cell>
          <table:table-cell table:style-name="ce11" table:formula="of:=IFERROR(ROUND((AVERAGE(MIN(([.$G179]^2)/([.$T179]^2);[.$R$2]);MIN([.G179]/[.$P$2]; [.$N$2]))*([.$J179]+3)*[.$T$2]))*5;0)" office:value-type="float" office:value="25" calcext:value-type="float">
            <text:p>25</text:p>
          </table:table-cell>
          <table:table-cell table:style-name="ce11" table:formula="of:=IFERROR(ROUND((AVERAGE(MIN(([.$F179]^[.$Q$2])/([.$T179]^2);[.$R$2]); MIN([.F179]/[.$O$2]; [.$N$2])))*([.$J179]+[.$M$2]))*5;0)" office:value-type="float" office:value="50" calcext:value-type="float">
            <text:p>50</text:p>
          </table:table-cell>
          <table:table-cell table:style-name="ce11" table:formula="of:=ROUND(AVERAGE([.K179:.Q179]))" office:value-type="float" office:value="40" calcext:value-type="float">
            <text:p>40</text:p>
          </table:table-cell>
          <table:table-cell table:style-name="ce11" table:formula="of:=ROUND((([.I179]/[.$S$1])*MAX([.I179]/350;0.8));2)" office:value-type="float" office:value="4.83" calcext:value-type="float">
            <text:p>4.83</text:p>
          </table:table-cell>
          <table:table-cell table:style-name="ce11" table:formula="of:=ROUND([.I179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5" calcext:value-type="float">
            <text:p>5</text:p>
          </table:table-cell>
          <table:table-cell table:style-name="ce19" table:formula="of:=IFERROR(ROUND(((MIN(([.H179]^2)/([.$T179]^2);[.$S$2])))*[.$S179]*[.$T$1]);0)" office:value-type="float" office:value="3" calcext:value-type="float">
            <text:p>3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83" calcext:value-type="float">
            <text:p>4.83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6.43" calcext:value-type="float">
            <text:p>36.43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1" calcext:value-type="float">
            <text:p>1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AVERAGE(MIN(([.$D180]^[.$L$2])/([.$T180]^2);[.$R$2]); MIN([.D180]/[.$O$2]; [.$N$2])))*([.$J180]+[.$M$2]))*5;0)" office:value-type="float" office:value="60" calcext:value-type="float">
            <text:p>6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35" calcext:value-type="float">
            <text:p>35</text:p>
          </table:table-cell>
          <table:table-cell table:style-name="ce11" table:formula="of:=IFERROR(ROUND((AVERAGE(MIN(([.$E180]^2)/([.$T180]^2);[.$R$2]);MIN([.E180]/[.$P$2]; [.$N$2]))*([.$J180]+3)*[.$T$2]))*5;0)" office:value-type="float" office:value="70" calcext:value-type="float">
            <text:p>70</text:p>
          </table:table-cell>
          <table:table-cell table:style-name="ce11" table:formula="of:=IFERROR(ROUND((AVERAGE(MIN(([.$G180]^2)/([.$T180]^2);[.$R$2]);MIN([.G180]/[.$P$2]; [.$N$2]))*([.$J180]+3)*[.$T$2]))*5;0)" office:value-type="float" office:value="40" calcext:value-type="float">
            <text:p>40</text:p>
          </table:table-cell>
          <table:table-cell table:style-name="ce11" table:formula="of:=IFERROR(ROUND((AVERAGE(MIN(([.$F180]^[.$Q$2])/([.$T180]^2);[.$R$2]); MIN([.F180]/[.$O$2]; [.$N$2])))*([.$J180]+[.$M$2]))*5;0)" office:value-type="float" office:value="70" calcext:value-type="float">
            <text:p>70</text:p>
          </table:table-cell>
          <table:table-cell table:style-name="ce11" table:formula="of:=ROUND(AVERAGE([.K180:.Q180]))" office:value-type="float" office:value="58" calcext:value-type="float">
            <text:p>58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5" calcext:value-type="float">
            <text:p>5</text:p>
          </table:table-cell>
          <table:table-cell table:style-name="ce19" table:formula="of:=IFERROR(ROUND(((MIN(([.E180]^2)/([.$T180]^2);[.$S$2])))*[.$S180]*[.$T$1]);0)" office:value-type="float" office:value="9" calcext:value-type="float">
            <text:p>9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33" calcext:value-type="float">
            <text:p>8.33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4" calcext:value-type="float">
            <text:p>4</text:p>
          </table:table-cell>
          <table:table-cell table:formula="of:=MIN(MAX([.Y180]-[.Y179];0);[.$AT$2])" office:value-type="float" office:value="2" calcext:value-type="float">
            <text:p>2</text:p>
          </table:table-cell>
          <table:table-cell table:formula="of:=MIN(MAX([.Z180]-[.Z179];0);[.$AT$2])" office:value-type="float" office:value="4" calcext:value-type="float">
            <text:p>4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1:.H181])" office:value-type="float" office:value="390" calcext:value-type="float">
            <text:p>390</text:p>
          </table:table-cell>
          <table:table-cell table:style-name="ce11" table:formula="of:=ROUND((([.I181]/[.$S$1])*MAX([.I181]/420; 1.2));2)" office:value-type="float" office:value="5.2" calcext:value-type="float">
            <text:p>5.2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AVERAGE(MIN(([.$D181]^[.$L$2])/([.$T181]^2);[.$R$2]); MIN([.D181]/[.$O$2]; [.$N$2])))*([.$J181]+[.$M$2]))*5;0)" office:value-type="float" office:value="50" calcext:value-type="float">
            <text:p>50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40" calcext:value-type="float">
            <text:p>40</text:p>
          </table:table-cell>
          <table:table-cell table:style-name="ce11" table:formula="of:=IFERROR(ROUND((AVERAGE(MIN(([.$E181]^2)/([.$T181]^2);[.$R$2]);MIN([.E181]/[.$P$2]; [.$N$2]))*([.$J181]+3)*[.$T$2]))*5;0)" office:value-type="float" office:value="50" calcext:value-type="float">
            <text:p>50</text:p>
          </table:table-cell>
          <table:table-cell table:style-name="ce11" table:formula="of:=IFERROR(ROUND((AVERAGE(MIN(([.$G181]^2)/([.$T181]^2);[.$R$2]);MIN([.G181]/[.$P$2]; [.$N$2]))*([.$J181]+3)*[.$T$2]))*5;0)" office:value-type="float" office:value="20" calcext:value-type="float">
            <text:p>20</text:p>
          </table:table-cell>
          <table:table-cell table:style-name="ce11" table:formula="of:=IFERROR(ROUND((AVERAGE(MIN(([.$F181]^[.$Q$2])/([.$T181]^2);[.$R$2]); MIN([.F181]/[.$O$2]; [.$N$2])))*([.$J181]+[.$M$2]))*5;0)" office:value-type="float" office:value="35" calcext:value-type="float">
            <text:p>35</text:p>
          </table:table-cell>
          <table:table-cell table:style-name="ce11" table:formula="of:=ROUND(AVERAGE([.K181:.Q181]))" office:value-type="float" office:value="40" calcext:value-type="float">
            <text:p>40</text:p>
          </table:table-cell>
          <table:table-cell table:style-name="ce11" table:formula="of:=ROUND((([.I181]/[.$S$1])*MAX([.I181]/350;0.8));2)" office:value-type="float" office:value="4.83" calcext:value-type="float">
            <text:p>4.83</text:p>
          </table:table-cell>
          <table:table-cell table:style-name="ce11" table:formula="of:=ROUND([.I181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4" calcext:value-type="float">
            <text:p>4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83" calcext:value-type="float">
            <text:p>4.83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AVERAGE(MIN(([.$D182]^[.$L$2])/([.$T182]^2);[.$R$2]); MIN([.D182]/[.$O$2]; [.$N$2])))*([.$J182]+[.$M$2]))*5;0)" office:value-type="float" office:value="70" calcext:value-type="float">
            <text:p>7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45" calcext:value-type="float">
            <text:p>45</text:p>
          </table:table-cell>
          <table:table-cell table:style-name="ce11" table:formula="of:=IFERROR(ROUND((AVERAGE(MIN(([.$E182]^2)/([.$T182]^2);[.$R$2]);MIN([.E182]/[.$P$2]; [.$N$2]))*([.$J182]+3)*[.$T$2]))*5;0)" office:value-type="float" office:value="70" calcext:value-type="float">
            <text:p>70</text:p>
          </table:table-cell>
          <table:table-cell table:style-name="ce11" table:formula="of:=IFERROR(ROUND((AVERAGE(MIN(([.$G182]^2)/([.$T182]^2);[.$R$2]);MIN([.G182]/[.$P$2]; [.$N$2]))*([.$J182]+3)*[.$T$2]))*5;0)" office:value-type="float" office:value="40" calcext:value-type="float">
            <text:p>40</text:p>
          </table:table-cell>
          <table:table-cell table:style-name="ce11" table:formula="of:=IFERROR(ROUND((AVERAGE(MIN(([.$F182]^[.$Q$2])/([.$T182]^2);[.$R$2]); MIN([.F182]/[.$O$2]; [.$N$2])))*([.$J182]+[.$M$2]))*5;0)" office:value-type="float" office:value="65" calcext:value-type="float">
            <text:p>65</text:p>
          </table:table-cell>
          <table:table-cell table:style-name="ce11" table:formula="of:=ROUND(AVERAGE([.K182:.Q182]))" office:value-type="float" office:value="59" calcext:value-type="float">
            <text:p>59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6" calcext:value-type="float">
            <text:p>6</text:p>
          </table:table-cell>
          <table:table-cell table:style-name="ce19" table:formula="of:=IFERROR(ROUND(((MIN(([.E182]^2)/([.$T182]^2);[.$S$2])))*[.$S182]*[.$T$1]);0)" office:value-type="float" office:value="8" calcext:value-type="float">
            <text:p>8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67" calcext:value-type="float">
            <text:p>8.67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8.57" calcext:value-type="float">
            <text:p>48.57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2" calcext:value-type="float">
            <text:p>2</text:p>
          </table:table-cell>
          <table:table-cell table:formula="of:=MIN(MAX([.Z182]-[.Z181];0);[.$AT$2])" office:value-type="float" office:value="3" calcext:value-type="float">
            <text:p>3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AVERAGE(MIN(([.$D183]^[.$L$2])/([.$T183]^2);[.$R$2]); MIN([.D183]/[.$O$2]; [.$N$2])))*([.$J183]+[.$M$2]))*5;0)" office:value-type="float" office:value="65" calcext:value-type="float">
            <text:p>65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AVERAGE(MIN(([.$E183]^2)/([.$T183]^2);[.$R$2]);MIN([.E183]/[.$P$2]; [.$N$2]))*([.$J183]+3)*[.$T$2]))*5;0)" office:value-type="float" office:value="35" calcext:value-type="float">
            <text:p>35</text:p>
          </table:table-cell>
          <table:table-cell table:style-name="ce11" table:formula="of:=IFERROR(ROUND((AVERAGE(MIN(([.$G183]^2)/([.$T183]^2);[.$R$2]);MIN([.G183]/[.$P$2]; [.$N$2]))*([.$J183]+3)*[.$T$2]))*5;0)" office:value-type="float" office:value="45" calcext:value-type="float">
            <text:p>45</text:p>
          </table:table-cell>
          <table:table-cell table:style-name="ce11" table:formula="of:=IFERROR(ROUND((AVERAGE(MIN(([.$F183]^[.$Q$2])/([.$T183]^2);[.$R$2]); MIN([.F183]/[.$O$2]; [.$N$2])))*([.$J183]+[.$M$2]))*5;0)" office:value-type="float" office:value="40" calcext:value-type="float">
            <text:p>40</text:p>
          </table:table-cell>
          <table:table-cell table:style-name="ce11" table:formula="of:=ROUND(AVERAGE([.K183:.Q183]))" office:value-type="float" office:value="57" calcext:value-type="float">
            <text:p>57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6" calcext:value-type="float">
            <text:p>6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11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11" table:formula="of:=IFERROR(ROUND((AVERAGE(MIN(([.$D184]^[.$L$2])/([.$T184]^2);[.$R$2]); MIN([.D184]/[.$O$2]; [.$N$2])))*([.$J184]+[.$M$2]))*5;0)" office:value-type="float" office:value="75" calcext:value-type="float">
            <text:p>7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AVERAGE(MIN(([.$E184]^2)/([.$T184]^2);[.$R$2]);MIN([.E184]/[.$P$2]; [.$N$2]))*([.$J184]+3)*[.$T$2]))*5;0)" office:value-type="float" office:value="40" calcext:value-type="float">
            <text:p>40</text:p>
          </table:table-cell>
          <table:table-cell table:style-name="ce11" table:formula="of:=IFERROR(ROUND((AVERAGE(MIN(([.$G184]^2)/([.$T184]^2);[.$R$2]);MIN([.G184]/[.$P$2]; [.$N$2]))*([.$J184]+3)*[.$T$2]))*5;0)" office:value-type="float" office:value="80" calcext:value-type="float">
            <text:p>80</text:p>
          </table:table-cell>
          <table:table-cell table:style-name="ce11" table:formula="of:=IFERROR(ROUND((AVERAGE(MIN(([.$F184]^[.$Q$2])/([.$T184]^2);[.$R$2]); MIN([.F184]/[.$O$2]; [.$N$2])))*([.$J184]+[.$M$2]))*5;0)" office:value-type="float" office:value="45" calcext:value-type="float">
            <text:p>45</text:p>
          </table:table-cell>
          <table:table-cell table:style-name="ce11" table:formula="of:=ROUND(AVERAGE([.K184:.Q184]))" office:value-type="float" office:value="62" calcext:value-type="float">
            <text:p>62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19" table:formula="of:=IFERROR(ROUND(((MIN(([.$D184]^2)/([.$T184]^2);[.$S$2])))*[.$S184]);0)" office:value-type="float" office:value="16" calcext:value-type="float">
            <text:p>16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3" calcext:value-type="float">
            <text:p>3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13" calcext:value-type="float">
            <text:p>13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AVERAGE(MIN(([.$D185]^[.$L$2])/([.$T185]^2);[.$R$2]); MIN([.D185]/[.$O$2]; [.$N$2])))*([.$J185]+[.$M$2]))*5;0)" office:value-type="float" office:value="60" calcext:value-type="float">
            <text:p>60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AVERAGE(MIN(([.$E185]^2)/([.$T185]^2);[.$R$2]);MIN([.E185]/[.$P$2]; [.$N$2]))*([.$J185]+3)*[.$T$2]))*5;0)" office:value-type="float" office:value="75" calcext:value-type="float">
            <text:p>75</text:p>
          </table:table-cell>
          <table:table-cell table:style-name="ce11" table:formula="of:=IFERROR(ROUND((AVERAGE(MIN(([.$G185]^2)/([.$T185]^2);[.$R$2]);MIN([.G185]/[.$P$2]; [.$N$2]))*([.$J185]+3)*[.$T$2]))*5;0)" office:value-type="float" office:value="85" calcext:value-type="float">
            <text:p>85</text:p>
          </table:table-cell>
          <table:table-cell table:style-name="ce11" table:formula="of:=IFERROR(ROUND((AVERAGE(MIN(([.$F185]^[.$Q$2])/([.$T185]^2);[.$R$2]); MIN([.F185]/[.$O$2]; [.$N$2])))*([.$J185]+[.$M$2]))*5;0)" office:value-type="float" office:value="70" calcext:value-type="float">
            <text:p>70</text:p>
          </table:table-cell>
          <table:table-cell table:style-name="ce11" table:formula="of:=ROUND(AVERAGE([.K185:.Q185]))" office:value-type="float" office:value="67" calcext:value-type="float">
            <text:p>67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AVERAGE(MIN(([.$D186]^[.$L$2])/([.$T186]^2);[.$R$2]); MIN([.D186]/[.$O$2]; [.$N$2])))*([.$J186]+[.$M$2]))*5;0)" office:value-type="float" office:value="65" calcext:value-type="float">
            <text:p>6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AVERAGE(MIN(([.$E186]^2)/([.$T186]^2);[.$R$2]);MIN([.E186]/[.$P$2]; [.$N$2]))*([.$J186]+3)*[.$T$2]))*5;0)" office:value-type="float" office:value="65" calcext:value-type="float">
            <text:p>65</text:p>
          </table:table-cell>
          <table:table-cell table:style-name="ce11" table:formula="of:=IFERROR(ROUND((AVERAGE(MIN(([.$G186]^2)/([.$T186]^2);[.$R$2]);MIN([.G186]/[.$P$2]; [.$N$2]))*([.$J186]+3)*[.$T$2]))*5;0)" office:value-type="float" office:value="70" calcext:value-type="float">
            <text:p>70</text:p>
          </table:table-cell>
          <table:table-cell table:style-name="ce11" table:formula="of:=IFERROR(ROUND((AVERAGE(MIN(([.$F186]^[.$Q$2])/([.$T186]^2);[.$R$2]); MIN([.F186]/[.$O$2]; [.$N$2])))*([.$J186]+[.$M$2]))*5;0)" office:value-type="float" office:value="85" calcext:value-type="float">
            <text:p>85</text:p>
          </table:table-cell>
          <table:table-cell table:style-name="ce11" table:formula="of:=ROUND(AVERAGE([.K186:.Q186]))" office:value-type="float" office:value="69" calcext:value-type="float">
            <text:p>69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AVERAGE(MIN(([.$D187]^[.$L$2])/([.$T187]^2);[.$R$2]); MIN([.D187]/[.$O$2]; [.$N$2])))*([.$J187]+[.$M$2]))*5;0)" office:value-type="float" office:value="70" calcext:value-type="float">
            <text:p>70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AVERAGE(MIN(([.$E187]^2)/([.$T187]^2);[.$R$2]);MIN([.E187]/[.$P$2]; [.$N$2]))*([.$J187]+3)*[.$T$2]))*5;0)" office:value-type="float" office:value="70" calcext:value-type="float">
            <text:p>70</text:p>
          </table:table-cell>
          <table:table-cell table:style-name="ce11" table:formula="of:=IFERROR(ROUND((AVERAGE(MIN(([.$G187]^2)/([.$T187]^2);[.$R$2]);MIN([.G187]/[.$P$2]; [.$N$2]))*([.$J187]+3)*[.$T$2]))*5;0)" office:value-type="float" office:value="65" calcext:value-type="float">
            <text:p>65</text:p>
          </table:table-cell>
          <table:table-cell table:style-name="ce11" table:formula="of:=IFERROR(ROUND((AVERAGE(MIN(([.$F187]^[.$Q$2])/([.$T187]^2);[.$R$2]); MIN([.F187]/[.$O$2]; [.$N$2])))*([.$J187]+[.$M$2]))*5;0)" office:value-type="float" office:value="85" calcext:value-type="float">
            <text:p>85</text:p>
          </table:table-cell>
          <table:table-cell table:style-name="ce11" table:formula="of:=ROUND(AVERAGE([.K187:.Q187]))" office:value-type="float" office:value="68" calcext:value-type="float">
            <text:p>68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8:.H188])" office:value-type="float" office:value="335" calcext:value-type="float">
            <text:p>335</text:p>
          </table:table-cell>
          <table:table-cell table:style-name="ce11" table:formula="of:=ROUND((([.I188]/[.$S$1])*MAX([.I188]/420; 1.2));2)" office:value-type="float" office:value="4.47" calcext:value-type="float">
            <text:p>4.47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AVERAGE(MIN(([.$D188]^[.$L$2])/([.$T188]^2);[.$R$2]); MIN([.D188]/[.$O$2]; [.$N$2])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35" calcext:value-type="float">
            <text:p>35</text:p>
          </table:table-cell>
          <table:table-cell table:style-name="ce11" table:formula="of:=IFERROR(ROUND((AVERAGE(MIN(([.$E188]^2)/([.$T188]^2);[.$R$2]);MIN([.E188]/[.$P$2]; [.$N$2]))*([.$J188]+3)*[.$T$2]))*5;0)" office:value-type="float" office:value="25" calcext:value-type="float">
            <text:p>25</text:p>
          </table:table-cell>
          <table:table-cell table:style-name="ce11" table:formula="of:=IFERROR(ROUND((AVERAGE(MIN(([.$G188]^2)/([.$T188]^2);[.$R$2]);MIN([.G188]/[.$P$2]; [.$N$2]))*([.$J188]+3)*[.$T$2]))*5;0)" office:value-type="float" office:value="30" calcext:value-type="float">
            <text:p>30</text:p>
          </table:table-cell>
          <table:table-cell table:style-name="ce11" table:formula="of:=IFERROR(ROUND((AVERAGE(MIN(([.$F188]^[.$Q$2])/([.$T188]^2);[.$R$2]); MIN([.F188]/[.$O$2]; [.$N$2])))*([.$J188]+[.$M$2]))*5;0)" office:value-type="float" office:value="35" calcext:value-type="float">
            <text:p>35</text:p>
          </table:table-cell>
          <table:table-cell table:style-name="ce11" table:formula="of:=ROUND(AVERAGE([.K188:.Q188]))" office:value-type="float" office:value="35" calcext:value-type="float">
            <text:p>35</text:p>
          </table:table-cell>
          <table:table-cell table:style-name="ce11" table:formula="of:=ROUND((([.I188]/[.$S$1])*MAX([.I188]/350;0.8));2)" office:value-type="float" office:value="3.56" calcext:value-type="float">
            <text:p>3.56</text:p>
          </table:table-cell>
          <table:table-cell table:style-name="ce11" table:formula="of:=ROUND([.I188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45" calcext:value-type="float">
            <text:p>445</text:p>
          </table:table-cell>
          <table:table-cell table:style-name="ce11" table:formula="of:=ROUND((([.I189]/[.$S$1])*MAX([.I189]/420; 1.2));2)" office:value-type="float" office:value="5.93" calcext:value-type="float">
            <text:p>5.93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AVERAGE(MIN(([.$D189]^[.$L$2])/([.$T189]^2);[.$R$2]); MIN([.D189]/[.$O$2]; [.$N$2])))*([.$J189]+[.$M$2]))*5;0)" office:value-type="float" office:value="55" calcext:value-type="float">
            <text:p>5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AVERAGE(MIN(([.$E189]^2)/([.$T189]^2);[.$R$2]);MIN([.E189]/[.$P$2]; [.$N$2]))*([.$J189]+3)*[.$T$2]))*5;0)" office:value-type="float" office:value="40" calcext:value-type="float">
            <text:p>40</text:p>
          </table:table-cell>
          <table:table-cell table:style-name="ce11" table:formula="of:=IFERROR(ROUND((AVERAGE(MIN(([.$G189]^2)/([.$T189]^2);[.$R$2]);MIN([.G189]/[.$P$2]; [.$N$2]))*([.$J189]+3)*[.$T$2]))*5;0)" office:value-type="float" office:value="45" calcext:value-type="float">
            <text:p>45</text:p>
          </table:table-cell>
          <table:table-cell table:style-name="ce11" table:formula="of:=IFERROR(ROUND((AVERAGE(MIN(([.$F189]^[.$Q$2])/([.$T189]^2);[.$R$2]); MIN([.F189]/[.$O$2]; [.$N$2])))*([.$J189]+[.$M$2]))*5;0)" office:value-type="float" office:value="50" calcext:value-type="float">
            <text:p>50</text:p>
          </table:table-cell>
          <table:table-cell table:style-name="ce11" table:formula="of:=ROUND(AVERAGE([.K189:.Q189]))" office:value-type="float" office:value="46" calcext:value-type="float">
            <text:p>46</text:p>
          </table:table-cell>
          <table:table-cell table:style-name="ce11" table:formula="of:=ROUND((([.I189]/[.$S$1])*MAX([.I189]/350;0.8));2)" office:value-type="float" office:value="6.29" calcext:value-type="float">
            <text:p>6.29</text:p>
          </table:table-cell>
          <table:table-cell table:style-name="ce11" table:formula="of:=ROUND([.I189]/6;2)" office:value-type="float" office:value="74.17" calcext:value-type="float">
            <text:p>74.17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" calcext:value-type="float">
            <text:p>6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1" calcext:value-type="float">
            <text:p>1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AVERAGE(MIN(([.$D190]^[.$L$2])/([.$T190]^2);[.$R$2]); MIN([.D190]/[.$O$2]; [.$N$2])))*([.$J190]+[.$M$2]))*5;0)" office:value-type="float" office:value="90" calcext:value-type="float">
            <text:p>9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1" table:formula="of:=IFERROR(ROUND((AVERAGE(MIN(([.$E190]^2)/([.$T190]^2);[.$R$2]);MIN([.E190]/[.$P$2]; [.$N$2]))*([.$J190]+3)*[.$T$2]))*5;0)" office:value-type="float" office:value="75" calcext:value-type="float">
            <text:p>75</text:p>
          </table:table-cell>
          <table:table-cell table:style-name="ce11" table:formula="of:=IFERROR(ROUND((AVERAGE(MIN(([.$G190]^2)/([.$T190]^2);[.$R$2]);MIN([.G190]/[.$P$2]; [.$N$2]))*([.$J190]+3)*[.$T$2]))*5;0)" office:value-type="float" office:value="75" calcext:value-type="float">
            <text:p>75</text:p>
          </table:table-cell>
          <table:table-cell table:style-name="ce11" table:formula="of:=IFERROR(ROUND((AVERAGE(MIN(([.$F190]^[.$Q$2])/([.$T190]^2);[.$R$2]); MIN([.F190]/[.$O$2]; [.$N$2])))*([.$J190]+[.$M$2]))*5;0)" office:value-type="float" office:value="75" calcext:value-type="float">
            <text:p>75</text:p>
          </table:table-cell>
          <table:table-cell table:style-name="ce11" table:formula="of:=ROUND(AVERAGE([.K190:.Q190]))" office:value-type="float" office:value="71" calcext:value-type="float">
            <text:p>71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5" calcext:value-type="float">
            <text:p>5</text:p>
          </table:table-cell>
          <table:table-cell table:style-name="ce19" table:formula="of:=IFERROR(ROUND(((MIN(([.E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G190]^2)/([.$T190]^2);[.$S$2])))*[.$S190]*[.$T$1]);0)" office:value-type="float" office:value="8" calcext:value-type="float">
            <text:p>8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11" calcext:value-type="float">
            <text:p>11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AVERAGE(MIN(([.$D191]^[.$L$2])/([.$T191]^2);[.$R$2]); MIN([.D191]/[.$O$2]; [.$N$2])))*([.$J191]+[.$M$2]))*5;0)" office:value-type="float" office:value="90" calcext:value-type="float">
            <text:p>90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AVERAGE(MIN(([.$E191]^2)/([.$T191]^2);[.$R$2]);MIN([.E191]/[.$P$2]; [.$N$2]))*([.$J191]+3)*[.$T$2]))*5;0)" office:value-type="float" office:value="80" calcext:value-type="float">
            <text:p>80</text:p>
          </table:table-cell>
          <table:table-cell table:style-name="ce11" table:formula="of:=IFERROR(ROUND((AVERAGE(MIN(([.$G191]^2)/([.$T191]^2);[.$R$2]);MIN([.G191]/[.$P$2]; [.$N$2]))*([.$J191]+3)*[.$T$2]))*5;0)" office:value-type="float" office:value="80" calcext:value-type="float">
            <text:p>80</text:p>
          </table:table-cell>
          <table:table-cell table:style-name="ce11" table:formula="of:=IFERROR(ROUND((AVERAGE(MIN(([.$F191]^[.$Q$2])/([.$T191]^2);[.$R$2]); MIN([.F191]/[.$O$2]; [.$N$2])))*([.$J191]+[.$M$2]))*5;0)" office:value-type="float" office:value="115" calcext:value-type="float">
            <text:p>115</text:p>
          </table:table-cell>
          <table:table-cell table:style-name="ce11" table:formula="of:=ROUND(AVERAGE([.K191:.Q191]))" office:value-type="float" office:value="89" calcext:value-type="float">
            <text:p>89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9" calcext:value-type="float">
            <text:p>9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16" calcext:value-type="float">
            <text:p>1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AVERAGE(MIN(([.$D192]^[.$L$2])/([.$T192]^2);[.$R$2]); MIN([.D192]/[.$O$2]; [.$N$2])))*([.$J192]+[.$M$2]))*5;0)" office:value-type="float" office:value="75" calcext:value-type="float">
            <text:p>7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AVERAGE(MIN(([.$E192]^2)/([.$T192]^2);[.$R$2]);MIN([.E192]/[.$P$2]; [.$N$2]))*([.$J192]+3)*[.$T$2]))*5;0)" office:value-type="float" office:value="75" calcext:value-type="float">
            <text:p>75</text:p>
          </table:table-cell>
          <table:table-cell table:style-name="ce11" table:formula="of:=IFERROR(ROUND((AVERAGE(MIN(([.$G192]^2)/([.$T192]^2);[.$R$2]);MIN([.G192]/[.$P$2]; [.$N$2]))*([.$J192]+3)*[.$T$2]))*5;0)" office:value-type="float" office:value="75" calcext:value-type="float">
            <text:p>75</text:p>
          </table:table-cell>
          <table:table-cell table:style-name="ce11" table:formula="of:=IFERROR(ROUND((AVERAGE(MIN(([.$F192]^[.$Q$2])/([.$T192]^2);[.$R$2]); MIN([.F192]/[.$O$2]; [.$N$2])))*([.$J192]+[.$M$2]))*5;0)" office:value-type="float" office:value="75" calcext:value-type="float">
            <text:p>75</text:p>
          </table:table-cell>
          <table:table-cell table:style-name="ce11" table:formula="of:=ROUND(AVERAGE([.K192:.Q192]))" office:value-type="float" office:value="74" calcext:value-type="float">
            <text:p>74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3]^[.$L$2])/([.$T193]^2);[.$R$2]); MIN([.D193]/[.$O$2]; [.$N$2])))*([.$J19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3]^2)/([.$T193]^2);[.$R$2]);MIN([.E193]/[.$P$2]; [.$N$2]))*([.$J193]+3)*[.$T$2]))*5;0)" office:value-type="float" office:value="0" calcext:value-type="float">
            <text:p>0</text:p>
          </table:table-cell>
          <table:table-cell table:style-name="ce11" table:formula="of:=IFERROR(ROUND((AVERAGE(MIN(([.$G193]^2)/([.$T193]^2);[.$R$2]);MIN([.G193]/[.$P$2]; [.$N$2]))*([.$J193]+3)*[.$T$2]))*5;0)" office:value-type="float" office:value="0" calcext:value-type="float">
            <text:p>0</text:p>
          </table:table-cell>
          <table:table-cell table:style-name="ce11" table:formula="of:=IFERROR(ROUND((AVERAGE(MIN(([.$F193]^[.$Q$2])/([.$T193]^2);[.$R$2]); MIN([.F193]/[.$O$2]; [.$N$2])))*([.$J19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4]^[.$L$2])/([.$T194]^2);[.$R$2]); MIN([.D194]/[.$O$2]; [.$N$2])))*([.$J19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4]^2)/([.$T194]^2);[.$R$2]);MIN([.E194]/[.$P$2]; [.$N$2]))*([.$J194]+3)*[.$T$2]))*5;0)" office:value-type="float" office:value="0" calcext:value-type="float">
            <text:p>0</text:p>
          </table:table-cell>
          <table:table-cell table:style-name="ce11" table:formula="of:=IFERROR(ROUND((AVERAGE(MIN(([.$G194]^2)/([.$T194]^2);[.$R$2]);MIN([.G194]/[.$P$2]; [.$N$2]))*([.$J194]+3)*[.$T$2]))*5;0)" office:value-type="float" office:value="0" calcext:value-type="float">
            <text:p>0</text:p>
          </table:table-cell>
          <table:table-cell table:style-name="ce11" table:formula="of:=IFERROR(ROUND((AVERAGE(MIN(([.$F194]^[.$Q$2])/([.$T194]^2);[.$R$2]); MIN([.F194]/[.$O$2]; [.$N$2])))*([.$J19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5]^[.$L$2])/([.$T195]^2);[.$R$2]); MIN([.D195]/[.$O$2]; [.$N$2])))*([.$J19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5]^2)/([.$T195]^2);[.$R$2]);MIN([.E195]/[.$P$2]; [.$N$2]))*([.$J195]+3)*[.$T$2]))*5;0)" office:value-type="float" office:value="0" calcext:value-type="float">
            <text:p>0</text:p>
          </table:table-cell>
          <table:table-cell table:style-name="ce11" table:formula="of:=IFERROR(ROUND((AVERAGE(MIN(([.$G195]^2)/([.$T195]^2);[.$R$2]);MIN([.G195]/[.$P$2]; [.$N$2]))*([.$J195]+3)*[.$T$2]))*5;0)" office:value-type="float" office:value="0" calcext:value-type="float">
            <text:p>0</text:p>
          </table:table-cell>
          <table:table-cell table:style-name="ce11" table:formula="of:=IFERROR(ROUND((AVERAGE(MIN(([.$F195]^[.$Q$2])/([.$T195]^2);[.$R$2]); MIN([.F195]/[.$O$2]; [.$N$2])))*([.$J19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6]^[.$L$2])/([.$T196]^2);[.$R$2]); MIN([.D196]/[.$O$2]; [.$N$2])))*([.$J19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6]^2)/([.$T196]^2);[.$R$2]);MIN([.E196]/[.$P$2]; [.$N$2]))*([.$J196]+3)*[.$T$2]))*5;0)" office:value-type="float" office:value="0" calcext:value-type="float">
            <text:p>0</text:p>
          </table:table-cell>
          <table:table-cell table:style-name="ce11" table:formula="of:=IFERROR(ROUND((AVERAGE(MIN(([.$G196]^2)/([.$T196]^2);[.$R$2]);MIN([.G196]/[.$P$2]; [.$N$2]))*([.$J196]+3)*[.$T$2]))*5;0)" office:value-type="float" office:value="0" calcext:value-type="float">
            <text:p>0</text:p>
          </table:table-cell>
          <table:table-cell table:style-name="ce11" table:formula="of:=IFERROR(ROUND((AVERAGE(MIN(([.$F196]^[.$Q$2])/([.$T196]^2);[.$R$2]); MIN([.F196]/[.$O$2]; [.$N$2])))*([.$J19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7]^[.$L$2])/([.$T197]^2);[.$R$2]); MIN([.D197]/[.$O$2]; [.$N$2])))*([.$J19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7]^2)/([.$T197]^2);[.$R$2]);MIN([.E197]/[.$P$2]; [.$N$2]))*([.$J197]+3)*[.$T$2]))*5;0)" office:value-type="float" office:value="0" calcext:value-type="float">
            <text:p>0</text:p>
          </table:table-cell>
          <table:table-cell table:style-name="ce11" table:formula="of:=IFERROR(ROUND((AVERAGE(MIN(([.$G197]^2)/([.$T197]^2);[.$R$2]);MIN([.G197]/[.$P$2]; [.$N$2]))*([.$J197]+3)*[.$T$2]))*5;0)" office:value-type="float" office:value="0" calcext:value-type="float">
            <text:p>0</text:p>
          </table:table-cell>
          <table:table-cell table:style-name="ce11" table:formula="of:=IFERROR(ROUND((AVERAGE(MIN(([.$F197]^[.$Q$2])/([.$T197]^2);[.$R$2]); MIN([.F197]/[.$O$2]; [.$N$2])))*([.$J19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8]^[.$L$2])/([.$T198]^2);[.$R$2]); MIN([.D198]/[.$O$2]; [.$N$2])))*([.$J19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8]^2)/([.$T198]^2);[.$R$2]);MIN([.E198]/[.$P$2]; [.$N$2]))*([.$J198]+3)*[.$T$2]))*5;0)" office:value-type="float" office:value="0" calcext:value-type="float">
            <text:p>0</text:p>
          </table:table-cell>
          <table:table-cell table:style-name="ce11" table:formula="of:=IFERROR(ROUND((AVERAGE(MIN(([.$G198]^2)/([.$T198]^2);[.$R$2]);MIN([.G198]/[.$P$2]; [.$N$2]))*([.$J198]+3)*[.$T$2]))*5;0)" office:value-type="float" office:value="0" calcext:value-type="float">
            <text:p>0</text:p>
          </table:table-cell>
          <table:table-cell table:style-name="ce11" table:formula="of:=IFERROR(ROUND((AVERAGE(MIN(([.$F198]^[.$Q$2])/([.$T198]^2);[.$R$2]); MIN([.F198]/[.$O$2]; [.$N$2])))*([.$J19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9]^[.$L$2])/([.$T199]^2);[.$R$2]); MIN([.D199]/[.$O$2]; [.$N$2])))*([.$J19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9]^2)/([.$T199]^2);[.$R$2]);MIN([.E199]/[.$P$2]; [.$N$2]))*([.$J199]+3)*[.$T$2]))*5;0)" office:value-type="float" office:value="0" calcext:value-type="float">
            <text:p>0</text:p>
          </table:table-cell>
          <table:table-cell table:style-name="ce11" table:formula="of:=IFERROR(ROUND((AVERAGE(MIN(([.$G199]^2)/([.$T199]^2);[.$R$2]);MIN([.G199]/[.$P$2]; [.$N$2]))*([.$J199]+3)*[.$T$2]))*5;0)" office:value-type="float" office:value="0" calcext:value-type="float">
            <text:p>0</text:p>
          </table:table-cell>
          <table:table-cell table:style-name="ce11" table:formula="of:=IFERROR(ROUND((AVERAGE(MIN(([.$F199]^[.$Q$2])/([.$T199]^2);[.$R$2]); MIN([.F199]/[.$O$2]; [.$N$2])))*([.$J19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0]^[.$L$2])/([.$T200]^2);[.$R$2]); MIN([.D200]/[.$O$2]; [.$N$2])))*([.$J20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0]^2)/([.$T200]^2);[.$R$2]);MIN([.E200]/[.$P$2]; [.$N$2]))*([.$J200]+3)*[.$T$2]))*5;0)" office:value-type="float" office:value="0" calcext:value-type="float">
            <text:p>0</text:p>
          </table:table-cell>
          <table:table-cell table:style-name="ce11" table:formula="of:=IFERROR(ROUND((AVERAGE(MIN(([.$G200]^2)/([.$T200]^2);[.$R$2]);MIN([.G200]/[.$P$2]; [.$N$2]))*([.$J200]+3)*[.$T$2]))*5;0)" office:value-type="float" office:value="0" calcext:value-type="float">
            <text:p>0</text:p>
          </table:table-cell>
          <table:table-cell table:style-name="ce11" table:formula="of:=IFERROR(ROUND((AVERAGE(MIN(([.$F200]^[.$Q$2])/([.$T200]^2);[.$R$2]); MIN([.F200]/[.$O$2]; [.$N$2])))*([.$J20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1]^[.$L$2])/([.$T201]^2);[.$R$2]); MIN([.D201]/[.$O$2]; [.$N$2])))*([.$J20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1]^2)/([.$T201]^2);[.$R$2]);MIN([.E201]/[.$P$2]; [.$N$2]))*([.$J201]+3)*[.$T$2]))*5;0)" office:value-type="float" office:value="0" calcext:value-type="float">
            <text:p>0</text:p>
          </table:table-cell>
          <table:table-cell table:style-name="ce11" table:formula="of:=IFERROR(ROUND((AVERAGE(MIN(([.$G201]^2)/([.$T201]^2);[.$R$2]);MIN([.G201]/[.$P$2]; [.$N$2]))*([.$J201]+3)*[.$T$2]))*5;0)" office:value-type="float" office:value="0" calcext:value-type="float">
            <text:p>0</text:p>
          </table:table-cell>
          <table:table-cell table:style-name="ce11" table:formula="of:=IFERROR(ROUND((AVERAGE(MIN(([.$F201]^[.$Q$2])/([.$T201]^2);[.$R$2]); MIN([.F201]/[.$O$2]; [.$N$2])))*([.$J201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2]^[.$L$2])/([.$T202]^2);[.$R$2]); MIN([.D202]/[.$O$2]; [.$N$2])))*([.$J20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2]^2)/([.$T202]^2);[.$R$2]);MIN([.E202]/[.$P$2]; [.$N$2]))*([.$J202]+3)*[.$T$2]))*5;0)" office:value-type="float" office:value="0" calcext:value-type="float">
            <text:p>0</text:p>
          </table:table-cell>
          <table:table-cell table:style-name="ce11" table:formula="of:=IFERROR(ROUND((AVERAGE(MIN(([.$G202]^2)/([.$T202]^2);[.$R$2]);MIN([.G202]/[.$P$2]; [.$N$2]))*([.$J202]+3)*[.$T$2]))*5;0)" office:value-type="float" office:value="0" calcext:value-type="float">
            <text:p>0</text:p>
          </table:table-cell>
          <table:table-cell table:style-name="ce11" table:formula="of:=IFERROR(ROUND((AVERAGE(MIN(([.$F202]^[.$Q$2])/([.$T202]^2);[.$R$2]); MIN([.F202]/[.$O$2]; [.$N$2])))*([.$J202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3]^[.$L$2])/([.$T203]^2);[.$R$2]); MIN([.D203]/[.$O$2]; [.$N$2])))*([.$J20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3]^2)/([.$T203]^2);[.$R$2]);MIN([.E203]/[.$P$2]; [.$N$2]))*([.$J203]+3)*[.$T$2]))*5;0)" office:value-type="float" office:value="0" calcext:value-type="float">
            <text:p>0</text:p>
          </table:table-cell>
          <table:table-cell table:style-name="ce11" table:formula="of:=IFERROR(ROUND((AVERAGE(MIN(([.$G203]^2)/([.$T203]^2);[.$R$2]);MIN([.G203]/[.$P$2]; [.$N$2]))*([.$J203]+3)*[.$T$2]))*5;0)" office:value-type="float" office:value="0" calcext:value-type="float">
            <text:p>0</text:p>
          </table:table-cell>
          <table:table-cell table:style-name="ce11" table:formula="of:=IFERROR(ROUND((AVERAGE(MIN(([.$F203]^[.$Q$2])/([.$T203]^2);[.$R$2]); MIN([.F203]/[.$O$2]; [.$N$2])))*([.$J20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4]^[.$L$2])/([.$T204]^2);[.$R$2]); MIN([.D204]/[.$O$2]; [.$N$2])))*([.$J20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4]^2)/([.$T204]^2);[.$R$2]);MIN([.E204]/[.$P$2]; [.$N$2]))*([.$J204]+3)*[.$T$2]))*5;0)" office:value-type="float" office:value="0" calcext:value-type="float">
            <text:p>0</text:p>
          </table:table-cell>
          <table:table-cell table:style-name="ce11" table:formula="of:=IFERROR(ROUND((AVERAGE(MIN(([.$G204]^2)/([.$T204]^2);[.$R$2]);MIN([.G204]/[.$P$2]; [.$N$2]))*([.$J204]+3)*[.$T$2]))*5;0)" office:value-type="float" office:value="0" calcext:value-type="float">
            <text:p>0</text:p>
          </table:table-cell>
          <table:table-cell table:style-name="ce11" table:formula="of:=IFERROR(ROUND((AVERAGE(MIN(([.$F204]^[.$Q$2])/([.$T204]^2);[.$R$2]); MIN([.F204]/[.$O$2]; [.$N$2])))*([.$J20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5]^[.$L$2])/([.$T205]^2);[.$R$2]); MIN([.D205]/[.$O$2]; [.$N$2])))*([.$J20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5]^2)/([.$T205]^2);[.$R$2]);MIN([.E205]/[.$P$2]; [.$N$2]))*([.$J205]+3)*[.$T$2]))*5;0)" office:value-type="float" office:value="0" calcext:value-type="float">
            <text:p>0</text:p>
          </table:table-cell>
          <table:table-cell table:style-name="ce11" table:formula="of:=IFERROR(ROUND((AVERAGE(MIN(([.$G205]^2)/([.$T205]^2);[.$R$2]);MIN([.G205]/[.$P$2]; [.$N$2]))*([.$J205]+3)*[.$T$2]))*5;0)" office:value-type="float" office:value="0" calcext:value-type="float">
            <text:p>0</text:p>
          </table:table-cell>
          <table:table-cell table:style-name="ce11" table:formula="of:=IFERROR(ROUND((AVERAGE(MIN(([.$F205]^[.$Q$2])/([.$T205]^2);[.$R$2]); MIN([.F205]/[.$O$2]; [.$N$2])))*([.$J20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6]^[.$L$2])/([.$T206]^2);[.$R$2]); MIN([.D206]/[.$O$2]; [.$N$2])))*([.$J20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6]^2)/([.$T206]^2);[.$R$2]);MIN([.E206]/[.$P$2]; [.$N$2]))*([.$J206]+3)*[.$T$2]))*5;0)" office:value-type="float" office:value="0" calcext:value-type="float">
            <text:p>0</text:p>
          </table:table-cell>
          <table:table-cell table:style-name="ce11" table:formula="of:=IFERROR(ROUND((AVERAGE(MIN(([.$G206]^2)/([.$T206]^2);[.$R$2]);MIN([.G206]/[.$P$2]; [.$N$2]))*([.$J206]+3)*[.$T$2]))*5;0)" office:value-type="float" office:value="0" calcext:value-type="float">
            <text:p>0</text:p>
          </table:table-cell>
          <table:table-cell table:style-name="ce11" table:formula="of:=IFERROR(ROUND((AVERAGE(MIN(([.$F206]^[.$Q$2])/([.$T206]^2);[.$R$2]); MIN([.F206]/[.$O$2]; [.$N$2])))*([.$J20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7]^[.$L$2])/([.$T207]^2);[.$R$2]); MIN([.D207]/[.$O$2]; [.$N$2])))*([.$J20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7]^2)/([.$T207]^2);[.$R$2]);MIN([.E207]/[.$P$2]; [.$N$2]))*([.$J207]+3)*[.$T$2]))*5;0)" office:value-type="float" office:value="0" calcext:value-type="float">
            <text:p>0</text:p>
          </table:table-cell>
          <table:table-cell table:style-name="ce11" table:formula="of:=IFERROR(ROUND((AVERAGE(MIN(([.$G207]^2)/([.$T207]^2);[.$R$2]);MIN([.G207]/[.$P$2]; [.$N$2]))*([.$J207]+3)*[.$T$2]))*5;0)" office:value-type="float" office:value="0" calcext:value-type="float">
            <text:p>0</text:p>
          </table:table-cell>
          <table:table-cell table:style-name="ce11" table:formula="of:=IFERROR(ROUND((AVERAGE(MIN(([.$F207]^[.$Q$2])/([.$T207]^2);[.$R$2]); MIN([.F207]/[.$O$2]; [.$N$2])))*([.$J20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8]^[.$L$2])/([.$T208]^2);[.$R$2]); MIN([.D208]/[.$O$2]; [.$N$2])))*([.$J20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8]^2)/([.$T208]^2);[.$R$2]);MIN([.E208]/[.$P$2]; [.$N$2]))*([.$J208]+3)*[.$T$2]))*5;0)" office:value-type="float" office:value="0" calcext:value-type="float">
            <text:p>0</text:p>
          </table:table-cell>
          <table:table-cell table:style-name="ce11" table:formula="of:=IFERROR(ROUND((AVERAGE(MIN(([.$G208]^2)/([.$T208]^2);[.$R$2]);MIN([.G208]/[.$P$2]; [.$N$2]))*([.$J208]+3)*[.$T$2]))*5;0)" office:value-type="float" office:value="0" calcext:value-type="float">
            <text:p>0</text:p>
          </table:table-cell>
          <table:table-cell table:style-name="ce11" table:formula="of:=IFERROR(ROUND((AVERAGE(MIN(([.$F208]^[.$Q$2])/([.$T208]^2);[.$R$2]); MIN([.F208]/[.$O$2]; [.$N$2])))*([.$J20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9]^[.$L$2])/([.$T209]^2);[.$R$2]); MIN([.D209]/[.$O$2]; [.$N$2])))*([.$J20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9]^2)/([.$T209]^2);[.$R$2]);MIN([.E209]/[.$P$2]; [.$N$2]))*([.$J209]+3)*[.$T$2]))*5;0)" office:value-type="float" office:value="0" calcext:value-type="float">
            <text:p>0</text:p>
          </table:table-cell>
          <table:table-cell table:style-name="ce11" table:formula="of:=IFERROR(ROUND((AVERAGE(MIN(([.$G209]^2)/([.$T209]^2);[.$R$2]);MIN([.G209]/[.$P$2]; [.$N$2]))*([.$J209]+3)*[.$T$2]))*5;0)" office:value-type="float" office:value="0" calcext:value-type="float">
            <text:p>0</text:p>
          </table:table-cell>
          <table:table-cell table:style-name="ce11" table:formula="of:=IFERROR(ROUND((AVERAGE(MIN(([.$F209]^[.$Q$2])/([.$T209]^2);[.$R$2]); MIN([.F209]/[.$O$2]; [.$N$2])))*([.$J20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0]^[.$L$2])/([.$T210]^2);[.$R$2]); MIN([.D210]/[.$O$2]; [.$N$2])))*([.$J21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0]^2)/([.$T210]^2);[.$R$2]);MIN([.E210]/[.$P$2]; [.$N$2]))*([.$J210]+3)*[.$T$2]))*5;0)" office:value-type="float" office:value="0" calcext:value-type="float">
            <text:p>0</text:p>
          </table:table-cell>
          <table:table-cell table:style-name="ce11" table:formula="of:=IFERROR(ROUND((AVERAGE(MIN(([.$G210]^2)/([.$T210]^2);[.$R$2]);MIN([.G210]/[.$P$2]; [.$N$2]))*([.$J210]+3)*[.$T$2]))*5;0)" office:value-type="float" office:value="0" calcext:value-type="float">
            <text:p>0</text:p>
          </table:table-cell>
          <table:table-cell table:style-name="ce11" table:formula="of:=IFERROR(ROUND((AVERAGE(MIN(([.$F210]^[.$Q$2])/([.$T210]^2);[.$R$2]); MIN([.F210]/[.$O$2]; [.$N$2])))*([.$J21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1]^[.$L$2])/([.$T211]^2);[.$R$2]); MIN([.D211]/[.$O$2]; [.$N$2])))*([.$J21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1]^2)/([.$T211]^2);[.$R$2]);MIN([.E211]/[.$P$2]; [.$N$2]))*([.$J211]+3)*[.$T$2]))*5;0)" office:value-type="float" office:value="0" calcext:value-type="float">
            <text:p>0</text:p>
          </table:table-cell>
          <table:table-cell table:style-name="ce11" table:formula="of:=IFERROR(ROUND((AVERAGE(MIN(([.$G211]^2)/([.$T211]^2);[.$R$2]);MIN([.G211]/[.$P$2]; [.$N$2]))*([.$J211]+3)*[.$T$2]))*5;0)" office:value-type="float" office:value="0" calcext:value-type="float">
            <text:p>0</text:p>
          </table:table-cell>
          <table:table-cell table:style-name="ce11" table:formula="of:=IFERROR(ROUND((AVERAGE(MIN(([.$F211]^[.$Q$2])/([.$T211]^2);[.$R$2]); MIN([.F211]/[.$O$2]; [.$N$2])))*([.$J21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2]^[.$L$2])/([.$T212]^2);[.$R$2]); MIN([.D212]/[.$O$2]; [.$N$2])))*([.$J21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2]^2)/([.$T212]^2);[.$R$2]);MIN([.E212]/[.$P$2]; [.$N$2]))*([.$J212]+3)*[.$T$2]))*5;0)" office:value-type="float" office:value="0" calcext:value-type="float">
            <text:p>0</text:p>
          </table:table-cell>
          <table:table-cell table:style-name="ce11" table:formula="of:=IFERROR(ROUND((AVERAGE(MIN(([.$G212]^2)/([.$T212]^2);[.$R$2]);MIN([.G212]/[.$P$2]; [.$N$2]))*([.$J212]+3)*[.$T$2]))*5;0)" office:value-type="float" office:value="0" calcext:value-type="float">
            <text:p>0</text:p>
          </table:table-cell>
          <table:table-cell table:style-name="ce11" table:formula="of:=IFERROR(ROUND((AVERAGE(MIN(([.$F212]^[.$Q$2])/([.$T212]^2);[.$R$2]); MIN([.F212]/[.$O$2]; [.$N$2])))*([.$J21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3]^[.$L$2])/([.$T213]^2);[.$R$2]); MIN([.D213]/[.$O$2]; [.$N$2])))*([.$J21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3]^2)/([.$T213]^2);[.$R$2]);MIN([.E213]/[.$P$2]; [.$N$2]))*([.$J213]+3)*[.$T$2]))*5;0)" office:value-type="float" office:value="0" calcext:value-type="float">
            <text:p>0</text:p>
          </table:table-cell>
          <table:table-cell table:style-name="ce11" table:formula="of:=IFERROR(ROUND((AVERAGE(MIN(([.$G213]^2)/([.$T213]^2);[.$R$2]);MIN([.G213]/[.$P$2]; [.$N$2]))*([.$J213]+3)*[.$T$2]))*5;0)" office:value-type="float" office:value="0" calcext:value-type="float">
            <text:p>0</text:p>
          </table:table-cell>
          <table:table-cell table:style-name="ce11" table:formula="of:=IFERROR(ROUND((AVERAGE(MIN(([.$F213]^[.$Q$2])/([.$T213]^2);[.$R$2]); MIN([.F213]/[.$O$2]; [.$N$2])))*([.$J21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4]^[.$L$2])/([.$T214]^2);[.$R$2]); MIN([.D214]/[.$O$2]; [.$N$2])))*([.$J21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4]^2)/([.$T214]^2);[.$R$2]);MIN([.E214]/[.$P$2]; [.$N$2]))*([.$J214]+3)*[.$T$2]))*5;0)" office:value-type="float" office:value="0" calcext:value-type="float">
            <text:p>0</text:p>
          </table:table-cell>
          <table:table-cell table:style-name="ce11" table:formula="of:=IFERROR(ROUND((AVERAGE(MIN(([.$G214]^2)/([.$T214]^2);[.$R$2]);MIN([.G214]/[.$P$2]; [.$N$2]))*([.$J214]+3)*[.$T$2]))*5;0)" office:value-type="float" office:value="0" calcext:value-type="float">
            <text:p>0</text:p>
          </table:table-cell>
          <table:table-cell table:style-name="ce11" table:formula="of:=IFERROR(ROUND((AVERAGE(MIN(([.$F214]^[.$Q$2])/([.$T214]^2);[.$R$2]); MIN([.F214]/[.$O$2]; [.$N$2])))*([.$J21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5]^[.$L$2])/([.$T215]^2);[.$R$2]); MIN([.D215]/[.$O$2]; [.$N$2])))*([.$J21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5]^2)/([.$T215]^2);[.$R$2]);MIN([.E215]/[.$P$2]; [.$N$2]))*([.$J215]+3)*[.$T$2]))*5;0)" office:value-type="float" office:value="0" calcext:value-type="float">
            <text:p>0</text:p>
          </table:table-cell>
          <table:table-cell table:style-name="ce11" table:formula="of:=IFERROR(ROUND((AVERAGE(MIN(([.$G215]^2)/([.$T215]^2);[.$R$2]);MIN([.G215]/[.$P$2]; [.$N$2]))*([.$J215]+3)*[.$T$2]))*5;0)" office:value-type="float" office:value="0" calcext:value-type="float">
            <text:p>0</text:p>
          </table:table-cell>
          <table:table-cell table:style-name="ce11" table:formula="of:=IFERROR(ROUND((AVERAGE(MIN(([.$F215]^[.$Q$2])/([.$T215]^2);[.$R$2]); MIN([.F215]/[.$O$2]; [.$N$2])))*([.$J21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6]^[.$L$2])/([.$T216]^2);[.$R$2]); MIN([.D216]/[.$O$2]; [.$N$2])))*([.$J21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6]^2)/([.$T216]^2);[.$R$2]);MIN([.E216]/[.$P$2]; [.$N$2]))*([.$J216]+3)*[.$T$2]))*5;0)" office:value-type="float" office:value="0" calcext:value-type="float">
            <text:p>0</text:p>
          </table:table-cell>
          <table:table-cell table:style-name="ce11" table:formula="of:=IFERROR(ROUND((AVERAGE(MIN(([.$G216]^2)/([.$T216]^2);[.$R$2]);MIN([.G216]/[.$P$2]; [.$N$2]))*([.$J216]+3)*[.$T$2]))*5;0)" office:value-type="float" office:value="0" calcext:value-type="float">
            <text:p>0</text:p>
          </table:table-cell>
          <table:table-cell table:style-name="ce11" table:formula="of:=IFERROR(ROUND((AVERAGE(MIN(([.$F216]^[.$Q$2])/([.$T216]^2);[.$R$2]); MIN([.F216]/[.$O$2]; [.$N$2])))*([.$J21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7]^[.$L$2])/([.$T217]^2);[.$R$2]); MIN([.D217]/[.$O$2]; [.$N$2])))*([.$J21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7]^2)/([.$T217]^2);[.$R$2]);MIN([.E217]/[.$P$2]; [.$N$2]))*([.$J217]+3)*[.$T$2]))*5;0)" office:value-type="float" office:value="0" calcext:value-type="float">
            <text:p>0</text:p>
          </table:table-cell>
          <table:table-cell table:style-name="ce11" table:formula="of:=IFERROR(ROUND((AVERAGE(MIN(([.$G217]^2)/([.$T217]^2);[.$R$2]);MIN([.G217]/[.$P$2]; [.$N$2]))*([.$J217]+3)*[.$T$2]))*5;0)" office:value-type="float" office:value="0" calcext:value-type="float">
            <text:p>0</text:p>
          </table:table-cell>
          <table:table-cell table:style-name="ce11" table:formula="of:=IFERROR(ROUND((AVERAGE(MIN(([.$F217]^[.$Q$2])/([.$T217]^2);[.$R$2]); MIN([.F217]/[.$O$2]; [.$N$2])))*([.$J21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8]^[.$L$2])/([.$T218]^2);[.$R$2]); MIN([.D218]/[.$O$2]; [.$N$2])))*([.$J21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8]^2)/([.$T218]^2);[.$R$2]);MIN([.E218]/[.$P$2]; [.$N$2]))*([.$J218]+3)*[.$T$2]))*5;0)" office:value-type="float" office:value="0" calcext:value-type="float">
            <text:p>0</text:p>
          </table:table-cell>
          <table:table-cell table:style-name="ce11" table:formula="of:=IFERROR(ROUND((AVERAGE(MIN(([.$G218]^2)/([.$T218]^2);[.$R$2]);MIN([.G218]/[.$P$2]; [.$N$2]))*([.$J218]+3)*[.$T$2]))*5;0)" office:value-type="float" office:value="0" calcext:value-type="float">
            <text:p>0</text:p>
          </table:table-cell>
          <table:table-cell table:style-name="ce11" table:formula="of:=IFERROR(ROUND((AVERAGE(MIN(([.$F218]^[.$Q$2])/([.$T218]^2);[.$R$2]); MIN([.F218]/[.$O$2]; [.$N$2])))*([.$J21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9]^[.$L$2])/([.$T219]^2);[.$R$2]); MIN([.D219]/[.$O$2]; [.$N$2])))*([.$J21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9]^2)/([.$T219]^2);[.$R$2]);MIN([.E219]/[.$P$2]; [.$N$2]))*([.$J219]+3)*[.$T$2]))*5;0)" office:value-type="float" office:value="0" calcext:value-type="float">
            <text:p>0</text:p>
          </table:table-cell>
          <table:table-cell table:style-name="ce11" table:formula="of:=IFERROR(ROUND((AVERAGE(MIN(([.$G219]^2)/([.$T219]^2);[.$R$2]);MIN([.G219]/[.$P$2]; [.$N$2]))*([.$J219]+3)*[.$T$2]))*5;0)" office:value-type="float" office:value="0" calcext:value-type="float">
            <text:p>0</text:p>
          </table:table-cell>
          <table:table-cell table:style-name="ce11" table:formula="of:=IFERROR(ROUND((AVERAGE(MIN(([.$F219]^[.$Q$2])/([.$T219]^2);[.$R$2]); MIN([.F219]/[.$O$2]; [.$N$2])))*([.$J21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0]^[.$L$2])/([.$T220]^2);[.$R$2]); MIN([.D220]/[.$O$2]; [.$N$2])))*([.$J22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0]^2)/([.$T220]^2);[.$R$2]);MIN([.E220]/[.$P$2]; [.$N$2]))*([.$J220]+3)*[.$T$2]))*5;0)" office:value-type="float" office:value="0" calcext:value-type="float">
            <text:p>0</text:p>
          </table:table-cell>
          <table:table-cell table:style-name="ce11" table:formula="of:=IFERROR(ROUND((AVERAGE(MIN(([.$G220]^2)/([.$T220]^2);[.$R$2]);MIN([.G220]/[.$P$2]; [.$N$2]))*([.$J220]+3)*[.$T$2]))*5;0)" office:value-type="float" office:value="0" calcext:value-type="float">
            <text:p>0</text:p>
          </table:table-cell>
          <table:table-cell table:style-name="ce11" table:formula="of:=IFERROR(ROUND((AVERAGE(MIN(([.$F220]^[.$Q$2])/([.$T220]^2);[.$R$2]); MIN([.F220]/[.$O$2]; [.$N$2])))*([.$J22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1]^[.$L$2])/([.$T221]^2);[.$R$2]); MIN([.D221]/[.$O$2]; [.$N$2])))*([.$J22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1]^2)/([.$T221]^2);[.$R$2]);MIN([.E221]/[.$P$2]; [.$N$2]))*([.$J221]+3)*[.$T$2]))*5;0)" office:value-type="float" office:value="0" calcext:value-type="float">
            <text:p>0</text:p>
          </table:table-cell>
          <table:table-cell table:style-name="ce11" table:formula="of:=IFERROR(ROUND((AVERAGE(MIN(([.$G221]^2)/([.$T221]^2);[.$R$2]);MIN([.G221]/[.$P$2]; [.$N$2]))*([.$J221]+3)*[.$T$2]))*5;0)" office:value-type="float" office:value="0" calcext:value-type="float">
            <text:p>0</text:p>
          </table:table-cell>
          <table:table-cell table:style-name="ce11" table:formula="of:=IFERROR(ROUND((AVERAGE(MIN(([.$F221]^[.$Q$2])/([.$T221]^2);[.$R$2]); MIN([.F221]/[.$O$2]; [.$N$2])))*([.$J22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2]^[.$L$2])/([.$T222]^2);[.$R$2]); MIN([.D222]/[.$O$2]; [.$N$2])))*([.$J22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2]^2)/([.$T222]^2);[.$R$2]);MIN([.E222]/[.$P$2]; [.$N$2]))*([.$J222]+3)*[.$T$2]))*5;0)" office:value-type="float" office:value="0" calcext:value-type="float">
            <text:p>0</text:p>
          </table:table-cell>
          <table:table-cell table:style-name="ce11" table:formula="of:=IFERROR(ROUND((AVERAGE(MIN(([.$G222]^2)/([.$T222]^2);[.$R$2]);MIN([.G222]/[.$P$2]; [.$N$2]))*([.$J222]+3)*[.$T$2]))*5;0)" office:value-type="float" office:value="0" calcext:value-type="float">
            <text:p>0</text:p>
          </table:table-cell>
          <table:table-cell table:style-name="ce11" table:formula="of:=IFERROR(ROUND((AVERAGE(MIN(([.$F222]^[.$Q$2])/([.$T222]^2);[.$R$2]); MIN([.F222]/[.$O$2]; [.$N$2])))*([.$J22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3]^[.$L$2])/([.$T223]^2);[.$R$2]); MIN([.D223]/[.$O$2]; [.$N$2])))*([.$J22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3]^2)/([.$T223]^2);[.$R$2]);MIN([.E223]/[.$P$2]; [.$N$2]))*([.$J223]+3)*[.$T$2]))*5;0)" office:value-type="float" office:value="0" calcext:value-type="float">
            <text:p>0</text:p>
          </table:table-cell>
          <table:table-cell table:style-name="ce11" table:formula="of:=IFERROR(ROUND((AVERAGE(MIN(([.$G223]^2)/([.$T223]^2);[.$R$2]);MIN([.G223]/[.$P$2]; [.$N$2]))*([.$J223]+3)*[.$T$2]))*5;0)" office:value-type="float" office:value="0" calcext:value-type="float">
            <text:p>0</text:p>
          </table:table-cell>
          <table:table-cell table:style-name="ce11" table:formula="of:=IFERROR(ROUND((AVERAGE(MIN(([.$F223]^[.$Q$2])/([.$T223]^2);[.$R$2]); MIN([.F223]/[.$O$2]; [.$N$2])))*([.$J22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4]^[.$L$2])/([.$T224]^2);[.$R$2]); MIN([.D224]/[.$O$2]; [.$N$2])))*([.$J22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4]^2)/([.$T224]^2);[.$R$2]);MIN([.E224]/[.$P$2]; [.$N$2]))*([.$J224]+3)*[.$T$2]))*5;0)" office:value-type="float" office:value="0" calcext:value-type="float">
            <text:p>0</text:p>
          </table:table-cell>
          <table:table-cell table:style-name="ce11" table:formula="of:=IFERROR(ROUND((AVERAGE(MIN(([.$G224]^2)/([.$T224]^2);[.$R$2]);MIN([.G224]/[.$P$2]; [.$N$2]))*([.$J224]+3)*[.$T$2]))*5;0)" office:value-type="float" office:value="0" calcext:value-type="float">
            <text:p>0</text:p>
          </table:table-cell>
          <table:table-cell table:style-name="ce11" table:formula="of:=IFERROR(ROUND((AVERAGE(MIN(([.$F224]^[.$Q$2])/([.$T224]^2);[.$R$2]); MIN([.F224]/[.$O$2]; [.$N$2])))*([.$J22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5]^[.$L$2])/([.$T225]^2);[.$R$2]); MIN([.D225]/[.$O$2]; [.$N$2])))*([.$J22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5]^2)/([.$T225]^2);[.$R$2]);MIN([.E225]/[.$P$2]; [.$N$2]))*([.$J225]+3)*[.$T$2]))*5;0)" office:value-type="float" office:value="0" calcext:value-type="float">
            <text:p>0</text:p>
          </table:table-cell>
          <table:table-cell table:style-name="ce11" table:formula="of:=IFERROR(ROUND((AVERAGE(MIN(([.$G225]^2)/([.$T225]^2);[.$R$2]);MIN([.G225]/[.$P$2]; [.$N$2]))*([.$J225]+3)*[.$T$2]))*5;0)" office:value-type="float" office:value="0" calcext:value-type="float">
            <text:p>0</text:p>
          </table:table-cell>
          <table:table-cell table:style-name="ce11" table:formula="of:=IFERROR(ROUND((AVERAGE(MIN(([.$F225]^[.$Q$2])/([.$T225]^2);[.$R$2]); MIN([.F225]/[.$O$2]; [.$N$2])))*([.$J22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6]^[.$L$2])/([.$T226]^2);[.$R$2]); MIN([.D226]/[.$O$2]; [.$N$2])))*([.$J22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6]^2)/([.$T226]^2);[.$R$2]);MIN([.E226]/[.$P$2]; [.$N$2]))*([.$J226]+3)*[.$T$2]))*5;0)" office:value-type="float" office:value="0" calcext:value-type="float">
            <text:p>0</text:p>
          </table:table-cell>
          <table:table-cell table:style-name="ce11" table:formula="of:=IFERROR(ROUND((AVERAGE(MIN(([.$G226]^2)/([.$T226]^2);[.$R$2]);MIN([.G226]/[.$P$2]; [.$N$2]))*([.$J226]+3)*[.$T$2]))*5;0)" office:value-type="float" office:value="0" calcext:value-type="float">
            <text:p>0</text:p>
          </table:table-cell>
          <table:table-cell table:style-name="ce11" table:formula="of:=IFERROR(ROUND((AVERAGE(MIN(([.$F226]^[.$Q$2])/([.$T226]^2);[.$R$2]); MIN([.F226]/[.$O$2]; [.$N$2])))*([.$J22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7]^[.$L$2])/([.$T227]^2);[.$R$2]); MIN([.D227]/[.$O$2]; [.$N$2])))*([.$J22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7]^2)/([.$T227]^2);[.$R$2]);MIN([.E227]/[.$P$2]; [.$N$2]))*([.$J227]+3)*[.$T$2]))*5;0)" office:value-type="float" office:value="0" calcext:value-type="float">
            <text:p>0</text:p>
          </table:table-cell>
          <table:table-cell table:style-name="ce11" table:formula="of:=IFERROR(ROUND((AVERAGE(MIN(([.$G227]^2)/([.$T227]^2);[.$R$2]);MIN([.G227]/[.$P$2]; [.$N$2]))*([.$J227]+3)*[.$T$2]))*5;0)" office:value-type="float" office:value="0" calcext:value-type="float">
            <text:p>0</text:p>
          </table:table-cell>
          <table:table-cell table:style-name="ce11" table:formula="of:=IFERROR(ROUND((AVERAGE(MIN(([.$F227]^[.$Q$2])/([.$T227]^2);[.$R$2]); MIN([.F227]/[.$O$2]; [.$N$2])))*([.$J22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8]^[.$L$2])/([.$T228]^2);[.$R$2]); MIN([.D228]/[.$O$2]; [.$N$2])))*([.$J22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8]^2)/([.$T228]^2);[.$R$2]);MIN([.E228]/[.$P$2]; [.$N$2]))*([.$J228]+3)*[.$T$2]))*5;0)" office:value-type="float" office:value="0" calcext:value-type="float">
            <text:p>0</text:p>
          </table:table-cell>
          <table:table-cell table:style-name="ce11" table:formula="of:=IFERROR(ROUND((AVERAGE(MIN(([.$G228]^2)/([.$T228]^2);[.$R$2]);MIN([.G228]/[.$P$2]; [.$N$2]))*([.$J228]+3)*[.$T$2]))*5;0)" office:value-type="float" office:value="0" calcext:value-type="float">
            <text:p>0</text:p>
          </table:table-cell>
          <table:table-cell table:style-name="ce11" table:formula="of:=IFERROR(ROUND((AVERAGE(MIN(([.$F228]^[.$Q$2])/([.$T228]^2);[.$R$2]); MIN([.F228]/[.$O$2]; [.$N$2])))*([.$J22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9]^[.$L$2])/([.$T229]^2);[.$R$2]); MIN([.D229]/[.$O$2]; [.$N$2])))*([.$J22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9]^2)/([.$T229]^2);[.$R$2]);MIN([.E229]/[.$P$2]; [.$N$2]))*([.$J229]+3)*[.$T$2]))*5;0)" office:value-type="float" office:value="0" calcext:value-type="float">
            <text:p>0</text:p>
          </table:table-cell>
          <table:table-cell table:style-name="ce11" table:formula="of:=IFERROR(ROUND((AVERAGE(MIN(([.$G229]^2)/([.$T229]^2);[.$R$2]);MIN([.G229]/[.$P$2]; [.$N$2]))*([.$J229]+3)*[.$T$2]))*5;0)" office:value-type="float" office:value="0" calcext:value-type="float">
            <text:p>0</text:p>
          </table:table-cell>
          <table:table-cell table:style-name="ce11" table:formula="of:=IFERROR(ROUND((AVERAGE(MIN(([.$F229]^[.$Q$2])/([.$T229]^2);[.$R$2]); MIN([.F229]/[.$O$2]; [.$N$2])))*([.$J22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0]^[.$L$2])/([.$T230]^2);[.$R$2]); MIN([.D230]/[.$O$2]; [.$N$2])))*([.$J23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0]^2)/([.$T230]^2);[.$R$2]);MIN([.E230]/[.$P$2]; [.$N$2]))*([.$J230]+3)*[.$T$2]))*5;0)" office:value-type="float" office:value="0" calcext:value-type="float">
            <text:p>0</text:p>
          </table:table-cell>
          <table:table-cell table:style-name="ce11" table:formula="of:=IFERROR(ROUND((AVERAGE(MIN(([.$G230]^2)/([.$T230]^2);[.$R$2]);MIN([.G230]/[.$P$2]; [.$N$2]))*([.$J230]+3)*[.$T$2]))*5;0)" office:value-type="float" office:value="0" calcext:value-type="float">
            <text:p>0</text:p>
          </table:table-cell>
          <table:table-cell table:style-name="ce11" table:formula="of:=IFERROR(ROUND((AVERAGE(MIN(([.$F230]^[.$Q$2])/([.$T230]^2);[.$R$2]); MIN([.F230]/[.$O$2]; [.$N$2])))*([.$J23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1]^[.$L$2])/([.$T231]^2);[.$R$2]); MIN([.D231]/[.$O$2]; [.$N$2])))*([.$J23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1]^2)/([.$T231]^2);[.$R$2]);MIN([.E231]/[.$P$2]; [.$N$2]))*([.$J231]+3)*[.$T$2]))*5;0)" office:value-type="float" office:value="0" calcext:value-type="float">
            <text:p>0</text:p>
          </table:table-cell>
          <table:table-cell table:style-name="ce11" table:formula="of:=IFERROR(ROUND((AVERAGE(MIN(([.$G231]^2)/([.$T231]^2);[.$R$2]);MIN([.G231]/[.$P$2]; [.$N$2]))*([.$J231]+3)*[.$T$2]))*5;0)" office:value-type="float" office:value="0" calcext:value-type="float">
            <text:p>0</text:p>
          </table:table-cell>
          <table:table-cell table:style-name="ce11" table:formula="of:=IFERROR(ROUND((AVERAGE(MIN(([.$F231]^[.$Q$2])/([.$T231]^2);[.$R$2]); MIN([.F231]/[.$O$2]; [.$N$2])))*([.$J23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2]^[.$L$2])/([.$T232]^2);[.$R$2]); MIN([.D232]/[.$O$2]; [.$N$2])))*([.$J23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2]^2)/([.$T232]^2);[.$R$2]);MIN([.E232]/[.$P$2]; [.$N$2]))*([.$J232]+3)*[.$T$2]))*5;0)" office:value-type="float" office:value="0" calcext:value-type="float">
            <text:p>0</text:p>
          </table:table-cell>
          <table:table-cell table:style-name="ce11" table:formula="of:=IFERROR(ROUND((AVERAGE(MIN(([.$G232]^2)/([.$T232]^2);[.$R$2]);MIN([.G232]/[.$P$2]; [.$N$2]))*([.$J232]+3)*[.$T$2]))*5;0)" office:value-type="float" office:value="0" calcext:value-type="float">
            <text:p>0</text:p>
          </table:table-cell>
          <table:table-cell table:style-name="ce11" table:formula="of:=IFERROR(ROUND((AVERAGE(MIN(([.$F232]^[.$Q$2])/([.$T232]^2);[.$R$2]); MIN([.F232]/[.$O$2]; [.$N$2])))*([.$J23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3]^[.$L$2])/([.$T233]^2);[.$R$2]); MIN([.D233]/[.$O$2]; [.$N$2])))*([.$J23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3]^2)/([.$T233]^2);[.$R$2]);MIN([.E233]/[.$P$2]; [.$N$2]))*([.$J233]+3)*[.$T$2]))*5;0)" office:value-type="float" office:value="0" calcext:value-type="float">
            <text:p>0</text:p>
          </table:table-cell>
          <table:table-cell table:style-name="ce11" table:formula="of:=IFERROR(ROUND((AVERAGE(MIN(([.$G233]^2)/([.$T233]^2);[.$R$2]);MIN([.G233]/[.$P$2]; [.$N$2]))*([.$J233]+3)*[.$T$2]))*5;0)" office:value-type="float" office:value="0" calcext:value-type="float">
            <text:p>0</text:p>
          </table:table-cell>
          <table:table-cell table:style-name="ce11" table:formula="of:=IFERROR(ROUND((AVERAGE(MIN(([.$F233]^[.$Q$2])/([.$T233]^2);[.$R$2]); MIN([.F233]/[.$O$2]; [.$N$2])))*([.$J23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4]^[.$L$2])/([.$T234]^2);[.$R$2]); MIN([.D234]/[.$O$2]; [.$N$2])))*([.$J23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4]^2)/([.$T234]^2);[.$R$2]);MIN([.E234]/[.$P$2]; [.$N$2]))*([.$J234]+3)*[.$T$2]))*5;0)" office:value-type="float" office:value="0" calcext:value-type="float">
            <text:p>0</text:p>
          </table:table-cell>
          <table:table-cell table:style-name="ce11" table:formula="of:=IFERROR(ROUND((AVERAGE(MIN(([.$G234]^2)/([.$T234]^2);[.$R$2]);MIN([.G234]/[.$P$2]; [.$N$2]))*([.$J234]+3)*[.$T$2]))*5;0)" office:value-type="float" office:value="0" calcext:value-type="float">
            <text:p>0</text:p>
          </table:table-cell>
          <table:table-cell table:style-name="ce11" table:formula="of:=IFERROR(ROUND((AVERAGE(MIN(([.$F234]^[.$Q$2])/([.$T234]^2);[.$R$2]); MIN([.F234]/[.$O$2]; [.$N$2])))*([.$J23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5]^[.$L$2])/([.$T235]^2);[.$R$2]); MIN([.D235]/[.$O$2]; [.$N$2])))*([.$J23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5]^2)/([.$T235]^2);[.$R$2]);MIN([.E235]/[.$P$2]; [.$N$2]))*([.$J235]+3)*[.$T$2]))*5;0)" office:value-type="float" office:value="0" calcext:value-type="float">
            <text:p>0</text:p>
          </table:table-cell>
          <table:table-cell table:style-name="ce11" table:formula="of:=IFERROR(ROUND((AVERAGE(MIN(([.$G235]^2)/([.$T235]^2);[.$R$2]);MIN([.G235]/[.$P$2]; [.$N$2]))*([.$J235]+3)*[.$T$2]))*5;0)" office:value-type="float" office:value="0" calcext:value-type="float">
            <text:p>0</text:p>
          </table:table-cell>
          <table:table-cell table:style-name="ce11" table:formula="of:=IFERROR(ROUND((AVERAGE(MIN(([.$F235]^[.$Q$2])/([.$T235]^2);[.$R$2]); MIN([.F235]/[.$O$2]; [.$N$2])))*([.$J23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6]^[.$L$2])/([.$T236]^2);[.$R$2]); MIN([.D236]/[.$O$2]; [.$N$2])))*([.$J23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6]^2)/([.$T236]^2);[.$R$2]);MIN([.E236]/[.$P$2]; [.$N$2]))*([.$J236]+3)*[.$T$2]))*5;0)" office:value-type="float" office:value="0" calcext:value-type="float">
            <text:p>0</text:p>
          </table:table-cell>
          <table:table-cell table:style-name="ce11" table:formula="of:=IFERROR(ROUND((AVERAGE(MIN(([.$G236]^2)/([.$T236]^2);[.$R$2]);MIN([.G236]/[.$P$2]; [.$N$2]))*([.$J236]+3)*[.$T$2]))*5;0)" office:value-type="float" office:value="0" calcext:value-type="float">
            <text:p>0</text:p>
          </table:table-cell>
          <table:table-cell table:style-name="ce11" table:formula="of:=IFERROR(ROUND((AVERAGE(MIN(([.$F236]^[.$Q$2])/([.$T236]^2);[.$R$2]); MIN([.F236]/[.$O$2]; [.$N$2])))*([.$J23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7]^[.$L$2])/([.$T237]^2);[.$R$2]); MIN([.D237]/[.$O$2]; [.$N$2])))*([.$J23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7]^2)/([.$T237]^2);[.$R$2]);MIN([.E237]/[.$P$2]; [.$N$2]))*([.$J237]+3)*[.$T$2]))*5;0)" office:value-type="float" office:value="0" calcext:value-type="float">
            <text:p>0</text:p>
          </table:table-cell>
          <table:table-cell table:style-name="ce11" table:formula="of:=IFERROR(ROUND((AVERAGE(MIN(([.$G237]^2)/([.$T237]^2);[.$R$2]);MIN([.G237]/[.$P$2]; [.$N$2]))*([.$J237]+3)*[.$T$2]))*5;0)" office:value-type="float" office:value="0" calcext:value-type="float">
            <text:p>0</text:p>
          </table:table-cell>
          <table:table-cell table:style-name="ce11" table:formula="of:=IFERROR(ROUND((AVERAGE(MIN(([.$F237]^[.$Q$2])/([.$T237]^2);[.$R$2]); MIN([.F237]/[.$O$2]; [.$N$2])))*([.$J23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AVERAGE(MIN(([.$D238]^[.$L$2])/([.$T238]^2);[.$R$2]); MIN([.D238]/[.$O$2]; [.$N$2])))*([.$J238]+[.$M$2]))*5;0)" office:value-type="float" office:value="50" calcext:value-type="float">
            <text:p>50</text:p>
          </table:table-cell>
          <table:table-cell table:style-name="ce11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1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11" table:formula="of:=IFERROR(ROUND((AVERAGE(MIN(([.$E238]^2)/([.$T238]^2);[.$R$2]);MIN([.E238]/[.$P$2]; [.$N$2]))*([.$J238]+3)*[.$T$2]))*5;0)" office:value-type="float" office:value="35" calcext:value-type="float">
            <text:p>35</text:p>
          </table:table-cell>
          <table:table-cell table:style-name="ce11" table:formula="of:=IFERROR(ROUND((AVERAGE(MIN(([.$G238]^2)/([.$T238]^2);[.$R$2]);MIN([.G238]/[.$P$2]; [.$N$2]))*([.$J238]+3)*[.$T$2]))*5;0)" office:value-type="float" office:value="30" calcext:value-type="float">
            <text:p>30</text:p>
          </table:table-cell>
          <table:table-cell table:style-name="ce11" table:formula="of:=IFERROR(ROUND((AVERAGE(MIN(([.$F238]^[.$Q$2])/([.$T238]^2);[.$R$2]); MIN([.F238]/[.$O$2]; [.$N$2])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31" calcext:value-type="float">
            <text:p>31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7" calcext:value-type="float">
            <text:p>7</text:p>
          </table:table-cell>
          <table:table-cell table:style-name="ce20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19" table:formula="of:=IFERROR(ROUND(((MIN(([.H238]^2)/([.$T238]^2);[.$S$2])))*[.$S238]*[.$T$1]);0)" office:value-type="float" office:value="4" calcext:value-type="float">
            <text:p>4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AVERAGE(MIN(([.$D239]^[.$L$2])/([.$T239]^2);[.$R$2]); MIN([.D239]/[.$O$2]; [.$N$2])))*([.$J239]+[.$M$2]))*5;0)" office:value-type="float" office:value="50" calcext:value-type="float">
            <text:p>50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AVERAGE(MIN(([.$E239]^2)/([.$T239]^2);[.$R$2]);MIN([.E239]/[.$P$2]; [.$N$2]))*([.$J239]+3)*[.$T$2]))*5;0)" office:value-type="float" office:value="80" calcext:value-type="float">
            <text:p>80</text:p>
          </table:table-cell>
          <table:table-cell table:style-name="ce11" table:formula="of:=IFERROR(ROUND((AVERAGE(MIN(([.$G239]^2)/([.$T239]^2);[.$R$2]);MIN([.G239]/[.$P$2]; [.$N$2]))*([.$J239]+3)*[.$T$2]))*5;0)" office:value-type="float" office:value="75" calcext:value-type="float">
            <text:p>75</text:p>
          </table:table-cell>
          <table:table-cell table:style-name="ce11" table:formula="of:=IFERROR(ROUND((AVERAGE(MIN(([.$F239]^[.$Q$2])/([.$T239]^2);[.$R$2]); MIN([.F239]/[.$O$2]; [.$N$2])))*([.$J239]+[.$M$2]))*5;0)" office:value-type="float" office:value="50" calcext:value-type="float">
            <text:p>50</text:p>
          </table:table-cell>
          <table:table-cell table:style-name="ce11" table:formula="of:=ROUND(AVERAGE([.K239:.Q239]))" office:value-type="float" office:value="50" calcext:value-type="float">
            <text:p>50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16" calcext:value-type="float">
            <text:p>16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11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11" table:formula="of:=IFERROR(ROUND((AVERAGE(MIN(([.$D240]^[.$L$2])/([.$T240]^2);[.$R$2]); MIN([.D240]/[.$O$2]; [.$N$2])))*([.$J240]+[.$M$2]))*5;0)" office:value-type="float" office:value="35" calcext:value-type="float">
            <text:p>35</text:p>
          </table:table-cell>
          <table:table-cell table:style-name="ce11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1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11" table:formula="of:=IFERROR(ROUND((AVERAGE(MIN(([.$E240]^2)/([.$T240]^2);[.$R$2]);MIN([.E240]/[.$P$2]; [.$N$2]))*([.$J240]+3)*[.$T$2]))*5;0)" office:value-type="float" office:value="40" calcext:value-type="float">
            <text:p>40</text:p>
          </table:table-cell>
          <table:table-cell table:style-name="ce11" table:formula="of:=IFERROR(ROUND((AVERAGE(MIN(([.$G240]^2)/([.$T240]^2);[.$R$2]);MIN([.G240]/[.$P$2]; [.$N$2]))*([.$J240]+3)*[.$T$2]))*5;0)" office:value-type="float" office:value="75" calcext:value-type="float">
            <text:p>75</text:p>
          </table:table-cell>
          <table:table-cell table:style-name="ce11" table:formula="of:=IFERROR(ROUND((AVERAGE(MIN(([.$F240]^[.$Q$2])/([.$T240]^2);[.$R$2]); MIN([.F240]/[.$O$2]; [.$N$2])))*([.$J240]+[.$M$2]))*5;0)" office:value-type="float" office:value="115" calcext:value-type="float">
            <text:p>115</text:p>
          </table:table-cell>
          <table:table-cell table:style-name="ce11" table:formula="of:=ROUND(AVERAGE([.K240:.Q240]))" office:value-type="float" office:value="77" calcext:value-type="float">
            <text:p>77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19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19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14" calcext:value-type="float">
            <text:p>14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18" calcext:value-type="float">
            <text:p>1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133" calcext:value-type="float">
            <text:p>13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11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11" table:formula="of:=IFERROR(ROUND((AVERAGE(MIN(([.$D241]^[.$L$2])/([.$T241]^2);[.$R$2]); MIN([.D241]/[.$O$2]; [.$N$2])))*([.$J241]+[.$M$2]))*5;0)" office:value-type="float" office:value="65" calcext:value-type="float">
            <text:p>65</text:p>
          </table:table-cell>
          <table:table-cell table:style-name="ce11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1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11" table:formula="of:=IFERROR(ROUND((AVERAGE(MIN(([.$E241]^2)/([.$T241]^2);[.$R$2]);MIN([.E241]/[.$P$2]; [.$N$2]))*([.$J241]+3)*[.$T$2]))*5;0)" office:value-type="float" office:value="65" calcext:value-type="float">
            <text:p>65</text:p>
          </table:table-cell>
          <table:table-cell table:style-name="ce11" table:formula="of:=IFERROR(ROUND((AVERAGE(MIN(([.$G241]^2)/([.$T241]^2);[.$R$2]);MIN([.G241]/[.$P$2]; [.$N$2]))*([.$J241]+3)*[.$T$2]))*5;0)" office:value-type="float" office:value="65" calcext:value-type="float">
            <text:p>65</text:p>
          </table:table-cell>
          <table:table-cell table:style-name="ce11" table:formula="of:=IFERROR(ROUND((AVERAGE(MIN(([.$F241]^[.$Q$2])/([.$T241]^2);[.$R$2]); MIN([.F241]/[.$O$2]; [.$N$2])))*([.$J241]+[.$M$2]))*5;0)" office:value-type="float" office:value="95" calcext:value-type="float">
            <text:p>95</text:p>
          </table:table-cell>
          <table:table-cell table:style-name="ce11" table:formula="of:=ROUND(AVERAGE([.K241:.Q241]))" office:value-type="float" office:value="81" calcext:value-type="float">
            <text:p>81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19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11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11" table:formula="of:=IFERROR(ROUND((AVERAGE(MIN(([.$D242]^[.$L$2])/([.$T242]^2);[.$R$2]); MIN([.D242]/[.$O$2]; [.$N$2])))*([.$J242]+[.$M$2]))*5;0)" office:value-type="float" office:value="85" calcext:value-type="float">
            <text:p>85</text:p>
          </table:table-cell>
          <table:table-cell table:style-name="ce11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AVERAGE(MIN(([.$E242]^2)/([.$T242]^2);[.$R$2]);MIN([.E242]/[.$P$2]; [.$N$2]))*([.$J242]+3)*[.$T$2]))*5;0)" office:value-type="float" office:value="90" calcext:value-type="float">
            <text:p>90</text:p>
          </table:table-cell>
          <table:table-cell table:style-name="ce11" table:formula="of:=IFERROR(ROUND((AVERAGE(MIN(([.$G242]^2)/([.$T242]^2);[.$R$2]);MIN([.G242]/[.$P$2]; [.$N$2]))*([.$J242]+3)*[.$T$2]))*5;0)" office:value-type="float" office:value="90" calcext:value-type="float">
            <text:p>90</text:p>
          </table:table-cell>
          <table:table-cell table:style-name="ce11" table:formula="of:=IFERROR(ROUND((AVERAGE(MIN(([.$F242]^[.$Q$2])/([.$T242]^2);[.$R$2]); MIN([.F242]/[.$O$2]; [.$N$2])))*([.$J242]+[.$M$2]))*5;0)" office:value-type="float" office:value="110" calcext:value-type="float">
            <text:p>110</text:p>
          </table:table-cell>
          <table:table-cell table:style-name="ce11" table:formula="of:=ROUND(AVERAGE([.K242:.Q242]))" office:value-type="float" office:value="89" calcext:value-type="float">
            <text:p>89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19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11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11" table:formula="of:=IFERROR(ROUND((AVERAGE(MIN(([.$D243]^[.$L$2])/([.$T243]^2);[.$R$2]); MIN([.D243]/[.$O$2]; [.$N$2])))*([.$J243]+[.$M$2]))*5;0)" office:value-type="float" office:value="110" calcext:value-type="float">
            <text:p>110</text:p>
          </table:table-cell>
          <table:table-cell table:style-name="ce11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1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11" table:formula="of:=IFERROR(ROUND((AVERAGE(MIN(([.$E243]^2)/([.$T243]^2);[.$R$2]);MIN([.E243]/[.$P$2]; [.$N$2]))*([.$J243]+3)*[.$T$2]))*5;0)" office:value-type="float" office:value="85" calcext:value-type="float">
            <text:p>85</text:p>
          </table:table-cell>
          <table:table-cell table:style-name="ce11" table:formula="of:=IFERROR(ROUND((AVERAGE(MIN(([.$G243]^2)/([.$T243]^2);[.$R$2]);MIN([.G243]/[.$P$2]; [.$N$2]))*([.$J243]+3)*[.$T$2]))*5;0)" office:value-type="float" office:value="65" calcext:value-type="float">
            <text:p>65</text:p>
          </table:table-cell>
          <table:table-cell table:style-name="ce11" table:formula="of:=IFERROR(ROUND((AVERAGE(MIN(([.$F243]^[.$Q$2])/([.$T243]^2);[.$R$2]); MIN([.F243]/[.$O$2]; [.$N$2])))*([.$J243]+[.$M$2]))*5;0)" office:value-type="float" office:value="110" calcext:value-type="float">
            <text:p>110</text:p>
          </table:table-cell>
          <table:table-cell table:style-name="ce11" table:formula="of:=ROUND(AVERAGE([.K243:.Q243]))" office:value-type="float" office:value="89" calcext:value-type="float">
            <text:p>89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19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11" calcext:value-type="float">
            <text:p>11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11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11" table:formula="of:=IFERROR(ROUND((AVERAGE(MIN(([.$D244]^[.$L$2])/([.$T244]^2);[.$R$2]); MIN([.D244]/[.$O$2]; [.$N$2])))*([.$J244]+[.$M$2]))*5;0)" office:value-type="float" office:value="90" calcext:value-type="float">
            <text:p>90</text:p>
          </table:table-cell>
          <table:table-cell table:style-name="ce11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AVERAGE(MIN(([.$E244]^2)/([.$T244]^2);[.$R$2]);MIN([.E244]/[.$P$2]; [.$N$2]))*([.$J244]+3)*[.$T$2]))*5;0)" office:value-type="float" office:value="90" calcext:value-type="float">
            <text:p>90</text:p>
          </table:table-cell>
          <table:table-cell table:style-name="ce11" table:formula="of:=IFERROR(ROUND((AVERAGE(MIN(([.$G244]^2)/([.$T244]^2);[.$R$2]);MIN([.G244]/[.$P$2]; [.$N$2]))*([.$J244]+3)*[.$T$2]))*5;0)" office:value-type="float" office:value="85" calcext:value-type="float">
            <text:p>85</text:p>
          </table:table-cell>
          <table:table-cell table:style-name="ce11" table:formula="of:=IFERROR(ROUND((AVERAGE(MIN(([.$F244]^[.$Q$2])/([.$T244]^2);[.$R$2]); MIN([.F244]/[.$O$2]; [.$N$2])))*([.$J244]+[.$M$2]))*5;0)" office:value-type="float" office:value="115" calcext:value-type="float">
            <text:p>115</text:p>
          </table:table-cell>
          <table:table-cell table:style-name="ce11" table:formula="of:=ROUND(AVERAGE([.K244:.Q244]))" office:value-type="float" office:value="89" calcext:value-type="float">
            <text:p>89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19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00-00-00</text:date>, <text:time style:data-style-name="N2" text:time-value="10:45:48.9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3-09-07T11:20:23.813000000</dc:date>
    <meta:editing-duration>PT12H11M34S</meta:editing-duration>
    <meta:editing-cycles>232</meta:editing-cycles>
    <meta:generator>LibreOffice/7.2.5.2$Windows_X86_64 LibreOffice_project/499f9727c189e6ef3471021d6132d4c694f357e5</meta:generator>
    <meta:document-statistic meta:table-count="1" meta:cell-count="10374" meta:object-count="0"/>
  </office:meta>
</office:document-meta>
</file>